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image/png" manifest:full-path="Object 13/Pictures/1000000000000373000002502E1466BD.png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983cm"/>
    </style:style>
    <style:style style:name="co10" style:family="table-column">
      <style:table-column-properties fo:break-before="auto" style:column-width="3.572cm"/>
    </style:style>
    <style:style style:name="co11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3.26cm"/>
    </style:style>
    <style:style style:name="co13" style:family="table-column">
      <style:table-column-properties fo:break-before="auto" style:column-width="5.41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5.168cm"/>
    </style:style>
    <style:style style:name="co16" style:family="table-column">
      <style:table-column-properties fo:break-before="auto" style:column-width="4.808cm"/>
    </style:style>
    <style:style style:name="co17" style:family="table-column">
      <style:table-column-properties fo:break-before="auto" style:column-width="3.134cm"/>
    </style:style>
    <style:style style:name="co18" style:family="table-column">
      <style:table-column-properties fo:break-before="auto" style:column-width="3.676cm"/>
    </style:style>
    <style:style style:name="co19" style:family="table-column">
      <style:table-column-properties fo:break-before="auto" style:column-width="3.607cm"/>
    </style:style>
    <style:style style:name="co20" style:family="table-column">
      <style:table-column-properties fo:break-before="auto" style:column-width="3.191cm"/>
    </style:style>
    <style:style style:name="co21" style:family="table-column">
      <style:table-column-properties fo:break-before="auto" style:column-width="2.8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de" number:country="DE">
      <number:number number:decimal-places="2" number:min-integer-digits="1"/>
    </number:number-style>
    <style:style style:name="ce1" style:family="table-cell" style:parent-style-name="Default" style:data-style-name="N112"/>
    <style:style style:name="ce2" style:family="table-cell" style:parent-style-name="Default" style:data-style-name="N5002"/>
    <style:style style:name="ce3" style:family="table-cell" style:parent-style-name="Default">
      <style:text-properties fo:language="en" fo:country="US" style:font-name-asian="DejaVu Sans" style:font-name-complex="Lohit Hindi"/>
    </style:style>
    <style:style style:name="ce4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office:value-type="string">
            <text:p>Kommunikationsanteil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085">
            <text:p>0,001085</text:p>
          </table:table-cell>
          <table:table-cell office:value-type="float" office:value="0.151">
            <text:p>0,151</text:p>
          </table:table-cell>
          <table:table-cell office:value-type="float" office:value="0.000000151131086">
            <text:p>1,51131086E-007</text:p>
          </table:table-cell>
          <table:table-cell office:value-type="float" office:value="0.000986">
            <text:p>0,000986</text:p>
          </table:table-cell>
          <table:table-cell table:style-name="ce1" table:formula="of:=(100*[.F2])/[.C2]" office:value-type="float" office:value="90.8755760368664">
            <text:p>90,9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146">
            <text:p>0,001146</text:p>
          </table:table-cell>
          <table:table-cell office:value-type="float" office:value="0.264">
            <text:p>0,264</text:p>
          </table:table-cell>
          <table:table-cell office:value-type="float" office:value="0.000000002364971">
            <text:p>2,364971E-009</text:p>
          </table:table-cell>
          <table:table-cell office:value-type="float" office:value="0.000989">
            <text:p>0,000989</text:p>
          </table:table-cell>
          <table:table-cell table:style-name="ce1" table:formula="of:=([.F3]*100)/[.C3]" office:value-type="float" office:value="86.3001745200698">
            <text:p>86,3</text:p>
          </table:table-cell>
          <table:table-cell table:formula="of:=[.B2]" office:value-type="float" office:value="8">
            <text:p>8</text:p>
          </table:table-cell>
          <table:table-cell table:formula="of:=[.C2]" office:value-type="float" office:value="0.001085">
            <text:p>0,001085</text:p>
          </table:table-cell>
          <table:table-cell table:formula="of:=[.C14]" office:value-type="float" office:value="0.0024">
            <text:p>0,0024</text:p>
          </table:table-cell>
          <table:table-cell table:formula="of:=[.C26]" office:value-type="float" office:value="0.005125">
            <text:p>0,005125</text:p>
          </table:table-cell>
          <table:table-cell table:number-columns-repeated="4"/>
          <table:table-cell table:formula="of:=[.B2]" office:value-type="float" office:value="8">
            <text:p>8</text:p>
          </table:table-cell>
          <table:table-cell table:formula="of:=[.E2]" office:value-type="float" office:value="0.000000151131086">
            <text:p>1,51131086E-007</text:p>
          </table:table-cell>
          <table:table-cell table:formula="of:=[.E14]" office:value-type="float" office:value="0.000000151131087">
            <text:p>1,51131087E-007</text:p>
          </table:table-cell>
          <table:table-cell table:formula="of:=[.E26]" office:value-type="float" office:value="1.0489336572624">
            <text:p>1,0489336573</text:p>
          </table:table-cell>
          <table:table-cell table:number-columns-repeated="3"/>
          <table:table-cell table:formula="of:=[.B2]" office:value-type="float" office:value="8">
            <text:p>8</text:p>
          </table:table-cell>
          <table:table-cell table:formula="of:=[.F2]/[.C2]" office:value-type="float" office:value="0.908755760368663">
            <text:p>0,9087557604</text:p>
          </table:table-cell>
          <table:table-cell table:formula="of:=[.F14]/[.C14]" office:value-type="float" office:value="0.970416666666666">
            <text:p>0,9704166667</text:p>
          </table:table-cell>
          <table:table-cell table:formula="of:=[.F26]/[.C26]" office:value-type="float" office:value="0.988878048780488">
            <text:p>0,98887804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1259">
            <text:p>0,001259</text:p>
          </table:table-cell>
          <table:table-cell office:value-type="float" office:value="0.458">
            <text:p>0,458</text:p>
          </table:table-cell>
          <table:table-cell office:value-type="float" office:value="0.000000000036957">
            <text:p>3,6957E-011</text:p>
          </table:table-cell>
          <table:table-cell office:value-type="float" office:value="0.000988">
            <text:p>0,000988</text:p>
          </table:table-cell>
          <table:table-cell table:style-name="ce1" table:formula="of:=(100*[.F4])/[.C4]" office:value-type="float" office:value="78.4749801429706">
            <text:p>78,5</text:p>
          </table:table-cell>
          <table:table-cell table:formula="of:=[.B3]" office:value-type="float" office:value="16">
            <text:p>16</text:p>
          </table:table-cell>
          <table:table-cell table:formula="of:=[.C3]" office:value-type="float" office:value="0.001146">
            <text:p>0,001146</text:p>
          </table:table-cell>
          <table:table-cell table:formula="of:=[.C15]" office:value-type="float" office:value="0.002434">
            <text:p>0,002434</text:p>
          </table:table-cell>
          <table:table-cell table:formula="of:=[.C27]" office:value-type="float" office:value="0.005123">
            <text:p>0,005123</text:p>
          </table:table-cell>
          <table:table-cell table:number-columns-repeated="4"/>
          <table:table-cell table:formula="of:=[.B3]" office:value-type="float" office:value="16">
            <text:p>16</text:p>
          </table:table-cell>
          <table:table-cell table:formula="of:=[.E3]" office:value-type="float" office:value="0.000000002364971">
            <text:p>2,364971E-009</text:p>
          </table:table-cell>
          <table:table-cell table:formula="of:=[.E15]" office:value-type="float" office:value="0.000000002364971">
            <text:p>2,364971E-009</text:p>
          </table:table-cell>
          <table:table-cell table:formula="of:=[.E27]" office:value-type="float" office:value="0.000000002364971">
            <text:p>2,364971E-009</text:p>
          </table:table-cell>
          <table:table-cell table:number-columns-repeated="3"/>
          <table:table-cell table:formula="of:=[.B3]" office:value-type="float" office:value="16">
            <text:p>16</text:p>
          </table:table-cell>
          <table:table-cell table:formula="of:=[.F3]/[.C3]" office:value-type="float" office:value="0.863001745200698">
            <text:p>0,8630017452</text:p>
          </table:table-cell>
          <table:table-cell table:formula="of:=[.F15]/[.C15]" office:value-type="float" office:value="0.958915365653245">
            <text:p>0,9589153657</text:p>
          </table:table-cell>
          <table:table-cell table:formula="of:=[.F27]/[.C27]" office:value-type="float" office:value="0.986140933047043">
            <text:p>0,9861409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1488">
            <text:p>0,001488</text:p>
          </table:table-cell>
          <table:table-cell office:value-type="float" office:value="0.759">
            <text:p>0,759</text:p>
          </table:table-cell>
          <table:table-cell office:value-type="float" office:value="0.000000000000578">
            <text:p>5,78E-013</text:p>
          </table:table-cell>
          <table:table-cell office:value-type="float" office:value="0.000988">
            <text:p>0,000988</text:p>
          </table:table-cell>
          <table:table-cell table:style-name="ce1" table:formula="of:=([.F5]*100)/[.C5]" office:value-type="float" office:value="66.3978494623656">
            <text:p>66,4</text:p>
          </table:table-cell>
          <table:table-cell table:formula="of:=[.B4]" office:value-type="float" office:value="32">
            <text:p>32</text:p>
          </table:table-cell>
          <table:table-cell table:formula="of:=[.C4]" office:value-type="float" office:value="0.001259">
            <text:p>0,001259</text:p>
          </table:table-cell>
          <table:table-cell table:formula="of:=[.C16]" office:value-type="float" office:value="0.002488">
            <text:p>0,002488</text:p>
          </table:table-cell>
          <table:table-cell table:formula="of:=[.C28]" office:value-type="float" office:value="0.005176">
            <text:p>0,005176</text:p>
          </table:table-cell>
          <table:table-cell table:number-columns-repeated="4"/>
          <table:table-cell table:formula="of:=[.B4]" office:value-type="float" office:value="32">
            <text:p>32</text:p>
          </table:table-cell>
          <table:table-cell table:formula="of:=[.E4]" office:value-type="float" office:value="0.000000000036957">
            <text:p>3,6957E-011</text:p>
          </table:table-cell>
          <table:table-cell table:formula="of:=[.E16]" office:value-type="float" office:value="0.000000000036957">
            <text:p>3,6957E-011</text:p>
          </table:table-cell>
          <table:table-cell table:formula="of:=[.E28]" office:value-type="float" office:value="0.000000000036957">
            <text:p>3,6957E-011</text:p>
          </table:table-cell>
          <table:table-cell table:number-columns-repeated="3"/>
          <table:table-cell table:formula="of:=[.B4]" office:value-type="float" office:value="32">
            <text:p>32</text:p>
          </table:table-cell>
          <table:table-cell table:formula="of:=[.F4]/[.C4]" office:value-type="float" office:value="0.784749801429706">
            <text:p>0,7847498014</text:p>
          </table:table-cell>
          <table:table-cell table:formula="of:=[.F16]/[.C16]" office:value-type="float" office:value="0.937299035369775">
            <text:p>0,9372990354</text:p>
          </table:table-cell>
          <table:table-cell table:formula="of:=[.F28]/[.C28]" office:value-type="float" office:value="0.980680061823802">
            <text:p>0,980680061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1944">
            <text:p>0,001944</text:p>
          </table:table-cell>
          <table:table-cell office:value-type="float" office:value="1.149">
            <text:p>1,149</text:p>
          </table:table-cell>
          <table:table-cell office:value-type="float" office:value="9E-015">
            <text:p>9E-015</text:p>
          </table:table-cell>
          <table:table-cell office:value-type="float" office:value="0.000987">
            <text:p>0,000987</text:p>
          </table:table-cell>
          <table:table-cell table:style-name="ce1" table:formula="of:=(100*[.F6])/[.C6]" office:value-type="float" office:value="50.7716049382716">
            <text:p>50,8</text:p>
          </table:table-cell>
          <table:table-cell table:formula="of:=[.B5]" office:value-type="float" office:value="64">
            <text:p>64</text:p>
          </table:table-cell>
          <table:table-cell table:formula="of:=[.C5]" office:value-type="float" office:value="0.001488">
            <text:p>0,001488</text:p>
          </table:table-cell>
          <table:table-cell table:formula="of:=[.C17]" office:value-type="float" office:value="0.002594">
            <text:p>0,002594</text:p>
          </table:table-cell>
          <table:table-cell table:formula="of:=[.C29]" office:value-type="float" office:value="0.005225">
            <text:p>0,005225</text:p>
          </table:table-cell>
          <table:table-cell table:number-columns-repeated="4"/>
          <table:table-cell table:formula="of:=[.B5]" office:value-type="float" office:value="64">
            <text:p>64</text:p>
          </table:table-cell>
          <table:table-cell table:formula="of:=[.E5]" office:value-type="float" office:value="0.000000000000578">
            <text:p>5,78E-013</text:p>
          </table:table-cell>
          <table:table-cell table:formula="of:=[.E17]" office:value-type="float" office:value="0.000000000000577">
            <text:p>5,77E-013</text:p>
          </table:table-cell>
          <table:table-cell table:formula="of:=[.E29]" office:value-type="float" office:value="0.000000000000577">
            <text:p>5,77E-013</text:p>
          </table:table-cell>
          <table:table-cell table:number-columns-repeated="3"/>
          <table:table-cell table:formula="of:=[.B5]" office:value-type="float" office:value="64">
            <text:p>64</text:p>
          </table:table-cell>
          <table:table-cell table:formula="of:=[.F5]/[.C5]" office:value-type="float" office:value="0.663978494623656">
            <text:p>0,6639784946</text:p>
          </table:table-cell>
          <table:table-cell table:formula="of:=[.F17]/[.C17]" office:value-type="float" office:value="0.895528141865844">
            <text:p>0,8955281419</text:p>
          </table:table-cell>
          <table:table-cell table:formula="of:=[.F29]/[.C29]" office:value-type="float" office:value="0.969952153110048">
            <text:p>0,969952153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02861">
            <text:p>0,002861</text:p>
          </table:table-cell>
          <table:table-cell office:value-type="float" office:value="1.551">
            <text:p>1,551</text:p>
          </table:table-cell>
          <table:table-cell office:value-type="float" office:value="1E-015">
            <text:p>1E-015</text:p>
          </table:table-cell>
          <table:table-cell office:value-type="float" office:value="0.000987">
            <text:p>0,000987</text:p>
          </table:table-cell>
          <table:table-cell table:style-name="ce1" table:formula="of:=([.F7]*100)/[.C7]" office:value-type="float" office:value="34.4984271233834">
            <text:p>34,5</text:p>
          </table:table-cell>
          <table:table-cell table:formula="of:=[.B6]" office:value-type="float" office:value="128">
            <text:p>128</text:p>
          </table:table-cell>
          <table:table-cell table:formula="of:=[.C6]" office:value-type="float" office:value="0.001944">
            <text:p>0,001944</text:p>
          </table:table-cell>
          <table:table-cell table:formula="of:=[.C18]" office:value-type="float" office:value="0.002833">
            <text:p>0,002833</text:p>
          </table:table-cell>
          <table:table-cell table:formula="of:=[.C30]" office:value-type="float" office:value="0.005358">
            <text:p>0,005358</text:p>
          </table:table-cell>
          <table:table-cell table:number-columns-repeated="4"/>
          <table:table-cell table:formula="of:=[.B6]" office:value-type="float" office:value="128">
            <text:p>128</text:p>
          </table:table-cell>
          <table:table-cell table:formula="of:=[.E6]" office:value-type="float" office:value="9E-015">
            <text:p>9E-015</text:p>
          </table:table-cell>
          <table:table-cell table:formula="of:=[.E18]" office:value-type="float" office:value="9E-015">
            <text:p>9E-015</text:p>
          </table:table-cell>
          <table:table-cell table:formula="of:=[.E30]" office:value-type="float" office:value="9E-015">
            <text:p>9E-015</text:p>
          </table:table-cell>
          <table:table-cell table:number-columns-repeated="3"/>
          <table:table-cell table:formula="of:=[.B6]" office:value-type="float" office:value="128">
            <text:p>128</text:p>
          </table:table-cell>
          <table:table-cell table:formula="of:=[.F6]/[.C6]" office:value-type="float" office:value="0.507716049382716">
            <text:p>0,5077160494</text:p>
          </table:table-cell>
          <table:table-cell table:formula="of:=[.F18]/[.C18]" office:value-type="float" office:value="0.823861630780092">
            <text:p>0,8238616308</text:p>
          </table:table-cell>
          <table:table-cell table:formula="of:=[.F30]/[.C30]" office:value-type="float" office:value="0.949234789100411">
            <text:p>0,949234789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04688">
            <text:p>0,004688</text:p>
          </table:table-cell>
          <table:table-cell office:value-type="float" office:value="1.888">
            <text:p>1,888</text:p>
          </table:table-cell>
          <table:table-cell office:value-type="float" office:value="2E-015">
            <text:p>2E-015</text:p>
          </table:table-cell>
          <table:table-cell office:value-type="float" office:value="0.000984">
            <text:p>0,000984</text:p>
          </table:table-cell>
          <table:table-cell table:style-name="ce1" table:formula="of:=(100*[.F8])/[.C8]" office:value-type="float" office:value="20.9897610921502">
            <text:p>21,0</text:p>
          </table:table-cell>
          <table:table-cell table:formula="of:=[.B7]" office:value-type="float" office:value="256">
            <text:p>256</text:p>
          </table:table-cell>
          <table:table-cell table:formula="of:=[.C7]" office:value-type="float" office:value="0.002861">
            <text:p>0,002861</text:p>
          </table:table-cell>
          <table:table-cell table:formula="of:=[.C19]" office:value-type="float" office:value="0.003281">
            <text:p>0,003281</text:p>
          </table:table-cell>
          <table:table-cell table:formula="of:=[.C31]" office:value-type="float" office:value="0.005591">
            <text:p>0,005591</text:p>
          </table:table-cell>
          <table:table-cell table:number-columns-repeated="4"/>
          <table:table-cell table:formula="of:=[.B7]" office:value-type="float" office:value="256">
            <text:p>256</text:p>
          </table:table-cell>
          <table:table-cell table:formula="of:=[.E7]" office:value-type="float" office:value="1E-015">
            <text:p>1E-015</text:p>
          </table:table-cell>
          <table:table-cell table:formula="of:=[.E19]" office:value-type="float" office:value="0">
            <text:p>0</text:p>
          </table:table-cell>
          <table:table-cell table:formula="of:=[.E31]" office:value-type="float" office:value="0">
            <text:p>0</text:p>
          </table:table-cell>
          <table:table-cell table:number-columns-repeated="3"/>
          <table:table-cell table:formula="of:=[.B7]" office:value-type="float" office:value="256">
            <text:p>256</text:p>
          </table:table-cell>
          <table:table-cell table:formula="of:=[.F7]/[.C7]" office:value-type="float" office:value="0.344984271233834">
            <text:p>0,3449842712</text:p>
          </table:table-cell>
          <table:table-cell table:formula="of:=[.F19]/[.C19]" office:value-type="float" office:value="0.708015848826577">
            <text:p>0,7080158488</text:p>
          </table:table-cell>
          <table:table-cell table:formula="of:=[.F31]/[.C31]" office:value-type="float" office:value="0.910391700947952">
            <text:p>0,910391700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08349">
            <text:p>0,008349</text:p>
          </table:table-cell>
          <table:table-cell office:value-type="float" office:value="2.117">
            <text:p>2,117</text:p>
          </table:table-cell>
          <table:table-cell office:value-type="float" office:value="2E-015">
            <text:p>2E-015</text:p>
          </table:table-cell>
          <table:table-cell office:value-type="float" office:value="0.000982">
            <text:p>0,000982</text:p>
          </table:table-cell>
          <table:table-cell table:style-name="ce1" table:formula="of:=([.F9]*100)/[.C9]" office:value-type="float" office:value="11.7618876512157">
            <text:p>11,8</text:p>
          </table:table-cell>
          <table:table-cell table:formula="of:=[.B8]" office:value-type="float" office:value="512">
            <text:p>512</text:p>
          </table:table-cell>
          <table:table-cell table:formula="of:=[.C8]" office:value-type="float" office:value="0.004688">
            <text:p>0,004688</text:p>
          </table:table-cell>
          <table:table-cell table:formula="of:=[.C20]" office:value-type="float" office:value="0.004203">
            <text:p>0,004203</text:p>
          </table:table-cell>
          <table:table-cell table:formula="of:=[.C32]" office:value-type="float" office:value="0.006057">
            <text:p>0,006057</text:p>
          </table:table-cell>
          <table:table-cell table:number-columns-repeated="4"/>
          <table:table-cell table:formula="of:=[.B8]" office:value-type="float" office:value="512">
            <text:p>512</text:p>
          </table:table-cell>
          <table:table-cell table:formula="of:=[.E8]" office:value-type="float" office:value="2E-015">
            <text:p>2E-015</text:p>
          </table:table-cell>
          <table:table-cell table:formula="of:=[.E20]" office:value-type="float" office:value="0">
            <text:p>0</text:p>
          </table:table-cell>
          <table:table-cell table:formula="of:=[.E32]" office:value-type="float" office:value="1E-015">
            <text:p>1E-015</text:p>
          </table:table-cell>
          <table:table-cell table:number-columns-repeated="3"/>
          <table:table-cell table:formula="of:=[.B8]" office:value-type="float" office:value="512">
            <text:p>512</text:p>
          </table:table-cell>
          <table:table-cell table:formula="of:=[.F8]/[.C8]" office:value-type="float" office:value="0.209897610921502">
            <text:p>0,2098976109</text:p>
          </table:table-cell>
          <table:table-cell table:formula="of:=[.F20]/[.C20]" office:value-type="float" office:value="0.553890078515346">
            <text:p>0,5538900785</text:p>
          </table:table-cell>
          <table:table-cell table:formula="of:=[.F32]/[.C32]" office:value-type="float" office:value="0.839194320620769">
            <text:p>0,839194320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015661">
            <text:p>0,015661</text:p>
          </table:table-cell>
          <table:table-cell office:value-type="float" office:value="2.255">
            <text:p>2,255</text:p>
          </table:table-cell>
          <table:table-cell office:value-type="float" office:value="4E-015">
            <text:p>4E-015</text:p>
          </table:table-cell>
          <table:table-cell office:value-type="float" office:value="0.000968">
            <text:p>0,000968</text:p>
          </table:table-cell>
          <table:table-cell table:style-name="ce1" table:formula="of:=(100*[.F10])/[.C10]" office:value-type="float" office:value="6.18095907030203">
            <text:p>6,2</text:p>
          </table:table-cell>
          <table:table-cell table:formula="of:=[.B9]" office:value-type="float" office:value="1024">
            <text:p>1024</text:p>
          </table:table-cell>
          <table:table-cell table:formula="of:=[.C9]" office:value-type="float" office:value="0.008349">
            <text:p>0,008349</text:p>
          </table:table-cell>
          <table:table-cell table:formula="of:=[.C21]" office:value-type="float" office:value="0.006033">
            <text:p>0,006033</text:p>
          </table:table-cell>
          <table:table-cell table:formula="of:=[.C33]" office:value-type="float" office:value="0.006962">
            <text:p>0,006962</text:p>
          </table:table-cell>
          <table:table-cell table:number-columns-repeated="4"/>
          <table:table-cell table:formula="of:=[.B9]" office:value-type="float" office:value="1024">
            <text:p>1024</text:p>
          </table:table-cell>
          <table:table-cell table:formula="of:=[.E9]" office:value-type="float" office:value="2E-015">
            <text:p>2E-015</text:p>
          </table:table-cell>
          <table:table-cell table:formula="of:=[.E21]" office:value-type="float" office:value="0">
            <text:p>0</text:p>
          </table:table-cell>
          <table:table-cell table:formula="of:=[.E33]" office:value-type="float" office:value="0">
            <text:p>0</text:p>
          </table:table-cell>
          <table:table-cell table:number-columns-repeated="3"/>
          <table:table-cell table:formula="of:=[.B9]" office:value-type="float" office:value="1024">
            <text:p>1024</text:p>
          </table:table-cell>
          <table:table-cell table:formula="of:=[.F9]/[.C9]" office:value-type="float" office:value="0.117618876512157">
            <text:p>0,1176188765</text:p>
          </table:table-cell>
          <table:table-cell table:formula="of:=[.F21]/[.C21]" office:value-type="float" office:value="0.385214652743246">
            <text:p>0,3852146527</text:p>
          </table:table-cell>
          <table:table-cell table:formula="of:=[.F33]/[.C33]" office:value-type="float" office:value="0.728239011778225">
            <text:p>0,728239011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0.030307">
            <text:p>0,030307</text:p>
          </table:table-cell>
          <table:table-cell office:value-type="float" office:value="2.33">
            <text:p>2,33</text:p>
          </table:table-cell>
          <table:table-cell office:value-type="float" office:value="3E-015">
            <text:p>3E-015</text:p>
          </table:table-cell>
          <table:table-cell office:value-type="float" office:value="0.000964">
            <text:p>0,000964</text:p>
          </table:table-cell>
          <table:table-cell table:style-name="ce1" table:formula="of:=([.F11]*100)/[.C11]" office:value-type="float" office:value="3.18078331738542">
            <text:p>3,2</text:p>
          </table:table-cell>
          <table:table-cell table:formula="of:=[.B10]" office:value-type="float" office:value="2048">
            <text:p>2048</text:p>
          </table:table-cell>
          <table:table-cell table:formula="of:=[.C10]" office:value-type="float" office:value="0.015661">
            <text:p>0,015661</text:p>
          </table:table-cell>
          <table:table-cell table:formula="of:=[.C22]" office:value-type="float" office:value="0.009684">
            <text:p>0,009684</text:p>
          </table:table-cell>
          <table:table-cell table:formula="of:=[.C34]" office:value-type="float" office:value="0.008798">
            <text:p>0,008798</text:p>
          </table:table-cell>
          <table:table-cell table:number-columns-repeated="4"/>
          <table:table-cell table:formula="of:=[.B10]" office:value-type="float" office:value="2048">
            <text:p>2048</text:p>
          </table:table-cell>
          <table:table-cell table:formula="of:=[.E10]" office:value-type="float" office:value="4E-015">
            <text:p>4E-015</text:p>
          </table:table-cell>
          <table:table-cell table:formula="of:=[.E22]" office:value-type="float" office:value="1E-015">
            <text:p>1E-015</text:p>
          </table:table-cell>
          <table:table-cell table:formula="of:=[.E34]" office:value-type="float" office:value="1E-015">
            <text:p>1E-015</text:p>
          </table:table-cell>
          <table:table-cell table:number-columns-repeated="3"/>
          <table:table-cell table:formula="of:=[.B10]" office:value-type="float" office:value="2048">
            <text:p>2048</text:p>
          </table:table-cell>
          <table:table-cell table:formula="of:=[.F10]/[.C10]" office:value-type="float" office:value="0.0618095907030203">
            <text:p>0,0618095907</text:p>
          </table:table-cell>
          <table:table-cell table:formula="of:=[.F22]/[.C22]" office:value-type="float" office:value="0.238641057414292">
            <text:p>0,2386410574</text:p>
          </table:table-cell>
          <table:table-cell table:formula="of:=[.F34]/[.C34]" office:value-type="float" office:value="0.576721982268697">
            <text:p>0,576721982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0.059652">
            <text:p>0,059652</text:p>
          </table:table-cell>
          <table:table-cell office:value-type="float" office:value="2.367">
            <text:p>2,367</text:p>
          </table:table-cell>
          <table:table-cell office:value-type="float" office:value="5E-015">
            <text:p>5E-015</text:p>
          </table:table-cell>
          <table:table-cell office:value-type="float" office:value="0.001002">
            <text:p>0,001002</text:p>
          </table:table-cell>
          <table:table-cell table:style-name="ce1" table:formula="of:=(100*[.F12])/[.C12]" office:value-type="float" office:value="1.67974250653792">
            <text:p>1,7</text:p>
          </table:table-cell>
          <table:table-cell table:formula="of:=[.B11]" office:value-type="float" office:value="4096">
            <text:p>4096</text:p>
          </table:table-cell>
          <table:table-cell table:formula="of:=[.C11]" office:value-type="float" office:value="0.030307">
            <text:p>0,030307</text:p>
          </table:table-cell>
          <table:table-cell table:formula="of:=[.C23]" office:value-type="float" office:value="0.017006">
            <text:p>0,017006</text:p>
          </table:table-cell>
          <table:table-cell table:formula="of:=[.C35]" office:value-type="float" office:value="0.012472">
            <text:p>0,012472</text:p>
          </table:table-cell>
          <table:table-cell table:number-columns-repeated="4"/>
          <table:table-cell table:formula="of:=[.B11]" office:value-type="float" office:value="4096">
            <text:p>4096</text:p>
          </table:table-cell>
          <table:table-cell table:formula="of:=[.E11]" office:value-type="float" office:value="3E-015">
            <text:p>3E-015</text:p>
          </table:table-cell>
          <table:table-cell table:formula="of:=[.E23]" office:value-type="float" office:value="1E-015">
            <text:p>1E-015</text:p>
          </table:table-cell>
          <table:table-cell table:formula="of:=[.E35]" office:value-type="float" office:value="0">
            <text:p>0</text:p>
          </table:table-cell>
          <table:table-cell table:number-columns-repeated="3"/>
          <table:table-cell table:formula="of:=[.B11]" office:value-type="float" office:value="4096">
            <text:p>4096</text:p>
          </table:table-cell>
          <table:table-cell table:formula="of:=[.F11]/[.C11]" office:value-type="float" office:value="0.0318078331738542">
            <text:p>0,0318078332</text:p>
          </table:table-cell>
          <table:table-cell table:formula="of:=[.F23]/[.C23]" office:value-type="float" office:value="0.135363989180289">
            <text:p>0,1353639892</text:p>
          </table:table-cell>
          <table:table-cell table:formula="of:=[.F35]/[.C35]" office:value-type="float" office:value="0.407392559332906">
            <text:p>0,40739255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0.118338">
            <text:p>0,118338</text:p>
          </table:table-cell>
          <table:table-cell office:value-type="float" office:value="2.386">
            <text:p>2,386</text:p>
          </table:table-cell>
          <table:table-cell office:value-type="float" office:value="6E-015">
            <text:p>6E-015</text:p>
          </table:table-cell>
          <table:table-cell office:value-type="float" office:value="0.001025">
            <text:p>0,001025</text:p>
          </table:table-cell>
          <table:table-cell table:style-name="ce1" table:formula="of:=([.F13]*100)/[.C13]" office:value-type="float" office:value="0.866163024556778">
            <text:p>0,9</text:p>
          </table:table-cell>
          <table:table-cell table:formula="of:=[.B12]" office:value-type="float" office:value="8192">
            <text:p>8192</text:p>
          </table:table-cell>
          <table:table-cell table:formula="of:=[.C12]" office:value-type="float" office:value="0.059652">
            <text:p>0,059652</text:p>
          </table:table-cell>
          <table:table-cell table:formula="of:=[.C24]" office:value-type="float" office:value="0.031674">
            <text:p>0,031674</text:p>
          </table:table-cell>
          <table:table-cell table:formula="of:=[.C36]" office:value-type="float" office:value="0.019793">
            <text:p>0,019793</text:p>
          </table:table-cell>
          <table:table-cell table:number-columns-repeated="4"/>
          <table:table-cell table:formula="of:=[.B12]" office:value-type="float" office:value="8192">
            <text:p>8192</text:p>
          </table:table-cell>
          <table:table-cell table:formula="of:=[.E12]" office:value-type="float" office:value="5E-015">
            <text:p>5E-015</text:p>
          </table:table-cell>
          <table:table-cell table:formula="of:=[.E24]" office:value-type="float" office:value="3E-015">
            <text:p>3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table:formula="of:=[.B12]" office:value-type="float" office:value="8192">
            <text:p>8192</text:p>
          </table:table-cell>
          <table:table-cell table:formula="of:=[.F12]/[.C12]" office:value-type="float" office:value="0.0167974250653792">
            <text:p>0,0167974251</text:p>
          </table:table-cell>
          <table:table-cell table:formula="of:=[.F24]/[.C24]" office:value-type="float" office:value="0.0729304792574351">
            <text:p>0,0729304793</text:p>
          </table:table-cell>
          <table:table-cell table:formula="of:=[.F36]/[.C36]" office:value-type="float" office:value="0.256100641640984">
            <text:p>0,2561006416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B2]" office:value-type="float" office:value="8">
            <text:p>8</text:p>
          </table:table-cell>
          <table:table-cell office:value-type="float" office:value="0.0024">
            <text:p>0,0024</text:p>
          </table:table-cell>
          <table:table-cell office:value-type="float" office:value="0.068">
            <text:p>0,068</text:p>
          </table:table-cell>
          <table:table-cell office:value-type="float" office:value="0.000000151131087">
            <text:p>1,51131087E-007</text:p>
          </table:table-cell>
          <table:table-cell office:value-type="float" office:value="0.002329">
            <text:p>0,002329</text:p>
          </table:table-cell>
          <table:table-cell table:style-name="ce1" table:formula="of:=(100*[.F14])/[.C14]" office:value-type="float" office:value="97.0416666666667">
            <text:p>97,0</text:p>
          </table:table-cell>
          <table:table-cell table:formula="of:=[.B13]" office:value-type="float" office:value="16384">
            <text:p>16384</text:p>
          </table:table-cell>
          <table:table-cell table:formula="of:=[.C13]" office:value-type="float" office:value="0.118338">
            <text:p>0,118338</text:p>
          </table:table-cell>
          <table:table-cell table:formula="of:=[.C25]" office:value-type="float" office:value="0.060994">
            <text:p>0,060994</text:p>
          </table:table-cell>
          <table:table-cell table:formula="of:=[.C37]" office:value-type="float" office:value="0.034494">
            <text:p>0,034494</text:p>
          </table:table-cell>
          <table:table-cell table:number-columns-repeated="4"/>
          <table:table-cell table:formula="of:=[.B13]" office:value-type="float" office:value="16384">
            <text:p>16384</text:p>
          </table:table-cell>
          <table:table-cell table:formula="of:=[.E13]" office:value-type="float" office:value="6E-015">
            <text:p>6E-015</text:p>
          </table:table-cell>
          <table:table-cell table:formula="of:=[.E25]" office:value-type="float" office:value="2E-015">
            <text:p>2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table:formula="of:=[.B13]" office:value-type="float" office:value="16384">
            <text:p>16384</text:p>
          </table:table-cell>
          <table:table-cell table:formula="of:=[.F13]/[.C13]" office:value-type="float" office:value="0.00866163024556778">
            <text:p>0,0086616302</text:p>
          </table:table-cell>
          <table:table-cell table:formula="of:=[.F25]/[.C25]" office:value-type="float" office:value="0.0377906023543299">
            <text:p>0,0377906024</text:p>
          </table:table-cell>
          <table:table-cell table:formula="of:=[.F37]/[.C37]" office:value-type="float" office:value="0.147967762509422">
            <text:p>0,1479677625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B3]" office:value-type="float" office:value="16">
            <text:p>16</text:p>
          </table:table-cell>
          <table:table-cell office:value-type="float" office:value="0.002434">
            <text:p>0,002434</text:p>
          </table:table-cell>
          <table:table-cell office:value-type="float" office:value="0.124">
            <text:p>0,124</text:p>
          </table:table-cell>
          <table:table-cell office:value-type="float" office:value="0.000000002364971">
            <text:p>2,364971E-009</text:p>
          </table:table-cell>
          <table:table-cell office:value-type="float" office:value="0.002334">
            <text:p>0,002334</text:p>
          </table:table-cell>
          <table:table-cell table:style-name="ce1" table:formula="of:=([.F15]*100)/[.C15]" office:value-type="float" office:value="95.8915365653246">
            <text:p>95,9</text:p>
          </table:table-cell>
          <table:table-cell>
            <draw:frame table:end-cell-address="'1. Funktion'.M35" table:end-x="2.241cm" table:end-y="0.073cm" draw:z-index="0" draw:style-name="gr1" draw:text-style-name="P1" svg:width="15.999cm" svg:height="9cm" svg:x="0.281cm" svg:y="0.105cm">
              <draw:object draw:notify-on-update-of-ranges="'1. Funktion'.H3:'1. Funktion'.H14 '1. Funktion'.I2:'1. Funktion'.I2 '1. Funktion'.I3:'1. Funktion'.I14 '1. Funktion'.J2:'1. Funktion'.J2 '1. Funktion'.J3:'1. Funktion'.J14 '1. Funktion'.K2:'1. Funktion'.K2 '1. Funktion'.K3:'1. Funktion'.K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'1. Funktion'.U35" table:end-x="0.886cm" table:end-y="0.07cm" draw:z-index="1" draw:style-name="gr1" draw:text-style-name="P1" svg:width="15.999cm" svg:height="9cm" svg:x="0.239cm" svg:y="0.102cm">
              <draw:object draw:notify-on-update-of-ranges="'1. Funktion'.P3:'1. Funktion'.P14 '1. Funktion'.Q2:'1. Funktion'.Q2 '1. Funktion'.Q3:'1. Funktion'.Q14 '1. Funktion'.R2:'1. Funktion'.R2 '1. Funktion'.R3:'1. Funktion'.R14 '1. Funktion'.S2:'1. Funktion'.S2 '1. Funktion'.S3:'1. Funktion'.S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1. Funktion'.AB35" table:end-x="0.323cm" table:end-y="0.101cm" draw:z-index="3" draw:style-name="gr1" draw:text-style-name="P1" svg:width="21.912cm" svg:height="9cm" svg:x="0.977cm" svg:y="0.133cm">
              <draw:object draw:notify-on-update-of-ranges="'1. Funktion'.W3:'1. Funktion'.W14 '1. Funktion'.X2:'1. Funktion'.X2 '1. Funktion'.X3:'1. Funktion'.X14 '1. Funktion'.Y2:'1. Funktion'.Y2 '1. Funktion'.Y3:'1. Funktion'.Y14 '1. Funktion'.Z2:'1. Funktion'.Z2 '1. Funktion'.Z3:'1. Funktion'.Z1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formula="of:=[.B4]" office:value-type="float" office:value="32">
            <text:p>32</text:p>
          </table:table-cell>
          <table:table-cell office:value-type="float" office:value="0.002488">
            <text:p>0,002488</text:p>
          </table:table-cell>
          <table:table-cell office:value-type="float" office:value="0.232">
            <text:p>0,232</text:p>
          </table:table-cell>
          <table:table-cell office:value-type="float" office:value="0.000000000036957">
            <text:p>3,6957E-011</text:p>
          </table:table-cell>
          <table:table-cell office:value-type="float" office:value="0.002332">
            <text:p>0,002332</text:p>
          </table:table-cell>
          <table:table-cell table:style-name="ce1" table:formula="of:=(100*[.F16])/[.C16]" office:value-type="float" office:value="93.7299035369775">
            <text:p>93,7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5]" office:value-type="float" office:value="64">
            <text:p>64</text:p>
          </table:table-cell>
          <table:table-cell office:value-type="float" office:value="0.002594">
            <text:p>0,002594</text:p>
          </table:table-cell>
          <table:table-cell office:value-type="float" office:value="0.435">
            <text:p>0,435</text:p>
          </table:table-cell>
          <table:table-cell office:value-type="float" office:value="0.000000000000577">
            <text:p>5,77E-013</text:p>
          </table:table-cell>
          <table:table-cell office:value-type="float" office:value="0.002323">
            <text:p>0,002323</text:p>
          </table:table-cell>
          <table:table-cell table:style-name="ce1" table:formula="of:=([.F17]*100)/[.C17]" office:value-type="float" office:value="89.5528141865844">
            <text:p>89,6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6]" office:value-type="float" office:value="128">
            <text:p>128</text:p>
          </table:table-cell>
          <table:table-cell office:value-type="float" office:value="0.002833">
            <text:p>0,002833</text:p>
          </table:table-cell>
          <table:table-cell office:value-type="float" office:value="0.788">
            <text:p>0,788</text:p>
          </table:table-cell>
          <table:table-cell office:value-type="float" office:value="9E-015">
            <text:p>9E-015</text:p>
          </table:table-cell>
          <table:table-cell office:value-type="float" office:value="0.002334">
            <text:p>0,002334</text:p>
          </table:table-cell>
          <table:table-cell table:style-name="ce1" table:formula="of:=(100*[.F18])/[.C18]" office:value-type="float" office:value="82.3861630780092">
            <text:p>82,4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7]" office:value-type="float" office:value="256">
            <text:p>256</text:p>
          </table:table-cell>
          <table:table-cell office:value-type="float" office:value="0.003281">
            <text:p>0,003281</text:p>
          </table:table-cell>
          <table:table-cell office:value-type="float" office:value="1.353">
            <text:p>1,353</text:p>
          </table:table-cell>
          <table:table-cell office:value-type="float" office:value="0">
            <text:p>0</text:p>
          </table:table-cell>
          <table:table-cell office:value-type="float" office:value="0.002323">
            <text:p>0,002323</text:p>
          </table:table-cell>
          <table:table-cell table:style-name="ce1" table:formula="of:=([.F19]*100)/[.C19]" office:value-type="float" office:value="70.8015848826577">
            <text:p>70,8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8]" office:value-type="float" office:value="512">
            <text:p>512</text:p>
          </table:table-cell>
          <table:table-cell office:value-type="float" office:value="0.004203">
            <text:p>0,004203</text:p>
          </table:table-cell>
          <table:table-cell office:value-type="float" office:value="2.106">
            <text:p>2,106</text:p>
          </table:table-cell>
          <table:table-cell office:value-type="float" office:value="0">
            <text:p>0</text:p>
          </table:table-cell>
          <table:table-cell office:value-type="float" office:value="0.002328">
            <text:p>0,002328</text:p>
          </table:table-cell>
          <table:table-cell table:style-name="ce1" table:formula="of:=(100*[.F20])/[.C20]" office:value-type="float" office:value="55.3890078515346">
            <text:p>55,4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9]" office:value-type="float" office:value="1024">
            <text:p>1024</text:p>
          </table:table-cell>
          <table:table-cell office:value-type="float" office:value="0.006033">
            <text:p>0,006033</text:p>
          </table:table-cell>
          <table:table-cell office:value-type="float" office:value="2.929">
            <text:p>2,929</text:p>
          </table:table-cell>
          <table:table-cell office:value-type="float" office:value="0">
            <text:p>0</text:p>
          </table:table-cell>
          <table:table-cell office:value-type="float" office:value="0.002324">
            <text:p>0,002324</text:p>
          </table:table-cell>
          <table:table-cell table:style-name="ce1" table:formula="of:=([.F21]*100)/[.C21]" office:value-type="float" office:value="38.5214652743246">
            <text:p>38,5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10]" office:value-type="float" office:value="2048">
            <text:p>2048</text:p>
          </table:table-cell>
          <table:table-cell office:value-type="float" office:value="0.009684">
            <text:p>0,009684</text:p>
          </table:table-cell>
          <table:table-cell office:value-type="float" office:value="3.647">
            <text:p>3,647</text:p>
          </table:table-cell>
          <table:table-cell office:value-type="float" office:value="1E-015">
            <text:p>1E-015</text:p>
          </table:table-cell>
          <table:table-cell office:value-type="float" office:value="0.002311">
            <text:p>0,002311</text:p>
          </table:table-cell>
          <table:table-cell table:style-name="ce1" table:formula="of:=(100*[.F22])/[.C22]" office:value-type="float" office:value="23.8641057414292">
            <text:p>23,9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11]" office:value-type="float" office:value="4096">
            <text:p>4096</text:p>
          </table:table-cell>
          <table:table-cell office:value-type="float" office:value="0.017006">
            <text:p>0,017006</text:p>
          </table:table-cell>
          <table:table-cell office:value-type="float" office:value="4.152">
            <text:p>4,152</text:p>
          </table:table-cell>
          <table:table-cell office:value-type="float" office:value="1E-015">
            <text:p>1E-015</text:p>
          </table:table-cell>
          <table:table-cell office:value-type="float" office:value="0.002302">
            <text:p>0,002302</text:p>
          </table:table-cell>
          <table:table-cell table:style-name="ce1" table:formula="of:=([.F23]*100)/[.C23]" office:value-type="float" office:value="13.5363989180289">
            <text:p>13,5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12]" office:value-type="float" office:value="8192">
            <text:p>8192</text:p>
          </table:table-cell>
          <table:table-cell office:value-type="float" office:value="0.031674">
            <text:p>0,031674</text:p>
          </table:table-cell>
          <table:table-cell office:value-type="float" office:value="4.458">
            <text:p>4,458</text:p>
          </table:table-cell>
          <table:table-cell office:value-type="float" office:value="3E-015">
            <text:p>3E-015</text:p>
          </table:table-cell>
          <table:table-cell office:value-type="float" office:value="0.00231">
            <text:p>0,00231</text:p>
          </table:table-cell>
          <table:table-cell table:style-name="ce1" table:formula="of:=(100*[.F24])/[.C24]" office:value-type="float" office:value="7.29304792574351">
            <text:p>7,3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13]" office:value-type="float" office:value="16384">
            <text:p>16384</text:p>
          </table:table-cell>
          <table:table-cell office:value-type="float" office:value="0.060994">
            <text:p>0,060994</text:p>
          </table:table-cell>
          <table:table-cell office:value-type="float" office:value="4.629">
            <text:p>4,629</text:p>
          </table:table-cell>
          <table:table-cell office:value-type="float" office:value="2E-015">
            <text:p>2E-015</text:p>
          </table:table-cell>
          <table:table-cell office:value-type="float" office:value="0.002305">
            <text:p>0,002305</text:p>
          </table:table-cell>
          <table:table-cell table:style-name="ce1" table:formula="of:=([.F25]*100)/[.C25]" office:value-type="float" office:value="3.77906023543299">
            <text:p>3,8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2]" office:value-type="float" office:value="8">
            <text:p>8</text:p>
          </table:table-cell>
          <table:table-cell office:value-type="float" office:value="0.005125">
            <text:p>0,005125</text:p>
          </table:table-cell>
          <table:table-cell office:value-type="float" office:value="0.032">
            <text:p>0,032</text:p>
          </table:table-cell>
          <table:table-cell office:value-type="float" office:value="1.0489336572624">
            <text:p>1,0489336573</text:p>
          </table:table-cell>
          <table:table-cell office:value-type="float" office:value="0.005068">
            <text:p>0,005068</text:p>
          </table:table-cell>
          <table:table-cell table:style-name="ce1" table:formula="of:=(100*[.F26])/[.C26]" office:value-type="float" office:value="98.8878048780488">
            <text:p>98,9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3]" office:value-type="float" office:value="16">
            <text:p>16</text:p>
          </table:table-cell>
          <table:table-cell office:value-type="float" office:value="0.005123">
            <text:p>0,005123</text:p>
          </table:table-cell>
          <table:table-cell office:value-type="float" office:value="0.059">
            <text:p>0,059</text:p>
          </table:table-cell>
          <table:table-cell office:value-type="float" office:value="0.000000002364971">
            <text:p>2,364971E-009</text:p>
          </table:table-cell>
          <table:table-cell office:value-type="float" office:value="0.005052">
            <text:p>0,005052</text:p>
          </table:table-cell>
          <table:table-cell table:style-name="ce1" table:formula="of:=([.F27]*100)/[.C27]" office:value-type="float" office:value="98.6140933047043">
            <text:p>98,6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4]" office:value-type="float" office:value="32">
            <text:p>32</text:p>
          </table:table-cell>
          <table:table-cell office:value-type="float" office:value="0.005176">
            <text:p>0,005176</text:p>
          </table:table-cell>
          <table:table-cell office:value-type="float" office:value="0.115">
            <text:p>0,115</text:p>
          </table:table-cell>
          <table:table-cell office:value-type="float" office:value="0.000000000036957">
            <text:p>3,6957E-011</text:p>
          </table:table-cell>
          <table:table-cell office:value-type="float" office:value="0.005076">
            <text:p>0,005076</text:p>
          </table:table-cell>
          <table:table-cell table:style-name="ce1" table:formula="of:=(100*[.F28])/[.C28]" office:value-type="float" office:value="98.0680061823802">
            <text:p>98,1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5]" office:value-type="float" office:value="64">
            <text:p>64</text:p>
          </table:table-cell>
          <table:table-cell office:value-type="float" office:value="0.005225">
            <text:p>0,005225</text:p>
          </table:table-cell>
          <table:table-cell office:value-type="float" office:value="0.219">
            <text:p>0,219</text:p>
          </table:table-cell>
          <table:table-cell office:value-type="float" office:value="0.000000000000577">
            <text:p>5,77E-013</text:p>
          </table:table-cell>
          <table:table-cell office:value-type="float" office:value="0.005068">
            <text:p>0,005068</text:p>
          </table:table-cell>
          <table:table-cell table:style-name="ce1" table:formula="of:=([.F29]*100)/[.C29]" office:value-type="float" office:value="96.9952153110048">
            <text:p>97,0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6]" office:value-type="float" office:value="128">
            <text:p>128</text:p>
          </table:table-cell>
          <table:table-cell office:value-type="float" office:value="0.005358">
            <text:p>0,005358</text:p>
          </table:table-cell>
          <table:table-cell office:value-type="float" office:value="0.42">
            <text:p>0,42</text:p>
          </table:table-cell>
          <table:table-cell office:value-type="float" office:value="9E-015">
            <text:p>9E-015</text:p>
          </table:table-cell>
          <table:table-cell office:value-type="float" office:value="0.005086">
            <text:p>0,005086</text:p>
          </table:table-cell>
          <table:table-cell table:style-name="ce1" table:formula="of:=(100*[.F30])/[.C30]" office:value-type="float" office:value="94.9234789100411">
            <text:p>94,9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7]" office:value-type="float" office:value="256">
            <text:p>256</text:p>
          </table:table-cell>
          <table:table-cell office:value-type="float" office:value="0.005591">
            <text:p>0,005591</text:p>
          </table:table-cell>
          <table:table-cell office:value-type="float" office:value="0.797">
            <text:p>0,797</text:p>
          </table:table-cell>
          <table:table-cell office:value-type="float" office:value="0">
            <text:p>0</text:p>
          </table:table-cell>
          <table:table-cell office:value-type="float" office:value="0.00509">
            <text:p>0,00509</text:p>
          </table:table-cell>
          <table:table-cell table:style-name="ce1" table:formula="of:=([.F31]*100)/[.C31]" office:value-type="float" office:value="91.0391700947952">
            <text:p>91,0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8]" office:value-type="float" office:value="512">
            <text:p>512</text:p>
          </table:table-cell>
          <table:table-cell office:value-type="float" office:value="0.006057">
            <text:p>0,006057</text:p>
          </table:table-cell>
          <table:table-cell office:value-type="float" office:value="1.461">
            <text:p>1,461</text:p>
          </table:table-cell>
          <table:table-cell office:value-type="float" office:value="1E-015">
            <text:p>1E-015</text:p>
          </table:table-cell>
          <table:table-cell office:value-type="float" office:value="0.005083">
            <text:p>0,005083</text:p>
          </table:table-cell>
          <table:table-cell table:style-name="ce1" table:formula="of:=(100*[.F32])/[.C32]" office:value-type="float" office:value="83.9194320620769">
            <text:p>83,9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9]" office:value-type="float" office:value="1024">
            <text:p>1024</text:p>
          </table:table-cell>
          <table:table-cell office:value-type="float" office:value="0.006962">
            <text:p>0,006962</text:p>
          </table:table-cell>
          <table:table-cell office:value-type="float" office:value="2.539">
            <text:p>2,539</text:p>
          </table:table-cell>
          <table:table-cell office:value-type="float" office:value="0">
            <text:p>0</text:p>
          </table:table-cell>
          <table:table-cell office:value-type="float" office:value="0.00507">
            <text:p>0,00507</text:p>
          </table:table-cell>
          <table:table-cell table:style-name="ce1" table:formula="of:=([.F33]*100)/[.C33]" office:value-type="float" office:value="72.8239011778225">
            <text:p>72,8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10]" office:value-type="float" office:value="2048">
            <text:p>2048</text:p>
          </table:table-cell>
          <table:table-cell office:value-type="float" office:value="0.008798">
            <text:p>0,008798</text:p>
          </table:table-cell>
          <table:table-cell office:value-type="float" office:value="4.015">
            <text:p>4,015</text:p>
          </table:table-cell>
          <table:table-cell office:value-type="float" office:value="1E-015">
            <text:p>1E-015</text:p>
          </table:table-cell>
          <table:table-cell office:value-type="float" office:value="0.005074">
            <text:p>0,005074</text:p>
          </table:table-cell>
          <table:table-cell table:style-name="ce1" table:formula="of:=(100*[.F34])/[.C34]" office:value-type="float" office:value="57.6721982268697">
            <text:p>57,7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11]" office:value-type="float" office:value="4096">
            <text:p>4096</text:p>
          </table:table-cell>
          <table:table-cell office:value-type="float" office:value="0.012472">
            <text:p>0,012472</text:p>
          </table:table-cell>
          <table:table-cell office:value-type="float" office:value="5.662">
            <text:p>5,662</text:p>
          </table:table-cell>
          <table:table-cell office:value-type="float" office:value="0">
            <text:p>0</text:p>
          </table:table-cell>
          <table:table-cell office:value-type="float" office:value="0.005081">
            <text:p>0,005081</text:p>
          </table:table-cell>
          <table:table-cell table:style-name="ce1" table:formula="of:=([.F35]*100)/[.C35]" office:value-type="float" office:value="40.7392559332906">
            <text:p>40,7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12]" office:value-type="float" office:value="8192">
            <text:p>8192</text:p>
          </table:table-cell>
          <table:table-cell office:value-type="float" office:value="0.019793">
            <text:p>0,019793</text:p>
          </table:table-cell>
          <table:table-cell office:value-type="float" office:value="7.134">
            <text:p>7,134</text:p>
          </table:table-cell>
          <table:table-cell office:value-type="float" office:value="1E-015">
            <text:p>1E-015</text:p>
          </table:table-cell>
          <table:table-cell office:value-type="float" office:value="0.005069">
            <text:p>0,005069</text:p>
          </table:table-cell>
          <table:table-cell table:style-name="ce1" table:formula="of:=(100*[.F36])/[.C36]" office:value-type="float" office:value="25.6100641640984">
            <text:p>25,6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13]" office:value-type="float" office:value="16384">
            <text:p>16384</text:p>
          </table:table-cell>
          <table:table-cell office:value-type="float" office:value="0.034494">
            <text:p>0,034494</text:p>
          </table:table-cell>
          <table:table-cell office:value-type="float" office:value="8.186">
            <text:p>8,186</text:p>
          </table:table-cell>
          <table:table-cell office:value-type="float" office:value="0">
            <text:p>0</text:p>
          </table:table-cell>
          <table:table-cell office:value-type="float" office:value="0.005104">
            <text:p>0,005104</text:p>
          </table:table-cell>
          <table:table-cell table:style-name="ce1" table:formula="of:=([.F37]*100)/[.C37]" office:value-type="float" office:value="14.7967762509422">
            <text:p>14,8</text:p>
          </table:table-cell>
          <table:table-cell table:number-columns-repeated="19"/>
        </table:table-row>
        <table:table-row table:style-name="ro2">
          <table:table-cell table:number-columns-repeated="26"/>
        </table:table-row>
        <table:table-row table:style-name="ro1">
          <table:table-cell table:number-columns-repeated="7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/>
          <table:table-cell office:value-type="string">
            <text:p>Prozessoranzahl</text:p>
          </table:table-cell>
          <table:table-cell office:value-type="string">
            <text:p>n = 8</text:p>
          </table:table-cell>
          <table:table-cell office:value-type="string">
            <text:p>n = 16</text:p>
          </table:table-cell>
          <table:table-cell office:value-type="string">
            <text:p>n = 32</text:p>
          </table:table-cell>
          <table:table-cell office:value-type="string">
            <text:p>n = 64</text:p>
          </table:table-cell>
          <table:table-cell office:value-type="string">
            <text:p>n = 128</text:p>
          </table:table-cell>
          <table:table-cell office:value-type="string">
            <text:p>n = 256</text:p>
          </table:table-cell>
          <table:table-cell office:value-type="string">
            <text:p>n = 512</text:p>
          </table:table-cell>
          <table:table-cell office:value-type="string">
            <text:p>n = 1024</text:p>
          </table:table-cell>
          <table:table-cell office:value-type="string">
            <text:p>n = 2048</text:p>
          </table:table-cell>
          <table:table-cell office:value-type="string">
            <text:p>n = 4096</text:p>
          </table:table-cell>
          <table:table-cell office:value-type="string">
            <text:p>n = 8192</text:p>
          </table:table-cell>
          <table:table-cell office:value-type="string">
            <text:p>n = 16384</text:p>
          </table:table-cell>
          <table:table-cell/>
        </table:table-row>
        <table:table-row table:style-name="ro2">
          <table:table-cell table:number-columns-repeated="7"/>
          <table:table-cell table:formula="of:=[.B2]" office:value-type="float" office:value="8">
            <text:p>8</text:p>
          </table:table-cell>
          <table:table-cell table:formula="of:=[.D2]" office:value-type="float" office:value="0.151">
            <text:p>0,151</text:p>
          </table:table-cell>
          <table:table-cell table:formula="of:=[.D14]" office:value-type="float" office:value="0.068">
            <text:p>0,068</text:p>
          </table:table-cell>
          <table:table-cell table:formula="of:=[.D26]" office:value-type="float" office:value="0.032">
            <text:p>0,032</text:p>
          </table:table-cell>
          <table:table-cell/>
          <table:table-cell office:value-type="float" office:value="2">
            <text:p>2</text:p>
          </table:table-cell>
          <table:table-cell office:value-type="float" office:value="0.151">
            <text:p>0,151</text:p>
          </table:table-cell>
          <table:table-cell office:value-type="float" office:value="0.264">
            <text:p>0,264</text:p>
          </table:table-cell>
          <table:table-cell office:value-type="float" office:value="0.458">
            <text:p>0,458</text:p>
          </table:table-cell>
          <table:table-cell office:value-type="float" office:value="0.759">
            <text:p>0,759</text:p>
          </table:table-cell>
          <table:table-cell office:value-type="float" office:value="1.149">
            <text:p>1,149</text:p>
          </table:table-cell>
          <table:table-cell office:value-type="float" office:value="1.551">
            <text:p>1,551</text:p>
          </table:table-cell>
          <table:table-cell office:value-type="float" office:value="1.888">
            <text:p>1,888</text:p>
          </table:table-cell>
          <table:table-cell office:value-type="float" office:value="2.117">
            <text:p>2,117</text:p>
          </table:table-cell>
          <table:table-cell office:value-type="float" office:value="2.255">
            <text:p>2,255</text:p>
          </table:table-cell>
          <table:table-cell office:value-type="float" office:value="2.33">
            <text:p>2,33</text:p>
          </table:table-cell>
          <table:table-cell office:value-type="float" office:value="2.367">
            <text:p>2,367</text:p>
          </table:table-cell>
          <table:table-cell office:value-type="float" office:value="2.386">
            <text:p>2,386</text:p>
          </table:table-cell>
          <table:table-cell/>
        </table:table-row>
        <table:table-row table:style-name="ro2">
          <table:table-cell table:number-columns-repeated="7"/>
          <table:table-cell table:formula="of:=[.B3]" office:value-type="float" office:value="16">
            <text:p>16</text:p>
          </table:table-cell>
          <table:table-cell table:formula="of:=[.D3]" office:value-type="float" office:value="0.264">
            <text:p>0,264</text:p>
          </table:table-cell>
          <table:table-cell table:formula="of:=[.D15]" office:value-type="float" office:value="0.124">
            <text:p>0,124</text:p>
          </table:table-cell>
          <table:table-cell table:formula="of:=[.D27]" office:value-type="float" office:value="0.059">
            <text:p>0,059</text:p>
          </table:table-cell>
          <table:table-cell/>
          <table:table-cell office:value-type="float" office:value="4">
            <text:p>4</text:p>
          </table:table-cell>
          <table:table-cell office:value-type="float" office:value="0.068">
            <text:p>0,068</text:p>
          </table:table-cell>
          <table:table-cell office:value-type="float" office:value="0.124">
            <text:p>0,124</text:p>
          </table:table-cell>
          <table:table-cell office:value-type="float" office:value="0.232">
            <text:p>0,232</text:p>
          </table:table-cell>
          <table:table-cell office:value-type="float" office:value="0.435">
            <text:p>0,435</text:p>
          </table:table-cell>
          <table:table-cell office:value-type="float" office:value="0.788">
            <text:p>0,788</text:p>
          </table:table-cell>
          <table:table-cell office:value-type="float" office:value="1.353">
            <text:p>1,353</text:p>
          </table:table-cell>
          <table:table-cell office:value-type="float" office:value="2.106">
            <text:p>2,106</text:p>
          </table:table-cell>
          <table:table-cell office:value-type="float" office:value="2.929">
            <text:p>2,929</text:p>
          </table:table-cell>
          <table:table-cell office:value-type="float" office:value="3.647">
            <text:p>3,647</text:p>
          </table:table-cell>
          <table:table-cell office:value-type="float" office:value="4.152">
            <text:p>4,152</text:p>
          </table:table-cell>
          <table:table-cell office:value-type="float" office:value="4.458">
            <text:p>4,458</text:p>
          </table:table-cell>
          <table:table-cell office:value-type="float" office:value="4.629">
            <text:p>4,629</text:p>
          </table:table-cell>
          <table:table-cell/>
        </table:table-row>
        <table:table-row table:style-name="ro2">
          <table:table-cell table:number-columns-repeated="7"/>
          <table:table-cell table:formula="of:=[.B4]" office:value-type="float" office:value="32">
            <text:p>32</text:p>
          </table:table-cell>
          <table:table-cell table:formula="of:=[.D4]" office:value-type="float" office:value="0.458">
            <text:p>0,458</text:p>
          </table:table-cell>
          <table:table-cell table:formula="of:=[.D16]" office:value-type="float" office:value="0.232">
            <text:p>0,232</text:p>
          </table:table-cell>
          <table:table-cell table:formula="of:=[.D28]" office:value-type="float" office:value="0.115">
            <text:p>0,115</text:p>
          </table:table-cell>
          <table:table-cell/>
          <table:table-cell office:value-type="float" office:value="8">
            <text:p>8</text:p>
          </table:table-cell>
          <table:table-cell office:value-type="float" office:value="0.032">
            <text:p>0,032</text:p>
          </table:table-cell>
          <table:table-cell office:value-type="float" office:value="0.059">
            <text:p>0,059</text:p>
          </table:table-cell>
          <table:table-cell office:value-type="float" office:value="0.115">
            <text:p>0,115</text:p>
          </table:table-cell>
          <table:table-cell office:value-type="float" office:value="0.219">
            <text:p>0,219</text:p>
          </table:table-cell>
          <table:table-cell office:value-type="float" office:value="0.42">
            <text:p>0,42</text:p>
          </table:table-cell>
          <table:table-cell office:value-type="float" office:value="0.797">
            <text:p>0,797</text:p>
          </table:table-cell>
          <table:table-cell office:value-type="float" office:value="1.461">
            <text:p>1,461</text:p>
          </table:table-cell>
          <table:table-cell office:value-type="float" office:value="2.539">
            <text:p>2,539</text:p>
          </table:table-cell>
          <table:table-cell office:value-type="float" office:value="4.015">
            <text:p>4,015</text:p>
          </table:table-cell>
          <table:table-cell office:value-type="float" office:value="5.662">
            <text:p>5,662</text:p>
          </table:table-cell>
          <table:table-cell office:value-type="float" office:value="7.134">
            <text:p>7,134</text:p>
          </table:table-cell>
          <table:table-cell office:value-type="float" office:value="8.186">
            <text:p>8,186</text:p>
          </table:table-cell>
          <table:table-cell/>
        </table:table-row>
        <table:table-row table:style-name="ro2">
          <table:table-cell table:number-columns-repeated="7"/>
          <table:table-cell table:formula="of:=[.B5]" office:value-type="float" office:value="64">
            <text:p>64</text:p>
          </table:table-cell>
          <table:table-cell table:formula="of:=[.D5]" office:value-type="float" office:value="0.759">
            <text:p>0,759</text:p>
          </table:table-cell>
          <table:table-cell table:formula="of:=[.D17]" office:value-type="float" office:value="0.435">
            <text:p>0,435</text:p>
          </table:table-cell>
          <table:table-cell table:formula="of:=[.D29]" office:value-type="float" office:value="0.219">
            <text:p>0,219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6]" office:value-type="float" office:value="128">
            <text:p>128</text:p>
          </table:table-cell>
          <table:table-cell table:formula="of:=[.D6]" office:value-type="float" office:value="1.149">
            <text:p>1,149</text:p>
          </table:table-cell>
          <table:table-cell table:formula="of:=[.D18]" office:value-type="float" office:value="0.788">
            <text:p>0,788</text:p>
          </table:table-cell>
          <table:table-cell table:formula="of:=[.D30]" office:value-type="float" office:value="0.42">
            <text:p>0,42</text:p>
          </table:table-cell>
          <table:table-cell/>
          <table:table-cell office:value-type="string">
            <text:p>Effizienz</text:p>
          </table:table-cell>
          <table:table-cell office:value-type="string">
            <text:p>n = 8</text:p>
          </table:table-cell>
          <table:table-cell office:value-type="string">
            <text:p>n = 16</text:p>
          </table:table-cell>
          <table:table-cell office:value-type="string">
            <text:p>n = 32</text:p>
          </table:table-cell>
          <table:table-cell office:value-type="string">
            <text:p>n = 64</text:p>
          </table:table-cell>
          <table:table-cell office:value-type="string">
            <text:p>n = 128</text:p>
          </table:table-cell>
          <table:table-cell office:value-type="string">
            <text:p>n = 256</text:p>
          </table:table-cell>
          <table:table-cell office:value-type="string">
            <text:p>n = 512</text:p>
          </table:table-cell>
          <table:table-cell office:value-type="string">
            <text:p>n = 1024</text:p>
          </table:table-cell>
          <table:table-cell office:value-type="string">
            <text:p>n = 2048</text:p>
          </table:table-cell>
          <table:table-cell office:value-type="string">
            <text:p>n = 4096</text:p>
          </table:table-cell>
          <table:table-cell office:value-type="string">
            <text:p>n = 8192</text:p>
          </table:table-cell>
          <table:table-cell office:value-type="string">
            <text:p>n = 16384</text:p>
          </table:table-cell>
          <table:table-cell/>
        </table:table-row>
        <table:table-row table:style-name="ro2">
          <table:table-cell table:number-columns-repeated="7"/>
          <table:table-cell table:formula="of:=[.B7]" office:value-type="float" office:value="256">
            <text:p>256</text:p>
          </table:table-cell>
          <table:table-cell table:formula="of:=[.D7]" office:value-type="float" office:value="1.551">
            <text:p>1,551</text:p>
          </table:table-cell>
          <table:table-cell table:formula="of:=[.D19]" office:value-type="float" office:value="1.353">
            <text:p>1,353</text:p>
          </table:table-cell>
          <table:table-cell table:formula="of:=[.D31]" office:value-type="float" office:value="0.797">
            <text:p>0,797</text:p>
          </table:table-cell>
          <table:table-cell/>
          <table:table-cell office:value-type="float" office:value="2">
            <text:p>2</text:p>
          </table:table-cell>
          <table:table-cell table:formula="of:=[.N40]/[.M40]" office:value-type="float" office:value="0.0755">
            <text:p>0,0755</text:p>
          </table:table-cell>
          <table:table-cell table:formula="of:=[.O40]/[.M40]" office:value-type="float" office:value="0.132">
            <text:p>0,132</text:p>
          </table:table-cell>
          <table:table-cell table:formula="of:=[.P40]/[.M40]" office:value-type="float" office:value="0.229">
            <text:p>0,229</text:p>
          </table:table-cell>
          <table:table-cell table:formula="of:=[.Q40]/[.M40]" office:value-type="float" office:value="0.3795">
            <text:p>0,3795</text:p>
          </table:table-cell>
          <table:table-cell table:formula="of:=[.R40]/[.M40]" office:value-type="float" office:value="0.5745">
            <text:p>0,5745</text:p>
          </table:table-cell>
          <table:table-cell table:formula="of:=[.S40]/[.M40]" office:value-type="float" office:value="0.7755">
            <text:p>0,7755</text:p>
          </table:table-cell>
          <table:table-cell table:formula="of:=[.T40]/[.M40]" office:value-type="float" office:value="0.944">
            <text:p>0,944</text:p>
          </table:table-cell>
          <table:table-cell table:formula="of:=[.U40]/[.M40]" office:value-type="float" office:value="1.0585">
            <text:p>1,0585</text:p>
          </table:table-cell>
          <table:table-cell table:formula="of:=[.V40]/[.M40]" office:value-type="float" office:value="1.1275">
            <text:p>1,1275</text:p>
          </table:table-cell>
          <table:table-cell table:formula="of:=[.W40]/[.M40]" office:value-type="float" office:value="1.165">
            <text:p>1,165</text:p>
          </table:table-cell>
          <table:table-cell table:formula="of:=[.X40]/[.M40]" office:value-type="float" office:value="1.1835">
            <text:p>1,1835</text:p>
          </table:table-cell>
          <table:table-cell table:formula="of:=[.Y40]/[.M40]" office:value-type="float" office:value="1.193">
            <text:p>1,193</text:p>
          </table:table-cell>
          <table:table-cell/>
        </table:table-row>
        <table:table-row table:style-name="ro2">
          <table:table-cell table:number-columns-repeated="7"/>
          <table:table-cell table:formula="of:=[.B8]" office:value-type="float" office:value="512">
            <text:p>512</text:p>
          </table:table-cell>
          <table:table-cell table:formula="of:=[.D8]" office:value-type="float" office:value="1.888">
            <text:p>1,888</text:p>
          </table:table-cell>
          <table:table-cell table:formula="of:=[.D20]" office:value-type="float" office:value="2.106">
            <text:p>2,106</text:p>
          </table:table-cell>
          <table:table-cell table:formula="of:=[.D32]" office:value-type="float" office:value="1.461">
            <text:p>1,461</text:p>
          </table:table-cell>
          <table:table-cell/>
          <table:table-cell office:value-type="float" office:value="4">
            <text:p>4</text:p>
          </table:table-cell>
          <table:table-cell table:formula="of:=[.N41]/[.M41]" office:value-type="float" office:value="0.017">
            <text:p>0,017</text:p>
          </table:table-cell>
          <table:table-cell table:formula="of:=[.O41]/[.M41]" office:value-type="float" office:value="0.031">
            <text:p>0,031</text:p>
          </table:table-cell>
          <table:table-cell table:formula="of:=[.P41]/[.M41]" office:value-type="float" office:value="0.058">
            <text:p>0,058</text:p>
          </table:table-cell>
          <table:table-cell table:formula="of:=[.Q41]/[.M41]" office:value-type="float" office:value="0.10875">
            <text:p>0,10875</text:p>
          </table:table-cell>
          <table:table-cell table:formula="of:=[.R41]/[.M41]" office:value-type="float" office:value="0.197">
            <text:p>0,197</text:p>
          </table:table-cell>
          <table:table-cell table:formula="of:=[.S41]/[.M41]" office:value-type="float" office:value="0.33825">
            <text:p>0,33825</text:p>
          </table:table-cell>
          <table:table-cell table:formula="of:=[.T41]/[.M41]" office:value-type="float" office:value="0.5265">
            <text:p>0,5265</text:p>
          </table:table-cell>
          <table:table-cell table:formula="of:=[.U41]/[.M41]" office:value-type="float" office:value="0.73225">
            <text:p>0,73225</text:p>
          </table:table-cell>
          <table:table-cell table:formula="of:=[.V41]/[.M41]" office:value-type="float" office:value="0.91175">
            <text:p>0,91175</text:p>
          </table:table-cell>
          <table:table-cell table:formula="of:=[.W41]/[.M41]" office:value-type="float" office:value="1.038">
            <text:p>1,038</text:p>
          </table:table-cell>
          <table:table-cell table:formula="of:=[.X41]/[.M41]" office:value-type="float" office:value="1.1145">
            <text:p>1,1145</text:p>
          </table:table-cell>
          <table:table-cell table:formula="of:=[.Y41]/[.M41]" office:value-type="float" office:value="1.15725">
            <text:p>1,15725</text:p>
          </table:table-cell>
          <table:table-cell/>
        </table:table-row>
        <table:table-row table:style-name="ro2">
          <table:table-cell table:number-columns-repeated="7"/>
          <table:table-cell table:formula="of:=[.B9]" office:value-type="float" office:value="1024">
            <text:p>1024</text:p>
          </table:table-cell>
          <table:table-cell table:formula="of:=[.D9]" office:value-type="float" office:value="2.117">
            <text:p>2,117</text:p>
          </table:table-cell>
          <table:table-cell table:formula="of:=[.D21]" office:value-type="float" office:value="2.929">
            <text:p>2,929</text:p>
          </table:table-cell>
          <table:table-cell table:formula="of:=[.D33]" office:value-type="float" office:value="2.539">
            <text:p>2,539</text:p>
          </table:table-cell>
          <table:table-cell/>
          <table:table-cell office:value-type="float" office:value="8">
            <text:p>8</text:p>
          </table:table-cell>
          <table:table-cell table:formula="of:=[.N42]/[.M42]" office:value-type="float" office:value="0.004">
            <text:p>0,004</text:p>
          </table:table-cell>
          <table:table-cell table:formula="of:=[.O42]/[.M42]" office:value-type="float" office:value="0.007375">
            <text:p>0,007375</text:p>
          </table:table-cell>
          <table:table-cell table:formula="of:=[.P42]/[.M42]" office:value-type="float" office:value="0.014375">
            <text:p>0,014375</text:p>
          </table:table-cell>
          <table:table-cell table:formula="of:=[.Q42]/[.M42]" office:value-type="float" office:value="0.027375">
            <text:p>0,027375</text:p>
          </table:table-cell>
          <table:table-cell table:formula="of:=[.R42]/[.M42]" office:value-type="float" office:value="0.0525">
            <text:p>0,0525</text:p>
          </table:table-cell>
          <table:table-cell table:formula="of:=[.S42]/[.M42]" office:value-type="float" office:value="0.099625">
            <text:p>0,099625</text:p>
          </table:table-cell>
          <table:table-cell table:formula="of:=[.T42]/[.M42]" office:value-type="float" office:value="0.182625">
            <text:p>0,182625</text:p>
          </table:table-cell>
          <table:table-cell table:formula="of:=[.U42]/[.M42]" office:value-type="float" office:value="0.317375">
            <text:p>0,317375</text:p>
          </table:table-cell>
          <table:table-cell table:formula="of:=[.V42]/[.M42]" office:value-type="float" office:value="0.501875">
            <text:p>0,501875</text:p>
          </table:table-cell>
          <table:table-cell table:formula="of:=[.W42]/[.M42]" office:value-type="float" office:value="0.70775">
            <text:p>0,70775</text:p>
          </table:table-cell>
          <table:table-cell table:formula="of:=[.X42]/[.M42]" office:value-type="float" office:value="0.89175">
            <text:p>0,89175</text:p>
          </table:table-cell>
          <table:table-cell table:formula="of:=[.Y42]/[.M42]" office:value-type="float" office:value="1.02325">
            <text:p>1,02325</text:p>
          </table:table-cell>
          <table:table-cell/>
        </table:table-row>
        <table:table-row table:style-name="ro2">
          <table:table-cell table:number-columns-repeated="7"/>
          <table:table-cell table:formula="of:=[.B10]" office:value-type="float" office:value="2048">
            <text:p>2048</text:p>
          </table:table-cell>
          <table:table-cell table:formula="of:=[.D10]" office:value-type="float" office:value="2.255">
            <text:p>2,255</text:p>
          </table:table-cell>
          <table:table-cell table:formula="of:=[.D22]" office:value-type="float" office:value="3.647">
            <text:p>3,647</text:p>
          </table:table-cell>
          <table:table-cell table:formula="of:=[.D34]" office:value-type="float" office:value="4.015">
            <text:p>4,015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11]" office:value-type="float" office:value="4096">
            <text:p>4096</text:p>
          </table:table-cell>
          <table:table-cell table:formula="of:=[.D11]" office:value-type="float" office:value="2.33">
            <text:p>2,33</text:p>
          </table:table-cell>
          <table:table-cell table:formula="of:=[.D23]" office:value-type="float" office:value="4.152">
            <text:p>4,152</text:p>
          </table:table-cell>
          <table:table-cell table:formula="of:=[.D35]" office:value-type="float" office:value="5.662">
            <text:p>5,662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12]" office:value-type="float" office:value="8192">
            <text:p>8192</text:p>
          </table:table-cell>
          <table:table-cell table:formula="of:=[.D12]" office:value-type="float" office:value="2.367">
            <text:p>2,367</text:p>
          </table:table-cell>
          <table:table-cell table:formula="of:=[.D24]" office:value-type="float" office:value="4.458">
            <text:p>4,458</text:p>
          </table:table-cell>
          <table:table-cell table:formula="of:=[.D36]" office:value-type="float" office:value="7.134">
            <text:p>7,134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13]" office:value-type="float" office:value="16384">
            <text:p>16384</text:p>
          </table:table-cell>
          <table:table-cell table:formula="of:=[.D13]" office:value-type="float" office:value="2.386">
            <text:p>2,386</text:p>
          </table:table-cell>
          <table:table-cell table:formula="of:=[.D25]" office:value-type="float" office:value="4.629">
            <text:p>4,629</text:p>
          </table:table-cell>
          <table:table-cell table:formula="of:=[.D37]" office:value-type="float" office:value="8.186">
            <text:p>8,186</text:p>
          </table:table-cell>
          <table:table-cell/>
          <table:table-cell>
            <draw:frame table:end-cell-address="'1. Funktion'.S71" table:end-x="2.055cm" table:end-y="0.336cm" draw:z-index="4" draw:style-name="gr1" draw:text-style-name="P1" svg:width="15.999cm" svg:height="8.998cm" svg:x="1.687cm" svg:y="0.371cm">
              <draw:object draw:notify-on-update-of-ranges="'1. Funktion'.M40:'1. Funktion'.M42 '1. Funktion'.N39:'1. Funktion'.N39 '1. Funktion'.N40:'1. Funktion'.N42 '1. Funktion'.O39:'1. Funktion'.O39 '1. Funktion'.O40:'1. Funktion'.O42 '1. Funktion'.P39:'1. Funktion'.P39 '1. Funktion'.P40:'1. Funktion'.P42 '1. Funktion'.Q39:'1. Funktion'.Q39 '1. Funktion'.Q40:'1. Funktion'.Q42 '1. Funktion'.R39:'1. Funktion'.R39 '1. Funktion'.R40:'1. Funktion'.R42 '1. Funktion'.S39:'1. Funktion'.S39 '1. Funktion'.S40:'1. Funktion'.S42 '1. Funktion'.T39:'1. Funktion'.T39 '1. Funktion'.T40:'1. Funktion'.T42 '1. Funktion'.U39:'1. Funktion'.U39 '1. Funktion'.U40:'1. Funktion'.U42 '1. Funktion'.V39:'1. Funktion'.V39 '1. Funktion'.V40:'1. Funktion'.V42 '1. Funktion'.W39:'1. Funktion'.W39 '1. Funktion'.W40:'1. Funktion'.W42 '1. Funktion'.X39:'1. Funktion'.X39 '1. Funktion'.X40:'1. Funktion'.X42 '1. Funktion'.Y39:'1. Funktion'.Y39 '1. Funktion'.Y40:'1. Funktion'.Y4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'1. Funktion'.Y71" table:end-x="1.709cm" table:end-y="0.189cm" draw:z-index="5" draw:style-name="gr1" draw:text-style-name="P1" svg:width="15.999cm" svg:height="8.999cm" svg:x="1.122cm" svg:y="0.223cm">
              <draw:object draw:notify-on-update-of-ranges="'1. Funktion'.M45:'1. Funktion'.M47 '1. Funktion'.N44:'1. Funktion'.N44 '1. Funktion'.N45:'1. Funktion'.N47 '1. Funktion'.O44:'1. Funktion'.O44 '1. Funktion'.O45:'1. Funktion'.O47 '1. Funktion'.P44:'1. Funktion'.P44 '1. Funktion'.P45:'1. Funktion'.P47 '1. Funktion'.Q44:'1. Funktion'.Q44 '1. Funktion'.Q45:'1. Funktion'.Q47 '1. Funktion'.R44:'1. Funktion'.R44 '1. Funktion'.R45:'1. Funktion'.R47 '1. Funktion'.S44:'1. Funktion'.S44 '1. Funktion'.S45:'1. Funktion'.S47 '1. Funktion'.T44:'1. Funktion'.T44 '1. Funktion'.T45:'1. Funktion'.T47 '1. Funktion'.U44:'1. Funktion'.U44 '1. Funktion'.U45:'1. Funktion'.U47 '1. Funktion'.V44:'1. Funktion'.V44 '1. Funktion'.V45:'1. Funktion'.V47 '1. Funktion'.W44:'1. Funktion'.W44 '1. Funktion'.W45:'1. Funktion'.W47 '1. Funktion'.X44:'1. Funktion'.X44 '1. Funktion'.X45:'1. Funktion'.X47 '1. Funktion'.Y44:'1. Funktion'.Y44 '1. Funktion'.Y45:'1. Funktion'.Y47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"/>
        </table:table-row>
        <table:table-row table:style-name="ro2">
          <table:table-cell table:number-columns-repeated="7"/>
          <table:table-cell>
            <draw:frame table:end-cell-address="'1. Funktion'.M72" table:end-x="1.963cm" table:end-y="0.217cm" draw:z-index="2" draw:style-name="gr1" draw:text-style-name="P1" svg:width="15.999cm" svg:height="9cm" svg:x="0.003cm" svg:y="0.249cm">
              <draw:object draw:notify-on-update-of-ranges="'1. Funktion'.H40:'1. Funktion'.H51 '1. Funktion'.I39:'1. Funktion'.I39 '1. Funktion'.I40:'1. Funktion'.I51 '1. Funktion'.J39:'1. Funktion'.J39 '1. Funktion'.J40:'1. Funktion'.J51 '1. Funktion'.K39:'1. Funktion'.K39 '1. Funktion'.K40:'1. Funktion'.K5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  <table:table-row table:style-name="ro2" table:number-rows-repeated="21">
          <table:table-cell table:number-columns-repeated="26"/>
        </table:table-row>
        <table:table-row table:style-name="ro2">
          <table:table-cell table:number-columns-repeated="7"/>
          <table:table-cell office:value-type="string">
            <text:p>Intervall</text:p>
          </table:table-cell>
          <table:table-cell office:value-type="string">
            <text:p>Kommunikationsanteil p=2</text:p>
          </table:table-cell>
          <table:table-cell office:value-type="string">
            <text:p>Kommunikationsanteil p=4</text:p>
          </table:table-cell>
          <table:table-cell office:value-type="string">
            <text:p>Kommunikationsanteil p=8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2]" office:value-type="float" office:value="8">
            <text:p>8</text:p>
          </table:table-cell>
          <table:table-cell table:style-name="ce1" table:formula="of:=[.G2]" office:value-type="float" office:value="90.8755760368664">
            <text:p>90,9</text:p>
          </table:table-cell>
          <table:table-cell table:style-name="ce1" table:formula="of:=[.G14]" office:value-type="float" office:value="97.0416666666667">
            <text:p>97,0</text:p>
          </table:table-cell>
          <table:table-cell table:style-name="ce1" table:formula="of:=[.G26]" office:value-type="float" office:value="98.8878048780488">
            <text:p>98,9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3]" office:value-type="float" office:value="16">
            <text:p>16</text:p>
          </table:table-cell>
          <table:table-cell table:style-name="ce1" table:formula="of:=[.G3]" office:value-type="float" office:value="86.3001745200698">
            <text:p>86,3</text:p>
          </table:table-cell>
          <table:table-cell table:style-name="ce1" table:formula="of:=[.G15]" office:value-type="float" office:value="95.8915365653246">
            <text:p>95,9</text:p>
          </table:table-cell>
          <table:table-cell table:style-name="ce1" table:formula="of:=[.G27]" office:value-type="float" office:value="98.6140933047043">
            <text:p>98,6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4]" office:value-type="float" office:value="32">
            <text:p>32</text:p>
          </table:table-cell>
          <table:table-cell table:style-name="ce1" table:formula="of:=[.G4]" office:value-type="float" office:value="78.4749801429706">
            <text:p>78,5</text:p>
          </table:table-cell>
          <table:table-cell table:style-name="ce1" table:formula="of:=[.G16]" office:value-type="float" office:value="93.7299035369775">
            <text:p>93,7</text:p>
          </table:table-cell>
          <table:table-cell table:style-name="ce1" table:formula="of:=[.G28]" office:value-type="float" office:value="98.0680061823802">
            <text:p>98,1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5]" office:value-type="float" office:value="64">
            <text:p>64</text:p>
          </table:table-cell>
          <table:table-cell table:style-name="ce1" table:formula="of:=[.G5]" office:value-type="float" office:value="66.3978494623656">
            <text:p>66,4</text:p>
          </table:table-cell>
          <table:table-cell table:style-name="ce1" table:formula="of:=[.G17]" office:value-type="float" office:value="89.5528141865844">
            <text:p>89,6</text:p>
          </table:table-cell>
          <table:table-cell table:style-name="ce1" table:formula="of:=[.G29]" office:value-type="float" office:value="96.9952153110048">
            <text:p>97,0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6]" office:value-type="float" office:value="128">
            <text:p>128</text:p>
          </table:table-cell>
          <table:table-cell table:style-name="ce1" table:formula="of:=[.G6]" office:value-type="float" office:value="50.7716049382716">
            <text:p>50,8</text:p>
          </table:table-cell>
          <table:table-cell table:style-name="ce1" table:formula="of:=[.G18]" office:value-type="float" office:value="82.3861630780092">
            <text:p>82,4</text:p>
          </table:table-cell>
          <table:table-cell table:style-name="ce1" table:formula="of:=[.G30]" office:value-type="float" office:value="94.9234789100411">
            <text:p>94,9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7]" office:value-type="float" office:value="256">
            <text:p>256</text:p>
          </table:table-cell>
          <table:table-cell table:style-name="ce1" table:formula="of:=[.G7]" office:value-type="float" office:value="34.4984271233834">
            <text:p>34,5</text:p>
          </table:table-cell>
          <table:table-cell table:style-name="ce1" table:formula="of:=[.G19]" office:value-type="float" office:value="70.8015848826577">
            <text:p>70,8</text:p>
          </table:table-cell>
          <table:table-cell table:style-name="ce1" table:formula="of:=[.G31]" office:value-type="float" office:value="91.0391700947952">
            <text:p>91,0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8]" office:value-type="float" office:value="512">
            <text:p>512</text:p>
          </table:table-cell>
          <table:table-cell table:style-name="ce1" table:formula="of:=[.G8]" office:value-type="float" office:value="20.9897610921502">
            <text:p>21,0</text:p>
          </table:table-cell>
          <table:table-cell table:style-name="ce1" table:formula="of:=[.G20]" office:value-type="float" office:value="55.3890078515346">
            <text:p>55,4</text:p>
          </table:table-cell>
          <table:table-cell table:style-name="ce1" table:formula="of:=[.G32]" office:value-type="float" office:value="83.9194320620769">
            <text:p>83,9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9]" office:value-type="float" office:value="1024">
            <text:p>1024</text:p>
          </table:table-cell>
          <table:table-cell table:style-name="ce1" table:formula="of:=[.G9]" office:value-type="float" office:value="11.7618876512157">
            <text:p>11,8</text:p>
          </table:table-cell>
          <table:table-cell table:style-name="ce1" table:formula="of:=[.G21]" office:value-type="float" office:value="38.5214652743246">
            <text:p>38,5</text:p>
          </table:table-cell>
          <table:table-cell table:style-name="ce1" table:formula="of:=[.G33]" office:value-type="float" office:value="72.8239011778225">
            <text:p>72,8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10]" office:value-type="float" office:value="2048">
            <text:p>2048</text:p>
          </table:table-cell>
          <table:table-cell table:style-name="ce1" table:formula="of:=[.G10]" office:value-type="float" office:value="6.18095907030203">
            <text:p>6,2</text:p>
          </table:table-cell>
          <table:table-cell table:style-name="ce1" table:formula="of:=[.G22]" office:value-type="float" office:value="23.8641057414292">
            <text:p>23,9</text:p>
          </table:table-cell>
          <table:table-cell table:style-name="ce1" table:formula="of:=[.G34]" office:value-type="float" office:value="57.6721982268697">
            <text:p>57,7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11]" office:value-type="float" office:value="4096">
            <text:p>4096</text:p>
          </table:table-cell>
          <table:table-cell table:style-name="ce1" table:formula="of:=[.G11]" office:value-type="float" office:value="3.18078331738542">
            <text:p>3,2</text:p>
          </table:table-cell>
          <table:table-cell table:style-name="ce1" table:formula="of:=[.G23]" office:value-type="float" office:value="13.5363989180289">
            <text:p>13,5</text:p>
          </table:table-cell>
          <table:table-cell table:style-name="ce1" table:formula="of:=[.G35]" office:value-type="float" office:value="40.7392559332906">
            <text:p>40,7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12]" office:value-type="float" office:value="8192">
            <text:p>8192</text:p>
          </table:table-cell>
          <table:table-cell table:style-name="ce1" table:formula="of:=[.G12]" office:value-type="float" office:value="1.67974250653792">
            <text:p>1,7</text:p>
          </table:table-cell>
          <table:table-cell table:style-name="ce1" table:formula="of:=[.G24]" office:value-type="float" office:value="7.29304792574351">
            <text:p>7,3</text:p>
          </table:table-cell>
          <table:table-cell table:style-name="ce1" table:formula="of:=[.G36]" office:value-type="float" office:value="25.6100641640984">
            <text:p>25,6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13]" office:value-type="float" office:value="16384">
            <text:p>16384</text:p>
          </table:table-cell>
          <table:table-cell table:style-name="ce1" table:formula="of:=[.G13]" office:value-type="float" office:value="0.866163024556778">
            <text:p>0,9</text:p>
          </table:table-cell>
          <table:table-cell table:style-name="ce1" table:formula="of:=[.G25]" office:value-type="float" office:value="3.77906023543299">
            <text:p>3,8</text:p>
          </table:table-cell>
          <table:table-cell table:style-name="ce1" table:formula="of:=[.G37]" office:value-type="float" office:value="14.7967762509422">
            <text:p>14,8</text:p>
          </table:table-cell>
          <table:table-cell table:number-columns-repeated="15"/>
        </table:table-row>
        <table:table-row table:style-name="ro2">
          <table:table-cell table:number-columns-repeated="7"/>
          <table:table-cell>
            <draw:frame table:end-cell-address="'1. Funktion'.O113" table:end-x="0.725cm" table:end-y="0.356cm" draw:z-index="6" draw:style-name="gr1" draw:text-style-name="P1" svg:width="19.169cm" svg:height="12.022cm" svg:x="0.111cm" svg:y="0.076cm">
              <draw:object draw:notify-on-update-of-ranges="'1. Funktion'.H74:'1. Funktion'.H74 '1. Funktion'.H75:'1. Funktion'.H86 '1. Funktion'.I74:'1. Funktion'.I74 '1. Funktion'.I75:'1. Funktion'.I86 '1. Funktion'.J74:'1. Funktion'.J74 '1. Funktion'.J75:'1. Funktion'.J86 '1. Funktion'.K74:'1. Funktion'.K74 '1. Funktion'.K75:'1. Funktion'.K86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8"/>
        </table:table-row>
      </table:table>
      <table:table table:name="2. Funk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8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rozessoranzahl</text:p>
          </table:table-cell>
          <table:table-cell office:value-type="string">
            <text:p>Intervalle</text:p>
          </table:table-cell>
          <table:table-cell office:value-type="string">
            <text:p>Laufzeit</text:p>
          </table:table-cell>
          <table:table-cell office:value-type="string">
            <text:p>Speedup</text:p>
          </table:table-cell>
          <table:table-cell office:value-type="string">
            <text:p>Abweichung</text:p>
          </table:table-cell>
          <table:table-cell office:value-type="string">
            <text:p>Zeit Kommunikation</text:p>
          </table:table-cell>
          <table:table-cell office:value-type="string">
            <text:p>Kommunikationsanteil in Prozent</text:p>
          </table:table-cell>
          <table:table-cell table:number-columns-repeated="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001274">
            <text:p>0,001274</text:p>
          </table:table-cell>
          <table:table-cell office:value-type="float" office:value="0.363">
            <text:p>0,363</text:p>
          </table:table-cell>
          <table:table-cell office:value-type="float" office:value="0.000422811166211">
            <text:p>0,0004228112</text:p>
          </table:table-cell>
          <table:table-cell office:value-type="float" office:value="0.000987">
            <text:p>0,000987</text:p>
          </table:table-cell>
          <table:table-cell table:style-name="ce1" table:formula="of:=(100*[.F2])/[.C2]" office:value-type="float" office:value="77.4725274725275">
            <text:p>77,5</text:p>
          </table:table-cell>
          <table:table-cell office:value-type="string">
            <text:p>Intervall</text:p>
          </table:table-cell>
          <table:table-cell office:value-type="string">
            <text:p>Laufzeit p=2</text:p>
          </table:table-cell>
          <table:table-cell office:value-type="string">
            <text:p>Laufzeit p=4</text:p>
          </table:table-cell>
          <table:table-cell office:value-type="string">
            <text:p>Laufzeit p=8</text:p>
          </table:table-cell>
          <table:table-cell table:number-columns-repeated="4"/>
          <table:table-cell office:value-type="string">
            <text:p>Intervall</text:p>
          </table:table-cell>
          <table:table-cell office:value-type="string">
            <text:p>Abweichung p=2</text:p>
          </table:table-cell>
          <table:table-cell office:value-type="string">
            <text:p>Abweichung p=4</text:p>
          </table:table-cell>
          <table:table-cell office:value-type="string">
            <text:p>Abweichung p=8</text:p>
          </table:table-cell>
          <table:table-cell table:number-columns-repeated="3"/>
          <table:table-cell office:value-type="string">
            <text:p>Intervall</text:p>
          </table:table-cell>
          <table:table-cell office:value-type="string">
            <text:p>Kommunikationsoverhead p =2</text:p>
          </table:table-cell>
          <table:table-cell office:value-type="string">
            <text:p>Kommunikationsoverhead p =4</text:p>
          </table:table-cell>
          <table:table-cell office:value-type="string">
            <text:p>Kommunikationsoverhead p =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001479">
            <text:p>0,001479</text:p>
          </table:table-cell>
          <table:table-cell office:value-type="float" office:value="0.61">
            <text:p>0,61</text:p>
          </table:table-cell>
          <table:table-cell office:value-type="float" office:value="0.000026061157155">
            <text:p>2,6061157155E-005</text:p>
          </table:table-cell>
          <table:table-cell office:value-type="float" office:value="0.000985">
            <text:p>0,000985</text:p>
          </table:table-cell>
          <table:table-cell table:style-name="ce1" table:formula="of:=([.F3]*100)/[.C3]" office:value-type="float" office:value="66.5990534144692">
            <text:p>66,6</text:p>
          </table:table-cell>
          <table:table-cell table:formula="of:=[.B2]" office:value-type="float" office:value="8">
            <text:p>8</text:p>
          </table:table-cell>
          <table:table-cell table:formula="of:=[.C2]" office:value-type="float" office:value="0.001274">
            <text:p>0,001274</text:p>
          </table:table-cell>
          <table:table-cell table:formula="of:=[.C14]" office:value-type="float" office:value="0.002511">
            <text:p>0,002511</text:p>
          </table:table-cell>
          <table:table-cell table:formula="of:=[.C26]" office:value-type="float" office:value="0.005201">
            <text:p>0,005201</text:p>
          </table:table-cell>
          <table:table-cell table:number-columns-repeated="4"/>
          <table:table-cell table:formula="of:=[.B2]" office:value-type="float" office:value="8">
            <text:p>8</text:p>
          </table:table-cell>
          <table:table-cell table:formula="of:=[.E2]" office:value-type="float" office:value="0.000422811166211">
            <text:p>0,0004228112</text:p>
          </table:table-cell>
          <table:table-cell table:formula="of:=[.E14]" office:value-type="float" office:value="0.000422811166211">
            <text:p>0,0004228112</text:p>
          </table:table-cell>
          <table:table-cell table:formula="of:=[.E26]" office:value-type="float" office:value="1.07418215453748">
            <text:p>1,0741821545</text:p>
          </table:table-cell>
          <table:table-cell table:number-columns-repeated="3"/>
          <table:table-cell table:formula="of:=[.B2]" office:value-type="float" office:value="8">
            <text:p>8</text:p>
          </table:table-cell>
          <table:table-cell table:formula="of:=[.F2]/[.C2]" office:value-type="float" office:value="0.774725274725275">
            <text:p>0,7747252747</text:p>
          </table:table-cell>
          <table:table-cell table:formula="of:=[.F14]/[.C14]" office:value-type="float" office:value="0.927120669056153">
            <text:p>0,9271206691</text:p>
          </table:table-cell>
          <table:table-cell table:formula="of:=[.F26]/[.C26]" office:value-type="float" office:value="0.97462026533359">
            <text:p>0,974620265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.001896">
            <text:p>0,001896</text:p>
          </table:table-cell>
          <table:table-cell office:value-type="float" office:value="0.94">
            <text:p>0,94</text:p>
          </table:table-cell>
          <table:table-cell office:value-type="float" office:value="0.000001623212878">
            <text:p>1,623212878E-006</text:p>
          </table:table-cell>
          <table:table-cell office:value-type="float" office:value="0.000985">
            <text:p>0,000985</text:p>
          </table:table-cell>
          <table:table-cell table:style-name="ce1" table:formula="of:=(100*[.F4])/[.C4]" office:value-type="float" office:value="51.951476793249">
            <text:p>52,0</text:p>
          </table:table-cell>
          <table:table-cell table:formula="of:=[.B3]" office:value-type="float" office:value="16">
            <text:p>16</text:p>
          </table:table-cell>
          <table:table-cell table:formula="of:=[.C3]" office:value-type="float" office:value="0.001479">
            <text:p>0,001479</text:p>
          </table:table-cell>
          <table:table-cell table:formula="of:=[.C15]" office:value-type="float" office:value="0.002616">
            <text:p>0,002616</text:p>
          </table:table-cell>
          <table:table-cell table:formula="of:=[.C27]" office:value-type="float" office:value="0.005248">
            <text:p>0,005248</text:p>
          </table:table-cell>
          <table:table-cell table:number-columns-repeated="4"/>
          <table:table-cell table:formula="of:=[.B3]" office:value-type="float" office:value="16">
            <text:p>16</text:p>
          </table:table-cell>
          <table:table-cell table:formula="of:=[.E3]" office:value-type="float" office:value="0.000026061157155">
            <text:p>2,6061157155E-005</text:p>
          </table:table-cell>
          <table:table-cell table:formula="of:=[.E15]" office:value-type="float" office:value="0.000026061157155">
            <text:p>2,6061157155E-005</text:p>
          </table:table-cell>
          <table:table-cell table:formula="of:=[.E27]" office:value-type="float" office:value="0.000026061157155">
            <text:p>2,6061157155E-005</text:p>
          </table:table-cell>
          <table:table-cell table:number-columns-repeated="3"/>
          <table:table-cell table:formula="of:=[.B3]" office:value-type="float" office:value="16">
            <text:p>16</text:p>
          </table:table-cell>
          <table:table-cell table:formula="of:=[.F3]/[.C3]" office:value-type="float" office:value="0.665990534144692">
            <text:p>0,6659905341</text:p>
          </table:table-cell>
          <table:table-cell table:formula="of:=[.F15]/[.C15]" office:value-type="float" office:value="0.889908256880734">
            <text:p>0,8899082569</text:p>
          </table:table-cell>
          <table:table-cell table:formula="of:=[.F27]/[.C27]" office:value-type="float" office:value="0.964939024390244">
            <text:p>0,964939024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0.002724">
            <text:p>0,002724</text:p>
          </table:table-cell>
          <table:table-cell office:value-type="float" office:value="1.301">
            <text:p>1,301</text:p>
          </table:table-cell>
          <table:table-cell office:value-type="float" office:value="0.00000010136349">
            <text:p>1,0136349E-007</text:p>
          </table:table-cell>
          <table:table-cell office:value-type="float" office:value="0.00098">
            <text:p>0,00098</text:p>
          </table:table-cell>
          <table:table-cell table:style-name="ce1" table:formula="of:=([.F5]*100)/[.C5]" office:value-type="float" office:value="35.9765051395007">
            <text:p>36,0</text:p>
          </table:table-cell>
          <table:table-cell table:formula="of:=[.B4]" office:value-type="float" office:value="32">
            <text:p>32</text:p>
          </table:table-cell>
          <table:table-cell table:formula="of:=[.C4]" office:value-type="float" office:value="0.001896">
            <text:p>0,001896</text:p>
          </table:table-cell>
          <table:table-cell table:formula="of:=[.C16]" office:value-type="float" office:value="0.00282">
            <text:p>0,00282</text:p>
          </table:table-cell>
          <table:table-cell table:formula="of:=[.C28]" office:value-type="float" office:value="0.005362">
            <text:p>0,005362</text:p>
          </table:table-cell>
          <table:table-cell table:number-columns-repeated="4"/>
          <table:table-cell table:formula="of:=[.B4]" office:value-type="float" office:value="32">
            <text:p>32</text:p>
          </table:table-cell>
          <table:table-cell table:formula="of:=[.E4]" office:value-type="float" office:value="0.000001623212878">
            <text:p>1,623212878E-006</text:p>
          </table:table-cell>
          <table:table-cell table:formula="of:=[.E16]" office:value-type="float" office:value="0.000001623212877">
            <text:p>1,623212877E-006</text:p>
          </table:table-cell>
          <table:table-cell table:formula="of:=[.E28]" office:value-type="float" office:value="0.000001623212878">
            <text:p>1,623212878E-006</text:p>
          </table:table-cell>
          <table:table-cell table:number-columns-repeated="3"/>
          <table:table-cell table:formula="of:=[.B4]" office:value-type="float" office:value="32">
            <text:p>32</text:p>
          </table:table-cell>
          <table:table-cell table:formula="of:=[.F4]/[.C4]" office:value-type="float" office:value="0.519514767932489">
            <text:p>0,5195147679</text:p>
          </table:table-cell>
          <table:table-cell table:formula="of:=[.F16]/[.C16]" office:value-type="float" office:value="0.824113475177305">
            <text:p>0,8241134752</text:p>
          </table:table-cell>
          <table:table-cell table:formula="of:=[.F28]/[.C28]" office:value-type="float" office:value="0.946288698246923">
            <text:p>0,946288698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.004378">
            <text:p>0,004378</text:p>
          </table:table-cell>
          <table:table-cell office:value-type="float" office:value="1.614">
            <text:p>1,614</text:p>
          </table:table-cell>
          <table:table-cell office:value-type="float" office:value="0.000000006333855">
            <text:p>6,333855E-009</text:p>
          </table:table-cell>
          <table:table-cell office:value-type="float" office:value="0.000967">
            <text:p>0,000967</text:p>
          </table:table-cell>
          <table:table-cell table:style-name="ce1" table:formula="of:=(100*[.F6])/[.C6]" office:value-type="float" office:value="22.0877112836912">
            <text:p>22,1</text:p>
          </table:table-cell>
          <table:table-cell table:formula="of:=[.B5]" office:value-type="float" office:value="64">
            <text:p>64</text:p>
          </table:table-cell>
          <table:table-cell table:formula="of:=[.C5]" office:value-type="float" office:value="0.002724">
            <text:p>0,002724</text:p>
          </table:table-cell>
          <table:table-cell table:formula="of:=[.C17]" office:value-type="float" office:value="0.003228">
            <text:p>0,003228</text:p>
          </table:table-cell>
          <table:table-cell table:formula="of:=[.C29]" office:value-type="float" office:value="0.005549">
            <text:p>0,005549</text:p>
          </table:table-cell>
          <table:table-cell table:number-columns-repeated="4"/>
          <table:table-cell table:formula="of:=[.B5]" office:value-type="float" office:value="64">
            <text:p>64</text:p>
          </table:table-cell>
          <table:table-cell table:formula="of:=[.E5]" office:value-type="float" office:value="0.00000010136349">
            <text:p>1,0136349E-007</text:p>
          </table:table-cell>
          <table:table-cell table:formula="of:=[.E17]" office:value-type="float" office:value="0.00000010136349">
            <text:p>1,0136349E-007</text:p>
          </table:table-cell>
          <table:table-cell table:formula="of:=[.E29]" office:value-type="float" office:value="0.00000010136349">
            <text:p>1,0136349E-007</text:p>
          </table:table-cell>
          <table:table-cell table:number-columns-repeated="3"/>
          <table:table-cell table:formula="of:=[.B5]" office:value-type="float" office:value="64">
            <text:p>64</text:p>
          </table:table-cell>
          <table:table-cell table:formula="of:=[.F5]/[.C5]" office:value-type="float" office:value="0.359765051395007">
            <text:p>0,3597650514</text:p>
          </table:table-cell>
          <table:table-cell table:formula="of:=[.F17]/[.C17]" office:value-type="float" office:value="0.717162329615861">
            <text:p>0,7171623296</text:p>
          </table:table-cell>
          <table:table-cell table:formula="of:=[.F29]/[.C29]" office:value-type="float" office:value="0.910614525139665">
            <text:p>0,910614525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0.007724">
            <text:p>0,007724</text:p>
          </table:table-cell>
          <table:table-cell office:value-type="float" office:value="1.828">
            <text:p>1,828</text:p>
          </table:table-cell>
          <table:table-cell office:value-type="float" office:value="0.000000000395844">
            <text:p>3,95844E-010</text:p>
          </table:table-cell>
          <table:table-cell office:value-type="float" office:value="0.000981">
            <text:p>0,000981</text:p>
          </table:table-cell>
          <table:table-cell table:style-name="ce1" table:formula="of:=([.F7]*100)/[.C7]" office:value-type="float" office:value="12.7006732263076">
            <text:p>12,7</text:p>
          </table:table-cell>
          <table:table-cell table:formula="of:=[.B6]" office:value-type="float" office:value="128">
            <text:p>128</text:p>
          </table:table-cell>
          <table:table-cell table:formula="of:=[.C6]" office:value-type="float" office:value="0.004378">
            <text:p>0,004378</text:p>
          </table:table-cell>
          <table:table-cell table:formula="of:=[.C18]" office:value-type="float" office:value="0.004114">
            <text:p>0,004114</text:p>
          </table:table-cell>
          <table:table-cell table:formula="of:=[.C30]" office:value-type="float" office:value="0.005984">
            <text:p>0,005984</text:p>
          </table:table-cell>
          <table:table-cell table:number-columns-repeated="4"/>
          <table:table-cell table:formula="of:=[.B6]" office:value-type="float" office:value="128">
            <text:p>128</text:p>
          </table:table-cell>
          <table:table-cell table:formula="of:=[.E6]" office:value-type="float" office:value="0.000000006333855">
            <text:p>6,333855E-009</text:p>
          </table:table-cell>
          <table:table-cell table:formula="of:=[.E18]" office:value-type="float" office:value="0.000000006333855">
            <text:p>6,333855E-009</text:p>
          </table:table-cell>
          <table:table-cell table:formula="of:=[.E30]" office:value-type="float" office:value="0.000000006333855">
            <text:p>6,333855E-009</text:p>
          </table:table-cell>
          <table:table-cell table:number-columns-repeated="3"/>
          <table:table-cell table:formula="of:=[.B6]" office:value-type="float" office:value="128">
            <text:p>128</text:p>
          </table:table-cell>
          <table:table-cell table:formula="of:=[.F6]/[.C6]" office:value-type="float" office:value="0.220877112836912">
            <text:p>0,2208771128</text:p>
          </table:table-cell>
          <table:table-cell table:formula="of:=[.F18]/[.C18]" office:value-type="float" office:value="0.575838599902771">
            <text:p>0,5758385999</text:p>
          </table:table-cell>
          <table:table-cell table:formula="of:=[.F30]/[.C30]" office:value-type="float" office:value="0.844752673796791">
            <text:p>0,844752673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0.014406">
            <text:p>0,014406</text:p>
          </table:table-cell>
          <table:table-cell office:value-type="float" office:value="1.958">
            <text:p>1,958</text:p>
          </table:table-cell>
          <table:table-cell office:value-type="float" office:value="0.00000000002474">
            <text:p>2,474E-011</text:p>
          </table:table-cell>
          <table:table-cell office:value-type="float" office:value="0.000998">
            <text:p>0,000998</text:p>
          </table:table-cell>
          <table:table-cell table:style-name="ce1" table:formula="of:=(100*[.F8])/[.C8]" office:value-type="float" office:value="6.92766902679439">
            <text:p>6,9</text:p>
          </table:table-cell>
          <table:table-cell table:formula="of:=[.B7]" office:value-type="float" office:value="256">
            <text:p>256</text:p>
          </table:table-cell>
          <table:table-cell table:formula="of:=[.C7]" office:value-type="float" office:value="0.007724">
            <text:p>0,007724</text:p>
          </table:table-cell>
          <table:table-cell table:formula="of:=[.C19]" office:value-type="float" office:value="0.005708">
            <text:p>0,005708</text:p>
          </table:table-cell>
          <table:table-cell table:formula="of:=[.C31]" office:value-type="float" office:value="0.006813">
            <text:p>0,006813</text:p>
          </table:table-cell>
          <table:table-cell table:number-columns-repeated="4"/>
          <table:table-cell table:formula="of:=[.B7]" office:value-type="float" office:value="256">
            <text:p>256</text:p>
          </table:table-cell>
          <table:table-cell table:formula="of:=[.E7]" office:value-type="float" office:value="0.000000000395844">
            <text:p>3,95844E-010</text:p>
          </table:table-cell>
          <table:table-cell table:formula="of:=[.E19]" office:value-type="float" office:value="0.000000000395844">
            <text:p>3,95844E-010</text:p>
          </table:table-cell>
          <table:table-cell table:formula="of:=[.E31]" office:value-type="float" office:value="0.000000000395845">
            <text:p>3,95845E-010</text:p>
          </table:table-cell>
          <table:table-cell table:number-columns-repeated="3"/>
          <table:table-cell table:formula="of:=[.B7]" office:value-type="float" office:value="256">
            <text:p>256</text:p>
          </table:table-cell>
          <table:table-cell table:formula="of:=[.F7]/[.C7]" office:value-type="float" office:value="0.127006732263076">
            <text:p>0,1270067323</text:p>
          </table:table-cell>
          <table:table-cell table:formula="of:=[.F19]/[.C19]" office:value-type="float" office:value="0.402067274001402">
            <text:p>0,402067274</text:p>
          </table:table-cell>
          <table:table-cell table:formula="of:=[.F31]/[.C31]" office:value-type="float" office:value="0.741376779685895">
            <text:p>0,741376779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0.027811">
            <text:p>0,027811</text:p>
          </table:table-cell>
          <table:table-cell office:value-type="float" office:value="2.028">
            <text:p>2,028</text:p>
          </table:table-cell>
          <table:table-cell office:value-type="float" office:value="0.000000000001543">
            <text:p>1,543E-012</text:p>
          </table:table-cell>
          <table:table-cell office:value-type="float" office:value="0.001009">
            <text:p>0,001009</text:p>
          </table:table-cell>
          <table:table-cell table:style-name="ce1" table:formula="of:=([.F9]*100)/[.C9]" office:value-type="float" office:value="3.62806083923627">
            <text:p>3,6</text:p>
          </table:table-cell>
          <table:table-cell table:formula="of:=[.B8]" office:value-type="float" office:value="512">
            <text:p>512</text:p>
          </table:table-cell>
          <table:table-cell table:formula="of:=[.C8]" office:value-type="float" office:value="0.014406">
            <text:p>0,014406</text:p>
          </table:table-cell>
          <table:table-cell table:formula="of:=[.C20]" office:value-type="float" office:value="0.009072">
            <text:p>0,009072</text:p>
          </table:table-cell>
          <table:table-cell table:formula="of:=[.C32]" office:value-type="float" office:value="0.008441">
            <text:p>0,008441</text:p>
          </table:table-cell>
          <table:table-cell table:number-columns-repeated="4"/>
          <table:table-cell table:formula="of:=[.B8]" office:value-type="float" office:value="512">
            <text:p>512</text:p>
          </table:table-cell>
          <table:table-cell table:formula="of:=[.E8]" office:value-type="float" office:value="0.00000000002474">
            <text:p>2,474E-011</text:p>
          </table:table-cell>
          <table:table-cell table:formula="of:=[.E20]" office:value-type="float" office:value="0.000000000024739">
            <text:p>2,4739E-011</text:p>
          </table:table-cell>
          <table:table-cell table:formula="of:=[.E32]" office:value-type="float" office:value="0.000000000024741">
            <text:p>2,4741E-011</text:p>
          </table:table-cell>
          <table:table-cell table:number-columns-repeated="3"/>
          <table:table-cell table:formula="of:=[.B8]" office:value-type="float" office:value="512">
            <text:p>512</text:p>
          </table:table-cell>
          <table:table-cell table:formula="of:=[.F8]/[.C8]" office:value-type="float" office:value="0.0692766902679439">
            <text:p>0,0692766903</text:p>
          </table:table-cell>
          <table:table-cell table:formula="of:=[.F20]/[.C20]" office:value-type="float" office:value="0.252865961199295">
            <text:p>0,2528659612</text:p>
          </table:table-cell>
          <table:table-cell table:formula="of:=[.F32]/[.C32]" office:value-type="float" office:value="0.593768510839948">
            <text:p>0,59376851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0.054632">
            <text:p>0,054632</text:p>
          </table:table-cell>
          <table:table-cell office:value-type="float" office:value="2.064">
            <text:p>2,064</text:p>
          </table:table-cell>
          <table:table-cell office:value-type="float" office:value="0.000000000000097">
            <text:p>9,7E-014</text:p>
          </table:table-cell>
          <table:table-cell office:value-type="float" office:value="0.001165">
            <text:p>0,001165</text:p>
          </table:table-cell>
          <table:table-cell table:style-name="ce1" table:formula="of:=(100*[.F10])/[.C10]" office:value-type="float" office:value="2.13244984624396">
            <text:p>2,1</text:p>
          </table:table-cell>
          <table:table-cell table:formula="of:=[.B9]" office:value-type="float" office:value="1024">
            <text:p>1024</text:p>
          </table:table-cell>
          <table:table-cell table:formula="of:=[.C9]" office:value-type="float" office:value="0.027811">
            <text:p>0,027811</text:p>
          </table:table-cell>
          <table:table-cell table:formula="of:=[.C21]" office:value-type="float" office:value="0.015795">
            <text:p>0,015795</text:p>
          </table:table-cell>
          <table:table-cell table:formula="of:=[.C33]" office:value-type="float" office:value="0.011689">
            <text:p>0,011689</text:p>
          </table:table-cell>
          <table:table-cell table:number-columns-repeated="4"/>
          <table:table-cell table:formula="of:=[.B9]" office:value-type="float" office:value="1024">
            <text:p>1024</text:p>
          </table:table-cell>
          <table:table-cell table:formula="of:=[.E9]" office:value-type="float" office:value="0.000000000001543">
            <text:p>1,543E-012</text:p>
          </table:table-cell>
          <table:table-cell table:formula="of:=[.E21]" office:value-type="float" office:value="0.000000000001546">
            <text:p>1,546E-012</text:p>
          </table:table-cell>
          <table:table-cell table:formula="of:=[.E33]" office:value-type="float" office:value="0.000000000001546">
            <text:p>1,546E-012</text:p>
          </table:table-cell>
          <table:table-cell table:number-columns-repeated="3"/>
          <table:table-cell table:formula="of:=[.B9]" office:value-type="float" office:value="1024">
            <text:p>1024</text:p>
          </table:table-cell>
          <table:table-cell table:formula="of:=[.F9]/[.C9]" office:value-type="float" office:value="0.0362806083923627">
            <text:p>0,0362806084</text:p>
          </table:table-cell>
          <table:table-cell table:formula="of:=[.F21]/[.C21]" office:value-type="float" office:value="0.148907882241216">
            <text:p>0,1489078822</text:p>
          </table:table-cell>
          <table:table-cell table:formula="of:=[.F33]/[.C33]" office:value-type="float" office:value="0.42142184960219">
            <text:p>0,421421849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0.108275">
            <text:p>0,108275</text:p>
          </table:table-cell>
          <table:table-cell office:value-type="float" office:value="2.083">
            <text:p>2,083</text:p>
          </table:table-cell>
          <table:table-cell office:value-type="float" office:value="7E-015">
            <text:p>7E-015</text:p>
          </table:table-cell>
          <table:table-cell office:value-type="float" office:value="0.00148">
            <text:p>0,00148</text:p>
          </table:table-cell>
          <table:table-cell table:style-name="ce1" table:formula="of:=([.F11]*100)/[.C11]" office:value-type="float" office:value="1.3668898637728">
            <text:p>1,4</text:p>
          </table:table-cell>
          <table:table-cell table:formula="of:=[.B10]" office:value-type="float" office:value="2048">
            <text:p>2048</text:p>
          </table:table-cell>
          <table:table-cell table:formula="of:=[.C10]" office:value-type="float" office:value="0.054632">
            <text:p>0,054632</text:p>
          </table:table-cell>
          <table:table-cell table:formula="of:=[.C22]" office:value-type="float" office:value="0.029244">
            <text:p>0,029244</text:p>
          </table:table-cell>
          <table:table-cell table:formula="of:=[.C34]" office:value-type="float" office:value="0.018226">
            <text:p>0,018226</text:p>
          </table:table-cell>
          <table:table-cell table:number-columns-repeated="4"/>
          <table:table-cell table:formula="of:=[.B10]" office:value-type="float" office:value="2048">
            <text:p>2048</text:p>
          </table:table-cell>
          <table:table-cell table:formula="of:=[.E10]" office:value-type="float" office:value="0.000000000000097">
            <text:p>9,7E-014</text:p>
          </table:table-cell>
          <table:table-cell table:formula="of:=[.E22]" office:value-type="float" office:value="0.000000000000096">
            <text:p>9,6E-014</text:p>
          </table:table-cell>
          <table:table-cell table:formula="of:=[.E34]" office:value-type="float" office:value="0.000000000000096">
            <text:p>9,6E-014</text:p>
          </table:table-cell>
          <table:table-cell table:number-columns-repeated="3"/>
          <table:table-cell table:formula="of:=[.B10]" office:value-type="float" office:value="2048">
            <text:p>2048</text:p>
          </table:table-cell>
          <table:table-cell table:formula="of:=[.F10]/[.C10]" office:value-type="float" office:value="0.0213244984624396">
            <text:p>0,0213244985</text:p>
          </table:table-cell>
          <table:table-cell table:formula="of:=[.F22]/[.C22]" office:value-type="float" office:value="0.0843249897414854">
            <text:p>0,0843249897</text:p>
          </table:table-cell>
          <table:table-cell table:formula="of:=[.F34]/[.C34]" office:value-type="float" office:value="0.26308570174476">
            <text:p>0,263085701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0.215551">
            <text:p>0,215551</text:p>
          </table:table-cell>
          <table:table-cell office:value-type="float" office:value="2.092">
            <text:p>2,092</text:p>
          </table:table-cell>
          <table:table-cell office:value-type="float" office:value="4E-015">
            <text:p>4E-015</text:p>
          </table:table-cell>
          <table:table-cell office:value-type="float" office:value="0.002105">
            <text:p>0,002105</text:p>
          </table:table-cell>
          <table:table-cell table:style-name="ce1" table:formula="of:=(100*[.F12])/[.C12]" office:value-type="float" office:value="0.976567030540336">
            <text:p>1,0</text:p>
          </table:table-cell>
          <table:table-cell table:formula="of:=[.B11]" office:value-type="float" office:value="4096">
            <text:p>4096</text:p>
          </table:table-cell>
          <table:table-cell table:formula="of:=[.C11]" office:value-type="float" office:value="0.108275">
            <text:p>0,108275</text:p>
          </table:table-cell>
          <table:table-cell table:formula="of:=[.C23]" office:value-type="float" office:value="0.056162">
            <text:p>0,056162</text:p>
          </table:table-cell>
          <table:table-cell table:formula="of:=[.C35]" office:value-type="float" office:value="0.031582">
            <text:p>0,031582</text:p>
          </table:table-cell>
          <table:table-cell table:number-columns-repeated="4"/>
          <table:table-cell table:formula="of:=[.B11]" office:value-type="float" office:value="4096">
            <text:p>4096</text:p>
          </table:table-cell>
          <table:table-cell table:formula="of:=[.E11]" office:value-type="float" office:value="7E-015">
            <text:p>7E-015</text:p>
          </table:table-cell>
          <table:table-cell table:formula="of:=[.E23]" office:value-type="float" office:value="6E-015">
            <text:p>6E-015</text:p>
          </table:table-cell>
          <table:table-cell table:formula="of:=[.E35]" office:value-type="float" office:value="7E-015">
            <text:p>7E-015</text:p>
          </table:table-cell>
          <table:table-cell table:number-columns-repeated="3"/>
          <table:table-cell table:formula="of:=[.B11]" office:value-type="float" office:value="4096">
            <text:p>4096</text:p>
          </table:table-cell>
          <table:table-cell table:formula="of:=[.F11]/[.C11]" office:value-type="float" office:value="0.013668898637728">
            <text:p>0,0136688986</text:p>
          </table:table-cell>
          <table:table-cell table:formula="of:=[.F23]/[.C23]" office:value-type="float" office:value="0.048413518037107">
            <text:p>0,048413518</text:p>
          </table:table-cell>
          <table:table-cell table:formula="of:=[.F35]/[.C35]" office:value-type="float" office:value="0.151985308086885">
            <text:p>0,151985308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0.430107">
            <text:p>0,430107</text:p>
          </table:table-cell>
          <table:table-cell office:value-type="float" office:value="2.097">
            <text:p>2,097</text:p>
          </table:table-cell>
          <table:table-cell office:value-type="float" office:value="0">
            <text:p>0</text:p>
          </table:table-cell>
          <table:table-cell office:value-type="float" office:value="0.003348">
            <text:p>0,003348</text:p>
          </table:table-cell>
          <table:table-cell table:style-name="ce1" table:formula="of:=([.F13]*100)/[.C13]" office:value-type="float" office:value="0.778410953553418">
            <text:p>0,8</text:p>
          </table:table-cell>
          <table:table-cell table:formula="of:=[.B12]" office:value-type="float" office:value="8192">
            <text:p>8192</text:p>
          </table:table-cell>
          <table:table-cell table:formula="of:=[.C12]" office:value-type="float" office:value="0.215551">
            <text:p>0,215551</text:p>
          </table:table-cell>
          <table:table-cell table:formula="of:=[.C24]" office:value-type="float" office:value="0.109968">
            <text:p>0,109968</text:p>
          </table:table-cell>
          <table:table-cell table:formula="of:=[.C36]" office:value-type="float" office:value="0.058404">
            <text:p>0,058404</text:p>
          </table:table-cell>
          <table:table-cell table:number-columns-repeated="4"/>
          <table:table-cell table:formula="of:=[.B12]" office:value-type="float" office:value="8192">
            <text:p>8192</text:p>
          </table:table-cell>
          <table:table-cell table:formula="of:=[.E12]" office:value-type="float" office:value="4E-015">
            <text:p>4E-015</text:p>
          </table:table-cell>
          <table:table-cell table:formula="of:=[.E24]" office:value-type="float" office:value="2E-015">
            <text:p>2E-015</text:p>
          </table:table-cell>
          <table:table-cell table:formula="of:=[.E36]" office:value-type="float" office:value="1E-015">
            <text:p>1E-015</text:p>
          </table:table-cell>
          <table:table-cell table:number-columns-repeated="3"/>
          <table:table-cell table:formula="of:=[.B12]" office:value-type="float" office:value="8192">
            <text:p>8192</text:p>
          </table:table-cell>
          <table:table-cell table:formula="of:=[.F12]/[.C12]" office:value-type="float" office:value="0.00976567030540336">
            <text:p>0,0097656703</text:p>
          </table:table-cell>
          <table:table-cell table:formula="of:=[.F24]/[.C24]" office:value-type="float" office:value="0.0289902517095882">
            <text:p>0,0289902517</text:p>
          </table:table-cell>
          <table:table-cell table:formula="of:=[.F36]/[.C36]" office:value-type="float" office:value="0.0847715909869187">
            <text:p>0,08477159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B2]" office:value-type="float" office:value="8">
            <text:p>8</text:p>
          </table:table-cell>
          <table:table-cell office:value-type="float" office:value="0.002511">
            <text:p>0,002511</text:p>
          </table:table-cell>
          <table:table-cell office:value-type="float" office:value="0.184">
            <text:p>0,184</text:p>
          </table:table-cell>
          <table:table-cell office:value-type="float" office:value="0.000422811166211">
            <text:p>0,0004228112</text:p>
          </table:table-cell>
          <table:table-cell office:value-type="float" office:value="0.002328">
            <text:p>0,002328</text:p>
          </table:table-cell>
          <table:table-cell table:style-name="ce1" table:formula="of:=(100*[.F14])/[.C14]" office:value-type="float" office:value="92.7120669056153">
            <text:p>92,7</text:p>
          </table:table-cell>
          <table:table-cell table:formula="of:=[.B13]" office:value-type="float" office:value="16384">
            <text:p>16384</text:p>
          </table:table-cell>
          <table:table-cell table:formula="of:=[.C13]" office:value-type="float" office:value="0.430107">
            <text:p>0,430107</text:p>
          </table:table-cell>
          <table:table-cell table:formula="of:=[.C25]" office:value-type="float" office:value="0.217589">
            <text:p>0,217589</text:p>
          </table:table-cell>
          <table:table-cell table:formula="of:=[.C37]" office:value-type="float" office:value="0.112069">
            <text:p>0,112069</text:p>
          </table:table-cell>
          <table:table-cell table:number-columns-repeated="4"/>
          <table:table-cell table:formula="of:=[.B13]" office:value-type="float" office:value="16384">
            <text:p>16384</text:p>
          </table:table-cell>
          <table:table-cell table:formula="of:=[.E13]" office:value-type="float" office:value="0">
            <text:p>0</text:p>
          </table:table-cell>
          <table:table-cell table:formula="of:=[.E25]" office:value-type="float" office:value="5E-015">
            <text:p>5E-015</text:p>
          </table:table-cell>
          <table:table-cell table:formula="of:=[.E37]" office:value-type="float" office:value="0">
            <text:p>0</text:p>
          </table:table-cell>
          <table:table-cell table:number-columns-repeated="3"/>
          <table:table-cell table:formula="of:=[.B13]" office:value-type="float" office:value="16384">
            <text:p>16384</text:p>
          </table:table-cell>
          <table:table-cell table:formula="of:=[.F13]/[.C13]" office:value-type="float" office:value="0.00778410953553418">
            <text:p>0,0077841095</text:p>
          </table:table-cell>
          <table:table-cell table:formula="of:=[.F25]/[.C25]" office:value-type="float" office:value="0.0190312929421984">
            <text:p>0,0190312929</text:p>
          </table:table-cell>
          <table:table-cell table:formula="of:=[.F37]/[.C37]" office:value-type="float" office:value="0.04705137013804">
            <text:p>0,047051370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B3]" office:value-type="float" office:value="16">
            <text:p>16</text:p>
          </table:table-cell>
          <table:table-cell office:value-type="float" office:value="0.002616">
            <text:p>0,002616</text:p>
          </table:table-cell>
          <table:table-cell office:value-type="float" office:value="0.345">
            <text:p>0,345</text:p>
          </table:table-cell>
          <table:table-cell office:value-type="float" office:value="0.000026061157155">
            <text:p>2,6061157155E-005</text:p>
          </table:table-cell>
          <table:table-cell office:value-type="float" office:value="0.002328">
            <text:p>0,002328</text:p>
          </table:table-cell>
          <table:table-cell table:style-name="ce1" table:formula="of:=([.F15]*100)/[.C15]" office:value-type="float" office:value="88.9908256880734">
            <text:p>89,0</text:p>
          </table:table-cell>
          <table:table-cell table:number-columns-repeated="8"/>
          <table:table-cell>
            <draw:frame table:end-cell-address="'2. Funktion'.U35" table:end-x="1.025cm" table:end-y="0.036cm" draw:z-index="1" draw:style-name="gr1" draw:text-style-name="P1" svg:width="16.131cm" svg:height="9cm" svg:x="0.246cm" svg:y="0.068cm">
              <draw:object draw:notify-on-update-of-ranges="'2. Funktion'.P3:'2. Funktion'.P14 '2. Funktion'.Q2:'2. Funktion'.Q2 '2. Funktion'.Q3:'2. Funktion'.Q14 '2. Funktion'.R2:'2. Funktion'.R2 '2. Funktion'.R3:'2. Funktion'.R14 '2. Funktion'.S2:'2. Funktion'.S2 '2. Funktion'.S3:'2. Funktion'.S14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"/>
          <table:table-cell>
            <draw:frame table:end-cell-address="'2. Funktion'.AE35" table:end-x="0.724cm" table:end-y="0.107cm" draw:z-index="3" draw:style-name="gr1" draw:text-style-name="P1" svg:width="29.698cm" svg:height="9.006cm" svg:x="0.366cm" svg:y="0.133cm">
              <draw:object draw:notify-on-update-of-ranges="'2. Funktion'.W3:'2. Funktion'.W14 '2. Funktion'.X2:'2. Funktion'.X2 '2. Funktion'.X3:'2. Funktion'.X14 '2. Funktion'.Y2:'2. Funktion'.Y2 '2. Funktion'.Y3:'2. Funktion'.Y14 '2. Funktion'.Z2:'2. Funktion'.Z2 '2. Funktion'.Z3:'2. Funktion'.Z14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formula="of:=[.B4]" office:value-type="float" office:value="32">
            <text:p>32</text:p>
          </table:table-cell>
          <table:table-cell office:value-type="float" office:value="0.00282">
            <text:p>0,00282</text:p>
          </table:table-cell>
          <table:table-cell office:value-type="float" office:value="0.632">
            <text:p>0,632</text:p>
          </table:table-cell>
          <table:table-cell office:value-type="float" office:value="0.000001623212877">
            <text:p>1,623212877E-006</text:p>
          </table:table-cell>
          <table:table-cell office:value-type="float" office:value="0.002324">
            <text:p>0,002324</text:p>
          </table:table-cell>
          <table:table-cell table:style-name="ce1" table:formula="of:=(100*[.F16])/[.C16]" office:value-type="float" office:value="82.4113475177305">
            <text:p>82,4</text:p>
          </table:table-cell>
          <table:table-cell/>
          <table:table-cell>
            <draw:frame table:end-cell-address="'2. Funktion'.O36" table:end-x="0.074cm" table:end-y="0.039cm" draw:z-index="0" draw:style-name="gr1" draw:text-style-name="P1" svg:width="15.999cm" svg:height="9cm" svg:x="1.237cm" svg:y="0.072cm">
              <draw:object draw:notify-on-update-of-ranges="'2. Funktion'.H3:'2. Funktion'.H14 '2. Funktion'.I2:'2. Funktion'.I2 '2. Funktion'.I3:'2. Funktion'.I14 '2. Funktion'.J2:'2. Funktion'.J2 '2. Funktion'.J3:'2. Funktion'.J14 '2. Funktion'.K2:'2. Funktion'.K2 '2. Funktion'.K3:'2. Funktion'.K1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7"/>
        </table:table-row>
        <table:table-row table:style-name="ro2">
          <table:table-cell office:value-type="float" office:value="4">
            <text:p>4</text:p>
          </table:table-cell>
          <table:table-cell table:formula="of:=[.B5]" office:value-type="float" office:value="64">
            <text:p>64</text:p>
          </table:table-cell>
          <table:table-cell office:value-type="float" office:value="0.003228">
            <text:p>0,003228</text:p>
          </table:table-cell>
          <table:table-cell office:value-type="float" office:value="1.098">
            <text:p>1,098</text:p>
          </table:table-cell>
          <table:table-cell office:value-type="float" office:value="0.00000010136349">
            <text:p>1,0136349E-007</text:p>
          </table:table-cell>
          <table:table-cell office:value-type="float" office:value="0.002315">
            <text:p>0,002315</text:p>
          </table:table-cell>
          <table:table-cell table:style-name="ce1" table:formula="of:=([.F17]*100)/[.C17]" office:value-type="float" office:value="71.7162329615861">
            <text:p>71,7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6]" office:value-type="float" office:value="128">
            <text:p>128</text:p>
          </table:table-cell>
          <table:table-cell office:value-type="float" office:value="0.004114">
            <text:p>0,004114</text:p>
          </table:table-cell>
          <table:table-cell office:value-type="float" office:value="1.718">
            <text:p>1,718</text:p>
          </table:table-cell>
          <table:table-cell office:value-type="float" office:value="0.000000006333855">
            <text:p>6,333855E-009</text:p>
          </table:table-cell>
          <table:table-cell office:value-type="float" office:value="0.002369">
            <text:p>0,002369</text:p>
          </table:table-cell>
          <table:table-cell table:style-name="ce1" table:formula="of:=(100*[.F18])/[.C18]" office:value-type="float" office:value="57.5838599902771">
            <text:p>57,6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7]" office:value-type="float" office:value="256">
            <text:p>256</text:p>
          </table:table-cell>
          <table:table-cell office:value-type="float" office:value="0.005708">
            <text:p>0,005708</text:p>
          </table:table-cell>
          <table:table-cell office:value-type="float" office:value="2.473">
            <text:p>2,473</text:p>
          </table:table-cell>
          <table:table-cell office:value-type="float" office:value="0.000000000395844">
            <text:p>3,95844E-010</text:p>
          </table:table-cell>
          <table:table-cell office:value-type="float" office:value="0.002295">
            <text:p>0,002295</text:p>
          </table:table-cell>
          <table:table-cell table:style-name="ce1" table:formula="of:=([.F19]*100)/[.C19]" office:value-type="float" office:value="40.2067274001402">
            <text:p>40,2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8]" office:value-type="float" office:value="512">
            <text:p>512</text:p>
          </table:table-cell>
          <table:table-cell office:value-type="float" office:value="0.009072">
            <text:p>0,009072</text:p>
          </table:table-cell>
          <table:table-cell office:value-type="float" office:value="3.109">
            <text:p>3,109</text:p>
          </table:table-cell>
          <table:table-cell office:value-type="float" office:value="0.000000000024739">
            <text:p>2,4739E-011</text:p>
          </table:table-cell>
          <table:table-cell office:value-type="float" office:value="0.002294">
            <text:p>0,002294</text:p>
          </table:table-cell>
          <table:table-cell table:style-name="ce1" table:formula="of:=(100*[.F20])/[.C20]" office:value-type="float" office:value="25.2865961199295">
            <text:p>25,3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9]" office:value-type="float" office:value="1024">
            <text:p>1024</text:p>
          </table:table-cell>
          <table:table-cell office:value-type="float" office:value="0.015795">
            <text:p>0,015795</text:p>
          </table:table-cell>
          <table:table-cell office:value-type="float" office:value="3.57">
            <text:p>3,57</text:p>
          </table:table-cell>
          <table:table-cell office:value-type="float" office:value="0.000000000001546">
            <text:p>1,546E-012</text:p>
          </table:table-cell>
          <table:table-cell office:value-type="float" office:value="0.002352">
            <text:p>0,002352</text:p>
          </table:table-cell>
          <table:table-cell table:style-name="ce1" table:formula="of:=([.F21]*100)/[.C21]" office:value-type="float" office:value="14.8907882241216">
            <text:p>14,9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10]" office:value-type="float" office:value="2048">
            <text:p>2048</text:p>
          </table:table-cell>
          <table:table-cell office:value-type="float" office:value="0.029244">
            <text:p>0,029244</text:p>
          </table:table-cell>
          <table:table-cell office:value-type="float" office:value="3.856">
            <text:p>3,856</text:p>
          </table:table-cell>
          <table:table-cell office:value-type="float" office:value="0.000000000000096">
            <text:p>9,6E-014</text:p>
          </table:table-cell>
          <table:table-cell office:value-type="float" office:value="0.002466">
            <text:p>0,002466</text:p>
          </table:table-cell>
          <table:table-cell table:style-name="ce1" table:formula="of:=(100*[.F22])/[.C22]" office:value-type="float" office:value="8.43249897414854">
            <text:p>8,4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11]" office:value-type="float" office:value="4096">
            <text:p>4096</text:p>
          </table:table-cell>
          <table:table-cell office:value-type="float" office:value="0.056162">
            <text:p>0,056162</text:p>
          </table:table-cell>
          <table:table-cell office:value-type="float" office:value="4.015">
            <text:p>4,015</text:p>
          </table:table-cell>
          <table:table-cell office:value-type="float" office:value="6E-015">
            <text:p>6E-015</text:p>
          </table:table-cell>
          <table:table-cell office:value-type="float" office:value="0.002719">
            <text:p>0,002719</text:p>
          </table:table-cell>
          <table:table-cell table:style-name="ce1" table:formula="of:=([.F23]*100)/[.C23]" office:value-type="float" office:value="4.8413518037107">
            <text:p>4,8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12]" office:value-type="float" office:value="8192">
            <text:p>8192</text:p>
          </table:table-cell>
          <table:table-cell office:value-type="float" office:value="0.109968">
            <text:p>0,109968</text:p>
          </table:table-cell>
          <table:table-cell office:value-type="float" office:value="4.101">
            <text:p>4,101</text:p>
          </table:table-cell>
          <table:table-cell office:value-type="float" office:value="2E-015">
            <text:p>2E-015</text:p>
          </table:table-cell>
          <table:table-cell office:value-type="float" office:value="0.003188">
            <text:p>0,003188</text:p>
          </table:table-cell>
          <table:table-cell table:style-name="ce1" table:formula="of:=(100*[.F24])/[.C24]" office:value-type="float" office:value="2.89902517095882">
            <text:p>2,9</text:p>
          </table:table-cell>
          <table:table-cell table:number-columns-repeated="19"/>
        </table:table-row>
        <table:table-row table:style-name="ro2">
          <table:table-cell office:value-type="float" office:value="4">
            <text:p>4</text:p>
          </table:table-cell>
          <table:table-cell table:formula="of:=[.B13]" office:value-type="float" office:value="16384">
            <text:p>16384</text:p>
          </table:table-cell>
          <table:table-cell office:value-type="float" office:value="0.217589">
            <text:p>0,217589</text:p>
          </table:table-cell>
          <table:table-cell office:value-type="float" office:value="4.145">
            <text:p>4,145</text:p>
          </table:table-cell>
          <table:table-cell office:value-type="float" office:value="5E-015">
            <text:p>5E-015</text:p>
          </table:table-cell>
          <table:table-cell office:value-type="float" office:value="0.004141">
            <text:p>0,004141</text:p>
          </table:table-cell>
          <table:table-cell table:style-name="ce1" table:formula="of:=([.F25]*100)/[.C25]" office:value-type="float" office:value="1.90312929421984">
            <text:p>1,9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2]" office:value-type="float" office:value="8">
            <text:p>8</text:p>
          </table:table-cell>
          <table:table-cell office:value-type="float" office:value="0.005201">
            <text:p>0,005201</text:p>
          </table:table-cell>
          <table:table-cell office:value-type="float" office:value="0.089">
            <text:p>0,089</text:p>
          </table:table-cell>
          <table:table-cell office:value-type="float" office:value="1.07418215453748">
            <text:p>1,0741821545</text:p>
          </table:table-cell>
          <table:table-cell office:value-type="float" office:value="0.005069">
            <text:p>0,005069</text:p>
          </table:table-cell>
          <table:table-cell table:style-name="ce1" table:formula="of:=(100*[.F26])/[.C26]" office:value-type="float" office:value="97.462026533359">
            <text:p>97,5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3]" office:value-type="float" office:value="16">
            <text:p>16</text:p>
          </table:table-cell>
          <table:table-cell office:value-type="float" office:value="0.005248">
            <text:p>0,005248</text:p>
          </table:table-cell>
          <table:table-cell office:value-type="float" office:value="0.175">
            <text:p>0,175</text:p>
          </table:table-cell>
          <table:table-cell office:value-type="float" office:value="0.000026061157155">
            <text:p>2,6061157155E-005</text:p>
          </table:table-cell>
          <table:table-cell office:value-type="float" office:value="0.005064">
            <text:p>0,005064</text:p>
          </table:table-cell>
          <table:table-cell table:style-name="ce1" table:formula="of:=([.F27]*100)/[.C27]" office:value-type="float" office:value="96.4939024390244">
            <text:p>96,5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4]" office:value-type="float" office:value="32">
            <text:p>32</text:p>
          </table:table-cell>
          <table:table-cell office:value-type="float" office:value="0.005362">
            <text:p>0,005362</text:p>
          </table:table-cell>
          <table:table-cell office:value-type="float" office:value="0.336">
            <text:p>0,336</text:p>
          </table:table-cell>
          <table:table-cell office:value-type="float" office:value="0.000001623212878">
            <text:p>1,623212878E-006</text:p>
          </table:table-cell>
          <table:table-cell office:value-type="float" office:value="0.005074">
            <text:p>0,005074</text:p>
          </table:table-cell>
          <table:table-cell table:style-name="ce1" table:formula="of:=(100*[.F28])/[.C28]" office:value-type="float" office:value="94.6288698246923">
            <text:p>94,6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5]" office:value-type="float" office:value="64">
            <text:p>64</text:p>
          </table:table-cell>
          <table:table-cell office:value-type="float" office:value="0.005549">
            <text:p>0,005549</text:p>
          </table:table-cell>
          <table:table-cell office:value-type="float" office:value="0.642">
            <text:p>0,642</text:p>
          </table:table-cell>
          <table:table-cell office:value-type="float" office:value="0.00000010136349">
            <text:p>1,0136349E-007</text:p>
          </table:table-cell>
          <table:table-cell office:value-type="float" office:value="0.005053">
            <text:p>0,005053</text:p>
          </table:table-cell>
          <table:table-cell table:style-name="ce1" table:formula="of:=([.F29]*100)/[.C29]" office:value-type="float" office:value="91.0614525139665">
            <text:p>91,1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6]" office:value-type="float" office:value="128">
            <text:p>128</text:p>
          </table:table-cell>
          <table:table-cell office:value-type="float" office:value="0.005984">
            <text:p>0,005984</text:p>
          </table:table-cell>
          <table:table-cell office:value-type="float" office:value="1.181">
            <text:p>1,181</text:p>
          </table:table-cell>
          <table:table-cell office:value-type="float" office:value="0.000000006333855">
            <text:p>6,333855E-009</text:p>
          </table:table-cell>
          <table:table-cell office:value-type="float" office:value="0.005055">
            <text:p>0,005055</text:p>
          </table:table-cell>
          <table:table-cell table:style-name="ce1" table:formula="of:=(100*[.F30])/[.C30]" office:value-type="float" office:value="84.4752673796791">
            <text:p>84,5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7]" office:value-type="float" office:value="256">
            <text:p>256</text:p>
          </table:table-cell>
          <table:table-cell office:value-type="float" office:value="0.006813">
            <text:p>0,006813</text:p>
          </table:table-cell>
          <table:table-cell office:value-type="float" office:value="2.072">
            <text:p>2,072</text:p>
          </table:table-cell>
          <table:table-cell office:value-type="float" office:value="0.000000000395845">
            <text:p>3,95845E-010</text:p>
          </table:table-cell>
          <table:table-cell office:value-type="float" office:value="0.005051">
            <text:p>0,005051</text:p>
          </table:table-cell>
          <table:table-cell table:style-name="ce1" table:formula="of:=([.F31]*100)/[.C31]" office:value-type="float" office:value="74.1376779685895">
            <text:p>74,1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8]" office:value-type="float" office:value="512">
            <text:p>512</text:p>
          </table:table-cell>
          <table:table-cell office:value-type="float" office:value="0.008441">
            <text:p>0,008441</text:p>
          </table:table-cell>
          <table:table-cell office:value-type="float" office:value="3.342">
            <text:p>3,342</text:p>
          </table:table-cell>
          <table:table-cell office:value-type="float" office:value="0.000000000024741">
            <text:p>2,4741E-011</text:p>
          </table:table-cell>
          <table:table-cell office:value-type="float" office:value="0.005012">
            <text:p>0,005012</text:p>
          </table:table-cell>
          <table:table-cell table:style-name="ce1" table:formula="of:=(100*[.F32])/[.C32]" office:value-type="float" office:value="59.3768510839948">
            <text:p>59,4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9]" office:value-type="float" office:value="1024">
            <text:p>1024</text:p>
          </table:table-cell>
          <table:table-cell office:value-type="float" office:value="0.011689">
            <text:p>0,011689</text:p>
          </table:table-cell>
          <table:table-cell office:value-type="float" office:value="4.825">
            <text:p>4,825</text:p>
          </table:table-cell>
          <table:table-cell office:value-type="float" office:value="0.000000000001546">
            <text:p>1,546E-012</text:p>
          </table:table-cell>
          <table:table-cell office:value-type="float" office:value="0.004926">
            <text:p>0,004926</text:p>
          </table:table-cell>
          <table:table-cell table:style-name="ce1" table:formula="of:=([.F33]*100)/[.C33]" office:value-type="float" office:value="42.142184960219">
            <text:p>42,1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10]" office:value-type="float" office:value="2048">
            <text:p>2048</text:p>
          </table:table-cell>
          <table:table-cell office:value-type="float" office:value="0.018226">
            <text:p>0,018226</text:p>
          </table:table-cell>
          <table:table-cell office:value-type="float" office:value="6.187">
            <text:p>6,187</text:p>
          </table:table-cell>
          <table:table-cell office:value-type="float" office:value="0.000000000000096">
            <text:p>9,6E-014</text:p>
          </table:table-cell>
          <table:table-cell office:value-type="float" office:value="0.004795">
            <text:p>0,004795</text:p>
          </table:table-cell>
          <table:table-cell table:style-name="ce1" table:formula="of:=(100*[.F34])/[.C34]" office:value-type="float" office:value="26.308570174476">
            <text:p>26,3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11]" office:value-type="float" office:value="4096">
            <text:p>4096</text:p>
          </table:table-cell>
          <table:table-cell office:value-type="float" office:value="0.031582">
            <text:p>0,031582</text:p>
          </table:table-cell>
          <table:table-cell office:value-type="float" office:value="7.141">
            <text:p>7,141</text:p>
          </table:table-cell>
          <table:table-cell office:value-type="float" office:value="7E-015">
            <text:p>7E-015</text:p>
          </table:table-cell>
          <table:table-cell office:value-type="float" office:value="0.0048">
            <text:p>0,0048</text:p>
          </table:table-cell>
          <table:table-cell table:style-name="ce1" table:formula="of:=([.F35]*100)/[.C35]" office:value-type="float" office:value="15.1985308086885">
            <text:p>15,2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12]" office:value-type="float" office:value="8192">
            <text:p>8192</text:p>
          </table:table-cell>
          <table:table-cell office:value-type="float" office:value="0.058404">
            <text:p>0,058404</text:p>
          </table:table-cell>
          <table:table-cell office:value-type="float" office:value="7.722">
            <text:p>7,722</text:p>
          </table:table-cell>
          <table:table-cell office:value-type="float" office:value="1E-015">
            <text:p>1E-015</text:p>
          </table:table-cell>
          <table:table-cell office:value-type="float" office:value="0.004951">
            <text:p>0,004951</text:p>
          </table:table-cell>
          <table:table-cell table:style-name="ce1" table:formula="of:=(100*[.F36])/[.C36]" office:value-type="float" office:value="8.47715909869187">
            <text:p>8,5</text:p>
          </table:table-cell>
          <table:table-cell table:number-columns-repeated="19"/>
        </table:table-row>
        <table:table-row table:style-name="ro2">
          <table:table-cell office:value-type="float" office:value="8">
            <text:p>8</text:p>
          </table:table-cell>
          <table:table-cell table:formula="of:=[.B13]" office:value-type="float" office:value="16384">
            <text:p>16384</text:p>
          </table:table-cell>
          <table:table-cell office:value-type="float" office:value="0.112069">
            <text:p>0,112069</text:p>
          </table:table-cell>
          <table:table-cell office:value-type="float" office:value="8.049">
            <text:p>8,049</text:p>
          </table:table-cell>
          <table:table-cell office:value-type="float" office:value="0">
            <text:p>0</text:p>
          </table:table-cell>
          <table:table-cell office:value-type="float" office:value="0.005273">
            <text:p>0,005273</text:p>
          </table:table-cell>
          <table:table-cell table:style-name="ce1" table:formula="of:=([.F37]*100)/[.C37]" office:value-type="float" office:value="4.705137013804">
            <text:p>4,7</text:p>
          </table:table-cell>
          <table:table-cell table:number-columns-repeated="19"/>
        </table:table-row>
        <table:table-row table:style-name="ro2">
          <table:table-cell table:number-columns-repeated="26"/>
        </table:table-row>
        <table:table-row table:style-name="ro3">
          <table:table-cell table:number-columns-repeated="7"/>
          <table:table-cell office:value-type="string">
            <text:p>Intervall</text:p>
          </table:table-cell>
          <table:table-cell office:value-type="string">
            <text:p>Speedup p=2</text:p>
          </table:table-cell>
          <table:table-cell office:value-type="string">
            <text:p>Speedup p=4</text:p>
          </table:table-cell>
          <table:table-cell office:value-type="string">
            <text:p>Speedup p=8</text:p>
          </table:table-cell>
          <table:table-cell/>
          <table:table-cell office:value-type="string">
            <text:p>Prozessoranzahl</text:p>
          </table:table-cell>
          <table:table-cell office:value-type="string">
            <text:p>n = 8</text:p>
          </table:table-cell>
          <table:table-cell office:value-type="string">
            <text:p>n = 16</text:p>
          </table:table-cell>
          <table:table-cell office:value-type="string">
            <text:p>n = 32</text:p>
          </table:table-cell>
          <table:table-cell office:value-type="string">
            <text:p>n = 64</text:p>
          </table:table-cell>
          <table:table-cell office:value-type="string">
            <text:p>n = 128</text:p>
          </table:table-cell>
          <table:table-cell office:value-type="string">
            <text:p>n = 256</text:p>
          </table:table-cell>
          <table:table-cell office:value-type="string">
            <text:p>n = 512</text:p>
          </table:table-cell>
          <table:table-cell office:value-type="string">
            <text:p>n = 1024</text:p>
          </table:table-cell>
          <table:table-cell office:value-type="string">
            <text:p>n = 2048</text:p>
          </table:table-cell>
          <table:table-cell office:value-type="string">
            <text:p>n = 4096</text:p>
          </table:table-cell>
          <table:table-cell office:value-type="string">
            <text:p>n = 8192</text:p>
          </table:table-cell>
          <table:table-cell office:value-type="string">
            <text:p>n = 16384</text:p>
          </table:table-cell>
          <table:table-cell/>
        </table:table-row>
        <table:table-row table:style-name="ro2">
          <table:table-cell table:number-columns-repeated="7"/>
          <table:table-cell table:formula="of:=[.B2]" office:value-type="float" office:value="8">
            <text:p>8</text:p>
          </table:table-cell>
          <table:table-cell table:formula="of:=[.D2]" office:value-type="float" office:value="0.363">
            <text:p>0,363</text:p>
          </table:table-cell>
          <table:table-cell table:formula="of:=[.D14]" office:value-type="float" office:value="0.184">
            <text:p>0,184</text:p>
          </table:table-cell>
          <table:table-cell table:formula="of:=[.D26]" office:value-type="float" office:value="0.089">
            <text:p>0,089</text:p>
          </table:table-cell>
          <table:table-cell/>
          <table:table-cell office:value-type="float" office:value="2">
            <text:p>2</text:p>
          </table:table-cell>
          <table:table-cell office:value-type="float" office:value="0.363">
            <text:p>0,363</text:p>
          </table:table-cell>
          <table:table-cell office:value-type="float" office:value="0.61">
            <text:p>0,61</text:p>
          </table:table-cell>
          <table:table-cell office:value-type="float" office:value="0.94">
            <text:p>0,94</text:p>
          </table:table-cell>
          <table:table-cell office:value-type="float" office:value="1.301">
            <text:p>1,301</text:p>
          </table:table-cell>
          <table:table-cell office:value-type="float" office:value="1.614">
            <text:p>1,614</text:p>
          </table:table-cell>
          <table:table-cell office:value-type="float" office:value="1.828">
            <text:p>1,828</text:p>
          </table:table-cell>
          <table:table-cell office:value-type="float" office:value="1.958">
            <text:p>1,958</text:p>
          </table:table-cell>
          <table:table-cell office:value-type="float" office:value="2.028">
            <text:p>2,028</text:p>
          </table:table-cell>
          <table:table-cell office:value-type="float" office:value="2.064">
            <text:p>2,064</text:p>
          </table:table-cell>
          <table:table-cell office:value-type="float" office:value="2.083">
            <text:p>2,083</text:p>
          </table:table-cell>
          <table:table-cell office:value-type="float" office:value="2.092">
            <text:p>2,092</text:p>
          </table:table-cell>
          <table:table-cell office:value-type="float" office:value="2.097">
            <text:p>2,097</text:p>
          </table:table-cell>
          <table:table-cell/>
        </table:table-row>
        <table:table-row table:style-name="ro2">
          <table:table-cell table:number-columns-repeated="7"/>
          <table:table-cell table:formula="of:=[.B3]" office:value-type="float" office:value="16">
            <text:p>16</text:p>
          </table:table-cell>
          <table:table-cell table:formula="of:=[.D3]" office:value-type="float" office:value="0.61">
            <text:p>0,61</text:p>
          </table:table-cell>
          <table:table-cell table:formula="of:=[.D15]" office:value-type="float" office:value="0.345">
            <text:p>0,345</text:p>
          </table:table-cell>
          <table:table-cell table:formula="of:=[.D27]" office:value-type="float" office:value="0.175">
            <text:p>0,175</text:p>
          </table:table-cell>
          <table:table-cell/>
          <table:table-cell office:value-type="float" office:value="4">
            <text:p>4</text:p>
          </table:table-cell>
          <table:table-cell office:value-type="float" office:value="0.184">
            <text:p>0,184</text:p>
          </table:table-cell>
          <table:table-cell office:value-type="float" office:value="0.345">
            <text:p>0,345</text:p>
          </table:table-cell>
          <table:table-cell office:value-type="float" office:value="0.632">
            <text:p>0,632</text:p>
          </table:table-cell>
          <table:table-cell office:value-type="float" office:value="1.098">
            <text:p>1,098</text:p>
          </table:table-cell>
          <table:table-cell office:value-type="float" office:value="1.718">
            <text:p>1,718</text:p>
          </table:table-cell>
          <table:table-cell office:value-type="float" office:value="2.473">
            <text:p>2,473</text:p>
          </table:table-cell>
          <table:table-cell office:value-type="float" office:value="3.109">
            <text:p>3,109</text:p>
          </table:table-cell>
          <table:table-cell office:value-type="float" office:value="3.57">
            <text:p>3,57</text:p>
          </table:table-cell>
          <table:table-cell office:value-type="float" office:value="3.856">
            <text:p>3,856</text:p>
          </table:table-cell>
          <table:table-cell office:value-type="float" office:value="4.015">
            <text:p>4,015</text:p>
          </table:table-cell>
          <table:table-cell office:value-type="float" office:value="4.101">
            <text:p>4,101</text:p>
          </table:table-cell>
          <table:table-cell office:value-type="float" office:value="4.145">
            <text:p>4,145</text:p>
          </table:table-cell>
          <table:table-cell/>
        </table:table-row>
        <table:table-row table:style-name="ro2">
          <table:table-cell table:number-columns-repeated="7"/>
          <table:table-cell table:formula="of:=[.B4]" office:value-type="float" office:value="32">
            <text:p>32</text:p>
          </table:table-cell>
          <table:table-cell table:formula="of:=[.D4]" office:value-type="float" office:value="0.94">
            <text:p>0,94</text:p>
          </table:table-cell>
          <table:table-cell table:formula="of:=[.D16]" office:value-type="float" office:value="0.632">
            <text:p>0,632</text:p>
          </table:table-cell>
          <table:table-cell table:formula="of:=[.D28]" office:value-type="float" office:value="0.336">
            <text:p>0,336</text:p>
          </table:table-cell>
          <table:table-cell/>
          <table:table-cell office:value-type="float" office:value="8">
            <text:p>8</text:p>
          </table:table-cell>
          <table:table-cell office:value-type="float" office:value="0.089">
            <text:p>0,089</text:p>
          </table:table-cell>
          <table:table-cell office:value-type="float" office:value="0.175">
            <text:p>0,175</text:p>
          </table:table-cell>
          <table:table-cell office:value-type="float" office:value="0.336">
            <text:p>0,336</text:p>
          </table:table-cell>
          <table:table-cell office:value-type="float" office:value="0.642">
            <text:p>0,642</text:p>
          </table:table-cell>
          <table:table-cell office:value-type="float" office:value="1.181">
            <text:p>1,181</text:p>
          </table:table-cell>
          <table:table-cell office:value-type="float" office:value="2.072">
            <text:p>2,072</text:p>
          </table:table-cell>
          <table:table-cell office:value-type="float" office:value="3.342">
            <text:p>3,342</text:p>
          </table:table-cell>
          <table:table-cell office:value-type="float" office:value="4.825">
            <text:p>4,825</text:p>
          </table:table-cell>
          <table:table-cell office:value-type="float" office:value="6.187">
            <text:p>6,187</text:p>
          </table:table-cell>
          <table:table-cell office:value-type="float" office:value="7.141">
            <text:p>7,141</text:p>
          </table:table-cell>
          <table:table-cell office:value-type="float" office:value="7.722">
            <text:p>7,722</text:p>
          </table:table-cell>
          <table:table-cell office:value-type="float" office:value="8.049">
            <text:p>8,049</text:p>
          </table:table-cell>
          <table:table-cell/>
        </table:table-row>
        <table:table-row table:style-name="ro2">
          <table:table-cell table:number-columns-repeated="7"/>
          <table:table-cell table:formula="of:=[.B5]" office:value-type="float" office:value="64">
            <text:p>64</text:p>
          </table:table-cell>
          <table:table-cell table:formula="of:=[.D5]" office:value-type="float" office:value="1.301">
            <text:p>1,301</text:p>
          </table:table-cell>
          <table:table-cell table:formula="of:=[.D17]" office:value-type="float" office:value="1.098">
            <text:p>1,098</text:p>
          </table:table-cell>
          <table:table-cell table:formula="of:=[.D29]" office:value-type="float" office:value="0.642">
            <text:p>0,642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6]" office:value-type="float" office:value="128">
            <text:p>128</text:p>
          </table:table-cell>
          <table:table-cell table:formula="of:=[.D6]" office:value-type="float" office:value="1.614">
            <text:p>1,614</text:p>
          </table:table-cell>
          <table:table-cell table:formula="of:=[.D18]" office:value-type="float" office:value="1.718">
            <text:p>1,718</text:p>
          </table:table-cell>
          <table:table-cell table:formula="of:=[.D30]" office:value-type="float" office:value="1.181">
            <text:p>1,181</text:p>
          </table:table-cell>
          <table:table-cell/>
          <table:table-cell office:value-type="string">
            <text:p>Effizienz</text:p>
          </table:table-cell>
          <table:table-cell office:value-type="string">
            <text:p>n = 8</text:p>
          </table:table-cell>
          <table:table-cell office:value-type="string">
            <text:p>n = 16</text:p>
          </table:table-cell>
          <table:table-cell office:value-type="string">
            <text:p>n = 32</text:p>
          </table:table-cell>
          <table:table-cell office:value-type="string">
            <text:p>n = 64</text:p>
          </table:table-cell>
          <table:table-cell office:value-type="string">
            <text:p>n = 128</text:p>
          </table:table-cell>
          <table:table-cell office:value-type="string">
            <text:p>n = 256</text:p>
          </table:table-cell>
          <table:table-cell office:value-type="string">
            <text:p>n = 512</text:p>
          </table:table-cell>
          <table:table-cell office:value-type="string">
            <text:p>n = 1024</text:p>
          </table:table-cell>
          <table:table-cell office:value-type="string">
            <text:p>n = 2048</text:p>
          </table:table-cell>
          <table:table-cell office:value-type="string">
            <text:p>n = 4096</text:p>
          </table:table-cell>
          <table:table-cell office:value-type="string">
            <text:p>n = 8192</text:p>
          </table:table-cell>
          <table:table-cell office:value-type="string">
            <text:p>n = 16384</text:p>
          </table:table-cell>
          <table:table-cell/>
        </table:table-row>
        <table:table-row table:style-name="ro2">
          <table:table-cell table:number-columns-repeated="7"/>
          <table:table-cell table:formula="of:=[.B7]" office:value-type="float" office:value="256">
            <text:p>256</text:p>
          </table:table-cell>
          <table:table-cell table:formula="of:=[.D7]" office:value-type="float" office:value="1.828">
            <text:p>1,828</text:p>
          </table:table-cell>
          <table:table-cell table:formula="of:=[.D19]" office:value-type="float" office:value="2.473">
            <text:p>2,473</text:p>
          </table:table-cell>
          <table:table-cell table:formula="of:=[.D31]" office:value-type="float" office:value="2.072">
            <text:p>2,072</text:p>
          </table:table-cell>
          <table:table-cell/>
          <table:table-cell office:value-type="float" office:value="2">
            <text:p>2</text:p>
          </table:table-cell>
          <table:table-cell table:formula="of:=[.N40]/[.M40]" office:value-type="float" office:value="0.1815">
            <text:p>0,1815</text:p>
          </table:table-cell>
          <table:table-cell table:formula="of:=[.O40]/[.M40]" office:value-type="float" office:value="0.305">
            <text:p>0,305</text:p>
          </table:table-cell>
          <table:table-cell table:formula="of:=[.P40]/[.M40]" office:value-type="float" office:value="0.47">
            <text:p>0,47</text:p>
          </table:table-cell>
          <table:table-cell table:formula="of:=[.Q40]/[.M40]" office:value-type="float" office:value="0.6505">
            <text:p>0,6505</text:p>
          </table:table-cell>
          <table:table-cell table:formula="of:=[.R40]/[.M40]" office:value-type="float" office:value="0.807">
            <text:p>0,807</text:p>
          </table:table-cell>
          <table:table-cell table:formula="of:=[.S40]/[.M40]" office:value-type="float" office:value="0.914">
            <text:p>0,914</text:p>
          </table:table-cell>
          <table:table-cell table:formula="of:=[.T40]/[.M40]" office:value-type="float" office:value="0.979">
            <text:p>0,979</text:p>
          </table:table-cell>
          <table:table-cell table:formula="of:=[.U40]/[.M40]" office:value-type="float" office:value="1.014">
            <text:p>1,014</text:p>
          </table:table-cell>
          <table:table-cell table:formula="of:=[.V40]/[.M40]" office:value-type="float" office:value="1.032">
            <text:p>1,032</text:p>
          </table:table-cell>
          <table:table-cell table:formula="of:=[.W40]/[.M40]" office:value-type="float" office:value="1.0415">
            <text:p>1,0415</text:p>
          </table:table-cell>
          <table:table-cell table:formula="of:=[.X40]/[.M40]" office:value-type="float" office:value="1.046">
            <text:p>1,046</text:p>
          </table:table-cell>
          <table:table-cell table:formula="of:=[.Y40]/[.M40]" office:value-type="float" office:value="1.0485">
            <text:p>1,0485</text:p>
          </table:table-cell>
          <table:table-cell/>
        </table:table-row>
        <table:table-row table:style-name="ro2">
          <table:table-cell table:number-columns-repeated="7"/>
          <table:table-cell table:formula="of:=[.B8]" office:value-type="float" office:value="512">
            <text:p>512</text:p>
          </table:table-cell>
          <table:table-cell table:formula="of:=[.D8]" office:value-type="float" office:value="1.958">
            <text:p>1,958</text:p>
          </table:table-cell>
          <table:table-cell table:formula="of:=[.D20]" office:value-type="float" office:value="3.109">
            <text:p>3,109</text:p>
          </table:table-cell>
          <table:table-cell table:formula="of:=[.D32]" office:value-type="float" office:value="3.342">
            <text:p>3,342</text:p>
          </table:table-cell>
          <table:table-cell/>
          <table:table-cell office:value-type="float" office:value="4">
            <text:p>4</text:p>
          </table:table-cell>
          <table:table-cell table:formula="of:=[.N41]/[.M41]" office:value-type="float" office:value="0.046">
            <text:p>0,046</text:p>
          </table:table-cell>
          <table:table-cell table:formula="of:=[.O41]/[.M41]" office:value-type="float" office:value="0.08625">
            <text:p>0,08625</text:p>
          </table:table-cell>
          <table:table-cell table:formula="of:=[.P41]/[.M41]" office:value-type="float" office:value="0.158">
            <text:p>0,158</text:p>
          </table:table-cell>
          <table:table-cell table:formula="of:=[.Q41]/[.M41]" office:value-type="float" office:value="0.2745">
            <text:p>0,2745</text:p>
          </table:table-cell>
          <table:table-cell table:formula="of:=[.R41]/[.M41]" office:value-type="float" office:value="0.4295">
            <text:p>0,4295</text:p>
          </table:table-cell>
          <table:table-cell table:formula="of:=[.S41]/[.M41]" office:value-type="float" office:value="0.61825">
            <text:p>0,61825</text:p>
          </table:table-cell>
          <table:table-cell table:formula="of:=[.T41]/[.M41]" office:value-type="float" office:value="0.77725">
            <text:p>0,77725</text:p>
          </table:table-cell>
          <table:table-cell table:formula="of:=[.U41]/[.M41]" office:value-type="float" office:value="0.8925">
            <text:p>0,8925</text:p>
          </table:table-cell>
          <table:table-cell table:formula="of:=[.V41]/[.M41]" office:value-type="float" office:value="0.964">
            <text:p>0,964</text:p>
          </table:table-cell>
          <table:table-cell table:formula="of:=[.W41]/[.M41]" office:value-type="float" office:value="1.00375">
            <text:p>1,00375</text:p>
          </table:table-cell>
          <table:table-cell table:formula="of:=[.X41]/[.M41]" office:value-type="float" office:value="1.02525">
            <text:p>1,02525</text:p>
          </table:table-cell>
          <table:table-cell table:formula="of:=[.Y41]/[.M41]" office:value-type="float" office:value="1.03625">
            <text:p>1,03625</text:p>
          </table:table-cell>
          <table:table-cell/>
        </table:table-row>
        <table:table-row table:style-name="ro2">
          <table:table-cell table:number-columns-repeated="7"/>
          <table:table-cell table:formula="of:=[.B9]" office:value-type="float" office:value="1024">
            <text:p>1024</text:p>
          </table:table-cell>
          <table:table-cell table:formula="of:=[.D9]" office:value-type="float" office:value="2.028">
            <text:p>2,028</text:p>
          </table:table-cell>
          <table:table-cell table:formula="of:=[.D21]" office:value-type="float" office:value="3.57">
            <text:p>3,57</text:p>
          </table:table-cell>
          <table:table-cell table:formula="of:=[.D33]" office:value-type="float" office:value="4.825">
            <text:p>4,825</text:p>
          </table:table-cell>
          <table:table-cell/>
          <table:table-cell office:value-type="float" office:value="8">
            <text:p>8</text:p>
          </table:table-cell>
          <table:table-cell table:formula="of:=[.N42]/[.M42]" office:value-type="float" office:value="0.011125">
            <text:p>0,011125</text:p>
          </table:table-cell>
          <table:table-cell table:formula="of:=[.O42]/[.M42]" office:value-type="float" office:value="0.021875">
            <text:p>0,021875</text:p>
          </table:table-cell>
          <table:table-cell table:formula="of:=[.P42]/[.M42]" office:value-type="float" office:value="0.042">
            <text:p>0,042</text:p>
          </table:table-cell>
          <table:table-cell table:formula="of:=[.Q42]/[.M42]" office:value-type="float" office:value="0.08025">
            <text:p>0,08025</text:p>
          </table:table-cell>
          <table:table-cell table:formula="of:=[.R42]/[.M42]" office:value-type="float" office:value="0.147625">
            <text:p>0,147625</text:p>
          </table:table-cell>
          <table:table-cell table:formula="of:=[.S42]/[.M42]" office:value-type="float" office:value="0.259">
            <text:p>0,259</text:p>
          </table:table-cell>
          <table:table-cell table:formula="of:=[.T42]/[.M42]" office:value-type="float" office:value="0.41775">
            <text:p>0,41775</text:p>
          </table:table-cell>
          <table:table-cell table:formula="of:=[.U42]/[.M42]" office:value-type="float" office:value="0.603125">
            <text:p>0,603125</text:p>
          </table:table-cell>
          <table:table-cell table:formula="of:=[.V42]/[.M42]" office:value-type="float" office:value="0.773375">
            <text:p>0,773375</text:p>
          </table:table-cell>
          <table:table-cell table:formula="of:=[.W42]/[.M42]" office:value-type="float" office:value="0.892625">
            <text:p>0,892625</text:p>
          </table:table-cell>
          <table:table-cell table:formula="of:=[.X42]/[.M42]" office:value-type="float" office:value="0.96525">
            <text:p>0,96525</text:p>
          </table:table-cell>
          <table:table-cell table:formula="of:=[.Y42]/[.M42]" office:value-type="float" office:value="1.006125">
            <text:p>1,006125</text:p>
          </table:table-cell>
          <table:table-cell/>
        </table:table-row>
        <table:table-row table:style-name="ro2">
          <table:table-cell table:number-columns-repeated="7"/>
          <table:table-cell table:formula="of:=[.B10]" office:value-type="float" office:value="2048">
            <text:p>2048</text:p>
          </table:table-cell>
          <table:table-cell table:formula="of:=[.D10]" office:value-type="float" office:value="2.064">
            <text:p>2,064</text:p>
          </table:table-cell>
          <table:table-cell table:formula="of:=[.D22]" office:value-type="float" office:value="3.856">
            <text:p>3,856</text:p>
          </table:table-cell>
          <table:table-cell table:formula="of:=[.D34]" office:value-type="float" office:value="6.187">
            <text:p>6,187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11]" office:value-type="float" office:value="4096">
            <text:p>4096</text:p>
          </table:table-cell>
          <table:table-cell table:formula="of:=[.D11]" office:value-type="float" office:value="2.083">
            <text:p>2,083</text:p>
          </table:table-cell>
          <table:table-cell table:formula="of:=[.D23]" office:value-type="float" office:value="4.015">
            <text:p>4,015</text:p>
          </table:table-cell>
          <table:table-cell table:formula="of:=[.D35]" office:value-type="float" office:value="7.141">
            <text:p>7,141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12]" office:value-type="float" office:value="8192">
            <text:p>8192</text:p>
          </table:table-cell>
          <table:table-cell table:formula="of:=[.D12]" office:value-type="float" office:value="2.092">
            <text:p>2,092</text:p>
          </table:table-cell>
          <table:table-cell table:formula="of:=[.D24]" office:value-type="float" office:value="4.101">
            <text:p>4,101</text:p>
          </table:table-cell>
          <table:table-cell table:formula="of:=[.D36]" office:value-type="float" office:value="7.722">
            <text:p>7,722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13]" office:value-type="float" office:value="16384">
            <text:p>16384</text:p>
          </table:table-cell>
          <table:table-cell table:formula="of:=[.D13]" office:value-type="float" office:value="2.097">
            <text:p>2,097</text:p>
          </table:table-cell>
          <table:table-cell table:formula="of:=[.D25]" office:value-type="float" office:value="4.145">
            <text:p>4,145</text:p>
          </table:table-cell>
          <table:table-cell table:formula="of:=[.D37]" office:value-type="float" office:value="8.049">
            <text:p>8,049</text:p>
          </table:table-cell>
          <table:table-cell table:number-columns-repeated="15"/>
        </table:table-row>
        <table:table-row table:style-name="ro2">
          <table:table-cell table:number-columns-repeated="7"/>
          <table:table-cell>
            <draw:frame table:end-cell-address="'2. Funktion'.M72" table:end-x="1.964cm" table:end-y="0.239cm" draw:z-index="2" draw:style-name="gr1" draw:text-style-name="P1" svg:width="15.999cm" svg:height="9cm" svg:x="0.004cm" svg:y="0.272cm">
              <draw:object draw:notify-on-update-of-ranges="'2. Funktion'.H40:'2. Funktion'.H51 '2. Funktion'.I39:'2. Funktion'.I39 '2. Funktion'.I40:'2. Funktion'.I51 '2. Funktion'.J39:'2. Funktion'.J39 '2. Funktion'.J40:'2. Funktion'.J51 '2. Funktion'.K39:'2. Funktion'.K39 '2. Funktion'.K40:'2. Funktion'.K51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'2. Funktion'.S72" table:end-x="2.846cm" table:end-y="0.014cm" draw:z-index="4" draw:style-name="gr1" draw:text-style-name="P1" svg:width="15.999cm" svg:height="8.999cm" svg:x="0.22cm" svg:y="0.048cm">
              <draw:object draw:notify-on-update-of-ranges="'2. Funktion'.M40:'2. Funktion'.M42 '2. Funktion'.N39:'2. Funktion'.N39 '2. Funktion'.N40:'2. Funktion'.N42 '2. Funktion'.O39:'2. Funktion'.O39 '2. Funktion'.O40:'2. Funktion'.O42 '2. Funktion'.P39:'2. Funktion'.P39 '2. Funktion'.P40:'2. Funktion'.P42 '2. Funktion'.Q39:'2. Funktion'.Q39 '2. Funktion'.Q40:'2. Funktion'.Q42 '2. Funktion'.R39:'2. Funktion'.R39 '2. Funktion'.R40:'2. Funktion'.R42 '2. Funktion'.S39:'2. Funktion'.S39 '2. Funktion'.S40:'2. Funktion'.S42 '2. Funktion'.T39:'2. Funktion'.T39 '2. Funktion'.T40:'2. Funktion'.T42 '2. Funktion'.U39:'2. Funktion'.U39 '2. Funktion'.U40:'2. Funktion'.U42 '2. Funktion'.V39:'2. Funktion'.V39 '2. Funktion'.V40:'2. Funktion'.V42 '2. Funktion'.W39:'2. Funktion'.W39 '2. Funktion'.W40:'2. Funktion'.W42 '2. Funktion'.X39:'2. Funktion'.X39 '2. Funktion'.X40:'2. Funktion'.X42 '2. Funktion'.Y39:'2. Funktion'.Y39 '2. Funktion'.Y40:'2. Funktion'.Y4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'2. Funktion'.Y72" table:end-x="2.496cm" table:end-y="0.066cm" draw:z-index="5" draw:style-name="gr1" draw:text-style-name="P1" svg:width="15.999cm" svg:height="8.999cm" svg:x="1.909cm" svg:y="0.1cm">
              <draw:object draw:notify-on-update-of-ranges="'2. Funktion'.M45:'2. Funktion'.M47 '2. Funktion'.N44:'2. Funktion'.N44 '2. Funktion'.N45:'2. Funktion'.N47 '2. Funktion'.O44:'2. Funktion'.O44 '2. Funktion'.O45:'2. Funktion'.O47 '2. Funktion'.P44:'2. Funktion'.P44 '2. Funktion'.P45:'2. Funktion'.P47 '2. Funktion'.Q44:'2. Funktion'.Q44 '2. Funktion'.Q45:'2. Funktion'.Q47 '2. Funktion'.R44:'2. Funktion'.R44 '2. Funktion'.R45:'2. Funktion'.R47 '2. Funktion'.S44:'2. Funktion'.S44 '2. Funktion'.S45:'2. Funktion'.S47 '2. Funktion'.T44:'2. Funktion'.T44 '2. Funktion'.T45:'2. Funktion'.T47 '2. Funktion'.U44:'2. Funktion'.U44 '2. Funktion'.U45:'2. Funktion'.U47 '2. Funktion'.V44:'2. Funktion'.V44 '2. Funktion'.V45:'2. Funktion'.V47 '2. Funktion'.W44:'2. Funktion'.W44 '2. Funktion'.W45:'2. Funktion'.W47 '2. Funktion'.X44:'2. Funktion'.X44 '2. Funktion'.X45:'2. Funktion'.X47 '2. Funktion'.Y44:'2. Funktion'.Y44 '2. Funktion'.Y45:'2. Funktion'.Y4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</table:table-row>
        <table:table-row table:style-name="ro2" table:number-rows-repeated="21">
          <table:table-cell table:number-columns-repeated="26"/>
        </table:table-row>
        <table:table-row table:style-name="ro2">
          <table:table-cell table:number-columns-repeated="7"/>
          <table:table-cell office:value-type="string">
            <text:p>Intervall</text:p>
          </table:table-cell>
          <table:table-cell office:value-type="string">
            <text:p>Kommunikationsanteil p=2</text:p>
          </table:table-cell>
          <table:table-cell office:value-type="string">
            <text:p>Kommunikationsanteil p=4</text:p>
          </table:table-cell>
          <table:table-cell office:value-type="string">
            <text:p>Kommunikationsanteil p=8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2]" office:value-type="float" office:value="8">
            <text:p>8</text:p>
          </table:table-cell>
          <table:table-cell table:style-name="ce1" table:formula="of:=[.G2]" office:value-type="float" office:value="77.4725274725275">
            <text:p>77,5</text:p>
          </table:table-cell>
          <table:table-cell table:style-name="ce1" table:formula="of:=[.G14]" office:value-type="float" office:value="92.7120669056153">
            <text:p>92,7</text:p>
          </table:table-cell>
          <table:table-cell table:style-name="ce1" table:formula="of:=[.G26]" office:value-type="float" office:value="97.462026533359">
            <text:p>97,5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3]" office:value-type="float" office:value="16">
            <text:p>16</text:p>
          </table:table-cell>
          <table:table-cell table:style-name="ce1" table:formula="of:=[.G3]" office:value-type="float" office:value="66.5990534144692">
            <text:p>66,6</text:p>
          </table:table-cell>
          <table:table-cell table:style-name="ce1" table:formula="of:=[.G15]" office:value-type="float" office:value="88.9908256880734">
            <text:p>89,0</text:p>
          </table:table-cell>
          <table:table-cell table:style-name="ce1" table:formula="of:=[.G27]" office:value-type="float" office:value="96.4939024390244">
            <text:p>96,5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4]" office:value-type="float" office:value="32">
            <text:p>32</text:p>
          </table:table-cell>
          <table:table-cell table:style-name="ce1" table:formula="of:=[.G4]" office:value-type="float" office:value="51.951476793249">
            <text:p>52,0</text:p>
          </table:table-cell>
          <table:table-cell table:style-name="ce1" table:formula="of:=[.G16]" office:value-type="float" office:value="82.4113475177305">
            <text:p>82,4</text:p>
          </table:table-cell>
          <table:table-cell table:style-name="ce1" table:formula="of:=[.G28]" office:value-type="float" office:value="94.6288698246923">
            <text:p>94,6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5]" office:value-type="float" office:value="64">
            <text:p>64</text:p>
          </table:table-cell>
          <table:table-cell table:style-name="ce1" table:formula="of:=[.G5]" office:value-type="float" office:value="35.9765051395007">
            <text:p>36,0</text:p>
          </table:table-cell>
          <table:table-cell table:style-name="ce1" table:formula="of:=[.G17]" office:value-type="float" office:value="71.7162329615861">
            <text:p>71,7</text:p>
          </table:table-cell>
          <table:table-cell table:style-name="ce1" table:formula="of:=[.G29]" office:value-type="float" office:value="91.0614525139665">
            <text:p>91,1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6]" office:value-type="float" office:value="128">
            <text:p>128</text:p>
          </table:table-cell>
          <table:table-cell table:style-name="ce1" table:formula="of:=[.G6]" office:value-type="float" office:value="22.0877112836912">
            <text:p>22,1</text:p>
          </table:table-cell>
          <table:table-cell table:style-name="ce1" table:formula="of:=[.G18]" office:value-type="float" office:value="57.5838599902771">
            <text:p>57,6</text:p>
          </table:table-cell>
          <table:table-cell table:style-name="ce1" table:formula="of:=[.G30]" office:value-type="float" office:value="84.4752673796791">
            <text:p>84,5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7]" office:value-type="float" office:value="256">
            <text:p>256</text:p>
          </table:table-cell>
          <table:table-cell table:style-name="ce1" table:formula="of:=[.G7]" office:value-type="float" office:value="12.7006732263076">
            <text:p>12,7</text:p>
          </table:table-cell>
          <table:table-cell table:style-name="ce1" table:formula="of:=[.G19]" office:value-type="float" office:value="40.2067274001402">
            <text:p>40,2</text:p>
          </table:table-cell>
          <table:table-cell table:style-name="ce1" table:formula="of:=[.G31]" office:value-type="float" office:value="74.1376779685895">
            <text:p>74,1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8]" office:value-type="float" office:value="512">
            <text:p>512</text:p>
          </table:table-cell>
          <table:table-cell table:style-name="ce1" table:formula="of:=[.G8]" office:value-type="float" office:value="6.92766902679439">
            <text:p>6,9</text:p>
          </table:table-cell>
          <table:table-cell table:style-name="ce1" table:formula="of:=[.G20]" office:value-type="float" office:value="25.2865961199295">
            <text:p>25,3</text:p>
          </table:table-cell>
          <table:table-cell table:style-name="ce1" table:formula="of:=[.G32]" office:value-type="float" office:value="59.3768510839948">
            <text:p>59,4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9]" office:value-type="float" office:value="1024">
            <text:p>1024</text:p>
          </table:table-cell>
          <table:table-cell table:style-name="ce1" table:formula="of:=[.G9]" office:value-type="float" office:value="3.62806083923627">
            <text:p>3,6</text:p>
          </table:table-cell>
          <table:table-cell table:style-name="ce1" table:formula="of:=[.G21]" office:value-type="float" office:value="14.8907882241216">
            <text:p>14,9</text:p>
          </table:table-cell>
          <table:table-cell table:style-name="ce1" table:formula="of:=[.G33]" office:value-type="float" office:value="42.142184960219">
            <text:p>42,1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10]" office:value-type="float" office:value="2048">
            <text:p>2048</text:p>
          </table:table-cell>
          <table:table-cell table:style-name="ce1" table:formula="of:=[.G10]" office:value-type="float" office:value="2.13244984624396">
            <text:p>2,1</text:p>
          </table:table-cell>
          <table:table-cell table:style-name="ce1" table:formula="of:=[.G22]" office:value-type="float" office:value="8.43249897414854">
            <text:p>8,4</text:p>
          </table:table-cell>
          <table:table-cell table:style-name="ce1" table:formula="of:=[.G34]" office:value-type="float" office:value="26.308570174476">
            <text:p>26,3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11]" office:value-type="float" office:value="4096">
            <text:p>4096</text:p>
          </table:table-cell>
          <table:table-cell table:style-name="ce1" table:formula="of:=[.G11]" office:value-type="float" office:value="1.3668898637728">
            <text:p>1,4</text:p>
          </table:table-cell>
          <table:table-cell table:style-name="ce1" table:formula="of:=[.G23]" office:value-type="float" office:value="4.8413518037107">
            <text:p>4,8</text:p>
          </table:table-cell>
          <table:table-cell table:style-name="ce1" table:formula="of:=[.G35]" office:value-type="float" office:value="15.1985308086885">
            <text:p>15,2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12]" office:value-type="float" office:value="8192">
            <text:p>8192</text:p>
          </table:table-cell>
          <table:table-cell table:style-name="ce1" table:formula="of:=[.G12]" office:value-type="float" office:value="0.976567030540336">
            <text:p>1,0</text:p>
          </table:table-cell>
          <table:table-cell table:style-name="ce1" table:formula="of:=[.G24]" office:value-type="float" office:value="2.89902517095882">
            <text:p>2,9</text:p>
          </table:table-cell>
          <table:table-cell table:style-name="ce1" table:formula="of:=[.G36]" office:value-type="float" office:value="8.47715909869187">
            <text:p>8,5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[.B13]" office:value-type="float" office:value="16384">
            <text:p>16384</text:p>
          </table:table-cell>
          <table:table-cell table:style-name="ce1" table:formula="of:=[.G13]" office:value-type="float" office:value="0.778410953553418">
            <text:p>0,8</text:p>
          </table:table-cell>
          <table:table-cell table:style-name="ce1" table:formula="of:=[.G25]" office:value-type="float" office:value="1.90312929421984">
            <text:p>1,9</text:p>
          </table:table-cell>
          <table:table-cell table:style-name="ce1" table:formula="of:=[.G37]" office:value-type="float" office:value="4.705137013804">
            <text:p>4,7</text:p>
          </table:table-cell>
          <table:table-cell table:number-columns-repeated="15"/>
        </table:table-row>
        <table:table-row table:style-name="ro2">
          <table:table-cell table:number-columns-repeated="6"/>
          <table:table-cell>
            <draw:frame table:end-cell-address="'2. Funktion'.N115" table:end-x="1.564cm" table:end-y="0.306cm" draw:z-index="6" draw:style-name="gr1" draw:text-style-name="P1" svg:width="18.881cm" svg:height="12.74cm" svg:x="4.635cm" svg:y="0.212cm">
              <draw:object draw:notify-on-update-of-ranges="'2. Funktion'.H74:'2. Funktion'.H74 '2. Funktion'.H75:'2. Funktion'.H86 '2. Funktion'.I74:'2. Funktion'.I74 '2. Funktion'.I75:'2. Funktion'.I86 '2. Funktion'.J74:'2. Funktion'.J74 '2. Funktion'.J75:'2. Funktion'.J86 '2. Funktion'.K74:'2. Funktion'.K74 '2. Funktion'.K75:'2. Funktion'.K86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9"/>
        </table:table-row>
      </table:table>
      <table:table table:name="MPI" table:style-name="ta1" table:print="false">
        <table:table-column table:style-name="co8" table:number-columns-repeated="4" table:default-cell-style-name="Default"/>
        <table:table-column table:style-name="co18" table:default-cell-style-name="Default"/>
        <table:table-column table:style-name="co8" table:number-columns-repeated="7" table:default-cell-style-name="Default"/>
        <table:table-column table:style-name="co19" table:default-cell-style-name="Default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3" table:default-cell-style-name="Default"/>
        <table:table-row table:style-name="ro2"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49">
            <text:p>0,53349</text:p>
          </table:table-cell>
          <table:table-cell office:value-type="float" office:value="0.116198">
            <text:p>0,116198</text:p>
          </table:table-cell>
          <table:table-cell office:value-type="float" office:value="0.328974">
            <text:p>0,328974</text:p>
          </table:table-cell>
          <table:table-cell office:value-type="float" office:value="0.166402">
            <text:p>0,166402</text:p>
          </table:table-cell>
          <table:table-cell/>
          <table:table-cell office:value-type="string">
            <text:p>Elemente</text:p>
          </table:table-cell>
          <table:table-cell office:value-type="string">
            <text:p>Prozessoren</text:p>
          </table:table-cell>
          <table:table-cell office:value-type="string">
            <text:p>Speedup</text:p>
          </table:table-cell>
          <table:table-cell office:value-type="string">
            <text:p>Effizienz</text:p>
          </table:table-cell>
          <table:table-cell office:value-type="string">
            <text:p>Kommunikationszeit</text:p>
          </table:table-cell>
          <table:table-cell office:value-type="string">
            <text:p>Laufzeit</text:p>
          </table:table-cell>
          <table:table-cell office:value-type="string">
            <text:p>Zeit Phase1</text:p>
          </table:table-cell>
          <table:table-cell office:value-type="string">
            <text:p>Anteil Overhead</text:p>
          </table:table-cell>
          <table:table-cell office:value-type="string">
            <text:p>Anteil Phase 1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318">
            <text:p>0,53318</text:p>
          </table:table-cell>
          <table:table-cell office:value-type="float" office:value="0.115534">
            <text:p>0,115534</text:p>
          </table:table-cell>
          <table:table-cell office:value-type="float" office:value="0.328012">
            <text:p>0,328012</text:p>
          </table:table-cell>
          <table:table-cell office:value-type="float" office:value="0.165933">
            <text:p>0,165933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table:style-name="ce3" table:formula="of:=SUM([.C2:.C6])/5" office:value-type="float" office:value="1.0662">
            <text:p>1,0662</text:p>
          </table:table-cell>
          <table:table-cell table:style-name="ce3" table:formula="of:=SUM([.D2:.D6])/5" office:value-type="float" office:value="0.533154">
            <text:p>0,533154</text:p>
          </table:table-cell>
          <table:table-cell table:style-name="ce3" table:formula="of:=SUM([.E2:.E6])/5" office:value-type="float" office:value="0.1157974">
            <text:p>0,1157974</text:p>
          </table:table-cell>
          <table:table-cell table:style-name="ce3" table:formula="of:=SUM([.F2:.F6])/5" office:value-type="float" office:value="0.3285778">
            <text:p>0,3285778</text:p>
          </table:table-cell>
          <table:table-cell table:style-name="ce3" table:formula="of:=SUM([.G2:.G6])/5" office:value-type="float" office:value="0.1662162">
            <text:p>0,1662162</text:p>
          </table:table-cell>
          <table:table-cell table:style-name="ce4" table:formula="of:=[.M3]/[.N3]" office:value-type="float" office:value="0.352420035681047">
            <text:p>0,352</text:p>
          </table:table-cell>
          <table:table-cell table:style-name="ce4" table:formula="of:=[.O3]/[.N3]" office:value-type="float" office:value="0.50586558191089">
            <text:p>0,506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7">
            <text:p>1,067</text:p>
          </table:table-cell>
          <table:table-cell office:value-type="float" office:value="0.53365">
            <text:p>0,53365</text:p>
          </table:table-cell>
          <table:table-cell office:value-type="float" office:value="0.115495">
            <text:p>0,115495</text:p>
          </table:table-cell>
          <table:table-cell office:value-type="float" office:value="0.328256">
            <text:p>0,328256</text:p>
          </table:table-cell>
          <table:table-cell office:value-type="float" office:value="0.166348">
            <text:p>0,166348</text:p>
          </table:table-cell>
          <table:table-cell/>
          <table:table-cell office:value-type="float" office:value="20000">
            <text:p>20000</text:p>
          </table:table-cell>
          <table:table-cell office:value-type="float" office:value="4">
            <text:p>4</text:p>
          </table:table-cell>
          <table:table-cell table:style-name="ce3" table:formula="of:=SUM([.C7:.C11])/5" office:value-type="float" office:value="1.0104">
            <text:p>1,0104</text:p>
          </table:table-cell>
          <table:table-cell table:style-name="ce3" table:formula="of:=SUM([.D7:.D11])/5" office:value-type="float" office:value="0.252604">
            <text:p>0,252604</text:p>
          </table:table-cell>
          <table:table-cell table:style-name="ce3" table:formula="of:=SUM([.E7:.E11])/5" office:value-type="float" office:value="0.2081324">
            <text:p>0,2081324</text:p>
          </table:table-cell>
          <table:table-cell table:style-name="ce3" table:formula="of:=SUM([.F7:.F11])/5" office:value-type="float" office:value="0.350681">
            <text:p>0,350681</text:p>
          </table:table-cell>
          <table:table-cell table:style-name="ce3" table:formula="of:=SUM([.G7:.G11])/5" office:value-type="float" office:value="0.0789582">
            <text:p>0,0789582</text:p>
          </table:table-cell>
          <table:table-cell table:style-name="ce4" table:formula="of:=[.M4]/[.N4]" office:value-type="float" office:value="0.593509200669554">
            <text:p>0,594</text:p>
          </table:table-cell>
          <table:table-cell table:style-name="ce4" table:formula="of:=[.O4]/[.N4]" office:value-type="float" office:value="0.225156766405936">
            <text:p>0,225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6">
            <text:p>0,5326</text:p>
          </table:table-cell>
          <table:table-cell office:value-type="float" office:value="0.115965">
            <text:p>0,115965</text:p>
          </table:table-cell>
          <table:table-cell office:value-type="float" office:value="0.329014">
            <text:p>0,329014</text:p>
          </table:table-cell>
          <table:table-cell office:value-type="float" office:value="0.166184">
            <text:p>0,16618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8">
            <text:p>8</text:p>
          </table:table-cell>
          <table:table-cell table:style-name="ce3" table:formula="of:=SUM([.C12:.C16])/5" office:value-type="float" office:value="0.9064">
            <text:p>0,9064</text:p>
          </table:table-cell>
          <table:table-cell table:style-name="ce3" table:formula="of:=SUM([.D12:.D16])/5" office:value-type="float" office:value="0.11332">
            <text:p>0,11332</text:p>
          </table:table-cell>
          <table:table-cell table:style-name="ce3" table:formula="of:=SUM([.E12:.E16])/5" office:value-type="float" office:value="0.2960602">
            <text:p>0,2960602</text:p>
          </table:table-cell>
          <table:table-cell table:style-name="ce3" table:formula="of:=SUM([.F12:.F16])/5" office:value-type="float" office:value="0.4020592">
            <text:p>0,4020592</text:p>
          </table:table-cell>
          <table:table-cell table:style-name="ce3" table:formula="of:=SUM([.G12:.G16])/5" office:value-type="float" office:value="0.0374202">
            <text:p>0,0374202</text:p>
          </table:table-cell>
          <table:table-cell table:style-name="ce4" table:formula="of:=[.M5]/[.N5]" office:value-type="float" office:value="0.736359720160613">
            <text:p>0,736</text:p>
          </table:table-cell>
          <table:table-cell table:style-name="ce4" table:formula="of:=[.O5]/[.N5]" office:value-type="float" office:value="0.0930713685944757">
            <text:p>0,093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office:value-type="float" office:value="1.066">
            <text:p>1,066</text:p>
          </table:table-cell>
          <table:table-cell office:value-type="float" office:value="0.53285">
            <text:p>0,53285</text:p>
          </table:table-cell>
          <table:table-cell office:value-type="float" office:value="0.115795">
            <text:p>0,115795</text:p>
          </table:table-cell>
          <table:table-cell office:value-type="float" office:value="0.328633">
            <text:p>0,328633</text:p>
          </table:table-cell>
          <table:table-cell office:value-type="float" office:value="0.166214">
            <text:p>0,166214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0">
            <text:p>10</text:p>
          </table:table-cell>
          <table:table-cell table:style-name="ce3" table:formula="of:=SUM([.C17:.C21])/5" office:value-type="float" office:value="0.9174">
            <text:p>0,9174</text:p>
          </table:table-cell>
          <table:table-cell table:style-name="ce3" table:formula="of:=SUM([.D17:.D21])/5" office:value-type="float" office:value="0.091748">
            <text:p>0,091748</text:p>
          </table:table-cell>
          <table:table-cell table:style-name="ce3" table:formula="of:=SUM([.E17:.E21])/5" office:value-type="float" office:value="0.2854158">
            <text:p>0,2854158</text:p>
          </table:table-cell>
          <table:table-cell table:style-name="ce3" table:formula="of:=SUM([.F17:.F21])/5" office:value-type="float" office:value="0.383103">
            <text:p>0,383103</text:p>
          </table:table-cell>
          <table:table-cell table:style-name="ce3" table:formula="of:=SUM([.G17:.G21])/5" office:value-type="float" office:value="0.029253">
            <text:p>0,029253</text:p>
          </table:table-cell>
          <table:table-cell table:style-name="ce4" table:formula="of:=[.M6]/[.N6]" office:value-type="float" office:value="0.745010610723487">
            <text:p>0,745</text:p>
          </table:table-cell>
          <table:table-cell table:style-name="ce4" table:formula="of:=[.O6]/[.N6]" office:value-type="float" office:value="0.076358055144439">
            <text:p>0,076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5">
            <text:p>1,015</text:p>
          </table:table-cell>
          <table:table-cell office:value-type="float" office:value="0.25372">
            <text:p>0,25372</text:p>
          </table:table-cell>
          <table:table-cell office:value-type="float" office:value="0.206537">
            <text:p>0,206537</text:p>
          </table:table-cell>
          <table:table-cell office:value-type="float" office:value="0.348651">
            <text:p>0,348651</text:p>
          </table:table-cell>
          <table:table-cell office:value-type="float" office:value="0.078869">
            <text:p>0,07886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table:style-name="ce3" table:formula="of:=SUM([.C22:.C26])/5" office:value-type="float" office:value="0.8924">
            <text:p>0,8924</text:p>
          </table:table-cell>
          <table:table-cell table:style-name="ce3" table:formula="of:=SUM([.D22:.D26])/5" office:value-type="float" office:value="0.05577">
            <text:p>0,05577</text:p>
          </table:table-cell>
          <table:table-cell table:style-name="ce3" table:formula="of:=SUM([.E22:.E26])/5" office:value-type="float" office:value="0.3073704">
            <text:p>0,3073704</text:p>
          </table:table-cell>
          <table:table-cell table:style-name="ce3" table:formula="of:=SUM([.F22:.F26])/5" office:value-type="float" office:value="0.3934368">
            <text:p>0,3934368</text:p>
          </table:table-cell>
          <table:table-cell table:style-name="ce3" table:formula="of:=SUM([.G22:.G26])/5" office:value-type="float" office:value="0.0176896">
            <text:p>0,0176896</text:p>
          </table:table-cell>
          <table:table-cell table:style-name="ce4" table:formula="of:=[.M7]/[.N7]" office:value-type="float" office:value="0.781244662421004">
            <text:p>0,781</text:p>
          </table:table-cell>
          <table:table-cell table:style-name="ce4" table:formula="of:=[.O7]/[.N7]" office:value-type="float" office:value="0.0449617321003018">
            <text:p>0,045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6">
            <text:p>1,006</text:p>
          </table:table-cell>
          <table:table-cell office:value-type="float" office:value="0.25149">
            <text:p>0,25149</text:p>
          </table:table-cell>
          <table:table-cell office:value-type="float" office:value="0.208669">
            <text:p>0,208669</text:p>
          </table:table-cell>
          <table:table-cell office:value-type="float" office:value="0.351705">
            <text:p>0,351705</text:p>
          </table:table-cell>
          <table:table-cell office:value-type="float" office:value="0.078829">
            <text:p>0,078829</text:p>
          </table:table-cell>
          <table:table-cell/>
          <table:table-cell office:value-type="float" office:value="20000">
            <text:p>20000</text:p>
          </table:table-cell>
          <table:table-cell office:value-type="float" office:value="20">
            <text:p>20</text:p>
          </table:table-cell>
          <table:table-cell table:style-name="ce3" table:formula="of:=SUM([.C27:.C31])/5" office:value-type="float" office:value="0.8534">
            <text:p>0,8534</text:p>
          </table:table-cell>
          <table:table-cell table:style-name="ce3" table:formula="of:=SUM([.D27:.D31])/5" office:value-type="float" office:value="0.04266">
            <text:p>0,04266</text:p>
          </table:table-cell>
          <table:table-cell table:style-name="ce3" table:formula="of:=SUM([.E27:.E31])/5" office:value-type="float" office:value="0.3295788">
            <text:p>0,3295788</text:p>
          </table:table-cell>
          <table:table-cell table:style-name="ce3" table:formula="of:=SUM([.F27:.F31])/5" office:value-type="float" office:value="0.4115174">
            <text:p>0,4115174</text:p>
          </table:table-cell>
          <table:table-cell table:style-name="ce3" table:formula="of:=SUM([.G27:.G31])/5" office:value-type="float" office:value="0.013835">
            <text:p>0,013835</text:p>
          </table:table-cell>
          <table:table-cell table:style-name="ce4" table:formula="of:=[.M8]/[.N8]" office:value-type="float" office:value="0.800886669676665">
            <text:p>0,801</text:p>
          </table:table-cell>
          <table:table-cell table:style-name="ce4" table:formula="of:=[.O8]/[.N8]" office:value-type="float" office:value="0.0336194775725158">
            <text:p>0,034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8">
            <text:p>1,008</text:p>
          </table:table-cell>
          <table:table-cell office:value-type="float" office:value="0.25207">
            <text:p>0,25207</text:p>
          </table:table-cell>
          <table:table-cell office:value-type="float" office:value="0.209023">
            <text:p>0,209023</text:p>
          </table:table-cell>
          <table:table-cell office:value-type="float" office:value="0.352149">
            <text:p>0,352149</text:p>
          </table:table-cell>
          <table:table-cell office:value-type="float" office:value="0.07907">
            <text:p>0,0790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">
            <text:p>2</text:p>
          </table:table-cell>
          <table:table-cell table:style-name="ce3" table:formula="of:=SUM([.C32:.C36])/5" office:value-type="float" office:value="1.0594">
            <text:p>1,0594</text:p>
          </table:table-cell>
          <table:table-cell table:style-name="ce3" table:formula="of:=SUM([.D32:.D36])/5" office:value-type="float" office:value="0.529672">
            <text:p>0,529672</text:p>
          </table:table-cell>
          <table:table-cell table:style-name="ce3" table:formula="of:=SUM([.E32:.E36])/5" office:value-type="float" office:value="0.2459146">
            <text:p>0,2459146</text:p>
          </table:table-cell>
          <table:table-cell table:style-name="ce3" table:formula="of:=SUM([.F32:.F36])/5" office:value-type="float" office:value="0.6927988">
            <text:p>0,6927988</text:p>
          </table:table-cell>
          <table:table-cell table:style-name="ce3" table:formula="of:=SUM([.G32:.G36])/5" office:value-type="float" office:value="0.350356">
            <text:p>0,350356</text:p>
          </table:table-cell>
          <table:table-cell table:style-name="ce4" table:formula="of:=[.M9]/[.N9]" office:value-type="float" office:value="0.354958178334027">
            <text:p>0,355</text:p>
          </table:table-cell>
          <table:table-cell table:style-name="ce4" table:formula="of:=[.O9]/[.N9]" office:value-type="float" office:value="0.505711037605723">
            <text:p>0,506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09">
            <text:p>1,009</text:p>
          </table:table-cell>
          <table:table-cell office:value-type="float" office:value="0.25235">
            <text:p>0,25235</text:p>
          </table:table-cell>
          <table:table-cell office:value-type="float" office:value="0.209035">
            <text:p>0,209035</text:p>
          </table:table-cell>
          <table:table-cell office:value-type="float" office:value="0.351247">
            <text:p>0,351247</text:p>
          </table:table-cell>
          <table:table-cell office:value-type="float" office:value="0.078977">
            <text:p>0,078977</text:p>
          </table:table-cell>
          <table:table-cell/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table:style-name="ce3" table:formula="of:=SUM([.C37:.C41])/5" office:value-type="float" office:value="0.9766">
            <text:p>0,9766</text:p>
          </table:table-cell>
          <table:table-cell table:style-name="ce3" table:formula="of:=SUM([.D37:.D41])/5" office:value-type="float" office:value="0.244186">
            <text:p>0,244186</text:p>
          </table:table-cell>
          <table:table-cell table:style-name="ce3" table:formula="of:=SUM([.E37:.E41])/5" office:value-type="float" office:value="0.4602678">
            <text:p>0,4602678</text:p>
          </table:table-cell>
          <table:table-cell table:style-name="ce3" table:formula="of:=SUM([.F37:.F41])/5" office:value-type="float" office:value="0.7601508">
            <text:p>0,7601508</text:p>
          </table:table-cell>
          <table:table-cell table:style-name="ce3" table:formula="of:=SUM([.G37:.G41])/5" office:value-type="float" office:value="0.1672014">
            <text:p>0,1672014</text:p>
          </table:table-cell>
          <table:table-cell table:style-name="ce4" table:formula="of:=[.M10]/[.N10]" office:value-type="float" office:value="0.605495383284474">
            <text:p>0,605</text:p>
          </table:table-cell>
          <table:table-cell table:style-name="ce4" table:formula="of:=[.O10]/[.N10]" office:value-type="float" office:value="0.219958197768127">
            <text:p>0,220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4">
            <text:p>4</text:p>
          </table:table-cell>
          <table:table-cell office:value-type="float" office:value="1.014">
            <text:p>1,014</text:p>
          </table:table-cell>
          <table:table-cell office:value-type="float" office:value="0.25339">
            <text:p>0,25339</text:p>
          </table:table-cell>
          <table:table-cell office:value-type="float" office:value="0.207398">
            <text:p>0,207398</text:p>
          </table:table-cell>
          <table:table-cell office:value-type="float" office:value="0.349653">
            <text:p>0,349653</text:p>
          </table:table-cell>
          <table:table-cell office:value-type="float" office:value="0.079046">
            <text:p>0,07904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8">
            <text:p>8</text:p>
          </table:table-cell>
          <table:table-cell table:style-name="ce3" table:formula="of:=SUM([.C42:.C46])/5" office:value-type="float" office:value="1.0078">
            <text:p>1,0078</text:p>
          </table:table-cell>
          <table:table-cell table:style-name="ce3" table:formula="of:=SUM([.D42:.D46])/5" office:value-type="float" office:value="0.12597">
            <text:p>0,12597</text:p>
          </table:table-cell>
          <table:table-cell table:style-name="ce3" table:formula="of:=SUM([.E42:.E46])/5" office:value-type="float" office:value="0.5097782">
            <text:p>0,5097782</text:p>
          </table:table-cell>
          <table:table-cell table:style-name="ce3" table:formula="of:=SUM([.F42:.F46])/5" office:value-type="float" office:value="0.7307896">
            <text:p>0,7307896</text:p>
          </table:table-cell>
          <table:table-cell table:style-name="ce3" table:formula="of:=SUM([.G42:.G46])/5" office:value-type="float" office:value="0.0796212">
            <text:p>0,0796212</text:p>
          </table:table-cell>
          <table:table-cell table:style-name="ce4" table:formula="of:=[.M11]/[.N11]" office:value-type="float" office:value="0.697571777157201">
            <text:p>0,698</text:p>
          </table:table-cell>
          <table:table-cell table:style-name="ce4" table:formula="of:=[.O11]/[.N11]" office:value-type="float" office:value="0.10895228941408">
            <text:p>0,109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6307">
            <text:p>0,256307</text:p>
          </table:table-cell>
          <table:table-cell office:value-type="float" office:value="0.362149">
            <text:p>0,362149</text:p>
          </table:table-cell>
          <table:table-cell office:value-type="float" office:value="0.037484">
            <text:p>0,037484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0">
            <text:p>10</text:p>
          </table:table-cell>
          <table:table-cell table:formula="of:=SUM([.C47:.C51])/5" office:value-type="float" office:value="1.0142">
            <text:p>1,0142</text:p>
          </table:table-cell>
          <table:table-cell table:formula="of:=SUM([.D47:.D51])/5" office:value-type="float" office:value="0.101404">
            <text:p>0,101404</text:p>
          </table:table-cell>
          <table:table-cell table:formula="of:=SUM([.E47:.E51])/5" office:value-type="float" office:value="0.5210562">
            <text:p>0,5210562</text:p>
          </table:table-cell>
          <table:table-cell table:formula="of:=SUM([.F47:.F51])/5" office:value-type="float" office:value="0.7253518">
            <text:p>0,7253518</text:p>
          </table:table-cell>
          <table:table-cell table:formula="of:=SUM([.G47:.G51])/5" office:value-type="float" office:value="0.0623276">
            <text:p>0,0623276</text:p>
          </table:table-cell>
          <table:table-cell table:style-name="ce4" table:formula="of:=[.M12]/[.N12]" office:value-type="float" office:value="0.718349633929357">
            <text:p>0,718</text:p>
          </table:table-cell>
          <table:table-cell table:style-name="ce4" table:formula="of:=[.O12]/[.N12]" office:value-type="float" office:value="0.0859274079143389">
            <text:p>0,086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73">
            <text:p>0,973</text:p>
          </table:table-cell>
          <table:table-cell office:value-type="float" office:value="0.12165">
            <text:p>0,12165</text:p>
          </table:table-cell>
          <table:table-cell office:value-type="float" office:value="0.254756">
            <text:p>0,254756</text:p>
          </table:table-cell>
          <table:table-cell office:value-type="float" office:value="0.360932">
            <text:p>0,360932</text:p>
          </table:table-cell>
          <table:table-cell office:value-type="float" office:value="0.037381">
            <text:p>0,037381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table:style-name="ce3" table:formula="of:=SUM([.C52:.C56])/5" office:value-type="float" office:value="1.008">
            <text:p>1,008</text:p>
          </table:table-cell>
          <table:table-cell table:style-name="ce3" table:formula="of:=SUM([.D52:.D56])/5" office:value-type="float" office:value="0.062996">
            <text:p>0,062996</text:p>
          </table:table-cell>
          <table:table-cell table:style-name="ce3" table:formula="of:=SUM([.E52:.E56])/5" office:value-type="float" office:value="0.5500308">
            <text:p>0,5500308</text:p>
          </table:table-cell>
          <table:table-cell table:style-name="ce3" table:formula="of:=SUM([.F52:.F56])/5" office:value-type="float" office:value="0.7296682">
            <text:p>0,7296682</text:p>
          </table:table-cell>
          <table:table-cell table:style-name="ce3" table:formula="of:=SUM([.G52:.G56])/5" office:value-type="float" office:value="0.0375096">
            <text:p>0,0375096</text:p>
          </table:table-cell>
          <table:table-cell table:style-name="ce4" table:formula="of:=[.M13]/[.N13]" office:value-type="float" office:value="0.753809471208968">
            <text:p>0,754</text:p>
          </table:table-cell>
          <table:table-cell table:style-name="ce4" table:formula="of:=[.O13]/[.N13]" office:value-type="float" office:value="0.0514063789541603">
            <text:p>0,051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83">
            <text:p>0,983</text:p>
          </table:table-cell>
          <table:table-cell office:value-type="float" office:value="0.12285">
            <text:p>0,12285</text:p>
          </table:table-cell>
          <table:table-cell office:value-type="float" office:value="0.251701">
            <text:p>0,251701</text:p>
          </table:table-cell>
          <table:table-cell office:value-type="float" office:value="0.357405">
            <text:p>0,357405</text:p>
          </table:table-cell>
          <table:table-cell office:value-type="float" office:value="0.037376">
            <text:p>0,037376</text:p>
          </table:table-cell>
          <table:table-cell/>
          <table:table-cell office:value-type="float" office:value="40000">
            <text:p>40000</text:p>
          </table:table-cell>
          <table:table-cell office:value-type="float" office:value="20">
            <text:p>20</text:p>
          </table:table-cell>
          <table:table-cell table:style-name="ce3" table:formula="of:=SUM([.C57:.C61])/5" office:value-type="float" office:value="0.921">
            <text:p>0,921</text:p>
          </table:table-cell>
          <table:table-cell table:style-name="ce3" table:formula="of:=SUM([.D57:.D61])/5" office:value-type="float" office:value="0.046038">
            <text:p>0,046038</text:p>
          </table:table-cell>
          <table:table-cell table:style-name="ce3" table:formula="of:=SUM([.E57:.E61])/5" office:value-type="float" office:value="0.6292026">
            <text:p>0,6292026</text:p>
          </table:table-cell>
          <table:table-cell table:style-name="ce3" table:formula="of:=SUM([.F57:.F61])/5" office:value-type="float" office:value="0.8000688">
            <text:p>0,8000688</text:p>
          </table:table-cell>
          <table:table-cell table:style-name="ce3" table:formula="of:=SUM([.G57:.G61])/5" office:value-type="float" office:value="0.0294386">
            <text:p>0,0294386</text:p>
          </table:table-cell>
          <table:table-cell table:style-name="ce4" table:formula="of:=[.M14]/[.N14]" office:value-type="float" office:value="0.786435616536978">
            <text:p>0,786</text:p>
          </table:table-cell>
          <table:table-cell table:style-name="ce4" table:formula="of:=[.O14]/[.N14]" office:value-type="float" office:value="0.0367950856226365">
            <text:p>0,037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649">
            <text:p>0,649</text:p>
          </table:table-cell>
          <table:table-cell office:value-type="float" office:value="0.08118">
            <text:p>0,08118</text:p>
          </table:table-cell>
          <table:table-cell office:value-type="float" office:value="0.455335">
            <text:p>0,455335</text:p>
          </table:table-cell>
          <table:table-cell office:value-type="float" office:value="0.561325">
            <text:p>0,561325</text:p>
          </table:table-cell>
          <table:table-cell office:value-type="float" office:value="0.0374">
            <text:p>0,0374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">
            <text:p>2</text:p>
          </table:table-cell>
          <table:table-cell table:style-name="ce3" table:formula="of:=SUM([.C62:.C66])/5" office:value-type="float" office:value="1.0848">
            <text:p>1,0848</text:p>
          </table:table-cell>
          <table:table-cell table:style-name="ce3" table:formula="of:=SUM([.D62:.D66])/5" office:value-type="float" office:value="0.542354">
            <text:p>0,542354</text:p>
          </table:table-cell>
          <table:table-cell table:style-name="ce3" table:formula="of:=SUM([.E62:.E66])/5" office:value-type="float" office:value="0.4838572">
            <text:p>0,4838572</text:p>
          </table:table-cell>
          <table:table-cell table:style-name="ce3" table:formula="of:=SUM([.F62:.F66])/5" office:value-type="float" office:value="1.4181358">
            <text:p>1,4181358</text:p>
          </table:table-cell>
          <table:table-cell table:style-name="ce3" table:formula="of:=SUM([.G62:.G66])/5" office:value-type="float" office:value="0.7341282">
            <text:p>0,7341282</text:p>
          </table:table-cell>
          <table:table-cell table:style-name="ce4" table:formula="of:=[.M15]/[.N15]" office:value-type="float" office:value="0.341192430231294">
            <text:p>0,341</text:p>
          </table:table-cell>
          <table:table-cell table:style-name="ce4" table:formula="of:=[.O15]/[.N15]" office:value-type="float" office:value="0.517671297769931">
            <text:p>0,518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8">
            <text:p>8</text:p>
          </table:table-cell>
          <table:table-cell office:value-type="float" office:value="0.954">
            <text:p>0,954</text:p>
          </table:table-cell>
          <table:table-cell office:value-type="float" office:value="0.11927">
            <text:p>0,11927</text:p>
          </table:table-cell>
          <table:table-cell office:value-type="float" office:value="0.262202">
            <text:p>0,262202</text:p>
          </table:table-cell>
          <table:table-cell office:value-type="float" office:value="0.368485">
            <text:p>0,368485</text:p>
          </table:table-cell>
          <table:table-cell office:value-type="float" office:value="0.03746">
            <text:p>0,03746</text:p>
          </table:table-cell>
          <table:table-cell/>
          <table:table-cell office:value-type="float" office:value="80000">
            <text:p>80000</text:p>
          </table:table-cell>
          <table:table-cell office:value-type="float" office:value="4">
            <text:p>4</text:p>
          </table:table-cell>
          <table:table-cell table:style-name="ce3" table:formula="of:=SUM([.C67:.C71])/5" office:value-type="float" office:value="1.0544">
            <text:p>1,0544</text:p>
          </table:table-cell>
          <table:table-cell table:style-name="ce3" table:formula="of:=SUM([.D67:.D71])/5" office:value-type="float" office:value="0.26362">
            <text:p>0,26362</text:p>
          </table:table-cell>
          <table:table-cell table:style-name="ce3" table:formula="of:=SUM([.E67:.E71])/5" office:value-type="float" office:value="0.8489078">
            <text:p>0,8489078</text:p>
          </table:table-cell>
          <table:table-cell table:style-name="ce3" table:formula="of:=SUM([.F67:.F71])/5" office:value-type="float" office:value="1.4712452">
            <text:p>1,4712452</text:p>
          </table:table-cell>
          <table:table-cell table:style-name="ce3" table:formula="of:=SUM([.G67:.G71])/5" office:value-type="float" office:value="0.3495256">
            <text:p>0,3495256</text:p>
          </table:table-cell>
          <table:table-cell table:style-name="ce4" table:formula="of:=[.M16]/[.N16]" office:value-type="float" office:value="0.5769995375346">
            <text:p>0,577</text:p>
          </table:table-cell>
          <table:table-cell table:style-name="ce4" table:formula="of:=[.O16]/[.N16]" office:value-type="float" office:value="0.237571276358285">
            <text:p>0,238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5">
            <text:p>0,915</text:p>
          </table:table-cell>
          <table:table-cell office:value-type="float" office:value="0.09146">
            <text:p>0,09146</text:p>
          </table:table-cell>
          <table:table-cell office:value-type="float" office:value="0.286591">
            <text:p>0,286591</text:p>
          </table:table-cell>
          <table:table-cell office:value-type="float" office:value="0.384084">
            <text:p>0,384084</text:p>
          </table:table-cell>
          <table:table-cell office:value-type="float" office:value="0.029208">
            <text:p>0,029208</text:p>
          </table:table-cell>
          <table:table-cell/>
          <table:table-cell office:value-type="float" office:value="80000">
            <text:p>80000</text:p>
          </table:table-cell>
          <table:table-cell office:value-type="float" office:value="8">
            <text:p>8</text:p>
          </table:table-cell>
          <table:table-cell table:style-name="ce3" table:formula="of:=SUM([.C72:.C76])/5" office:value-type="float" office:value="1.1082">
            <text:p>1,1082</text:p>
          </table:table-cell>
          <table:table-cell table:style-name="ce3" table:formula="of:=SUM([.D72:.D76])/5" office:value-type="float" office:value="0.13852">
            <text:p>0,13852</text:p>
          </table:table-cell>
          <table:table-cell table:style-name="ce3" table:formula="of:=SUM([.E72:.E76])/5" office:value-type="float" office:value="0.927425">
            <text:p>0,927425</text:p>
          </table:table-cell>
          <table:table-cell table:style-name="ce3" table:formula="of:=SUM([.F72:.F76])/5" office:value-type="float" office:value="1.3897158">
            <text:p>1,3897158</text:p>
          </table:table-cell>
          <table:table-cell table:style-name="ce3" table:formula="of:=SUM([.G72:.G76])/5" office:value-type="float" office:value="0.1664654">
            <text:p>0,1664654</text:p>
          </table:table-cell>
          <table:table-cell table:style-name="ce4" table:formula="of:=[.M17]/[.N17]" office:value-type="float" office:value="0.667348676614312">
            <text:p>0,667</text:p>
          </table:table-cell>
          <table:table-cell table:style-name="ce4" table:formula="of:=[.O17]/[.N17]" office:value-type="float" office:value="0.11978377161719">
            <text:p>0,120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37">
            <text:p>0,937</text:p>
          </table:table-cell>
          <table:table-cell office:value-type="float" office:value="0.09375">
            <text:p>0,09375</text:p>
          </table:table-cell>
          <table:table-cell office:value-type="float" office:value="0.276929">
            <text:p>0,276929</text:p>
          </table:table-cell>
          <table:table-cell office:value-type="float" office:value="0.374365">
            <text:p>0,374365</text:p>
          </table:table-cell>
          <table:table-cell office:value-type="float" office:value="0.02923">
            <text:p>0,02923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0">
            <text:p>10</text:p>
          </table:table-cell>
          <table:table-cell table:style-name="ce3" table:formula="of:=SUM([.C77:.C81])/5" office:value-type="float" office:value="1.12">
            <text:p>1,12</text:p>
          </table:table-cell>
          <table:table-cell table:style-name="ce3" table:formula="of:=SUM([.D77:.D81])/5" office:value-type="float" office:value="0.112004">
            <text:p>0,112004</text:p>
          </table:table-cell>
          <table:table-cell table:style-name="ce3" table:formula="of:=SUM([.E77:.E81])/5" office:value-type="float" office:value="0.9448646">
            <text:p>0,9448646</text:p>
          </table:table-cell>
          <table:table-cell table:style-name="ce3" table:formula="of:=SUM([.F77:.F81])/5" office:value-type="float" office:value="1.373648">
            <text:p>1,373648</text:p>
          </table:table-cell>
          <table:table-cell table:style-name="ce3" table:formula="of:=SUM([.G77:.G81])/5" office:value-type="float" office:value="0.1303954">
            <text:p>0,1303954</text:p>
          </table:table-cell>
          <table:table-cell table:style-name="ce4" table:formula="of:=[.M18]/[.N18]" office:value-type="float" office:value="0.687850599280165">
            <text:p>0,688</text:p>
          </table:table-cell>
          <table:table-cell table:style-name="ce4" table:formula="of:=[.O18]/[.N18]" office:value-type="float" office:value="0.0949263566794404">
            <text:p>0,095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06">
            <text:p>0,906</text:p>
          </table:table-cell>
          <table:table-cell office:value-type="float" office:value="0.09062">
            <text:p>0,09062</text:p>
          </table:table-cell>
          <table:table-cell office:value-type="float" office:value="0.290118">
            <text:p>0,290118</text:p>
          </table:table-cell>
          <table:table-cell office:value-type="float" office:value="0.388281">
            <text:p>0,388281</text:p>
          </table:table-cell>
          <table:table-cell office:value-type="float" office:value="0.029261">
            <text:p>0,029261</text:p>
          </table:table-cell>
          <table:table-cell/>
          <table:table-cell office:value-type="float" office:value="80000">
            <text:p>80000</text:p>
          </table:table-cell>
          <table:table-cell office:value-type="float" office:value="16">
            <text:p>16</text:p>
          </table:table-cell>
          <table:table-cell table:style-name="ce3" table:formula="of:=SUM([.C82:.C86])/5" office:value-type="float" office:value="1.0704">
            <text:p>1,0704</text:p>
          </table:table-cell>
          <table:table-cell table:style-name="ce3" table:formula="of:=SUM([.D82:.D86])/5" office:value-type="float" office:value="0.066908">
            <text:p>0,066908</text:p>
          </table:table-cell>
          <table:table-cell table:style-name="ce3" table:formula="of:=SUM([.E82:.E86])/5" office:value-type="float" office:value="1.0648228">
            <text:p>1,0648228</text:p>
          </table:table-cell>
          <table:table-cell table:style-name="ce3" table:formula="of:=SUM([.F82:.F86])/5" office:value-type="float" office:value="1.4413172">
            <text:p>1,4413172</text:p>
          </table:table-cell>
          <table:table-cell table:style-name="ce3" table:formula="of:=SUM([.G82:.G86])/5" office:value-type="float" office:value="0.0791824">
            <text:p>0,0791824</text:p>
          </table:table-cell>
          <table:table-cell table:style-name="ce4" table:formula="of:=[.M19]/[.N19]" office:value-type="float" office:value="0.738784495182601">
            <text:p>0,739</text:p>
          </table:table-cell>
          <table:table-cell table:style-name="ce4" table:formula="of:=[.O19]/[.N19]" office:value-type="float" office:value="0.054937525202641">
            <text:p>0,055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6">
            <text:p>0,916</text:p>
          </table:table-cell>
          <table:table-cell office:value-type="float" office:value="0.09161">
            <text:p>0,09161</text:p>
          </table:table-cell>
          <table:table-cell office:value-type="float" office:value="0.285861">
            <text:p>0,285861</text:p>
          </table:table-cell>
          <table:table-cell office:value-type="float" office:value="0.383564">
            <text:p>0,383564</text:p>
          </table:table-cell>
          <table:table-cell office:value-type="float" office:value="0.029217">
            <text:p>0,029217</text:p>
          </table:table-cell>
          <table:table-cell/>
          <table:table-cell office:value-type="float" office:value="80000">
            <text:p>80000</text:p>
          </table:table-cell>
          <table:table-cell office:value-type="float" office:value="20">
            <text:p>20</text:p>
          </table:table-cell>
          <table:table-cell table:style-name="ce3" table:formula="of:=SUM([.C87:.C91])/5" office:value-type="float" office:value="1.0506">
            <text:p>1,0506</text:p>
          </table:table-cell>
          <table:table-cell table:style-name="ce3" table:formula="of:=SUM([.D87:.D91])/5" office:value-type="float" office:value="0.052528">
            <text:p>0,052528</text:p>
          </table:table-cell>
          <table:table-cell table:style-name="ce3" table:formula="of:=SUM([.E87:.E91])/5" office:value-type="float" office:value="1.1101784">
            <text:p>1,1101784</text:p>
          </table:table-cell>
          <table:table-cell table:style-name="ce3" table:formula="of:=SUM([.F87:.F91])/5" office:value-type="float" office:value="1.468162">
            <text:p>1,468162</text:p>
          </table:table-cell>
          <table:table-cell table:style-name="ce3" table:formula="of:=SUM([.G87:.G91])/5" office:value-type="float" office:value="0.0618808">
            <text:p>0,0618808</text:p>
          </table:table-cell>
          <table:table-cell table:style-name="ce4" table:formula="of:=[.M20]/[.N20]" office:value-type="float" office:value="0.7561688696479">
            <text:p>0,756</text:p>
          </table:table-cell>
          <table:table-cell table:style-name="ce4" table:formula="of:=[.O20]/[.N20]" office:value-type="float" office:value="0.0421484822519586">
            <text:p>0,042</text:p>
          </table:table-cell>
          <table:table-cell table:number-columns-repeated="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0">
            <text:p>10</text:p>
          </table:table-cell>
          <table:table-cell office:value-type="float" office:value="0.913">
            <text:p>0,913</text:p>
          </table:table-cell>
          <table:table-cell office:value-type="float" office:value="0.0913">
            <text:p>0,0913</text:p>
          </table:table-cell>
          <table:table-cell office:value-type="float" office:value="0.28758">
            <text:p>0,28758</text:p>
          </table:table-cell>
          <table:table-cell office:value-type="float" office:value="0.385221">
            <text:p>0,385221</text:p>
          </table:table-cell>
          <table:table-cell office:value-type="float" office:value="0.029349">
            <text:p>0,029349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7">
            <text:p>0,897</text:p>
          </table:table-cell>
          <table:table-cell office:value-type="float" office:value="0.05604">
            <text:p>0,05604</text:p>
          </table:table-cell>
          <table:table-cell office:value-type="float" office:value="0.305699">
            <text:p>0,305699</text:p>
          </table:table-cell>
          <table:table-cell office:value-type="float" office:value="0.391844">
            <text:p>0,391844</text:p>
          </table:table-cell>
          <table:table-cell office:value-type="float" office:value="0.017705">
            <text:p>0,017705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9">
            <text:p>0,899</text:p>
          </table:table-cell>
          <table:table-cell office:value-type="float" office:value="0.05618">
            <text:p>0,05618</text:p>
          </table:table-cell>
          <table:table-cell office:value-type="float" office:value="0.30426">
            <text:p>0,30426</text:p>
          </table:table-cell>
          <table:table-cell office:value-type="float" office:value="0.390713">
            <text:p>0,390713</text:p>
          </table:table-cell>
          <table:table-cell office:value-type="float" office:value="0.017699">
            <text:p>0,017699</text:p>
          </table:table-cell>
          <table:table-cell table:number-columns-repeated="12"/>
          <table:table-cell>
            <draw:frame table:end-cell-address="MPI.AA43" table:end-x="1.649cm" table:end-y="0.03cm" draw:z-index="1" draw:style-name="gr1" draw:text-style-name="P1" svg:width="15.999cm" svg:height="8.999cm" svg:x="1.457cm" svg:y="0.064cm">
              <draw:object draw:notify-on-update-of-ranges="MPI.J15:MPI.J20 MPI.I46:MPI.I46 MPI.L3:MPI.L8 MPI.I47:MPI.I47 MPI.L9:MPI.L14 MPI.I48:MPI.I48 MPI.L15:MPI.L2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6">
            <text:p>0,886</text:p>
          </table:table-cell>
          <table:table-cell office:value-type="float" office:value="0.05537">
            <text:p>0,05537</text:p>
          </table:table-cell>
          <table:table-cell office:value-type="float" office:value="0.310346">
            <text:p>0,310346</text:p>
          </table:table-cell>
          <table:table-cell office:value-type="float" office:value="0.396332">
            <text:p>0,396332</text:p>
          </table:table-cell>
          <table:table-cell office:value-type="float" office:value="0.017686">
            <text:p>0,017686</text:p>
          </table:table-cell>
          <table:table-cell table:number-columns-repeated="5"/>
          <table:table-cell>
            <draw:frame table:end-cell-address="MPI.T44" table:end-x="0.587cm" table:end-y="0.029cm" draw:z-index="2" draw:style-name="gr1" draw:text-style-name="P1" svg:width="15.999cm" svg:height="8.998cm" svg:x="3.261cm" svg:y="0.063cm">
              <draw:object draw:notify-on-update-of-ranges="MPI.J3:MPI.J8 MPI.I46:MPI.I46 MPI.P3:MPI.P8 MPI.I47:MPI.I47 MPI.P9:MPI.P14 MPI.I48:MPI.I48 MPI.P15:MPI.P2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92">
            <text:p>0,892</text:p>
          </table:table-cell>
          <table:table-cell office:value-type="float" office:value="0.05574">
            <text:p>0,05574</text:p>
          </table:table-cell>
          <table:table-cell office:value-type="float" office:value="0.307768">
            <text:p>0,307768</text:p>
          </table:table-cell>
          <table:table-cell office:value-type="float" office:value="0.393637">
            <text:p>0,393637</text:p>
          </table:table-cell>
          <table:table-cell office:value-type="float" office:value="0.017693">
            <text:p>0,017693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16">
            <text:p>16</text:p>
          </table:table-cell>
          <table:table-cell office:value-type="float" office:value="0.888">
            <text:p>0,888</text:p>
          </table:table-cell>
          <table:table-cell office:value-type="float" office:value="0.05552">
            <text:p>0,05552</text:p>
          </table:table-cell>
          <table:table-cell office:value-type="float" office:value="0.308779">
            <text:p>0,308779</text:p>
          </table:table-cell>
          <table:table-cell office:value-type="float" office:value="0.394658">
            <text:p>0,394658</text:p>
          </table:table-cell>
          <table:table-cell office:value-type="float" office:value="0.017665">
            <text:p>0,017665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76">
            <text:p>0,876</text:p>
          </table:table-cell>
          <table:table-cell office:value-type="float" office:value="0.04378">
            <text:p>0,04378</text:p>
          </table:table-cell>
          <table:table-cell office:value-type="float" office:value="0.319266">
            <text:p>0,319266</text:p>
          </table:table-cell>
          <table:table-cell office:value-type="float" office:value="0.401098">
            <text:p>0,401098</text:p>
          </table:table-cell>
          <table:table-cell office:value-type="float" office:value="0.013853">
            <text:p>0,013853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3">
            <text:p>0,04233</text:p>
          </table:table-cell>
          <table:table-cell office:value-type="float" office:value="0.332904">
            <text:p>0,332904</text:p>
          </table:table-cell>
          <table:table-cell office:value-type="float" office:value="0.414916">
            <text:p>0,414916</text:p>
          </table:table-cell>
          <table:table-cell office:value-type="float" office:value="0.01382">
            <text:p>0,01382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04199">
            <text:p>0,04199</text:p>
          </table:table-cell>
          <table:table-cell office:value-type="float" office:value="0.335881">
            <text:p>0,335881</text:p>
          </table:table-cell>
          <table:table-cell office:value-type="float" office:value="0.418027">
            <text:p>0,418027</text:p>
          </table:table-cell>
          <table:table-cell office:value-type="float" office:value="0.013824">
            <text:p>0,013824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57">
            <text:p>0,857</text:p>
          </table:table-cell>
          <table:table-cell office:value-type="float" office:value="0.04285">
            <text:p>0,04285</text:p>
          </table:table-cell>
          <table:table-cell office:value-type="float" office:value="0.327695">
            <text:p>0,327695</text:p>
          </table:table-cell>
          <table:table-cell office:value-type="float" office:value="0.409595">
            <text:p>0,409595</text:p>
          </table:table-cell>
          <table:table-cell office:value-type="float" office:value="0.01384">
            <text:p>0,01384</text:p>
          </table:table-cell>
          <table:table-cell table:number-columns-repeated="13"/>
        </table:table-row>
        <table:table-row table:style-name="ro2">
          <table:table-cell office:value-type="float" office:value="2000000">
            <text:p>2000000</text:p>
          </table:table-cell>
          <table:table-cell office:value-type="float" office:value="20">
            <text:p>20</text:p>
          </table:table-cell>
          <table:table-cell office:value-type="float" office:value="0.847">
            <text:p>0,847</text:p>
          </table:table-cell>
          <table:table-cell office:value-type="float" office:value="0.04235">
            <text:p>0,04235</text:p>
          </table:table-cell>
          <table:table-cell office:value-type="float" office:value="0.332148">
            <text:p>0,332148</text:p>
          </table:table-cell>
          <table:table-cell office:value-type="float" office:value="0.413951">
            <text:p>0,413951</text:p>
          </table:table-cell>
          <table:table-cell office:value-type="float" office:value="0.013838">
            <text:p>0,013838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5">
            <text:p>1,065</text:p>
          </table:table-cell>
          <table:table-cell office:value-type="float" office:value="0.53229">
            <text:p>0,53229</text:p>
          </table:table-cell>
          <table:table-cell office:value-type="float" office:value="0.243176">
            <text:p>0,243176</text:p>
          </table:table-cell>
          <table:table-cell office:value-type="float" office:value="0.690592">
            <text:p>0,690592</text:p>
          </table:table-cell>
          <table:table-cell office:value-type="float" office:value="0.351081">
            <text:p>0,351081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4">
            <text:p>1,064</text:p>
          </table:table-cell>
          <table:table-cell office:value-type="float" office:value="0.53187">
            <text:p>0,53187</text:p>
          </table:table-cell>
          <table:table-cell office:value-type="float" office:value="0.242887">
            <text:p>0,242887</text:p>
          </table:table-cell>
          <table:table-cell office:value-type="float" office:value="0.689009">
            <text:p>0,689009</text:p>
          </table:table-cell>
          <table:table-cell office:value-type="float" office:value="0.34988">
            <text:p>0,34988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7">
            <text:p>0,53157</text:p>
          </table:table-cell>
          <table:table-cell office:value-type="float" office:value="0.243495">
            <text:p>0,243495</text:p>
          </table:table-cell>
          <table:table-cell office:value-type="float" office:value="0.690845">
            <text:p>0,690845</text:p>
          </table:table-cell>
          <table:table-cell office:value-type="float" office:value="0.350665">
            <text:p>0,350665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63">
            <text:p>1,063</text:p>
          </table:table-cell>
          <table:table-cell office:value-type="float" office:value="0.53155">
            <text:p>0,53155</text:p>
          </table:table-cell>
          <table:table-cell office:value-type="float" office:value="0.242613">
            <text:p>0,242613</text:p>
          </table:table-cell>
          <table:table-cell office:value-type="float" office:value="0.689212">
            <text:p>0,689212</text:p>
          </table:table-cell>
          <table:table-cell office:value-type="float" office:value="0.349819">
            <text:p>0,349819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">
            <text:p>2</text:p>
          </table:table-cell>
          <table:table-cell office:value-type="float" office:value="1.042">
            <text:p>1,042</text:p>
          </table:table-cell>
          <table:table-cell office:value-type="float" office:value="0.52108">
            <text:p>0,52108</text:p>
          </table:table-cell>
          <table:table-cell office:value-type="float" office:value="0.257402">
            <text:p>0,257402</text:p>
          </table:table-cell>
          <table:table-cell office:value-type="float" office:value="0.704336">
            <text:p>0,704336</text:p>
          </table:table-cell>
          <table:table-cell office:value-type="float" office:value="0.350335">
            <text:p>0,350335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45">
            <text:p>0,945</text:p>
          </table:table-cell>
          <table:table-cell office:value-type="float" office:value="0.23618">
            <text:p>0,23618</text:p>
          </table:table-cell>
          <table:table-cell office:value-type="float" office:value="0.485228">
            <text:p>0,485228</text:p>
          </table:table-cell>
          <table:table-cell office:value-type="float" office:value="0.785311">
            <text:p>0,785311</text:p>
          </table:table-cell>
          <table:table-cell office:value-type="float" office:value="0.1673">
            <text:p>0,1673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88">
            <text:p>0,988</text:p>
          </table:table-cell>
          <table:table-cell office:value-type="float" office:value="0.24704">
            <text:p>0,24704</text:p>
          </table:table-cell>
          <table:table-cell office:value-type="float" office:value="0.451823">
            <text:p>0,451823</text:p>
          </table:table-cell>
          <table:table-cell office:value-type="float" office:value="0.751323">
            <text:p>0,751323</text:p>
          </table:table-cell>
          <table:table-cell office:value-type="float" office:value="0.167298">
            <text:p>0,167298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8">
            <text:p>0,978</text:p>
          </table:table-cell>
          <table:table-cell office:value-type="float" office:value="0.24455">
            <text:p>0,24455</text:p>
          </table:table-cell>
          <table:table-cell office:value-type="float" office:value="0.45881">
            <text:p>0,45881</text:p>
          </table:table-cell>
          <table:table-cell office:value-type="float" office:value="0.758016">
            <text:p>0,758016</text:p>
          </table:table-cell>
          <table:table-cell office:value-type="float" office:value="0.166882">
            <text:p>0,166882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95">
            <text:p>0,995</text:p>
          </table:table-cell>
          <table:table-cell office:value-type="float" office:value="0.2488">
            <text:p>0,2488</text:p>
          </table:table-cell>
          <table:table-cell office:value-type="float" office:value="0.445261">
            <text:p>0,445261</text:p>
          </table:table-cell>
          <table:table-cell office:value-type="float" office:value="0.744568">
            <text:p>0,744568</text:p>
          </table:table-cell>
          <table:table-cell office:value-type="float" office:value="0.166942">
            <text:p>0,166942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4">
            <text:p>4</text:p>
          </table:table-cell>
          <table:table-cell office:value-type="float" office:value="0.977">
            <text:p>0,977</text:p>
          </table:table-cell>
          <table:table-cell office:value-type="float" office:value="0.24436">
            <text:p>0,24436</text:p>
          </table:table-cell>
          <table:table-cell office:value-type="float" office:value="0.460217">
            <text:p>0,460217</text:p>
          </table:table-cell>
          <table:table-cell office:value-type="float" office:value="0.761536">
            <text:p>0,761536</text:p>
          </table:table-cell>
          <table:table-cell office:value-type="float" office:value="0.167585">
            <text:p>0,167585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8">
            <text:p>1,018</text:p>
          </table:table-cell>
          <table:table-cell office:value-type="float" office:value="0.12724">
            <text:p>0,12724</text:p>
          </table:table-cell>
          <table:table-cell office:value-type="float" office:value="0.503419">
            <text:p>0,503419</text:p>
          </table:table-cell>
          <table:table-cell office:value-type="float" office:value="0.723932">
            <text:p>0,723932</text:p>
          </table:table-cell>
          <table:table-cell office:value-type="float" office:value="0.079672">
            <text:p>0,079672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15">
            <text:p>1,015</text:p>
          </table:table-cell>
          <table:table-cell office:value-type="float" office:value="0.12682">
            <text:p>0,12682</text:p>
          </table:table-cell>
          <table:table-cell office:value-type="float" office:value="0.505089">
            <text:p>0,505089</text:p>
          </table:table-cell>
          <table:table-cell office:value-type="float" office:value="0.725912">
            <text:p>0,725912</text:p>
          </table:table-cell>
          <table:table-cell office:value-type="float" office:value="0.079646">
            <text:p>0,079646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5">
            <text:p>1,005</text:p>
          </table:table-cell>
          <table:table-cell office:value-type="float" office:value="0.12557">
            <text:p>0,12557</text:p>
          </table:table-cell>
          <table:table-cell office:value-type="float" office:value="0.511489">
            <text:p>0,511489</text:p>
          </table:table-cell>
          <table:table-cell office:value-type="float" office:value="0.733471">
            <text:p>0,733471</text:p>
          </table:table-cell>
          <table:table-cell office:value-type="float" office:value="0.079636">
            <text:p>0,079636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.001">
            <text:p>1,001</text:p>
          </table:table-cell>
          <table:table-cell office:value-type="float" office:value="0.12516">
            <text:p>0,12516</text:p>
          </table:table-cell>
          <table:table-cell office:value-type="float" office:value="0.514142">
            <text:p>0,514142</text:p>
          </table:table-cell>
          <table:table-cell office:value-type="float" office:value="0.73551">
            <text:p>0,73551</text:p>
          </table:table-cell>
          <table:table-cell office:value-type="float" office:value="0.079602">
            <text:p>0,079602</text:p>
          </table:table-cell>
          <table:table-cell table:number-columns-repeated="5"/>
          <table:table-cell>
            <draw:frame table:end-cell-address="MPI.T65" table:end-x="0.259cm" table:end-y="0.168cm" draw:z-index="3" draw:style-name="gr1" draw:text-style-name="P1" svg:width="15.999cm" svg:height="8.999cm" svg:x="2.933cm" svg:y="0.202cm">
              <draw:object draw:notify-on-update-of-ranges="MPI.J3:MPI.J8 MPI.I46:MPI.I46 MPI.Q3:MPI.Q8 MPI.I47:MPI.I47 MPI.Q9:MPI.Q14 MPI.I48:MPI.I48 MPI.Q15:MPI.Q20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"/>
          <table:table-cell>
            <draw:frame table:end-cell-address="MPI.AA65" table:end-x="1.475cm" table:end-y="0.065cm" draw:z-index="0" draw:style-name="gr1" draw:text-style-name="P1" svg:width="15.999cm" svg:height="8.999cm" svg:x="1.283cm" svg:y="0.099cm">
              <draw:object draw:notify-on-update-of-ranges="MPI.J15:MPI.J20 MPI.I46:MPI.I46 MPI.K3:MPI.K8 MPI.I47:MPI.I47 MPI.K9:MPI.K14 MPI.I48:MPI.I48 MPI.K15:MPI.K20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06">
            <text:p>0,12506</text:p>
          </table:table-cell>
          <table:table-cell office:value-type="float" office:value="0.514752">
            <text:p>0,514752</text:p>
          </table:table-cell>
          <table:table-cell office:value-type="float" office:value="0.735123">
            <text:p>0,735123</text:p>
          </table:table-cell>
          <table:table-cell office:value-type="float" office:value="0.07955">
            <text:p>0,07955</text:p>
          </table:table-cell>
          <table:table-cell/>
          <table:table-cell table:style-name="ce2" office:value-type="string">
            <text:p>20.000 Elemente</text:p>
          </table:table-cell>
          <table:table-cell table:number-columns-repeated="11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8">
            <text:p>0,10128</text:p>
          </table:table-cell>
          <table:table-cell office:value-type="float" office:value="0.522003">
            <text:p>0,522003</text:p>
          </table:table-cell>
          <table:table-cell office:value-type="float" office:value="0.726118">
            <text:p>0,726118</text:p>
          </table:table-cell>
          <table:table-cell office:value-type="float" office:value="0.062162">
            <text:p>0,062162</text:p>
          </table:table-cell>
          <table:table-cell/>
          <table:table-cell table:style-name="ce2" office:value-type="string">
            <text:p>40.000 Elemente</text:p>
          </table:table-cell>
          <table:table-cell table:number-columns-repeated="11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06">
            <text:p>1,006</text:p>
          </table:table-cell>
          <table:table-cell office:value-type="float" office:value="0.10064">
            <text:p>0,10064</text:p>
          </table:table-cell>
          <table:table-cell office:value-type="float" office:value="0.525588">
            <text:p>0,525588</text:p>
          </table:table-cell>
          <table:table-cell office:value-type="float" office:value="0.730345">
            <text:p>0,730345</text:p>
          </table:table-cell>
          <table:table-cell office:value-type="float" office:value="0.062387">
            <text:p>0,062387</text:p>
          </table:table-cell>
          <table:table-cell/>
          <table:table-cell table:style-name="ce2" office:value-type="string">
            <text:p>80.000 Elemente</text:p>
          </table:table-cell>
          <table:table-cell table:number-columns-repeated="11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24">
            <text:p>1,024</text:p>
          </table:table-cell>
          <table:table-cell office:value-type="float" office:value="0.10237">
            <text:p>0,10237</text:p>
          </table:table-cell>
          <table:table-cell office:value-type="float" office:value="0.515367">
            <text:p>0,515367</text:p>
          </table:table-cell>
          <table:table-cell office:value-type="float" office:value="0.719519">
            <text:p>0,719519</text:p>
          </table:table-cell>
          <table:table-cell office:value-type="float" office:value="0.062588">
            <text:p>0,062588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3">
            <text:p>1,013</text:p>
          </table:table-cell>
          <table:table-cell office:value-type="float" office:value="0.10126">
            <text:p>0,10126</text:p>
          </table:table-cell>
          <table:table-cell office:value-type="float" office:value="0.52264">
            <text:p>0,52264</text:p>
          </table:table-cell>
          <table:table-cell office:value-type="float" office:value="0.726866">
            <text:p>0,726866</text:p>
          </table:table-cell>
          <table:table-cell office:value-type="float" office:value="0.062136">
            <text:p>0,062136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0">
            <text:p>10</text:p>
          </table:table-cell>
          <table:table-cell office:value-type="float" office:value="1.015">
            <text:p>1,015</text:p>
          </table:table-cell>
          <table:table-cell office:value-type="float" office:value="0.10147">
            <text:p>0,10147</text:p>
          </table:table-cell>
          <table:table-cell office:value-type="float" office:value="0.519683">
            <text:p>0,519683</text:p>
          </table:table-cell>
          <table:table-cell office:value-type="float" office:value="0.723911">
            <text:p>0,723911</text:p>
          </table:table-cell>
          <table:table-cell office:value-type="float" office:value="0.062365">
            <text:p>0,062365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8">
            <text:p>1,008</text:p>
          </table:table-cell>
          <table:table-cell office:value-type="float" office:value="0.06301">
            <text:p>0,06301</text:p>
          </table:table-cell>
          <table:table-cell office:value-type="float" office:value="0.550378">
            <text:p>0,550378</text:p>
          </table:table-cell>
          <table:table-cell office:value-type="float" office:value="0.730046">
            <text:p>0,730046</text:p>
          </table:table-cell>
          <table:table-cell office:value-type="float" office:value="0.037494">
            <text:p>0,037494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19">
            <text:p>1,019</text:p>
          </table:table-cell>
          <table:table-cell office:value-type="float" office:value="0.06369">
            <text:p>0,06369</text:p>
          </table:table-cell>
          <table:table-cell office:value-type="float" office:value="0.542178">
            <text:p>0,542178</text:p>
          </table:table-cell>
          <table:table-cell office:value-type="float" office:value="0.721439">
            <text:p>0,721439</text:p>
          </table:table-cell>
          <table:table-cell office:value-type="float" office:value="0.037527">
            <text:p>0,037527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4">
            <text:p>1,004</text:p>
          </table:table-cell>
          <table:table-cell office:value-type="float" office:value="0.06274">
            <text:p>0,06274</text:p>
          </table:table-cell>
          <table:table-cell office:value-type="float" office:value="0.553222">
            <text:p>0,553222</text:p>
          </table:table-cell>
          <table:table-cell office:value-type="float" office:value="0.733051">
            <text:p>0,733051</text:p>
          </table:table-cell>
          <table:table-cell office:value-type="float" office:value="0.037576">
            <text:p>0,037576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.009">
            <text:p>1,009</text:p>
          </table:table-cell>
          <table:table-cell office:value-type="float" office:value="0.06304">
            <text:p>0,06304</text:p>
          </table:table-cell>
          <table:table-cell office:value-type="float" office:value="0.548792">
            <text:p>0,548792</text:p>
          </table:table-cell>
          <table:table-cell office:value-type="float" office:value="0.728861">
            <text:p>0,728861</text:p>
          </table:table-cell>
          <table:table-cell office:value-type="float" office:value="0.037475">
            <text:p>0,037475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0625">
            <text:p>0,0625</text:p>
          </table:table-cell>
          <table:table-cell office:value-type="float" office:value="0.555584">
            <text:p>0,555584</text:p>
          </table:table-cell>
          <table:table-cell office:value-type="float" office:value="0.734944">
            <text:p>0,734944</text:p>
          </table:table-cell>
          <table:table-cell office:value-type="float" office:value="0.037476">
            <text:p>0,037476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2943">
            <text:p>0,632943</text:p>
          </table:table-cell>
          <table:table-cell office:value-type="float" office:value="0.803389">
            <text:p>0,803389</text:p>
          </table:table-cell>
          <table:table-cell office:value-type="float" office:value="0.02925">
            <text:p>0,02925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3">
            <text:p>0,933</text:p>
          </table:table-cell>
          <table:table-cell office:value-type="float" office:value="0.04664">
            <text:p>0,04664</text:p>
          </table:table-cell>
          <table:table-cell office:value-type="float" office:value="0.619269">
            <text:p>0,619269</text:p>
          </table:table-cell>
          <table:table-cell office:value-type="float" office:value="0.789784">
            <text:p>0,789784</text:p>
          </table:table-cell>
          <table:table-cell office:value-type="float" office:value="0.029309">
            <text:p>0,029309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17">
            <text:p>0,917</text:p>
          </table:table-cell>
          <table:table-cell office:value-type="float" office:value="0.04584">
            <text:p>0,04584</text:p>
          </table:table-cell>
          <table:table-cell office:value-type="float" office:value="0.631118">
            <text:p>0,631118</text:p>
          </table:table-cell>
          <table:table-cell office:value-type="float" office:value="0.802302">
            <text:p>0,802302</text:p>
          </table:table-cell>
          <table:table-cell office:value-type="float" office:value="0.029612">
            <text:p>0,029612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899">
            <text:p>0,899</text:p>
          </table:table-cell>
          <table:table-cell office:value-type="float" office:value="0.04494">
            <text:p>0,04494</text:p>
          </table:table-cell>
          <table:table-cell office:value-type="float" office:value="0.649092">
            <text:p>0,649092</text:p>
          </table:table-cell>
          <table:table-cell office:value-type="float" office:value="0.819502">
            <text:p>0,819502</text:p>
          </table:table-cell>
          <table:table-cell office:value-type="float" office:value="0.0294">
            <text:p>0,0294</text:p>
          </table:table-cell>
          <table:table-cell table:number-columns-repeated="13"/>
        </table:table-row>
        <table:table-row table:style-name="ro2">
          <table:table-cell office:value-type="float" office:value="4000000">
            <text:p>4000000</text:p>
          </table:table-cell>
          <table:table-cell office:value-type="float" office:value="20">
            <text:p>20</text:p>
          </table:table-cell>
          <table:table-cell office:value-type="float" office:value="0.939">
            <text:p>0,939</text:p>
          </table:table-cell>
          <table:table-cell office:value-type="float" office:value="0.04693">
            <text:p>0,04693</text:p>
          </table:table-cell>
          <table:table-cell office:value-type="float" office:value="0.613591">
            <text:p>0,613591</text:p>
          </table:table-cell>
          <table:table-cell office:value-type="float" office:value="0.785367">
            <text:p>0,785367</text:p>
          </table:table-cell>
          <table:table-cell office:value-type="float" office:value="0.029622">
            <text:p>0,029622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7">
            <text:p>1,087</text:p>
          </table:table-cell>
          <table:table-cell office:value-type="float" office:value="0.54335">
            <text:p>0,54335</text:p>
          </table:table-cell>
          <table:table-cell office:value-type="float" office:value="0.485508">
            <text:p>0,485508</text:p>
          </table:table-cell>
          <table:table-cell office:value-type="float" office:value="1.420608">
            <text:p>1,420608</text:p>
          </table:table-cell>
          <table:table-cell office:value-type="float" office:value="0.736681">
            <text:p>0,736681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">
            <text:p>1,08</text:p>
          </table:table-cell>
          <table:table-cell office:value-type="float" office:value="0.5401">
            <text:p>0,5401</text:p>
          </table:table-cell>
          <table:table-cell office:value-type="float" office:value="0.484889">
            <text:p>0,484889</text:p>
          </table:table-cell>
          <table:table-cell office:value-type="float" office:value="1.423334">
            <text:p>1,423334</text:p>
          </table:table-cell>
          <table:table-cell office:value-type="float" office:value="0.73384">
            <text:p>0,73384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79">
            <text:p>1,079</text:p>
          </table:table-cell>
          <table:table-cell office:value-type="float" office:value="0.53952">
            <text:p>0,53952</text:p>
          </table:table-cell>
          <table:table-cell office:value-type="float" office:value="0.492647">
            <text:p>0,492647</text:p>
          </table:table-cell>
          <table:table-cell office:value-type="float" office:value="1.426075">
            <text:p>1,426075</text:p>
          </table:table-cell>
          <table:table-cell office:value-type="float" office:value="0.734628">
            <text:p>0,734628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92">
            <text:p>1,092</text:p>
          </table:table-cell>
          <table:table-cell office:value-type="float" office:value="0.54585">
            <text:p>0,54585</text:p>
          </table:table-cell>
          <table:table-cell office:value-type="float" office:value="0.477513">
            <text:p>0,477513</text:p>
          </table:table-cell>
          <table:table-cell office:value-type="float" office:value="1.409132">
            <text:p>1,409132</text:p>
          </table:table-cell>
          <table:table-cell office:value-type="float" office:value="0.73369">
            <text:p>0,73369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">
            <text:p>2</text:p>
          </table:table-cell>
          <table:table-cell office:value-type="float" office:value="1.086">
            <text:p>1,086</text:p>
          </table:table-cell>
          <table:table-cell office:value-type="float" office:value="0.54295">
            <text:p>0,54295</text:p>
          </table:table-cell>
          <table:table-cell office:value-type="float" office:value="0.478729">
            <text:p>0,478729</text:p>
          </table:table-cell>
          <table:table-cell office:value-type="float" office:value="1.41153">
            <text:p>1,41153</text:p>
          </table:table-cell>
          <table:table-cell office:value-type="float" office:value="0.731802">
            <text:p>0,731802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38">
            <text:p>1,038</text:p>
          </table:table-cell>
          <table:table-cell office:value-type="float" office:value="0.25951">
            <text:p>0,25951</text:p>
          </table:table-cell>
          <table:table-cell office:value-type="float" office:value="0.870071">
            <text:p>0,870071</text:p>
          </table:table-cell>
          <table:table-cell office:value-type="float" office:value="1.494187">
            <text:p>1,494187</text:p>
          </table:table-cell>
          <table:table-cell office:value-type="float" office:value="0.349585">
            <text:p>0,349585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8">
            <text:p>1,058</text:p>
          </table:table-cell>
          <table:table-cell office:value-type="float" office:value="0.26451">
            <text:p>0,26451</text:p>
          </table:table-cell>
          <table:table-cell office:value-type="float" office:value="0.843102">
            <text:p>0,843102</text:p>
          </table:table-cell>
          <table:table-cell office:value-type="float" office:value="1.463911">
            <text:p>1,463911</text:p>
          </table:table-cell>
          <table:table-cell office:value-type="float" office:value="0.348838">
            <text:p>0,348838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1">
            <text:p>1,061</text:p>
          </table:table-cell>
          <table:table-cell office:value-type="float" office:value="0.26514">
            <text:p>0,26514</text:p>
          </table:table-cell>
          <table:table-cell office:value-type="float" office:value="0.84212">
            <text:p>0,84212</text:p>
          </table:table-cell>
          <table:table-cell office:value-type="float" office:value="1.463037">
            <text:p>1,463037</text:p>
          </table:table-cell>
          <table:table-cell office:value-type="float" office:value="0.349445">
            <text:p>0,349445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6">
            <text:p>1,06</text:p>
          </table:table-cell>
          <table:table-cell office:value-type="float" office:value="0.26509">
            <text:p>0,26509</text:p>
          </table:table-cell>
          <table:table-cell office:value-type="float" office:value="0.840875">
            <text:p>0,840875</text:p>
          </table:table-cell>
          <table:table-cell office:value-type="float" office:value="1.461872">
            <text:p>1,461872</text:p>
          </table:table-cell>
          <table:table-cell office:value-type="float" office:value="0.349354">
            <text:p>0,349354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4">
            <text:p>4</text:p>
          </table:table-cell>
          <table:table-cell office:value-type="float" office:value="1.055">
            <text:p>1,055</text:p>
          </table:table-cell>
          <table:table-cell office:value-type="float" office:value="0.26385">
            <text:p>0,26385</text:p>
          </table:table-cell>
          <table:table-cell office:value-type="float" office:value="0.848371">
            <text:p>0,848371</text:p>
          </table:table-cell>
          <table:table-cell office:value-type="float" office:value="1.473219">
            <text:p>1,473219</text:p>
          </table:table-cell>
          <table:table-cell office:value-type="float" office:value="0.350406">
            <text:p>0,350406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4">
            <text:p>1,114</text:p>
          </table:table-cell>
          <table:table-cell office:value-type="float" office:value="0.13926">
            <text:p>0,13926</text:p>
          </table:table-cell>
          <table:table-cell office:value-type="float" office:value="0.91945">
            <text:p>0,91945</text:p>
          </table:table-cell>
          <table:table-cell office:value-type="float" office:value="1.381925">
            <text:p>1,381925</text:p>
          </table:table-cell>
          <table:table-cell office:value-type="float" office:value="0.16638">
            <text:p>0,16638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3">
            <text:p>1,113</text:p>
          </table:table-cell>
          <table:table-cell office:value-type="float" office:value="0.13912">
            <text:p>0,13912</text:p>
          </table:table-cell>
          <table:table-cell office:value-type="float" office:value="0.920272">
            <text:p>0,920272</text:p>
          </table:table-cell>
          <table:table-cell office:value-type="float" office:value="1.381778">
            <text:p>1,381778</text:p>
          </table:table-cell>
          <table:table-cell office:value-type="float" office:value="0.166186">
            <text:p>0,166186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9">
            <text:p>1,119</text:p>
          </table:table-cell>
          <table:table-cell office:value-type="float" office:value="0.13983">
            <text:p>0,13983</text:p>
          </table:table-cell>
          <table:table-cell office:value-type="float" office:value="0.915735">
            <text:p>0,915735</text:p>
          </table:table-cell>
          <table:table-cell office:value-type="float" office:value="1.377387">
            <text:p>1,377387</text:p>
          </table:table-cell>
          <table:table-cell office:value-type="float" office:value="0.166702">
            <text:p>0,166702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085">
            <text:p>1,085</text:p>
          </table:table-cell>
          <table:table-cell office:value-type="float" office:value="0.13566">
            <text:p>0,13566</text:p>
          </table:table-cell>
          <table:table-cell office:value-type="float" office:value="0.957182">
            <text:p>0,957182</text:p>
          </table:table-cell>
          <table:table-cell office:value-type="float" office:value="1.420465">
            <text:p>1,420465</text:p>
          </table:table-cell>
          <table:table-cell office:value-type="float" office:value="0.166639">
            <text:p>0,166639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8">
            <text:p>8</text:p>
          </table:table-cell>
          <table:table-cell office:value-type="float" office:value="1.11">
            <text:p>1,11</text:p>
          </table:table-cell>
          <table:table-cell office:value-type="float" office:value="0.13873">
            <text:p>0,13873</text:p>
          </table:table-cell>
          <table:table-cell office:value-type="float" office:value="0.924486">
            <text:p>0,924486</text:p>
          </table:table-cell>
          <table:table-cell office:value-type="float" office:value="1.387024">
            <text:p>1,387024</text:p>
          </table:table-cell>
          <table:table-cell office:value-type="float" office:value="0.16642">
            <text:p>0,16642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">
            <text:p>1,12</text:p>
          </table:table-cell>
          <table:table-cell office:value-type="float" office:value="0.11201">
            <text:p>0,11201</text:p>
          </table:table-cell>
          <table:table-cell office:value-type="float" office:value="0.943936">
            <text:p>0,943936</text:p>
          </table:table-cell>
          <table:table-cell office:value-type="float" office:value="1.373128">
            <text:p>1,373128</text:p>
          </table:table-cell>
          <table:table-cell office:value-type="float" office:value="0.130307">
            <text:p>0,130307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8">
            <text:p>1,118</text:p>
          </table:table-cell>
          <table:table-cell office:value-type="float" office:value="0.11184">
            <text:p>0,11184</text:p>
          </table:table-cell>
          <table:table-cell office:value-type="float" office:value="0.946523">
            <text:p>0,946523</text:p>
          </table:table-cell>
          <table:table-cell office:value-type="float" office:value="1.374519">
            <text:p>1,374519</text:p>
          </table:table-cell>
          <table:table-cell office:value-type="float" office:value="0.130351">
            <text:p>0,130351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12">
            <text:p>1,112</text:p>
          </table:table-cell>
          <table:table-cell office:value-type="float" office:value="0.11118">
            <text:p>0,11118</text:p>
          </table:table-cell>
          <table:table-cell office:value-type="float" office:value="0.95446">
            <text:p>0,95446</text:p>
          </table:table-cell>
          <table:table-cell office:value-type="float" office:value="1.384261">
            <text:p>1,384261</text:p>
          </table:table-cell>
          <table:table-cell office:value-type="float" office:value="0.130433">
            <text:p>0,130433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7">
            <text:p>1,127</text:p>
          </table:table-cell>
          <table:table-cell office:value-type="float" office:value="0.11273">
            <text:p>0,11273</text:p>
          </table:table-cell>
          <table:table-cell office:value-type="float" office:value="0.938788">
            <text:p>0,938788</text:p>
          </table:table-cell>
          <table:table-cell office:value-type="float" office:value="1.365957">
            <text:p>1,365957</text:p>
          </table:table-cell>
          <table:table-cell office:value-type="float" office:value="0.130523">
            <text:p>0,130523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0">
            <text:p>10</text:p>
          </table:table-cell>
          <table:table-cell office:value-type="float" office:value="1.123">
            <text:p>1,123</text:p>
          </table:table-cell>
          <table:table-cell office:value-type="float" office:value="0.11226">
            <text:p>0,11226</text:p>
          </table:table-cell>
          <table:table-cell office:value-type="float" office:value="0.940616">
            <text:p>0,940616</text:p>
          </table:table-cell>
          <table:table-cell office:value-type="float" office:value="1.370375">
            <text:p>1,370375</text:p>
          </table:table-cell>
          <table:table-cell office:value-type="float" office:value="0.130363">
            <text:p>0,130363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4">
            <text:p>1,074</text:p>
          </table:table-cell>
          <table:table-cell office:value-type="float" office:value="0.06715">
            <text:p>0,06715</text:p>
          </table:table-cell>
          <table:table-cell office:value-type="float" office:value="1.059692">
            <text:p>1,059692</text:p>
          </table:table-cell>
          <table:table-cell office:value-type="float" office:value="1.434786">
            <text:p>1,434786</text:p>
          </table:table-cell>
          <table:table-cell office:value-type="float" office:value="0.079111">
            <text:p>0,079111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77">
            <text:p>1,077</text:p>
          </table:table-cell>
          <table:table-cell office:value-type="float" office:value="0.06732">
            <text:p>0,06732</text:p>
          </table:table-cell>
          <table:table-cell office:value-type="float" office:value="1.057468">
            <text:p>1,057468</text:p>
          </table:table-cell>
          <table:table-cell office:value-type="float" office:value="1.434058">
            <text:p>1,434058</text:p>
          </table:table-cell>
          <table:table-cell office:value-type="float" office:value="0.079348">
            <text:p>0,079348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6">
            <text:p>1,06</text:p>
          </table:table-cell>
          <table:table-cell office:value-type="float" office:value="0.06627">
            <text:p>0,06627</text:p>
          </table:table-cell>
          <table:table-cell office:value-type="float" office:value="1.075086">
            <text:p>1,075086</text:p>
          </table:table-cell>
          <table:table-cell office:value-type="float" office:value="1.453252">
            <text:p>1,453252</text:p>
          </table:table-cell>
          <table:table-cell office:value-type="float" office:value="0.079131">
            <text:p>0,079131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58">
            <text:p>1,058</text:p>
          </table:table-cell>
          <table:table-cell office:value-type="float" office:value="0.06614">
            <text:p>0,06614</text:p>
          </table:table-cell>
          <table:table-cell office:value-type="float" office:value="1.081468">
            <text:p>1,081468</text:p>
          </table:table-cell>
          <table:table-cell office:value-type="float" office:value="1.457967">
            <text:p>1,457967</text:p>
          </table:table-cell>
          <table:table-cell office:value-type="float" office:value="0.079256">
            <text:p>0,079256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16">
            <text:p>16</text:p>
          </table:table-cell>
          <table:table-cell office:value-type="float" office:value="1.083">
            <text:p>1,083</text:p>
          </table:table-cell>
          <table:table-cell office:value-type="float" office:value="0.06766">
            <text:p>0,06766</text:p>
          </table:table-cell>
          <table:table-cell office:value-type="float" office:value="1.0504">
            <text:p>1,0504</text:p>
          </table:table-cell>
          <table:table-cell office:value-type="float" office:value="1.426523">
            <text:p>1,426523</text:p>
          </table:table-cell>
          <table:table-cell office:value-type="float" office:value="0.079066">
            <text:p>0,079066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">
            <text:p>1,04</text:p>
          </table:table-cell>
          <table:table-cell office:value-type="float" office:value="0.05199">
            <text:p>0,05199</text:p>
          </table:table-cell>
          <table:table-cell office:value-type="float" office:value="1.126196">
            <text:p>1,126196</text:p>
          </table:table-cell>
          <table:table-cell office:value-type="float" office:value="1.483371">
            <text:p>1,483371</text:p>
          </table:table-cell>
          <table:table-cell office:value-type="float" office:value="0.061805">
            <text:p>0,061805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7">
            <text:p>1,057</text:p>
          </table:table-cell>
          <table:table-cell office:value-type="float" office:value="0.05286">
            <text:p>0,05286</text:p>
          </table:table-cell>
          <table:table-cell office:value-type="float" office:value="1.10132">
            <text:p>1,10132</text:p>
          </table:table-cell>
          <table:table-cell office:value-type="float" office:value="1.45917">
            <text:p>1,45917</text:p>
          </table:table-cell>
          <table:table-cell office:value-type="float" office:value="0.061864">
            <text:p>0,061864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42">
            <text:p>1,042</text:p>
          </table:table-cell>
          <table:table-cell office:value-type="float" office:value="0.05209">
            <text:p>0,05209</text:p>
          </table:table-cell>
          <table:table-cell office:value-type="float" office:value="1.121951">
            <text:p>1,121951</text:p>
          </table:table-cell>
          <table:table-cell office:value-type="float" office:value="1.479987">
            <text:p>1,479987</text:p>
          </table:table-cell>
          <table:table-cell office:value-type="float" office:value="0.06187">
            <text:p>0,06187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61">
            <text:p>1,061</text:p>
          </table:table-cell>
          <table:table-cell office:value-type="float" office:value="0.05306">
            <text:p>0,05306</text:p>
          </table:table-cell>
          <table:table-cell office:value-type="float" office:value="1.095578">
            <text:p>1,095578</text:p>
          </table:table-cell>
          <table:table-cell office:value-type="float" office:value="1.454865">
            <text:p>1,454865</text:p>
          </table:table-cell>
          <table:table-cell office:value-type="float" office:value="0.061951">
            <text:p>0,061951</text:p>
          </table:table-cell>
          <table:table-cell table:number-columns-repeated="13"/>
        </table:table-row>
        <table:table-row table:style-name="ro2">
          <table:table-cell office:value-type="float" office:value="8000000">
            <text:p>8000000</text:p>
          </table:table-cell>
          <table:table-cell office:value-type="float" office:value="20">
            <text:p>20</text:p>
          </table:table-cell>
          <table:table-cell office:value-type="float" office:value="1.053">
            <text:p>1,053</text:p>
          </table:table-cell>
          <table:table-cell office:value-type="float" office:value="0.05264">
            <text:p>0,05264</text:p>
          </table:table-cell>
          <table:table-cell office:value-type="float" office:value="1.105847">
            <text:p>1,105847</text:p>
          </table:table-cell>
          <table:table-cell office:value-type="float" office:value="1.463417">
            <text:p>1,463417</text:p>
          </table:table-cell>
          <table:table-cell office:value-type="float" office:value="0.061914">
            <text:p>0,061914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1" number:min-integer-digits="1"/>
    </number:number-style>
    <number:number-style style:name="N5106" number:language="de" number:country="DE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31.01.2013</text:date>, <text:time>18:22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31T18:22:07.10</dc:date>
    <meta:generator>OpenOffice.org/3.4.1$Win32 OpenOffice.org_project/341m1$Build-9593</meta:generator>
    <meta:editing-duration>PT14H44M25S</meta:editing-duration>
    <meta:editing-cycles>67</meta:editing-cycles>
    <meta:document-statistic meta:table-count="3" meta:cell-count="2057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35cm" svg:y="0.857cm" chart:style-name="ch2">
          <text:p>Laufzeit 4/(1+x^2)</text:p>
        </chart:title>
        <chart:legend svg:x="1.952cm" svg:y="1.955cm" style:legend-expansion="custom" chartooo:width="3.013cm" chartooo:height="1.672cm" style:legend-expansion-aspect-ratio="1.80203349282297" chart:style-name="ch3"/>
        <chart:plot-area chart:style-name="ch4" table:cell-range-address="'1. Funktion'.H2:'1. Funktion'.K14" chart:data-source-has-labels="both" svg:x="0.956cm" svg:y="1.635cm" svg:width="11.274cm" svg:height="6.765cm">
          <chartooo:coordinate-region svg:x="1.868cm" svg:y="1.847cm" svg:width="9.897cm" svg:height="5.88cm"/>
          <chart:axis chart:dimension="x" chart:name="primary-x" chart:style-name="ch5" chartooo:axis-type="auto">
            <chartooo:date-scale/>
            <chart:title svg:x="4.512cm" svg:y="8.414cm" chart:style-name="ch6">
              <text:p>Anzahl Integrationsintervalle</text:p>
            </chart:title>
            <chart:categories table:cell-range-address="'1. Funktion'.H3:'1. Funktion'.H14"/>
            <chart:grid chart:style-name="ch7" chart:class="major"/>
          </chart:axis>
          <chart:axis chart:dimension="y" chart:name="primary-y" chart:style-name="ch5">
            <chart:title svg:x="0.049cm" svg:y="6.582cm" chart:style-name="ch8">
              <text:p>Laufzeit in Sekunden</text:p>
            </chart:title>
            <chart:grid chart:style-name="ch7" chart:class="major"/>
          </chart:axis>
          <chart:series chart:style-name="ch9" chart:values-cell-range-address="'1. Funktion'.I3:'1. Funktion'.I14" chart:label-cell-address="'1. Funktion'.I2:'1. Funktion'.I2" chart:class="chart:line">
            <chart:data-point chart:repeated="12"/>
          </chart:series>
          <chart:series chart:style-name="ch10" chart:values-cell-range-address="'1. Funktion'.J3:'1. Funktion'.J14" chart:label-cell-address="'1. Funktion'.J2:'1. Funktion'.J2" chart:class="chart:line">
            <chart:data-point chart:repeated="12"/>
          </chart:series>
          <chart:series chart:style-name="ch11" chart:values-cell-range-address="'1. Funktion'.K3:'1. Funktion'.K14" chart:label-cell-address="'1. Funktion'.K2:'1. Funktion'.K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1. Funktion'.I2:'1. Funktion'.I2</svg:desc>
                </draw:g>
              </table:table-cell>
              <table:table-cell office:value-type="string">
                <text:p>Laufzeit p=4</text:p>
                <draw:g>
                  <svg:desc>'1. Funktion'.J2:'1. Funktion'.J2</svg:desc>
                </draw:g>
              </table:table-cell>
              <table:table-cell office:value-type="string">
                <text:p>Laufzeit p=8</text:p>
                <draw:g>
                  <svg:desc>'1. Funktion'.K2:'1. Funktion'.K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1. Funktion'.H3:'1. Funktion'.H14</svg:desc>
                </draw:g>
              </table:table-cell>
              <table:table-cell office:value-type="float" office:value="0.001085">
                <text:p>0.001085</text:p>
                <draw:g>
                  <svg:desc>'1. Funktion'.I3:'1. Funktion'.I14</svg:desc>
                </draw:g>
              </table:table-cell>
              <table:table-cell office:value-type="float" office:value="0.0024">
                <text:p>0.0024</text:p>
                <draw:g>
                  <svg:desc>'1. Funktion'.J3:'1. Funktion'.J14</svg:desc>
                </draw:g>
              </table:table-cell>
              <table:table-cell office:value-type="float" office:value="0.005125">
                <text:p>0.005125</text:p>
                <draw:g>
                  <svg:desc>'1. Funktion'.K3:'1. Funktion'.K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146">
                <text:p>0.001146</text:p>
              </table:table-cell>
              <table:table-cell office:value-type="float" office:value="0.002434">
                <text:p>0.002434</text:p>
              </table:table-cell>
              <table:table-cell office:value-type="float" office:value="0.005123">
                <text:p>0.0051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259">
                <text:p>0.001259</text:p>
              </table:table-cell>
              <table:table-cell office:value-type="float" office:value="0.002488">
                <text:p>0.002488</text:p>
              </table:table-cell>
              <table:table-cell office:value-type="float" office:value="0.005176">
                <text:p>0.00517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1488">
                <text:p>0.001488</text:p>
              </table:table-cell>
              <table:table-cell office:value-type="float" office:value="0.002594">
                <text:p>0.002594</text:p>
              </table:table-cell>
              <table:table-cell office:value-type="float" office:value="0.005225">
                <text:p>0.0052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1944">
                <text:p>0.001944</text:p>
              </table:table-cell>
              <table:table-cell office:value-type="float" office:value="0.002833">
                <text:p>0.002833</text:p>
              </table:table-cell>
              <table:table-cell office:value-type="float" office:value="0.005358">
                <text:p>0.00535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2861">
                <text:p>0.002861</text:p>
              </table:table-cell>
              <table:table-cell office:value-type="float" office:value="0.003281">
                <text:p>0.003281</text:p>
              </table:table-cell>
              <table:table-cell office:value-type="float" office:value="0.005591">
                <text:p>0.00559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4688">
                <text:p>0.004688</text:p>
              </table:table-cell>
              <table:table-cell office:value-type="float" office:value="0.004203">
                <text:p>0.004203</text:p>
              </table:table-cell>
              <table:table-cell office:value-type="float" office:value="0.006057">
                <text:p>0.00605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8349">
                <text:p>0.008349</text:p>
              </table:table-cell>
              <table:table-cell office:value-type="float" office:value="0.006033">
                <text:p>0.006033</text:p>
              </table:table-cell>
              <table:table-cell office:value-type="float" office:value="0.006962">
                <text:p>0.00696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15661">
                <text:p>0.015661</text:p>
              </table:table-cell>
              <table:table-cell office:value-type="float" office:value="0.009684">
                <text:p>0.009684</text:p>
              </table:table-cell>
              <table:table-cell office:value-type="float" office:value="0.008798">
                <text:p>0.00879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30307">
                <text:p>0.030307</text:p>
              </table:table-cell>
              <table:table-cell office:value-type="float" office:value="0.017006">
                <text:p>0.017006</text:p>
              </table:table-cell>
              <table:table-cell office:value-type="float" office:value="0.012472">
                <text:p>0.01247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59652">
                <text:p>0.059652</text:p>
              </table:table-cell>
              <table:table-cell office:value-type="float" office:value="0.031674">
                <text:p>0.031674</text:p>
              </table:table-cell>
              <table:table-cell office:value-type="float" office:value="0.019793">
                <text:p>0.01979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118338">
                <text:p>0.118338</text:p>
              </table:table-cell>
              <table:table-cell office:value-type="float" office:value="0.060994">
                <text:p>0.060994</text:p>
              </table:table-cell>
              <table:table-cell office:value-type="float" office:value="0.034494">
                <text:p>0.034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37cm" svg:y="0.856cm" chart:style-name="ch2">
          <text:p>Anteil Phase 1 in Prozent</text:p>
        </chart:title>
        <chart:legend svg:x="7.433cm" svg:y="1.908cm" style:legend-expansion="custom" chartooo:width="3.727cm" chartooo:height="1.672cm" style:legend-expansion-aspect-ratio="2.22906698564593" chart:style-name="ch3"/>
        <chart:plot-area chart:style-name="ch4" table:cell-range-address="MPI.J3:MPI.J8 MPI.I46:MPI.I48 MPI.Q3:MPI.Q20" chart:data-source-has-labels="both" svg:x="0.77cm" svg:y="1.635cm" svg:width="10.654cm" svg:height="6.765cm">
          <chartooo:coordinate-region svg:x="1.868cm" svg:y="1.848cm" svg:width="9.369cm" svg:height="5.879cm"/>
          <chart:axis chart:dimension="x" chart:name="primary-x" chart:style-name="ch5" chartooo:axis-type="auto">
            <chartooo:date-scale/>
            <chart:title svg:x="4.598cm" svg:y="8.413cm" chart:style-name="ch6">
              <text:p>Anzahl Prozessoren</text:p>
            </chart:title>
            <chart:categories table:cell-range-address="MPI.J3:MPI.J8"/>
            <chart:grid chart:style-name="ch7" chart:class="major"/>
          </chart:axis>
          <chart:axis chart:dimension="y" chart:name="primary-y" chart:style-name="ch8">
            <chart:title svg:x="0.001cm" svg:y="6.873cm" chart:style-name="ch9">
              <text:p>Anteil Phase 1 in Prozent</text:p>
            </chart:title>
            <chart:grid chart:style-name="ch7" chart:class="major"/>
          </chart:axis>
          <chart:series chart:style-name="ch10" chart:values-cell-range-address="MPI.Q3:MPI.Q8" chart:label-cell-address="MPI.I46:MPI.I46" chart:class="chart:line">
            <chart:data-point chart:repeated="6"/>
          </chart:series>
          <chart:series chart:style-name="ch11" chart:values-cell-range-address="MPI.Q9:MPI.Q14" chart:label-cell-address="MPI.I47:MPI.I47" chart:class="chart:line">
            <chart:data-point chart:repeated="6"/>
          </chart:series>
          <chart:series chart:style-name="ch12" chart:values-cell-range-address="MPI.Q15:MPI.Q20" chart:label-cell-address="MPI.I48:MPI.I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50586558191089">
                <text:p>0.50586558191089</text:p>
                <draw:g>
                  <svg:desc>MPI.Q3:MPI.Q8</svg:desc>
                </draw:g>
              </table:table-cell>
              <table:table-cell office:value-type="float" office:value="0.505711037605723">
                <text:p>0.505711037605723</text:p>
                <draw:g>
                  <svg:desc>MPI.Q9:MPI.Q14</svg:desc>
                </draw:g>
              </table:table-cell>
              <table:table-cell office:value-type="float" office:value="0.517671297769931">
                <text:p>0.517671297769931</text:p>
                <draw:g>
                  <svg:desc>MPI.Q15:MPI.Q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25156766405936">
                <text:p>0.225156766405936</text:p>
              </table:table-cell>
              <table:table-cell office:value-type="float" office:value="0.219958197768127">
                <text:p>0.219958197768127</text:p>
              </table:table-cell>
              <table:table-cell office:value-type="float" office:value="0.237571276358285">
                <text:p>0.2375712763582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30713685944757">
                <text:p>0.0930713685944757</text:p>
              </table:table-cell>
              <table:table-cell office:value-type="float" office:value="0.10895228941408">
                <text:p>0.10895228941408</text:p>
              </table:table-cell>
              <table:table-cell office:value-type="float" office:value="0.11978377161719">
                <text:p>0.119783771617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6358055144439">
                <text:p>0.076358055144439</text:p>
              </table:table-cell>
              <table:table-cell office:value-type="float" office:value="0.0859274079143389">
                <text:p>0.0859274079143389</text:p>
              </table:table-cell>
              <table:table-cell office:value-type="float" office:value="0.0949263566794404">
                <text:p>0.09492635667944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449617321003018">
                <text:p>0.0449617321003018</text:p>
              </table:table-cell>
              <table:table-cell office:value-type="float" office:value="0.0514063789541603">
                <text:p>0.0514063789541603</text:p>
              </table:table-cell>
              <table:table-cell office:value-type="float" office:value="0.054937525202641">
                <text:p>0.0549375252026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336194775725158">
                <text:p>0.0336194775725158</text:p>
              </table:table-cell>
              <table:table-cell office:value-type="float" office:value="0.0367950856226365">
                <text:p>0.0367950856226365</text:p>
              </table:table-cell>
              <table:table-cell office:value-type="float" office:value="0.0421484822519586">
                <text:p>0.04214848225195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913cm" svg:height="9.001cm" xlink:href=".." xlink:type="simple" chart:class="chart:line" chart:style-name="ch1">
        <chart:title svg:x="4.085cm" svg:y="0.848cm" chart:style-name="ch2">
          <text:p>Kommunikationsoverhead 4/(1+x^2)</text:p>
        </chart:title>
        <chart:legend svg:x="1.75cm" svg:y="6.012cm" style:legend-expansion="custom" chartooo:width="5.844cm" chartooo:height="1.672cm" style:legend-expansion-aspect-ratio="3.49521531100478" chart:style-name="ch3"/>
        <chart:plot-area chart:style-name="ch4" table:cell-range-address="'1. Funktion'.W2:'1. Funktion'.Z14" chart:data-source-has-labels="both" svg:x="0.888cm" svg:y="1.636cm" svg:width="14.095cm" svg:height="6.765cm">
          <chartooo:coordinate-region svg:x="1.615cm" svg:y="1.848cm" svg:width="12.903cm" svg:height="5.88cm"/>
          <chart:axis chart:dimension="x" chart:name="primary-x" chart:style-name="ch5" chartooo:axis-type="auto">
            <chartooo:date-scale/>
            <chart:title svg:x="7.785cm" svg:y="8.414cm" chart:style-name="ch6">
              <text:p>n</text:p>
            </chart:title>
            <chart:categories table:cell-range-address="'1. Funktion'.W3:'1. Funktion'.W14"/>
            <chart:grid chart:style-name="ch7" chart:class="major"/>
          </chart:axis>
          <chart:axis chart:dimension="y" chart:name="primary-y" chart:style-name="ch8">
            <chart:title svg:x="0.001cm" svg:y="7.748cm" chart:style-name="ch9">
              <text:p>Kommunikationsoverhead in Prozent</text:p>
            </chart:title>
            <chart:grid chart:style-name="ch7" chart:class="major"/>
          </chart:axis>
          <chart:series chart:style-name="ch10" chart:values-cell-range-address="'1. Funktion'.X3:'1. Funktion'.X14" chart:label-cell-address="'1. Funktion'.X2:'1. Funktion'.X2" chart:class="chart:line">
            <chart:data-point chart:repeated="12"/>
          </chart:series>
          <chart:series chart:style-name="ch11" chart:values-cell-range-address="'1. Funktion'.Y3:'1. Funktion'.Y14" chart:label-cell-address="'1. Funktion'.Y2:'1. Funktion'.Y2" chart:class="chart:line">
            <chart:data-point chart:repeated="12"/>
          </chart:series>
          <chart:series chart:style-name="ch12" chart:values-cell-range-address="'1. Funktion'.Z3:'1. Funktion'.Z14" chart:label-cell-address="'1. Funktion'.Z2:'1. Funktion'.Z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1. Funktion'.X2:'1. Funktion'.X2</svg:desc>
                </draw:g>
              </table:table-cell>
              <table:table-cell office:value-type="string">
                <text:p>Kommunikationsoverhead p =4</text:p>
                <draw:g>
                  <svg:desc>'1. Funktion'.Y2:'1. Funktion'.Y2</svg:desc>
                </draw:g>
              </table:table-cell>
              <table:table-cell office:value-type="string">
                <text:p>Kommunikationsoverhead p =8</text:p>
                <draw:g>
                  <svg:desc>'1. Funktion'.Z2:'1. Funktion'.Z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1. Funktion'.W3:'1. Funktion'.W14</svg:desc>
                </draw:g>
              </table:table-cell>
              <table:table-cell office:value-type="float" office:value="0.908755760368663">
                <text:p>0.908755760368663</text:p>
                <draw:g>
                  <svg:desc>'1. Funktion'.X3:'1. Funktion'.X14</svg:desc>
                </draw:g>
              </table:table-cell>
              <table:table-cell office:value-type="float" office:value="0.970416666666666">
                <text:p>0.970416666666666</text:p>
                <draw:g>
                  <svg:desc>'1. Funktion'.Y3:'1. Funktion'.Y14</svg:desc>
                </draw:g>
              </table:table-cell>
              <table:table-cell office:value-type="float" office:value="0.988878048780488">
                <text:p>0.988878048780488</text:p>
                <draw:g>
                  <svg:desc>'1. Funktion'.Z3:'1. Funktion'.Z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63001745200698">
                <text:p>0.863001745200698</text:p>
              </table:table-cell>
              <table:table-cell office:value-type="float" office:value="0.958915365653245">
                <text:p>0.958915365653245</text:p>
              </table:table-cell>
              <table:table-cell office:value-type="float" office:value="0.986140933047043">
                <text:p>0.9861409330470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84749801429706">
                <text:p>0.784749801429706</text:p>
              </table:table-cell>
              <table:table-cell office:value-type="float" office:value="0.937299035369775">
                <text:p>0.937299035369775</text:p>
              </table:table-cell>
              <table:table-cell office:value-type="float" office:value="0.980680061823802">
                <text:p>0.9806800618238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63978494623656">
                <text:p>0.663978494623656</text:p>
              </table:table-cell>
              <table:table-cell office:value-type="float" office:value="0.895528141865844">
                <text:p>0.895528141865844</text:p>
              </table:table-cell>
              <table:table-cell office:value-type="float" office:value="0.969952153110048">
                <text:p>0.96995215311004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507716049382716">
                <text:p>0.507716049382716</text:p>
              </table:table-cell>
              <table:table-cell office:value-type="float" office:value="0.823861630780092">
                <text:p>0.823861630780092</text:p>
              </table:table-cell>
              <table:table-cell office:value-type="float" office:value="0.949234789100411">
                <text:p>0.9492347891004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344984271233834">
                <text:p>0.344984271233834</text:p>
              </table:table-cell>
              <table:table-cell office:value-type="float" office:value="0.708015848826577">
                <text:p>0.708015848826577</text:p>
              </table:table-cell>
              <table:table-cell office:value-type="float" office:value="0.910391700947952">
                <text:p>0.91039170094795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209897610921502">
                <text:p>0.209897610921502</text:p>
              </table:table-cell>
              <table:table-cell office:value-type="float" office:value="0.553890078515346">
                <text:p>0.553890078515346</text:p>
              </table:table-cell>
              <table:table-cell office:value-type="float" office:value="0.839194320620769">
                <text:p>0.8391943206207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117618876512157">
                <text:p>0.117618876512157</text:p>
              </table:table-cell>
              <table:table-cell office:value-type="float" office:value="0.385214652743246">
                <text:p>0.385214652743246</text:p>
              </table:table-cell>
              <table:table-cell office:value-type="float" office:value="0.728239011778225">
                <text:p>0.7282390117782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618095907030203">
                <text:p>0.0618095907030203</text:p>
              </table:table-cell>
              <table:table-cell office:value-type="float" office:value="0.238641057414292">
                <text:p>0.238641057414292</text:p>
              </table:table-cell>
              <table:table-cell office:value-type="float" office:value="0.576721982268697">
                <text:p>0.57672198226869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318078331738542">
                <text:p>0.0318078331738542</text:p>
              </table:table-cell>
              <table:table-cell office:value-type="float" office:value="0.135363989180289">
                <text:p>0.135363989180289</text:p>
              </table:table-cell>
              <table:table-cell office:value-type="float" office:value="0.407392559332906">
                <text:p>0.40739255933290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167974250653792">
                <text:p>0.0167974250653792</text:p>
              </table:table-cell>
              <table:table-cell office:value-type="float" office:value="0.0729304792574351">
                <text:p>0.0729304792574351</text:p>
              </table:table-cell>
              <table:table-cell office:value-type="float" office:value="0.256100641640984">
                <text:p>0.25610064164098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866163024556778">
                <text:p>0.00866163024556778</text:p>
              </table:table-cell>
              <table:table-cell office:value-type="float" office:value="0.0377906023543299">
                <text:p>0.0377906023543299</text:p>
              </table:table-cell>
              <table:table-cell office:value-type="float" office:value="0.147967762509422">
                <text:p>0.14796776250942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435cm" svg:y="0.857cm" chart:style-name="ch2">
          <text:p>Laufzeit x*sin(x)</text:p>
        </chart:title>
        <chart:legend svg:x="1.717cm" svg:y="1.899cm" style:legend-expansion="custom" chartooo:width="3.013cm" chartooo:height="1.672cm" style:legend-expansion-aspect-ratio="1.80203349282297" chart:style-name="ch3"/>
        <chart:plot-area chart:style-name="ch4" table:cell-range-address="'2. Funktion'.H2:'2. Funktion'.K14" chart:data-source-has-labels="both" svg:x="0.77cm" svg:y="1.635cm" svg:width="11.46cm" svg:height="6.765cm">
          <chartooo:coordinate-region svg:x="1.682cm" svg:y="1.847cm" svg:width="10.083cm" svg:height="5.88cm"/>
          <chart:axis chart:dimension="x" chart:name="primary-x" chart:style-name="ch5" chartooo:axis-type="auto">
            <chartooo:date-scale/>
            <chart:title svg:x="4.419cm" svg:y="8.414cm" chart:style-name="ch6">
              <text:p>Anzahl Integrationsintervalle</text:p>
            </chart:title>
            <chart:categories table:cell-range-address="'2. Funktion'.H3:'2. Funktion'.H14"/>
            <chart:grid chart:style-name="ch7" chart:class="major"/>
          </chart:axis>
          <chart:axis chart:dimension="y" chart:name="primary-y" chart:style-name="ch5">
            <chart:title svg:x="0.001cm" svg:y="6.582cm" chart:style-name="ch8">
              <text:p>Laufzeit in Sekunden</text:p>
            </chart:title>
            <chart:grid chart:style-name="ch7" chart:class="major"/>
          </chart:axis>
          <chart:series chart:style-name="ch9" chart:values-cell-range-address="'2. Funktion'.I3:'2. Funktion'.I14" chart:label-cell-address="'2. Funktion'.I2:'2. Funktion'.I2" chart:class="chart:line">
            <chart:data-point chart:repeated="12"/>
          </chart:series>
          <chart:series chart:style-name="ch10" chart:values-cell-range-address="'2. Funktion'.J3:'2. Funktion'.J14" chart:label-cell-address="'2. Funktion'.J2:'2. Funktion'.J2" chart:class="chart:line">
            <chart:data-point chart:repeated="12"/>
          </chart:series>
          <chart:series chart:style-name="ch11" chart:values-cell-range-address="'2. Funktion'.K3:'2. Funktion'.K14" chart:label-cell-address="'2. Funktion'.K2:'2. Funktion'.K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p=2</text:p>
                <draw:g>
                  <svg:desc>'2. Funktion'.I2:'2. Funktion'.I2</svg:desc>
                </draw:g>
              </table:table-cell>
              <table:table-cell office:value-type="string">
                <text:p>Laufzeit p=4</text:p>
                <draw:g>
                  <svg:desc>'2. Funktion'.J2:'2. Funktion'.J2</svg:desc>
                </draw:g>
              </table:table-cell>
              <table:table-cell office:value-type="string">
                <text:p>Laufzeit p=8</text:p>
                <draw:g>
                  <svg:desc>'2. Funktion'.K2:'2. Funktion'.K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2. Funktion'.H3:'2. Funktion'.H14</svg:desc>
                </draw:g>
              </table:table-cell>
              <table:table-cell office:value-type="float" office:value="0.001274">
                <text:p>0.001274</text:p>
                <draw:g>
                  <svg:desc>'2. Funktion'.I3:'2. Funktion'.I14</svg:desc>
                </draw:g>
              </table:table-cell>
              <table:table-cell office:value-type="float" office:value="0.002511">
                <text:p>0.002511</text:p>
                <draw:g>
                  <svg:desc>'2. Funktion'.J3:'2. Funktion'.J14</svg:desc>
                </draw:g>
              </table:table-cell>
              <table:table-cell office:value-type="float" office:value="0.005201">
                <text:p>0.005201</text:p>
                <draw:g>
                  <svg:desc>'2. Funktion'.K3:'2. Funktion'.K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479">
                <text:p>0.001479</text:p>
              </table:table-cell>
              <table:table-cell office:value-type="float" office:value="0.002616">
                <text:p>0.002616</text:p>
              </table:table-cell>
              <table:table-cell office:value-type="float" office:value="0.005248">
                <text:p>0.00524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896">
                <text:p>0.001896</text:p>
              </table:table-cell>
              <table:table-cell office:value-type="float" office:value="0.00282">
                <text:p>0.00282</text:p>
              </table:table-cell>
              <table:table-cell office:value-type="float" office:value="0.005362">
                <text:p>0.0053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2724">
                <text:p>0.002724</text:p>
              </table:table-cell>
              <table:table-cell office:value-type="float" office:value="0.003228">
                <text:p>0.003228</text:p>
              </table:table-cell>
              <table:table-cell office:value-type="float" office:value="0.005549">
                <text:p>0.0055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4378">
                <text:p>0.004378</text:p>
              </table:table-cell>
              <table:table-cell office:value-type="float" office:value="0.004114">
                <text:p>0.004114</text:p>
              </table:table-cell>
              <table:table-cell office:value-type="float" office:value="0.005984">
                <text:p>0.0059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7724">
                <text:p>0.007724</text:p>
              </table:table-cell>
              <table:table-cell office:value-type="float" office:value="0.005708">
                <text:p>0.005708</text:p>
              </table:table-cell>
              <table:table-cell office:value-type="float" office:value="0.006813">
                <text:p>0.00681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14406">
                <text:p>0.014406</text:p>
              </table:table-cell>
              <table:table-cell office:value-type="float" office:value="0.009072">
                <text:p>0.009072</text:p>
              </table:table-cell>
              <table:table-cell office:value-type="float" office:value="0.008441">
                <text:p>0.00844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27811">
                <text:p>0.027811</text:p>
              </table:table-cell>
              <table:table-cell office:value-type="float" office:value="0.015795">
                <text:p>0.015795</text:p>
              </table:table-cell>
              <table:table-cell office:value-type="float" office:value="0.011689">
                <text:p>0.01168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54632">
                <text:p>0.054632</text:p>
              </table:table-cell>
              <table:table-cell office:value-type="float" office:value="0.029244">
                <text:p>0.029244</text:p>
              </table:table-cell>
              <table:table-cell office:value-type="float" office:value="0.018226">
                <text:p>0.01822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108275">
                <text:p>0.108275</text:p>
              </table:table-cell>
              <table:table-cell office:value-type="float" office:value="0.056162">
                <text:p>0.056162</text:p>
              </table:table-cell>
              <table:table-cell office:value-type="float" office:value="0.031582">
                <text:p>0.03158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215551">
                <text:p>0.215551</text:p>
              </table:table-cell>
              <table:table-cell office:value-type="float" office:value="0.109968">
                <text:p>0.109968</text:p>
              </table:table-cell>
              <table:table-cell office:value-type="float" office:value="0.058404">
                <text:p>0.05840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430107">
                <text:p>0.430107</text:p>
              </table:table-cell>
              <table:table-cell office:value-type="float" office:value="0.217589">
                <text:p>0.217589</text:p>
              </table:table-cell>
              <table:table-cell office:value-type="float" office:value="0.112069">
                <text:p>0.1120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6.132cm" svg:height="9.001cm" xlink:href=".." xlink:type="simple" chart:class="chart:line" chart:style-name="ch1">
        <chart:title svg:x="4.112cm" svg:y="0.903cm" chart:style-name="ch2">
          <text:p>Abweichung x*sin(x)</text:p>
        </chart:title>
        <chart:legend svg:x="7.436cm" svg:y="1.911cm" style:legend-expansion="custom" chartooo:width="3.674cm" chartooo:height="1.672cm" style:legend-expansion-aspect-ratio="2.19736842105263" chart:style-name="ch3"/>
        <chart:plot-area chart:style-name="ch4" table:cell-range-address="'2. Funktion'.P2:'2. Funktion'.S14" chart:data-source-has-labels="both" svg:x="0.772cm" svg:y="1.634cm" svg:width="10.925cm" svg:height="6.766cm">
          <chartooo:coordinate-region svg:x="1.499cm" svg:y="1.847cm" svg:width="9.733cm" svg:height="5.88cm"/>
          <chart:axis chart:dimension="x" chart:name="primary-x" chart:style-name="ch5" chartooo:axis-type="auto">
            <chartooo:date-scale/>
            <chart:title svg:x="4.153cm" svg:y="8.414cm" chart:style-name="ch6">
              <text:p>Anzahl Integrationsintervalle</text:p>
            </chart:title>
            <chart:categories table:cell-range-address="'2. Funktion'.P3:'2. Funktion'.P14"/>
            <chart:grid chart:style-name="ch7" chart:class="major"/>
          </chart:axis>
          <chart:axis chart:dimension="y" chart:name="primary-y" chart:style-name="ch5">
            <chart:title svg:x="0.001cm" svg:y="5.961cm" chart:style-name="ch8">
              <text:p>Abweichung</text:p>
            </chart:title>
            <chart:grid chart:style-name="ch7" chart:class="major"/>
          </chart:axis>
          <chart:series chart:style-name="ch9" chart:values-cell-range-address="'2. Funktion'.Q3:'2. Funktion'.Q14" chart:label-cell-address="'2. Funktion'.Q2:'2. Funktion'.Q2" chart:class="chart:line">
            <chart:data-point chart:repeated="12"/>
          </chart:series>
          <chart:series chart:style-name="ch10" chart:values-cell-range-address="'2. Funktion'.R3:'2. Funktion'.R14" chart:label-cell-address="'2. Funktion'.R2:'2. Funktion'.R2" chart:class="chart:line">
            <chart:data-point chart:repeated="12"/>
          </chart:series>
          <chart:series chart:style-name="ch11" chart:values-cell-range-address="'2. Funktion'.S3:'2. Funktion'.S14" chart:label-cell-address="'2. Funktion'.S2:'2. Funktion'.S2" chart:class="chart:line">
            <chart:data-point chart:repeated="12"/>
          </chart:series>
          <chart:wall chart:style-name="ch12"/>
          <chart:floor chart:style-name="ch13"/>
        </chart:plot-area>
        <draw:frame draw:style-name="gr1" draw:text-style-name="P1" svg:width="0.001cm" svg:height="0.001cm" svg:x="0cm" svg:y="0cm">
          <draw:image xlink:href="Pictures/1000000000000373000002502E1466BD.png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2. Funktion'.Q2:'2. Funktion'.Q2</svg:desc>
                </draw:g>
              </table:table-cell>
              <table:table-cell office:value-type="string">
                <text:p>Abweichung p=4</text:p>
                <draw:g>
                  <svg:desc>'2. Funktion'.R2:'2. Funktion'.R2</svg:desc>
                </draw:g>
              </table:table-cell>
              <table:table-cell office:value-type="string">
                <text:p>Abweichung p=8</text:p>
                <draw:g>
                  <svg:desc>'2. Funktion'.S2:'2. Funktion'.S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2. Funktion'.P3:'2. Funktion'.P14</svg:desc>
                </draw:g>
              </table:table-cell>
              <table:table-cell office:value-type="float" office:value="0.000422811166211">
                <text:p>0.000422811166211</text:p>
                <draw:g>
                  <svg:desc>'2. Funktion'.Q3:'2. Funktion'.Q14</svg:desc>
                </draw:g>
              </table:table-cell>
              <table:table-cell office:value-type="float" office:value="0.000422811166211">
                <text:p>0.000422811166211</text:p>
                <draw:g>
                  <svg:desc>'2. Funktion'.R3:'2. Funktion'.R14</svg:desc>
                </draw:g>
              </table:table-cell>
              <table:table-cell office:value-type="float" office:value="1.07418215453748">
                <text:p>1.07418215453748</text:p>
                <draw:g>
                  <svg:desc>'2. Funktion'.S3:'2. Funktion'.S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26061157155">
                <text:p>0.000026061157155</text:p>
              </table:table-cell>
              <table:table-cell office:value-type="float" office:value="0.000026061157155">
                <text:p>0.0000260611571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1623212878">
                <text:p>0.000001623212878</text:p>
              </table:table-cell>
              <table:table-cell office:value-type="float" office:value="0.000001623212877">
                <text:p>0.000001623212877</text:p>
              </table:table-cell>
              <table:table-cell office:value-type="float" office:value="0.000001623212878">
                <text:p>0.00000162321287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10136349">
                <text:p>0.00000010136349</text:p>
              </table:table-cell>
              <table:table-cell office:value-type="float" office:value="0.00000010136349">
                <text:p>0.000000101363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6333855">
                <text:p>0.000000006333855</text:p>
              </table:table-cell>
              <table:table-cell office:value-type="float" office:value="0.000000006333855">
                <text:p>0.00000000633385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395844">
                <text:p>0.000000000395844</text:p>
              </table:table-cell>
              <table:table-cell office:value-type="float" office:value="0.000000000395845">
                <text:p>0.00000000039584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002474">
                <text:p>0.00000000002474</text:p>
              </table:table-cell>
              <table:table-cell office:value-type="float" office:value="0.000000000024739">
                <text:p>0.000000000024739</text:p>
              </table:table-cell>
              <table:table-cell office:value-type="float" office:value="0.000000000024741">
                <text:p>0.00000000002474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0001543">
                <text:p>0.000000000001543</text:p>
              </table:table-cell>
              <table:table-cell office:value-type="float" office:value="0.000000000001546">
                <text:p>0.000000000001546</text:p>
              </table:table-cell>
              <table:table-cell office:value-type="float" office:value="0.000000000001546">
                <text:p>0.0000000000015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0000097">
                <text:p>0.000000000000097</text:p>
              </table:table-cell>
              <table:table-cell office:value-type="float" office:value="0.000000000000096">
                <text:p>0.000000000000096</text:p>
              </table:table-cell>
              <table:table-cell office:value-type="float" office:value="0.000000000000096">
                <text:p>0.00000000000009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E-015">
                <text:p>7E-015</text:p>
              </table:table-cell>
              <table:table-cell office:value-type="float" office:value="6E-015">
                <text:p>6E-015</text:p>
              </table:table-cell>
              <table:table-cell office:value-type="float" office:value="7E-015">
                <text:p>7E-01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E-015">
                <text:p>4E-015</text:p>
              </table:table-cell>
              <table:table-cell office:value-type="float" office:value="2E-015">
                <text:p>2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">
                <text:p>0</text:p>
              </table:table-cell>
              <table:table-cell office:value-type="float" office:value="5E-015">
                <text:p>5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51cm" svg:y="0.852cm" chart:style-name="ch2">
          <text:p>Speedup x*sin(x)</text:p>
        </chart:title>
        <chart:legend svg:x="1.206cm" svg:y="1.915cm" style:legend-expansion="custom" chartooo:width="3.171cm" chartooo:height="1.672cm" style:legend-expansion-aspect-ratio="1.89653110047847" chart:style-name="ch3"/>
        <chart:plot-area chart:style-name="ch4" table:cell-range-address="'2. Funktion'.H39:'2. Funktion'.K51" chart:data-source-has-labels="both" svg:x="0.77cm" svg:y="1.635cm" svg:width="11.302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title svg:x="4.34cm" svg:y="8.414cm" chart:style-name="ch6">
              <text:p>Anzahl Integrationsintervalle</text:p>
            </chart:title>
            <chart:categories table:cell-range-address="'2. Funktion'.H40:'2. Funktion'.H51"/>
            <chart:grid chart:style-name="ch7" chart:class="major"/>
          </chart:axis>
          <chart:axis chart:dimension="y" chart:name="primary-y" chart:style-name="ch5">
            <chart:title svg:x="0.001cm" svg:y="5.736cm" chart:style-name="ch8">
              <text:p>Speedup</text:p>
            </chart:title>
            <chart:grid chart:style-name="ch7" chart:class="major"/>
          </chart:axis>
          <chart:series chart:style-name="ch9" chart:values-cell-range-address="'2. Funktion'.I40:'2. Funktion'.I51" chart:label-cell-address="'2. Funktion'.I39:'2. Funktion'.I39" chart:class="chart:line">
            <chart:data-point chart:repeated="12"/>
          </chart:series>
          <chart:series chart:style-name="ch10" chart:values-cell-range-address="'2. Funktion'.J40:'2. Funktion'.J51" chart:label-cell-address="'2. Funktion'.J39:'2. Funktion'.J39" chart:class="chart:line">
            <chart:data-point chart:repeated="12"/>
          </chart:series>
          <chart:series chart:style-name="ch11" chart:values-cell-range-address="'2. Funktion'.K40:'2. Funktion'.K51" chart:label-cell-address="'2. Funktion'.K39:'2. Funktion'.K39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2. Funktion'.I39:'2. Funktion'.I39</svg:desc>
                </draw:g>
              </table:table-cell>
              <table:table-cell office:value-type="string">
                <text:p>Speedup p=4</text:p>
                <draw:g>
                  <svg:desc>'2. Funktion'.J39:'2. Funktion'.J39</svg:desc>
                </draw:g>
              </table:table-cell>
              <table:table-cell office:value-type="string">
                <text:p>Speedup p=8</text:p>
                <draw:g>
                  <svg:desc>'2. Funktion'.K39:'2. Funktion'.K39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2. Funktion'.H40:'2. Funktion'.H51</svg:desc>
                </draw:g>
              </table:table-cell>
              <table:table-cell office:value-type="float" office:value="0.363">
                <text:p>0.363</text:p>
                <draw:g>
                  <svg:desc>'2. Funktion'.I40:'2. Funktion'.I51</svg:desc>
                </draw:g>
              </table:table-cell>
              <table:table-cell office:value-type="float" office:value="0.184">
                <text:p>0.184</text:p>
                <draw:g>
                  <svg:desc>'2. Funktion'.J40:'2. Funktion'.J51</svg:desc>
                </draw:g>
              </table:table-cell>
              <table:table-cell office:value-type="float" office:value="0.089">
                <text:p>0.089</text:p>
                <draw:g>
                  <svg:desc>'2. Funktion'.K40:'2. Funktion'.K51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1">
                <text:p>0.61</text:p>
              </table:table-cell>
              <table:table-cell office:value-type="float" office:value="0.345">
                <text:p>0.34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4">
                <text:p>0.94</text:p>
              </table:table-cell>
              <table:table-cell office:value-type="float" office:value="0.632">
                <text:p>0.632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301">
                <text:p>1.301</text:p>
              </table:table-cell>
              <table:table-cell office:value-type="float" office:value="1.098">
                <text:p>1.098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14">
                <text:p>1.614</text:p>
              </table:table-cell>
              <table:table-cell office:value-type="float" office:value="1.718">
                <text:p>1.718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828">
                <text:p>1.828</text:p>
              </table:table-cell>
              <table:table-cell office:value-type="float" office:value="2.473">
                <text:p>2.473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958">
                <text:p>1.958</text:p>
              </table:table-cell>
              <table:table-cell office:value-type="float" office:value="3.109">
                <text:p>3.109</text:p>
              </table:table-cell>
              <table:table-cell office:value-type="float" office:value="3.342">
                <text:p>3.34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028">
                <text:p>2.028</text:p>
              </table:table-cell>
              <table:table-cell office:value-type="float" office:value="3.57">
                <text:p>3.57</text:p>
              </table:table-cell>
              <table:table-cell office:value-type="float" office:value="4.825">
                <text:p>4.8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064">
                <text:p>2.064</text:p>
              </table:table-cell>
              <table:table-cell office:value-type="float" office:value="3.856">
                <text:p>3.856</text:p>
              </table:table-cell>
              <table:table-cell office:value-type="float" office:value="6.187">
                <text:p>6.18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083">
                <text:p>2.083</text:p>
              </table:table-cell>
              <table:table-cell office:value-type="float" office:value="4.015">
                <text:p>4.015</text:p>
              </table:table-cell>
              <table:table-cell office:value-type="float" office:value="7.141">
                <text:p>7.14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.092">
                <text:p>2.092</text:p>
              </table:table-cell>
              <table:table-cell office:value-type="float" office:value="4.101">
                <text:p>4.101</text:p>
              </table:table-cell>
              <table:table-cell office:value-type="float" office:value="7.722">
                <text:p>7.72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.097">
                <text:p>2.097</text:p>
              </table:table-cell>
              <table:table-cell office:value-type="float" office:value="4.145">
                <text:p>4.145</text:p>
              </table:table-cell>
              <table:table-cell office:value-type="float" office:value="8.049">
                <text:p>8.04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699cm" svg:height="9.007cm" xlink:href=".." xlink:type="simple" chart:class="chart:line" chart:style-name="ch1">
        <chart:title svg:x="7.61cm" svg:y="0.954cm" chart:style-name="ch2">
          <text:p>Kommunikationsoverhead x*sin(x)</text:p>
        </chart:title>
        <chart:legend svg:x="1.809cm" svg:y="5.972cm" style:legend-expansion="custom" chartooo:width="5.844cm" chartooo:height="1.672cm" style:legend-expansion-aspect-ratio="3.49521531100478" chart:style-name="ch3"/>
        <chart:plot-area chart:style-name="ch4" table:cell-range-address="'2. Funktion'.W2:'2. Funktion'.Z14" chart:data-source-has-labels="both" svg:x="1.043cm" svg:y="1.635cm" svg:width="21.416cm" svg:height="6.772cm">
          <chartooo:coordinate-region svg:x="1.77cm" svg:y="1.847cm" svg:width="20.224cm" svg:height="5.887cm"/>
          <chart:axis chart:dimension="x" chart:name="primary-x" chart:style-name="ch5" chartooo:axis-type="auto">
            <chartooo:date-scale/>
            <chart:title svg:x="11.601cm" svg:y="8.42cm" chart:style-name="ch6">
              <text:p>n</text:p>
            </chart:title>
            <chart:categories table:cell-range-address="'2. Funktion'.W3:'2. Funktion'.W14"/>
            <chart:grid chart:style-name="ch7" chart:class="major"/>
          </chart:axis>
          <chart:axis chart:dimension="y" chart:name="primary-y" chart:style-name="ch8">
            <chart:title svg:x="0.001cm" svg:y="7.949cm" chart:style-name="ch9">
              <text:p>Kommunikationsoverhead in Sekunden</text:p>
            </chart:title>
            <chart:grid chart:style-name="ch7" chart:class="major"/>
          </chart:axis>
          <chart:series chart:style-name="ch10" chart:values-cell-range-address="'2. Funktion'.X3:'2. Funktion'.X14" chart:label-cell-address="'2. Funktion'.X2:'2. Funktion'.X2" chart:class="chart:line">
            <chart:data-point chart:repeated="12"/>
          </chart:series>
          <chart:series chart:style-name="ch11" chart:values-cell-range-address="'2. Funktion'.Y3:'2. Funktion'.Y14" chart:label-cell-address="'2. Funktion'.Y2:'2. Funktion'.Y2" chart:class="chart:line">
            <chart:data-point chart:repeated="12"/>
          </chart:series>
          <chart:series chart:style-name="ch12" chart:values-cell-range-address="'2. Funktion'.Z3:'2. Funktion'.Z14" chart:label-cell-address="'2. Funktion'.Z2:'2. Funktion'.Z2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overhead p =2</text:p>
                <draw:g>
                  <svg:desc>'2. Funktion'.X2:'2. Funktion'.X2</svg:desc>
                </draw:g>
              </table:table-cell>
              <table:table-cell office:value-type="string">
                <text:p>Kommunikationsoverhead p =4</text:p>
                <draw:g>
                  <svg:desc>'2. Funktion'.Y2:'2. Funktion'.Y2</svg:desc>
                </draw:g>
              </table:table-cell>
              <table:table-cell office:value-type="string">
                <text:p>Kommunikationsoverhead p =8</text:p>
                <draw:g>
                  <svg:desc>'2. Funktion'.Z2:'2. Funktion'.Z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2. Funktion'.W3:'2. Funktion'.W14</svg:desc>
                </draw:g>
              </table:table-cell>
              <table:table-cell office:value-type="float" office:value="0.774725274725275">
                <text:p>0.774725274725275</text:p>
                <draw:g>
                  <svg:desc>'2. Funktion'.X3:'2. Funktion'.X14</svg:desc>
                </draw:g>
              </table:table-cell>
              <table:table-cell office:value-type="float" office:value="0.927120669056153">
                <text:p>0.927120669056153</text:p>
                <draw:g>
                  <svg:desc>'2. Funktion'.Y3:'2. Funktion'.Y14</svg:desc>
                </draw:g>
              </table:table-cell>
              <table:table-cell office:value-type="float" office:value="0.97462026533359">
                <text:p>0.97462026533359</text:p>
                <draw:g>
                  <svg:desc>'2. Funktion'.Z3:'2. Funktion'.Z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65990534144692">
                <text:p>0.665990534144692</text:p>
              </table:table-cell>
              <table:table-cell office:value-type="float" office:value="0.889908256880734">
                <text:p>0.889908256880734</text:p>
              </table:table-cell>
              <table:table-cell office:value-type="float" office:value="0.964939024390244">
                <text:p>0.9649390243902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19514767932489">
                <text:p>0.519514767932489</text:p>
              </table:table-cell>
              <table:table-cell office:value-type="float" office:value="0.824113475177305">
                <text:p>0.824113475177305</text:p>
              </table:table-cell>
              <table:table-cell office:value-type="float" office:value="0.946288698246923">
                <text:p>0.94628869824692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59765051395007">
                <text:p>0.359765051395007</text:p>
              </table:table-cell>
              <table:table-cell office:value-type="float" office:value="0.717162329615861">
                <text:p>0.717162329615861</text:p>
              </table:table-cell>
              <table:table-cell office:value-type="float" office:value="0.910614525139665">
                <text:p>0.9106145251396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20877112836912">
                <text:p>0.220877112836912</text:p>
              </table:table-cell>
              <table:table-cell office:value-type="float" office:value="0.575838599902771">
                <text:p>0.575838599902771</text:p>
              </table:table-cell>
              <table:table-cell office:value-type="float" office:value="0.844752673796791">
                <text:p>0.84475267379679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127006732263076">
                <text:p>0.127006732263076</text:p>
              </table:table-cell>
              <table:table-cell office:value-type="float" office:value="0.402067274001402">
                <text:p>0.402067274001402</text:p>
              </table:table-cell>
              <table:table-cell office:value-type="float" office:value="0.741376779685895">
                <text:p>0.74137677968589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692766902679439">
                <text:p>0.0692766902679439</text:p>
              </table:table-cell>
              <table:table-cell office:value-type="float" office:value="0.252865961199295">
                <text:p>0.252865961199295</text:p>
              </table:table-cell>
              <table:table-cell office:value-type="float" office:value="0.593768510839948">
                <text:p>0.59376851083994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362806083923627">
                <text:p>0.0362806083923627</text:p>
              </table:table-cell>
              <table:table-cell office:value-type="float" office:value="0.148907882241216">
                <text:p>0.148907882241216</text:p>
              </table:table-cell>
              <table:table-cell office:value-type="float" office:value="0.42142184960219">
                <text:p>0.4214218496021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213244984624396">
                <text:p>0.0213244984624396</text:p>
              </table:table-cell>
              <table:table-cell office:value-type="float" office:value="0.0843249897414854">
                <text:p>0.0843249897414854</text:p>
              </table:table-cell>
              <table:table-cell office:value-type="float" office:value="0.26308570174476">
                <text:p>0.2630857017447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13668898637728">
                <text:p>0.013668898637728</text:p>
              </table:table-cell>
              <table:table-cell office:value-type="float" office:value="0.048413518037107">
                <text:p>0.048413518037107</text:p>
              </table:table-cell>
              <table:table-cell office:value-type="float" office:value="0.151985308086885">
                <text:p>0.15198530808688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976567030540336">
                <text:p>0.00976567030540336</text:p>
              </table:table-cell>
              <table:table-cell office:value-type="float" office:value="0.0289902517095882">
                <text:p>0.0289902517095882</text:p>
              </table:table-cell>
              <table:table-cell office:value-type="float" office:value="0.0847715909869187">
                <text:p>0.084771590986918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778410953553418">
                <text:p>0.00778410953553418</text:p>
              </table:table-cell>
              <table:table-cell office:value-type="float" office:value="0.0190312929421984">
                <text:p>0.0190312929421984</text:p>
              </table:table-cell>
              <table:table-cell office:value-type="float" office:value="0.04705137013804">
                <text:p>0.0470513701380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2cm" svg:y="0.918cm" chart:style-name="ch2">
          <text:p>Effizienz 4/(1+x^2)</text:p>
        </chart:title>
        <chart:legend chart:legend-position="end" svg:x="13.121cm" svg:y="1.306cm" style:legend-expansion="high" chart:style-name="ch3"/>
        <chart:plot-area chart:style-name="ch4" table:cell-range-address="'1. Funktion'.M44:'1. Funktion'.Y47" chart:data-source-has-labels="both" svg:x="1.358cm" svg:y="1.635cm" svg:width="11.123cm" svg:height="6.177cm">
          <chartooo:coordinate-region svg:x="2.085cm" svg:y="1.848cm" svg:width="10.302cm" svg:height="5.291cm"/>
          <chart:axis chart:dimension="x" chart:name="primary-x" chart:style-name="ch5" chartooo:axis-type="auto">
            <chartooo:date-scale/>
            <chart:title svg:x="5.645cm" svg:y="7.993cm" chart:style-name="ch6">
              <text:p>Prozessoranzahl</text:p>
            </chart:title>
            <chart:categories table:cell-range-address="'1. Funktion'.M45:'1. Funktion'.M47"/>
            <chart:grid chart:style-name="ch7" chart:class="major"/>
          </chart:axis>
          <chart:axis chart:dimension="y" chart:name="primary-y" chart:style-name="ch5">
            <chart:title svg:x="0.451cm" svg:y="5.362cm" chart:style-name="ch8">
              <text:p>Effizienz</text:p>
            </chart:title>
            <chart:grid chart:style-name="ch7" chart:class="major"/>
          </chart:axis>
          <chart:series chart:style-name="ch9" chart:values-cell-range-address="'1. Funktion'.N45:'1. Funktion'.N47" chart:label-cell-address="'1. Funktion'.N44:'1. Funktion'.N44" chart:class="chart:line">
            <chart:data-point chart:repeated="3"/>
          </chart:series>
          <chart:series chart:style-name="ch10" chart:values-cell-range-address="'1. Funktion'.O45:'1. Funktion'.O47" chart:label-cell-address="'1. Funktion'.O44:'1. Funktion'.O44" chart:class="chart:line">
            <chart:data-point chart:repeated="3"/>
          </chart:series>
          <chart:series chart:style-name="ch11" chart:values-cell-range-address="'1. Funktion'.P45:'1. Funktion'.P47" chart:label-cell-address="'1. Funktion'.P44:'1. Funktion'.P44" chart:class="chart:line">
            <chart:data-point chart:repeated="3"/>
          </chart:series>
          <chart:series chart:style-name="ch12" chart:values-cell-range-address="'1. Funktion'.Q45:'1. Funktion'.Q47" chart:label-cell-address="'1. Funktion'.Q44:'1. Funktion'.Q44" chart:class="chart:line">
            <chart:data-point chart:repeated="3"/>
          </chart:series>
          <chart:series chart:style-name="ch13" chart:values-cell-range-address="'1. Funktion'.R45:'1. Funktion'.R47" chart:label-cell-address="'1. Funktion'.R44:'1. Funktion'.R44" chart:class="chart:line">
            <chart:data-point chart:repeated="3"/>
          </chart:series>
          <chart:series chart:style-name="ch14" chart:values-cell-range-address="'1. Funktion'.S45:'1. Funktion'.S47" chart:label-cell-address="'1. Funktion'.S44:'1. Funktion'.S44" chart:class="chart:line">
            <chart:data-point chart:repeated="3"/>
          </chart:series>
          <chart:series chart:style-name="ch15" chart:values-cell-range-address="'1. Funktion'.T45:'1. Funktion'.T47" chart:label-cell-address="'1. Funktion'.T44:'1. Funktion'.T44" chart:class="chart:line">
            <chart:data-point chart:repeated="3"/>
          </chart:series>
          <chart:series chart:style-name="ch16" chart:values-cell-range-address="'1. Funktion'.U45:'1. Funktion'.U47" chart:label-cell-address="'1. Funktion'.U44:'1. Funktion'.U44" chart:class="chart:line">
            <chart:data-point chart:repeated="3"/>
          </chart:series>
          <chart:series chart:style-name="ch17" chart:values-cell-range-address="'1. Funktion'.V45:'1. Funktion'.V47" chart:label-cell-address="'1. Funktion'.V44:'1. Funktion'.V44" chart:class="chart:line">
            <chart:data-point chart:repeated="3"/>
          </chart:series>
          <chart:series chart:style-name="ch18" chart:values-cell-range-address="'1. Funktion'.W45:'1. Funktion'.W47" chart:label-cell-address="'1. Funktion'.W44:'1. Funktion'.W44" chart:class="chart:line">
            <chart:data-point chart:repeated="3"/>
          </chart:series>
          <chart:series chart:style-name="ch19" chart:values-cell-range-address="'1. Funktion'.X45:'1. Funktion'.X47" chart:label-cell-address="'1. Funktion'.X44:'1. Funktion'.X44" chart:class="chart:line">
            <chart:data-point chart:repeated="3"/>
          </chart:series>
          <chart:series chart:style-name="ch20" chart:values-cell-range-address="'1. Funktion'.Y45:'1. Funktion'.Y47" chart:label-cell-address="'1. Funktion'.Y44:'1. Funktion'.Y44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8</text:p>
                <draw:g>
                  <svg:desc>'1. Funktion'.N44:'1. Funktion'.N44</svg:desc>
                </draw:g>
              </table:table-cell>
              <table:table-cell office:value-type="string">
                <text:p>n = 16</text:p>
                <draw:g>
                  <svg:desc>'1. Funktion'.O44:'1. Funktion'.O44</svg:desc>
                </draw:g>
              </table:table-cell>
              <table:table-cell office:value-type="string">
                <text:p>n = 32</text:p>
                <draw:g>
                  <svg:desc>'1. Funktion'.P44:'1. Funktion'.P44</svg:desc>
                </draw:g>
              </table:table-cell>
              <table:table-cell office:value-type="string">
                <text:p>n = 64</text:p>
                <draw:g>
                  <svg:desc>'1. Funktion'.Q44:'1. Funktion'.Q44</svg:desc>
                </draw:g>
              </table:table-cell>
              <table:table-cell office:value-type="string">
                <text:p>n = 128</text:p>
                <draw:g>
                  <svg:desc>'1. Funktion'.R44:'1. Funktion'.R44</svg:desc>
                </draw:g>
              </table:table-cell>
              <table:table-cell office:value-type="string">
                <text:p>n = 256</text:p>
                <draw:g>
                  <svg:desc>'1. Funktion'.S44:'1. Funktion'.S44</svg:desc>
                </draw:g>
              </table:table-cell>
              <table:table-cell office:value-type="string">
                <text:p>n = 512</text:p>
                <draw:g>
                  <svg:desc>'1. Funktion'.T44:'1. Funktion'.T44</svg:desc>
                </draw:g>
              </table:table-cell>
              <table:table-cell office:value-type="string">
                <text:p>n = 1024</text:p>
                <draw:g>
                  <svg:desc>'1. Funktion'.U44:'1. Funktion'.U44</svg:desc>
                </draw:g>
              </table:table-cell>
              <table:table-cell office:value-type="string">
                <text:p>n = 2048</text:p>
                <draw:g>
                  <svg:desc>'1. Funktion'.V44:'1. Funktion'.V44</svg:desc>
                </draw:g>
              </table:table-cell>
              <table:table-cell office:value-type="string">
                <text:p>n = 4096</text:p>
                <draw:g>
                  <svg:desc>'1. Funktion'.W44:'1. Funktion'.W44</svg:desc>
                </draw:g>
              </table:table-cell>
              <table:table-cell office:value-type="string">
                <text:p>n = 8192</text:p>
                <draw:g>
                  <svg:desc>'1. Funktion'.X44:'1. Funktion'.X44</svg:desc>
                </draw:g>
              </table:table-cell>
              <table:table-cell office:value-type="string">
                <text:p>n = 16384</text:p>
                <draw:g>
                  <svg:desc>'1. Funktion'.Y44:'1. Funktion'.Y4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1. Funktion'.M45:'1. Funktion'.M47</svg:desc>
                </draw:g>
              </table:table-cell>
              <table:table-cell office:value-type="float" office:value="0.0755">
                <text:p>0.0755</text:p>
                <draw:g>
                  <svg:desc>'1. Funktion'.N45:'1. Funktion'.N47</svg:desc>
                </draw:g>
              </table:table-cell>
              <table:table-cell office:value-type="float" office:value="0.132">
                <text:p>0.132</text:p>
                <draw:g>
                  <svg:desc>'1. Funktion'.O45:'1. Funktion'.O47</svg:desc>
                </draw:g>
              </table:table-cell>
              <table:table-cell office:value-type="float" office:value="0.229">
                <text:p>0.229</text:p>
                <draw:g>
                  <svg:desc>'1. Funktion'.P45:'1. Funktion'.P47</svg:desc>
                </draw:g>
              </table:table-cell>
              <table:table-cell office:value-type="float" office:value="0.3795">
                <text:p>0.3795</text:p>
                <draw:g>
                  <svg:desc>'1. Funktion'.Q45:'1. Funktion'.Q47</svg:desc>
                </draw:g>
              </table:table-cell>
              <table:table-cell office:value-type="float" office:value="0.5745">
                <text:p>0.5745</text:p>
                <draw:g>
                  <svg:desc>'1. Funktion'.R45:'1. Funktion'.R47</svg:desc>
                </draw:g>
              </table:table-cell>
              <table:table-cell office:value-type="float" office:value="0.7755">
                <text:p>0.7755</text:p>
                <draw:g>
                  <svg:desc>'1. Funktion'.S45:'1. Funktion'.S47</svg:desc>
                </draw:g>
              </table:table-cell>
              <table:table-cell office:value-type="float" office:value="0.944">
                <text:p>0.944</text:p>
                <draw:g>
                  <svg:desc>'1. Funktion'.T45:'1. Funktion'.T47</svg:desc>
                </draw:g>
              </table:table-cell>
              <table:table-cell office:value-type="float" office:value="1.0585">
                <text:p>1.0585</text:p>
                <draw:g>
                  <svg:desc>'1. Funktion'.U45:'1. Funktion'.U47</svg:desc>
                </draw:g>
              </table:table-cell>
              <table:table-cell office:value-type="float" office:value="1.1275">
                <text:p>1.1275</text:p>
                <draw:g>
                  <svg:desc>'1. Funktion'.V45:'1. Funktion'.V47</svg:desc>
                </draw:g>
              </table:table-cell>
              <table:table-cell office:value-type="float" office:value="1.165">
                <text:p>1.165</text:p>
                <draw:g>
                  <svg:desc>'1. Funktion'.W45:'1. Funktion'.W47</svg:desc>
                </draw:g>
              </table:table-cell>
              <table:table-cell office:value-type="float" office:value="1.1835">
                <text:p>1.1835</text:p>
                <draw:g>
                  <svg:desc>'1. Funktion'.X45:'1. Funktion'.X47</svg:desc>
                </draw:g>
              </table:table-cell>
              <table:table-cell office:value-type="float" office:value="1.193">
                <text:p>1.193</text:p>
                <draw:g>
                  <svg:desc>'1. Funktion'.Y45:'1. Funktion'.Y4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7">
                <text:p>0.017</text:p>
              </table:table-cell>
              <table:table-cell office:value-type="float" office:value="0.031">
                <text:p>0.031</text:p>
              </table:table-cell>
              <table:table-cell office:value-type="float" office:value="0.058">
                <text:p>0.058</text:p>
              </table:table-cell>
              <table:table-cell office:value-type="float" office:value="0.10875">
                <text:p>0.10875</text:p>
              </table:table-cell>
              <table:table-cell office:value-type="float" office:value="0.197">
                <text:p>0.197</text:p>
              </table:table-cell>
              <table:table-cell office:value-type="float" office:value="0.33825">
                <text:p>0.33825</text:p>
              </table:table-cell>
              <table:table-cell office:value-type="float" office:value="0.5265">
                <text:p>0.5265</text:p>
              </table:table-cell>
              <table:table-cell office:value-type="float" office:value="0.73225">
                <text:p>0.73225</text:p>
              </table:table-cell>
              <table:table-cell office:value-type="float" office:value="0.91175">
                <text:p>0.91175</text:p>
              </table:table-cell>
              <table:table-cell office:value-type="float" office:value="1.038">
                <text:p>1.038</text:p>
              </table:table-cell>
              <table:table-cell office:value-type="float" office:value="1.1145">
                <text:p>1.1145</text:p>
              </table:table-cell>
              <table:table-cell office:value-type="float" office:value="1.15725">
                <text:p>1.157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0.007375">
                <text:p>0.007375</text:p>
              </table:table-cell>
              <table:table-cell office:value-type="float" office:value="0.014375">
                <text:p>0.014375</text:p>
              </table:table-cell>
              <table:table-cell office:value-type="float" office:value="0.027375">
                <text:p>0.027375</text:p>
              </table:table-cell>
              <table:table-cell office:value-type="float" office:value="0.0525">
                <text:p>0.0525</text:p>
              </table:table-cell>
              <table:table-cell office:value-type="float" office:value="0.099625">
                <text:p>0.099625</text:p>
              </table:table-cell>
              <table:table-cell office:value-type="float" office:value="0.182625">
                <text:p>0.182625</text:p>
              </table:table-cell>
              <table:table-cell office:value-type="float" office:value="0.317375">
                <text:p>0.317375</text:p>
              </table:table-cell>
              <table:table-cell office:value-type="float" office:value="0.501875">
                <text:p>0.501875</text:p>
              </table:table-cell>
              <table:table-cell office:value-type="float" office:value="0.70775">
                <text:p>0.70775</text:p>
              </table:table-cell>
              <table:table-cell office:value-type="float" office:value="0.89175">
                <text:p>0.89175</text:p>
              </table:table-cell>
              <table:table-cell office:value-type="float" office:value="1.02325">
                <text:p>1.0232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7cm" svg:height="12.023cm" xlink:href=".." xlink:type="simple" chart:class="chart:line" chart:style-name="ch1">
        <chart:title svg:x="4.267cm" svg:y="0.947cm" chart:style-name="ch2">
          <text:p>Kommunikationsanteil 4/(1+x^2)</text:p>
        </chart:title>
        <chart:legend svg:x="2.453cm" svg:y="8.301cm" style:legend-expansion="custom" chartooo:width="5.209cm" chartooo:height="1.672cm" style:legend-expansion-aspect-ratio="3.11543062200957" chart:style-name="ch3"/>
        <chart:plot-area chart:style-name="ch4" table:cell-range-address="'1. Funktion'.H74:'1. Funktion'.K86" chart:data-source-has-labels="both" svg:x="1.421cm" svg:y="1.874cm" svg:width="11.564cm" svg:height="8.901cm">
          <chartooo:coordinate-region svg:x="2.228cm" svg:y="2.087cm" svg:width="10.292cm" svg:height="8.015cm"/>
          <chart:axis chart:dimension="x" chart:name="primary-x" chart:style-name="ch5" chartooo:axis-type="auto">
            <chartooo:date-scale/>
            <chart:title svg:x="5.122cm" svg:y="11.016cm" chart:style-name="ch6">
              <text:p>Anzahl Integrationsintervalle</text:p>
            </chart:title>
            <chart:categories table:cell-range-address="'1. Funktion'.H75:'1. Funktion'.H86"/>
            <chart:grid chart:style-name="ch7" chart:class="major"/>
          </chart:axis>
          <chart:axis chart:dimension="y" chart:name="primary-y" chart:style-name="ch8">
            <chart:title svg:x="0.451cm" svg:y="8.776cm" chart:style-name="ch9">
              <text:p>Kommunikationsanteil in Prozent</text:p>
            </chart:title>
            <chart:grid chart:style-name="ch7" chart:class="major"/>
          </chart:axis>
          <chart:series chart:style-name="ch10" chart:values-cell-range-address="'1. Funktion'.I75:'1. Funktion'.I86" chart:label-cell-address="'1. Funktion'.I74:'1. Funktion'.I74" chart:class="chart:line">
            <chart:data-point chart:repeated="12"/>
          </chart:series>
          <chart:series chart:style-name="ch11" chart:values-cell-range-address="'1. Funktion'.J75:'1. Funktion'.J86" chart:label-cell-address="'1. Funktion'.J74:'1. Funktion'.J74" chart:class="chart:line">
            <chart:data-point chart:repeated="12"/>
          </chart:series>
          <chart:series chart:style-name="ch12" chart:values-cell-range-address="'1. Funktion'.K75:'1. Funktion'.K86" chart:label-cell-address="'1. Funktion'.K74:'1. Funktion'.K74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anteil p=2</text:p>
                <draw:g>
                  <svg:desc>'1. Funktion'.I74:'1. Funktion'.I74</svg:desc>
                </draw:g>
              </table:table-cell>
              <table:table-cell office:value-type="string">
                <text:p>Kommunikationsanteil p=4</text:p>
                <draw:g>
                  <svg:desc>'1. Funktion'.J74:'1. Funktion'.J74</svg:desc>
                </draw:g>
              </table:table-cell>
              <table:table-cell office:value-type="string">
                <text:p>Kommunikationsanteil p=8</text:p>
                <draw:g>
                  <svg:desc>'1. Funktion'.K74:'1. Funktion'.K7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1. Funktion'.H75:'1. Funktion'.H86</svg:desc>
                </draw:g>
              </table:table-cell>
              <table:table-cell office:value-type="float" office:value="90.8755760368664">
                <text:p>90.8755760368664</text:p>
                <draw:g>
                  <svg:desc>'1. Funktion'.I75:'1. Funktion'.I86</svg:desc>
                </draw:g>
              </table:table-cell>
              <table:table-cell office:value-type="float" office:value="97.0416666666667">
                <text:p>97.0416666666667</text:p>
                <draw:g>
                  <svg:desc>'1. Funktion'.J75:'1. Funktion'.J86</svg:desc>
                </draw:g>
              </table:table-cell>
              <table:table-cell office:value-type="float" office:value="98.8878048780488">
                <text:p>98.8878048780488</text:p>
                <draw:g>
                  <svg:desc>'1. Funktion'.K75:'1. Funktion'.K86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6.3001745200698">
                <text:p>86.3001745200698</text:p>
              </table:table-cell>
              <table:table-cell office:value-type="float" office:value="95.8915365653246">
                <text:p>95.8915365653246</text:p>
              </table:table-cell>
              <table:table-cell office:value-type="float" office:value="98.6140933047043">
                <text:p>98.61409330470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8.4749801429706">
                <text:p>78.4749801429706</text:p>
              </table:table-cell>
              <table:table-cell office:value-type="float" office:value="93.7299035369775">
                <text:p>93.7299035369775</text:p>
              </table:table-cell>
              <table:table-cell office:value-type="float" office:value="98.0680061823802">
                <text:p>98.06800618238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6.3978494623656">
                <text:p>66.3978494623656</text:p>
              </table:table-cell>
              <table:table-cell office:value-type="float" office:value="89.5528141865844">
                <text:p>89.5528141865844</text:p>
              </table:table-cell>
              <table:table-cell office:value-type="float" office:value="96.9952153110048">
                <text:p>96.995215311004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.7716049382716">
                <text:p>50.7716049382716</text:p>
              </table:table-cell>
              <table:table-cell office:value-type="float" office:value="82.3861630780092">
                <text:p>82.3861630780092</text:p>
              </table:table-cell>
              <table:table-cell office:value-type="float" office:value="94.9234789100411">
                <text:p>94.92347891004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4.4984271233834">
                <text:p>34.4984271233834</text:p>
              </table:table-cell>
              <table:table-cell office:value-type="float" office:value="70.8015848826577">
                <text:p>70.8015848826577</text:p>
              </table:table-cell>
              <table:table-cell office:value-type="float" office:value="91.0391700947952">
                <text:p>91.039170094795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0.9897610921502">
                <text:p>20.9897610921502</text:p>
              </table:table-cell>
              <table:table-cell office:value-type="float" office:value="55.3890078515346">
                <text:p>55.3890078515346</text:p>
              </table:table-cell>
              <table:table-cell office:value-type="float" office:value="83.9194320620769">
                <text:p>83.91943206207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.7618876512157">
                <text:p>11.7618876512157</text:p>
              </table:table-cell>
              <table:table-cell office:value-type="float" office:value="38.5214652743246">
                <text:p>38.5214652743246</text:p>
              </table:table-cell>
              <table:table-cell office:value-type="float" office:value="72.8239011778225">
                <text:p>72.82390117782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18095907030203">
                <text:p>6.18095907030203</text:p>
              </table:table-cell>
              <table:table-cell office:value-type="float" office:value="23.8641057414292">
                <text:p>23.8641057414292</text:p>
              </table:table-cell>
              <table:table-cell office:value-type="float" office:value="57.6721982268697">
                <text:p>57.672198226869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.18078331738542">
                <text:p>3.18078331738542</text:p>
              </table:table-cell>
              <table:table-cell office:value-type="float" office:value="13.5363989180289">
                <text:p>13.5363989180289</text:p>
              </table:table-cell>
              <table:table-cell office:value-type="float" office:value="40.7392559332906">
                <text:p>40.739255933290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67974250653792">
                <text:p>1.67974250653792</text:p>
              </table:table-cell>
              <table:table-cell office:value-type="float" office:value="7.29304792574351">
                <text:p>7.29304792574351</text:p>
              </table:table-cell>
              <table:table-cell office:value-type="float" office:value="25.6100641640984">
                <text:p>25.610064164098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866163024556778">
                <text:p>0.866163024556778</text:p>
              </table:table-cell>
              <table:table-cell office:value-type="float" office:value="3.77906023543299">
                <text:p>3.77906023543299</text:p>
              </table:table-cell>
              <table:table-cell office:value-type="float" office:value="14.7967762509422">
                <text:p>14.796776250942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82cm" svg:height="12.741cm" xlink:href=".." xlink:type="simple" chart:class="chart:line" chart:style-name="ch1">
        <chart:title svg:x="4.759cm" svg:y="1.243cm" chart:style-name="ch2">
          <text:p>Kommunikationsanteil x*sin(x)</text:p>
        </chart:title>
        <chart:legend svg:x="7.89cm" svg:y="2.373cm" style:legend-expansion="custom" chartooo:width="5.291cm" chartooo:height="2.249cm" style:legend-expansion-aspect-ratio="2.35260115606936" chart:style-name="ch3"/>
        <chart:plot-area chart:style-name="ch4" table:cell-range-address="'2. Funktion'.H74:'2. Funktion'.K86" chart:data-source-has-labels="both" svg:x="1.079cm" svg:y="1.943cm" svg:width="12.7cm" svg:height="9.523cm">
          <chartooo:coordinate-region svg:x="1.886cm" svg:y="2.155cm" svg:width="11.428cm" svg:height="8.638cm"/>
          <chart:axis chart:dimension="x" chart:name="primary-x" chart:style-name="ch5" chartooo:axis-type="auto">
            <chartooo:date-scale/>
            <chart:title svg:x="5.162cm" svg:y="11.721cm" chart:style-name="ch6">
              <text:p>Anzahl Integegrationsintervalle</text:p>
            </chart:title>
            <chart:categories table:cell-range-address="'2. Funktion'.H75:'2. Funktion'.H86"/>
            <chart:grid chart:style-name="ch7" chart:class="major"/>
          </chart:axis>
          <chart:axis chart:dimension="y" chart:name="primary-y" chart:style-name="ch8">
            <chart:title svg:x="0.115cm" svg:y="9.156cm" chart:style-name="ch9">
              <text:p>Kommunikationsanteil in Prozent</text:p>
            </chart:title>
            <chart:grid chart:style-name="ch7" chart:class="major"/>
          </chart:axis>
          <chart:series chart:style-name="ch10" chart:values-cell-range-address="'2. Funktion'.I75:'2. Funktion'.I86" chart:label-cell-address="'2. Funktion'.I74:'2. Funktion'.I74" chart:class="chart:line">
            <chart:data-point chart:repeated="12"/>
          </chart:series>
          <chart:series chart:style-name="ch11" chart:values-cell-range-address="'2. Funktion'.J75:'2. Funktion'.J86" chart:label-cell-address="'2. Funktion'.J74:'2. Funktion'.J74" chart:class="chart:line">
            <chart:data-point chart:repeated="12"/>
          </chart:series>
          <chart:series chart:style-name="ch12" chart:values-cell-range-address="'2. Funktion'.K75:'2. Funktion'.K86" chart:label-cell-address="'2. Funktion'.K74:'2. Funktion'.K74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mmunikationsanteil p=2</text:p>
                <draw:g>
                  <svg:desc>'2. Funktion'.I74:'2. Funktion'.I74</svg:desc>
                </draw:g>
              </table:table-cell>
              <table:table-cell office:value-type="string">
                <text:p>Kommunikationsanteil p=4</text:p>
                <draw:g>
                  <svg:desc>'2. Funktion'.J74:'2. Funktion'.J74</svg:desc>
                </draw:g>
              </table:table-cell>
              <table:table-cell office:value-type="string">
                <text:p>Kommunikationsanteil p=8</text:p>
                <draw:g>
                  <svg:desc>'2. Funktion'.K74:'2. Funktion'.K7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2. Funktion'.H75:'2. Funktion'.H86</svg:desc>
                </draw:g>
              </table:table-cell>
              <table:table-cell office:value-type="float" office:value="77.4725274725275">
                <text:p>77.4725274725275</text:p>
                <draw:g>
                  <svg:desc>'2. Funktion'.I75:'2. Funktion'.I86</svg:desc>
                </draw:g>
              </table:table-cell>
              <table:table-cell office:value-type="float" office:value="92.7120669056153">
                <text:p>92.7120669056153</text:p>
                <draw:g>
                  <svg:desc>'2. Funktion'.J75:'2. Funktion'.J86</svg:desc>
                </draw:g>
              </table:table-cell>
              <table:table-cell office:value-type="float" office:value="97.462026533359">
                <text:p>97.462026533359</text:p>
                <draw:g>
                  <svg:desc>'2. Funktion'.K75:'2. Funktion'.K86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6.5990534144692">
                <text:p>66.5990534144692</text:p>
              </table:table-cell>
              <table:table-cell office:value-type="float" office:value="88.9908256880734">
                <text:p>88.9908256880734</text:p>
              </table:table-cell>
              <table:table-cell office:value-type="float" office:value="96.4939024390244">
                <text:p>96.49390243902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1.951476793249">
                <text:p>51.951476793249</text:p>
              </table:table-cell>
              <table:table-cell office:value-type="float" office:value="82.4113475177305">
                <text:p>82.4113475177305</text:p>
              </table:table-cell>
              <table:table-cell office:value-type="float" office:value="94.6288698246923">
                <text:p>94.628869824692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.9765051395007">
                <text:p>35.9765051395007</text:p>
              </table:table-cell>
              <table:table-cell office:value-type="float" office:value="71.7162329615861">
                <text:p>71.7162329615861</text:p>
              </table:table-cell>
              <table:table-cell office:value-type="float" office:value="91.0614525139665">
                <text:p>91.06145251396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2.0877112836912">
                <text:p>22.0877112836912</text:p>
              </table:table-cell>
              <table:table-cell office:value-type="float" office:value="57.5838599902771">
                <text:p>57.5838599902771</text:p>
              </table:table-cell>
              <table:table-cell office:value-type="float" office:value="84.4752673796791">
                <text:p>84.475267379679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2.7006732263076">
                <text:p>12.7006732263076</text:p>
              </table:table-cell>
              <table:table-cell office:value-type="float" office:value="40.2067274001402">
                <text:p>40.2067274001402</text:p>
              </table:table-cell>
              <table:table-cell office:value-type="float" office:value="74.1376779685895">
                <text:p>74.137677968589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6.92766902679439">
                <text:p>6.92766902679439</text:p>
              </table:table-cell>
              <table:table-cell office:value-type="float" office:value="25.2865961199295">
                <text:p>25.2865961199295</text:p>
              </table:table-cell>
              <table:table-cell office:value-type="float" office:value="59.3768510839948">
                <text:p>59.376851083994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62806083923627">
                <text:p>3.62806083923627</text:p>
              </table:table-cell>
              <table:table-cell office:value-type="float" office:value="14.8907882241216">
                <text:p>14.8907882241216</text:p>
              </table:table-cell>
              <table:table-cell office:value-type="float" office:value="42.142184960219">
                <text:p>42.14218496021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13244984624396">
                <text:p>2.13244984624396</text:p>
              </table:table-cell>
              <table:table-cell office:value-type="float" office:value="8.43249897414854">
                <text:p>8.43249897414854</text:p>
              </table:table-cell>
              <table:table-cell office:value-type="float" office:value="26.308570174476">
                <text:p>26.30857017447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3668898637728">
                <text:p>1.3668898637728</text:p>
              </table:table-cell>
              <table:table-cell office:value-type="float" office:value="4.8413518037107">
                <text:p>4.8413518037107</text:p>
              </table:table-cell>
              <table:table-cell office:value-type="float" office:value="15.1985308086885">
                <text:p>15.198530808688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976567030540336">
                <text:p>0.976567030540336</text:p>
              </table:table-cell>
              <table:table-cell office:value-type="float" office:value="2.89902517095882">
                <text:p>2.89902517095882</text:p>
              </table:table-cell>
              <table:table-cell office:value-type="float" office:value="8.47715909869187">
                <text:p>8.4771590986918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778410953553418">
                <text:p>0.778410953553418</text:p>
              </table:table-cell>
              <table:table-cell office:value-type="float" office:value="1.90312929421984">
                <text:p>1.90312929421984</text:p>
              </table:table-cell>
              <table:table-cell office:value-type="float" office:value="4.705137013804">
                <text:p>4.70513701380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3.497cm" svg:y="0.89cm" chart:style-name="ch2">
          <text:p>Abweichung 4/(1+x^2)</text:p>
        </chart:title>
        <chart:legend svg:x="7.316cm" svg:y="1.936cm" style:legend-expansion="custom" chartooo:width="3.674cm" chartooo:height="1.672cm" style:legend-expansion-aspect-ratio="2.19736842105263" chart:style-name="ch3"/>
        <chart:plot-area chart:style-name="ch4" table:cell-range-address="'1. Funktion'.P2:'1. Funktion'.S14" chart:data-source-has-labels="both" svg:x="0.77cm" svg:y="1.635cm" svg:width="10.799cm" svg:height="6.765cm">
          <chartooo:coordinate-region svg:x="1.497cm" svg:y="1.848cm" svg:width="9.607cm" svg:height="5.879cm"/>
          <chart:axis chart:dimension="x" chart:name="primary-x" chart:style-name="ch5" chartooo:axis-type="auto">
            <chartooo:date-scale/>
            <chart:title svg:x="4.088cm" svg:y="8.414cm" chart:style-name="ch6">
              <text:p>Anzahl Integrationsintervalle</text:p>
            </chart:title>
            <chart:categories table:cell-range-address="'1. Funktion'.P3:'1. Funktion'.P14"/>
            <chart:grid chart:style-name="ch7" chart:class="major"/>
          </chart:axis>
          <chart:axis chart:dimension="y" chart:name="primary-y" chart:style-name="ch5">
            <chart:title svg:x="0.001cm" svg:y="5.961cm" chart:style-name="ch8">
              <text:p>Abweichung</text:p>
            </chart:title>
            <chart:grid chart:style-name="ch7" chart:class="major"/>
          </chart:axis>
          <chart:series chart:style-name="ch9" chart:values-cell-range-address="'1. Funktion'.Q3:'1. Funktion'.Q14" chart:label-cell-address="'1. Funktion'.Q2:'1. Funktion'.Q2" chart:class="chart:line">
            <chart:data-point chart:repeated="12"/>
          </chart:series>
          <chart:series chart:style-name="ch10" chart:values-cell-range-address="'1. Funktion'.R3:'1. Funktion'.R14" chart:label-cell-address="'1. Funktion'.R2:'1. Funktion'.R2" chart:class="chart:line">
            <chart:data-point chart:repeated="12"/>
          </chart:series>
          <chart:series chart:style-name="ch11" chart:values-cell-range-address="'1. Funktion'.S3:'1. Funktion'.S14" chart:label-cell-address="'1. Funktion'.S2:'1. Funktion'.S2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weichung p=2</text:p>
                <draw:g>
                  <svg:desc>'1. Funktion'.Q2:'1. Funktion'.Q2</svg:desc>
                </draw:g>
              </table:table-cell>
              <table:table-cell office:value-type="string">
                <text:p>Abweichung p=4</text:p>
                <draw:g>
                  <svg:desc>'1. Funktion'.R2:'1. Funktion'.R2</svg:desc>
                </draw:g>
              </table:table-cell>
              <table:table-cell office:value-type="string">
                <text:p>Abweichung p=8</text:p>
                <draw:g>
                  <svg:desc>'1. Funktion'.S2:'1. Funktion'.S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1. Funktion'.P3:'1. Funktion'.P14</svg:desc>
                </draw:g>
              </table:table-cell>
              <table:table-cell office:value-type="float" office:value="0.000000151131086">
                <text:p>0.000000151131086</text:p>
                <draw:g>
                  <svg:desc>'1. Funktion'.Q3:'1. Funktion'.Q14</svg:desc>
                </draw:g>
              </table:table-cell>
              <table:table-cell office:value-type="float" office:value="0.000000151131087">
                <text:p>0.000000151131087</text:p>
                <draw:g>
                  <svg:desc>'1. Funktion'.R3:'1. Funktion'.R14</svg:desc>
                </draw:g>
              </table:table-cell>
              <table:table-cell office:value-type="float" office:value="1.0489336572624">
                <text:p>1.0489336572624</text:p>
                <draw:g>
                  <svg:desc>'1. Funktion'.S3:'1. Funktion'.S14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2364971">
                <text:p>0.000000002364971</text:p>
              </table:table-cell>
              <table:table-cell office:value-type="float" office:value="0.000000002364971">
                <text:p>0.00000000236497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36957">
                <text:p>0.000000000036957</text:p>
              </table:table-cell>
              <table:table-cell office:value-type="float" office:value="0.000000000036957">
                <text:p>0.0000000000369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0000000000578">
                <text:p>0.000000000000578</text:p>
              </table:table-cell>
              <table:table-cell office:value-type="float" office:value="0.000000000000577">
                <text:p>0.000000000000577</text:p>
              </table:table-cell>
              <table:table-cell office:value-type="float" office:value="0.000000000000577">
                <text:p>0.00000000000057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E-015">
                <text:p>9E-015</text:p>
              </table:table-cell>
              <table:table-cell office:value-type="float" office:value="9E-015">
                <text:p>9E-015</text:p>
              </table:table-cell>
              <table:table-cell office:value-type="float" office:value="9E-015">
                <text:p>9E-0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E-015">
                <text:p>4E-015</text:p>
              </table:table-cell>
              <table:table-cell office:value-type="float" office:value="1E-015">
                <text:p>1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E-015">
                <text:p>3E-015</text:p>
              </table:table-cell>
              <table:table-cell office:value-type="float" office:value="1E-015">
                <text:p>1E-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5E-015">
                <text:p>5E-015</text:p>
              </table:table-cell>
              <table:table-cell office:value-type="float" office:value="3E-015">
                <text:p>3E-015</text:p>
              </table:table-cell>
              <table:table-cell office:value-type="float" office:value="1E-015">
                <text:p>1E-01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6E-015">
                <text:p>6E-015</text:p>
              </table:table-cell>
              <table:table-cell office:value-type="float" office:value="2E-015">
                <text:p>2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line" chart:style-name="ch1">
        <chart:title svg:x="4.298cm" svg:y="0.857cm" chart:style-name="ch2">
          <text:p>Speedup 4/(1+x^2)</text:p>
        </chart:title>
        <chart:legend svg:x="1.315cm" svg:y="2.002cm" style:legend-expansion="custom" chartooo:width="3.171cm" chartooo:height="1.672cm" style:legend-expansion-aspect-ratio="1.89653110047847" chart:style-name="ch3"/>
        <chart:plot-area chart:style-name="ch4" table:cell-range-address="'1. Funktion'.H39:'1. Funktion'.K51" chart:data-source-has-labels="both" svg:x="0.77cm" svg:y="1.635cm" svg:width="11.302cm" svg:height="6.765cm">
          <chartooo:coordinate-region svg:x="1.206cm" svg:y="1.847cm" svg:width="10.401cm" svg:height="5.88cm"/>
          <chart:axis chart:dimension="x" chart:name="primary-x" chart:style-name="ch5" chartooo:axis-type="auto">
            <chartooo:date-scale/>
            <chart:title svg:x="4.34cm" svg:y="8.414cm" chart:style-name="ch6">
              <text:p>Anzahl Integrationsintervalle</text:p>
            </chart:title>
            <chart:categories table:cell-range-address="'1. Funktion'.H40:'1. Funktion'.H51"/>
            <chart:grid chart:style-name="ch7" chart:class="major"/>
          </chart:axis>
          <chart:axis chart:dimension="y" chart:name="primary-y" chart:style-name="ch5">
            <chart:title svg:x="0.001cm" svg:y="5.736cm" chart:style-name="ch8">
              <text:p>Speedup</text:p>
            </chart:title>
            <chart:grid chart:style-name="ch7" chart:class="major"/>
          </chart:axis>
          <chart:series chart:style-name="ch9" chart:values-cell-range-address="'1. Funktion'.I40:'1. Funktion'.I51" chart:label-cell-address="'1. Funktion'.I39:'1. Funktion'.I39" chart:class="chart:line">
            <chart:data-point chart:repeated="12"/>
          </chart:series>
          <chart:series chart:style-name="ch10" chart:values-cell-range-address="'1. Funktion'.J40:'1. Funktion'.J51" chart:label-cell-address="'1. Funktion'.J39:'1. Funktion'.J39" chart:class="chart:line">
            <chart:data-point chart:repeated="12"/>
          </chart:series>
          <chart:series chart:style-name="ch11" chart:values-cell-range-address="'1. Funktion'.K40:'1. Funktion'.K51" chart:label-cell-address="'1. Funktion'.K39:'1. Funktion'.K39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p=2</text:p>
                <draw:g>
                  <svg:desc>'1. Funktion'.I39:'1. Funktion'.I39</svg:desc>
                </draw:g>
              </table:table-cell>
              <table:table-cell office:value-type="string">
                <text:p>Speedup p=4</text:p>
                <draw:g>
                  <svg:desc>'1. Funktion'.J39:'1. Funktion'.J39</svg:desc>
                </draw:g>
              </table:table-cell>
              <table:table-cell office:value-type="string">
                <text:p>Speedup p=8</text:p>
                <draw:g>
                  <svg:desc>'1. Funktion'.K39:'1. Funktion'.K39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1. Funktion'.H40:'1. Funktion'.H51</svg:desc>
                </draw:g>
              </table:table-cell>
              <table:table-cell office:value-type="float" office:value="0.151">
                <text:p>0.151</text:p>
                <draw:g>
                  <svg:desc>'1. Funktion'.I40:'1. Funktion'.I51</svg:desc>
                </draw:g>
              </table:table-cell>
              <table:table-cell office:value-type="float" office:value="0.068">
                <text:p>0.068</text:p>
                <draw:g>
                  <svg:desc>'1. Funktion'.J40:'1. Funktion'.J51</svg:desc>
                </draw:g>
              </table:table-cell>
              <table:table-cell office:value-type="float" office:value="0.032">
                <text:p>0.032</text:p>
                <draw:g>
                  <svg:desc>'1. Funktion'.K40:'1. Funktion'.K51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64">
                <text:p>0.264</text:p>
              </table:table-cell>
              <table:table-cell office:value-type="float" office:value="0.124">
                <text:p>0.12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58">
                <text:p>0.458</text:p>
              </table:table-cell>
              <table:table-cell office:value-type="float" office:value="0.232">
                <text:p>0.23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759">
                <text:p>0.759</text:p>
              </table:table-cell>
              <table:table-cell office:value-type="float" office:value="0.435">
                <text:p>0.435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149">
                <text:p>1.149</text:p>
              </table:table-cell>
              <table:table-cell office:value-type="float" office:value="0.788">
                <text:p>0.78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551">
                <text:p>1.551</text:p>
              </table:table-cell>
              <table:table-cell office:value-type="float" office:value="1.353">
                <text:p>1.353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888">
                <text:p>1.888</text:p>
              </table:table-cell>
              <table:table-cell office:value-type="float" office:value="2.106">
                <text:p>2.106</text:p>
              </table:table-cell>
              <table:table-cell office:value-type="float" office:value="1.461">
                <text:p>1.46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117">
                <text:p>2.117</text:p>
              </table:table-cell>
              <table:table-cell office:value-type="float" office:value="2.929">
                <text:p>2.929</text:p>
              </table:table-cell>
              <table:table-cell office:value-type="float" office:value="2.539">
                <text:p>2.53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255">
                <text:p>2.255</text:p>
              </table:table-cell>
              <table:table-cell office:value-type="float" office:value="3.647">
                <text:p>3.647</text:p>
              </table:table-cell>
              <table:table-cell office:value-type="float" office:value="4.015">
                <text:p>4.01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33">
                <text:p>2.33</text:p>
              </table:table-cell>
              <table:table-cell office:value-type="float" office:value="4.152">
                <text:p>4.152</text:p>
              </table:table-cell>
              <table:table-cell office:value-type="float" office:value="5.662">
                <text:p>5.66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.367">
                <text:p>2.367</text:p>
              </table:table-cell>
              <table:table-cell office:value-type="float" office:value="4.458">
                <text:p>4.458</text:p>
              </table:table-cell>
              <table:table-cell office:value-type="float" office:value="7.134">
                <text:p>7.1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.386">
                <text:p>2.386</text:p>
              </table:table-cell>
              <table:table-cell office:value-type="float" office:value="4.629">
                <text:p>4.629</text:p>
              </table:table-cell>
              <table:table-cell office:value-type="float" office:value="8.186">
                <text:p>8.1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03cm" svg:y="0.794cm" chart:style-name="ch2">
          <text:p>Speedup x*sin(x)</text:p>
        </chart:title>
        <chart:legend chart:legend-position="end" svg:x="13.121cm" svg:y="1.306cm" style:legend-expansion="high" chart:style-name="ch3"/>
        <chart:plot-area chart:style-name="ch4" table:cell-range-address="'2. Funktion'.M39:'2. Funktion'.Y42" chart:data-source-has-labels="both" svg:x="1.358cm" svg:y="1.635cm" svg:width="11.123cm" svg:height="6.177cm">
          <chartooo:coordinate-region svg:x="1.794cm" svg:y="1.847cm" svg:width="10.594cm" svg:height="5.292cm"/>
          <chart:axis chart:dimension="x" chart:name="primary-x" chart:style-name="ch5" chartooo:axis-type="auto">
            <chartooo:date-scale/>
            <chart:title svg:x="5.645cm" svg:y="7.993cm" chart:style-name="ch6">
              <text:p>Prozessoranzahl</text:p>
            </chart:title>
            <chart:categories table:cell-range-address="'2. Funktion'.M40:'2. Funktion'.M42"/>
            <chart:grid chart:style-name="ch7" chart:class="major"/>
          </chart:axis>
          <chart:axis chart:dimension="y" chart:name="primary-y" chart:style-name="ch5">
            <chart:title svg:x="0.451cm" svg:y="5.442cm" chart:style-name="ch8">
              <text:p>Speedup</text:p>
            </chart:title>
            <chart:grid chart:style-name="ch7" chart:class="major"/>
          </chart:axis>
          <chart:series chart:style-name="ch9" chart:values-cell-range-address="'2. Funktion'.N40:'2. Funktion'.N42" chart:label-cell-address="'2. Funktion'.N39:'2. Funktion'.N39" chart:class="chart:line">
            <chart:data-point chart:repeated="3"/>
          </chart:series>
          <chart:series chart:style-name="ch10" chart:values-cell-range-address="'2. Funktion'.O40:'2. Funktion'.O42" chart:label-cell-address="'2. Funktion'.O39:'2. Funktion'.O39" chart:class="chart:line">
            <chart:data-point chart:repeated="3"/>
          </chart:series>
          <chart:series chart:style-name="ch11" chart:values-cell-range-address="'2. Funktion'.P40:'2. Funktion'.P42" chart:label-cell-address="'2. Funktion'.P39:'2. Funktion'.P39" chart:class="chart:line">
            <chart:data-point chart:repeated="3"/>
          </chart:series>
          <chart:series chart:style-name="ch12" chart:values-cell-range-address="'2. Funktion'.Q40:'2. Funktion'.Q42" chart:label-cell-address="'2. Funktion'.Q39:'2. Funktion'.Q39" chart:class="chart:line">
            <chart:data-point chart:repeated="3"/>
          </chart:series>
          <chart:series chart:style-name="ch13" chart:values-cell-range-address="'2. Funktion'.R40:'2. Funktion'.R42" chart:label-cell-address="'2. Funktion'.R39:'2. Funktion'.R39" chart:class="chart:line">
            <chart:data-point chart:repeated="3"/>
          </chart:series>
          <chart:series chart:style-name="ch14" chart:values-cell-range-address="'2. Funktion'.S40:'2. Funktion'.S42" chart:label-cell-address="'2. Funktion'.S39:'2. Funktion'.S39" chart:class="chart:line">
            <chart:data-point chart:repeated="3"/>
          </chart:series>
          <chart:series chart:style-name="ch15" chart:values-cell-range-address="'2. Funktion'.T40:'2. Funktion'.T42" chart:label-cell-address="'2. Funktion'.T39:'2. Funktion'.T39" chart:class="chart:line">
            <chart:data-point chart:repeated="3"/>
          </chart:series>
          <chart:series chart:style-name="ch16" chart:values-cell-range-address="'2. Funktion'.U40:'2. Funktion'.U42" chart:label-cell-address="'2. Funktion'.U39:'2. Funktion'.U39" chart:class="chart:line">
            <chart:data-point chart:repeated="3"/>
          </chart:series>
          <chart:series chart:style-name="ch17" chart:values-cell-range-address="'2. Funktion'.V40:'2. Funktion'.V42" chart:label-cell-address="'2. Funktion'.V39:'2. Funktion'.V39" chart:class="chart:line">
            <chart:data-point chart:repeated="3"/>
          </chart:series>
          <chart:series chart:style-name="ch18" chart:values-cell-range-address="'2. Funktion'.W40:'2. Funktion'.W42" chart:label-cell-address="'2. Funktion'.W39:'2. Funktion'.W39" chart:class="chart:line">
            <chart:data-point chart:repeated="3"/>
          </chart:series>
          <chart:series chart:style-name="ch19" chart:values-cell-range-address="'2. Funktion'.X40:'2. Funktion'.X42" chart:label-cell-address="'2. Funktion'.X39:'2. Funktion'.X39" chart:class="chart:line">
            <chart:data-point chart:repeated="3"/>
          </chart:series>
          <chart:series chart:style-name="ch20" chart:values-cell-range-address="'2. Funktion'.Y40:'2. Funktion'.Y42" chart:label-cell-address="'2. Funktion'.Y39:'2. Funktion'.Y39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8</text:p>
                <draw:g>
                  <svg:desc>'2. Funktion'.N39:'2. Funktion'.N39</svg:desc>
                </draw:g>
              </table:table-cell>
              <table:table-cell office:value-type="string">
                <text:p>n = 16</text:p>
                <draw:g>
                  <svg:desc>'2. Funktion'.O39:'2. Funktion'.O39</svg:desc>
                </draw:g>
              </table:table-cell>
              <table:table-cell office:value-type="string">
                <text:p>n = 32</text:p>
                <draw:g>
                  <svg:desc>'2. Funktion'.P39:'2. Funktion'.P39</svg:desc>
                </draw:g>
              </table:table-cell>
              <table:table-cell office:value-type="string">
                <text:p>n = 64</text:p>
                <draw:g>
                  <svg:desc>'2. Funktion'.Q39:'2. Funktion'.Q39</svg:desc>
                </draw:g>
              </table:table-cell>
              <table:table-cell office:value-type="string">
                <text:p>n = 128</text:p>
                <draw:g>
                  <svg:desc>'2. Funktion'.R39:'2. Funktion'.R39</svg:desc>
                </draw:g>
              </table:table-cell>
              <table:table-cell office:value-type="string">
                <text:p>n = 256</text:p>
                <draw:g>
                  <svg:desc>'2. Funktion'.S39:'2. Funktion'.S39</svg:desc>
                </draw:g>
              </table:table-cell>
              <table:table-cell office:value-type="string">
                <text:p>n = 512</text:p>
                <draw:g>
                  <svg:desc>'2. Funktion'.T39:'2. Funktion'.T39</svg:desc>
                </draw:g>
              </table:table-cell>
              <table:table-cell office:value-type="string">
                <text:p>n = 1024</text:p>
                <draw:g>
                  <svg:desc>'2. Funktion'.U39:'2. Funktion'.U39</svg:desc>
                </draw:g>
              </table:table-cell>
              <table:table-cell office:value-type="string">
                <text:p>n = 2048</text:p>
                <draw:g>
                  <svg:desc>'2. Funktion'.V39:'2. Funktion'.V39</svg:desc>
                </draw:g>
              </table:table-cell>
              <table:table-cell office:value-type="string">
                <text:p>n = 4096</text:p>
                <draw:g>
                  <svg:desc>'2. Funktion'.W39:'2. Funktion'.W39</svg:desc>
                </draw:g>
              </table:table-cell>
              <table:table-cell office:value-type="string">
                <text:p>n = 8192</text:p>
                <draw:g>
                  <svg:desc>'2. Funktion'.X39:'2. Funktion'.X39</svg:desc>
                </draw:g>
              </table:table-cell>
              <table:table-cell office:value-type="string">
                <text:p>n = 16384</text:p>
                <draw:g>
                  <svg:desc>'2. Funktion'.Y39:'2. Funktion'.Y3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2. Funktion'.M40:'2. Funktion'.M42</svg:desc>
                </draw:g>
              </table:table-cell>
              <table:table-cell office:value-type="float" office:value="0.363">
                <text:p>0.363</text:p>
                <draw:g>
                  <svg:desc>'2. Funktion'.N40:'2. Funktion'.N42</svg:desc>
                </draw:g>
              </table:table-cell>
              <table:table-cell office:value-type="float" office:value="0.61">
                <text:p>0.61</text:p>
                <draw:g>
                  <svg:desc>'2. Funktion'.O40:'2. Funktion'.O42</svg:desc>
                </draw:g>
              </table:table-cell>
              <table:table-cell office:value-type="float" office:value="0.94">
                <text:p>0.94</text:p>
                <draw:g>
                  <svg:desc>'2. Funktion'.P40:'2. Funktion'.P42</svg:desc>
                </draw:g>
              </table:table-cell>
              <table:table-cell office:value-type="float" office:value="1.301">
                <text:p>1.301</text:p>
                <draw:g>
                  <svg:desc>'2. Funktion'.Q40:'2. Funktion'.Q42</svg:desc>
                </draw:g>
              </table:table-cell>
              <table:table-cell office:value-type="float" office:value="1.614">
                <text:p>1.614</text:p>
                <draw:g>
                  <svg:desc>'2. Funktion'.R40:'2. Funktion'.R42</svg:desc>
                </draw:g>
              </table:table-cell>
              <table:table-cell office:value-type="float" office:value="1.828">
                <text:p>1.828</text:p>
                <draw:g>
                  <svg:desc>'2. Funktion'.S40:'2. Funktion'.S42</svg:desc>
                </draw:g>
              </table:table-cell>
              <table:table-cell office:value-type="float" office:value="1.958">
                <text:p>1.958</text:p>
                <draw:g>
                  <svg:desc>'2. Funktion'.T40:'2. Funktion'.T42</svg:desc>
                </draw:g>
              </table:table-cell>
              <table:table-cell office:value-type="float" office:value="2.028">
                <text:p>2.028</text:p>
                <draw:g>
                  <svg:desc>'2. Funktion'.U40:'2. Funktion'.U42</svg:desc>
                </draw:g>
              </table:table-cell>
              <table:table-cell office:value-type="float" office:value="2.064">
                <text:p>2.064</text:p>
                <draw:g>
                  <svg:desc>'2. Funktion'.V40:'2. Funktion'.V42</svg:desc>
                </draw:g>
              </table:table-cell>
              <table:table-cell office:value-type="float" office:value="2.083">
                <text:p>2.083</text:p>
                <draw:g>
                  <svg:desc>'2. Funktion'.W40:'2. Funktion'.W42</svg:desc>
                </draw:g>
              </table:table-cell>
              <table:table-cell office:value-type="float" office:value="2.092">
                <text:p>2.092</text:p>
                <draw:g>
                  <svg:desc>'2. Funktion'.X40:'2. Funktion'.X42</svg:desc>
                </draw:g>
              </table:table-cell>
              <table:table-cell office:value-type="float" office:value="2.097">
                <text:p>2.097</text:p>
                <draw:g>
                  <svg:desc>'2. Funktion'.Y40:'2. Funktion'.Y4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84">
                <text:p>0.184</text:p>
              </table:table-cell>
              <table:table-cell office:value-type="float" office:value="0.345">
                <text:p>0.345</text:p>
              </table:table-cell>
              <table:table-cell office:value-type="float" office:value="0.632">
                <text:p>0.632</text:p>
              </table:table-cell>
              <table:table-cell office:value-type="float" office:value="1.098">
                <text:p>1.098</text:p>
              </table:table-cell>
              <table:table-cell office:value-type="float" office:value="1.718">
                <text:p>1.718</text:p>
              </table:table-cell>
              <table:table-cell office:value-type="float" office:value="2.473">
                <text:p>2.473</text:p>
              </table:table-cell>
              <table:table-cell office:value-type="float" office:value="3.109">
                <text:p>3.109</text:p>
              </table:table-cell>
              <table:table-cell office:value-type="float" office:value="3.57">
                <text:p>3.57</text:p>
              </table:table-cell>
              <table:table-cell office:value-type="float" office:value="3.856">
                <text:p>3.856</text:p>
              </table:table-cell>
              <table:table-cell office:value-type="float" office:value="4.015">
                <text:p>4.015</text:p>
              </table:table-cell>
              <table:table-cell office:value-type="float" office:value="4.101">
                <text:p>4.101</text:p>
              </table:table-cell>
              <table:table-cell office:value-type="float" office:value="4.145">
                <text:p>4.1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89">
                <text:p>0.089</text:p>
              </table:table-cell>
              <table:table-cell office:value-type="float" office:value="0.175">
                <text:p>0.175</text:p>
              </table:table-cell>
              <table:table-cell office:value-type="float" office:value="0.336">
                <text:p>0.336</text:p>
              </table:table-cell>
              <table:table-cell office:value-type="float" office:value="0.642">
                <text:p>0.642</text:p>
              </table:table-cell>
              <table:table-cell office:value-type="float" office:value="1.181">
                <text:p>1.181</text:p>
              </table:table-cell>
              <table:table-cell office:value-type="float" office:value="2.072">
                <text:p>2.072</text:p>
              </table:table-cell>
              <table:table-cell office:value-type="float" office:value="3.342">
                <text:p>3.342</text:p>
              </table:table-cell>
              <table:table-cell office:value-type="float" office:value="4.825">
                <text:p>4.825</text:p>
              </table:table-cell>
              <table:table-cell office:value-type="float" office:value="6.187">
                <text:p>6.187</text:p>
              </table:table-cell>
              <table:table-cell office:value-type="float" office:value="7.141">
                <text:p>7.141</text:p>
              </table:table-cell>
              <table:table-cell office:value-type="float" office:value="7.722">
                <text:p>7.722</text:p>
              </table:table-cell>
              <table:table-cell office:value-type="float" office:value="8.049">
                <text:p>8.0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5.592cm" svg:y="0.954cm" chart:style-name="ch2">
          <text:p>Speedup 4/(1+x^2)</text:p>
        </chart:title>
        <chart:legend chart:legend-position="end" svg:x="13.121cm" svg:y="1.305cm" style:legend-expansion="high" chart:style-name="ch3"/>
        <chart:plot-area chart:style-name="ch4" table:cell-range-address="'1. Funktion'.M39:'1. Funktion'.Y42" chart:data-source-has-labels="both" svg:x="1.358cm" svg:y="1.631cm" svg:width="11.123cm" svg:height="6.181cm">
          <chartooo:coordinate-region svg:x="1.794cm" svg:y="1.843cm" svg:width="10.594cm" svg:height="5.296cm"/>
          <chart:axis chart:dimension="x" chart:name="primary-x" chart:style-name="ch5" chartooo:axis-type="auto">
            <chartooo:date-scale/>
            <chart:title svg:x="5.645cm" svg:y="7.992cm" chart:style-name="ch6">
              <text:p>Prozessoranzahl</text:p>
            </chart:title>
            <chart:categories table:cell-range-address="'1. Funktion'.M40:'1. Funktion'.M42"/>
            <chart:grid chart:style-name="ch7" chart:class="major"/>
          </chart:axis>
          <chart:axis chart:dimension="y" chart:name="primary-y" chart:style-name="ch5">
            <chart:title svg:x="0.451cm" svg:y="5.44cm" chart:style-name="ch8">
              <text:p>Speedup</text:p>
            </chart:title>
            <chart:grid chart:style-name="ch7" chart:class="major"/>
          </chart:axis>
          <chart:series chart:style-name="ch9" chart:values-cell-range-address="'1. Funktion'.N40:'1. Funktion'.N42" chart:label-cell-address="'1. Funktion'.N39:'1. Funktion'.N39" chart:class="chart:line">
            <chart:data-point chart:repeated="3"/>
          </chart:series>
          <chart:series chart:style-name="ch10" chart:values-cell-range-address="'1. Funktion'.O40:'1. Funktion'.O42" chart:label-cell-address="'1. Funktion'.O39:'1. Funktion'.O39" chart:class="chart:line">
            <chart:data-point chart:repeated="3"/>
          </chart:series>
          <chart:series chart:style-name="ch11" chart:values-cell-range-address="'1. Funktion'.P40:'1. Funktion'.P42" chart:label-cell-address="'1. Funktion'.P39:'1. Funktion'.P39" chart:class="chart:line">
            <chart:data-point chart:repeated="3"/>
          </chart:series>
          <chart:series chart:style-name="ch12" chart:values-cell-range-address="'1. Funktion'.Q40:'1. Funktion'.Q42" chart:label-cell-address="'1. Funktion'.Q39:'1. Funktion'.Q39" chart:class="chart:line">
            <chart:data-point chart:repeated="3"/>
          </chart:series>
          <chart:series chart:style-name="ch13" chart:values-cell-range-address="'1. Funktion'.R40:'1. Funktion'.R42" chart:label-cell-address="'1. Funktion'.R39:'1. Funktion'.R39" chart:class="chart:line">
            <chart:data-point chart:repeated="3"/>
          </chart:series>
          <chart:series chart:style-name="ch14" chart:values-cell-range-address="'1. Funktion'.S40:'1. Funktion'.S42" chart:label-cell-address="'1. Funktion'.S39:'1. Funktion'.S39" chart:class="chart:line">
            <chart:data-point chart:repeated="3"/>
          </chart:series>
          <chart:series chart:style-name="ch15" chart:values-cell-range-address="'1. Funktion'.T40:'1. Funktion'.T42" chart:label-cell-address="'1. Funktion'.T39:'1. Funktion'.T39" chart:class="chart:line">
            <chart:data-point chart:repeated="3"/>
          </chart:series>
          <chart:series chart:style-name="ch16" chart:values-cell-range-address="'1. Funktion'.U40:'1. Funktion'.U42" chart:label-cell-address="'1. Funktion'.U39:'1. Funktion'.U39" chart:class="chart:line">
            <chart:data-point chart:repeated="3"/>
          </chart:series>
          <chart:series chart:style-name="ch17" chart:values-cell-range-address="'1. Funktion'.V40:'1. Funktion'.V42" chart:label-cell-address="'1. Funktion'.V39:'1. Funktion'.V39" chart:class="chart:line">
            <chart:data-point chart:repeated="3"/>
          </chart:series>
          <chart:series chart:style-name="ch18" chart:values-cell-range-address="'1. Funktion'.W40:'1. Funktion'.W42" chart:label-cell-address="'1. Funktion'.W39:'1. Funktion'.W39" chart:class="chart:line">
            <chart:data-point chart:repeated="3"/>
          </chart:series>
          <chart:series chart:style-name="ch19" chart:values-cell-range-address="'1. Funktion'.X40:'1. Funktion'.X42" chart:label-cell-address="'1. Funktion'.X39:'1. Funktion'.X39" chart:class="chart:line">
            <chart:data-point chart:repeated="3"/>
          </chart:series>
          <chart:series chart:style-name="ch20" chart:values-cell-range-address="'1. Funktion'.Y40:'1. Funktion'.Y42" chart:label-cell-address="'1. Funktion'.Y39:'1. Funktion'.Y39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8</text:p>
                <draw:g>
                  <svg:desc>'1. Funktion'.N39:'1. Funktion'.N39</svg:desc>
                </draw:g>
              </table:table-cell>
              <table:table-cell office:value-type="string">
                <text:p>n = 16</text:p>
                <draw:g>
                  <svg:desc>'1. Funktion'.O39:'1. Funktion'.O39</svg:desc>
                </draw:g>
              </table:table-cell>
              <table:table-cell office:value-type="string">
                <text:p>n = 32</text:p>
                <draw:g>
                  <svg:desc>'1. Funktion'.P39:'1. Funktion'.P39</svg:desc>
                </draw:g>
              </table:table-cell>
              <table:table-cell office:value-type="string">
                <text:p>n = 64</text:p>
                <draw:g>
                  <svg:desc>'1. Funktion'.Q39:'1. Funktion'.Q39</svg:desc>
                </draw:g>
              </table:table-cell>
              <table:table-cell office:value-type="string">
                <text:p>n = 128</text:p>
                <draw:g>
                  <svg:desc>'1. Funktion'.R39:'1. Funktion'.R39</svg:desc>
                </draw:g>
              </table:table-cell>
              <table:table-cell office:value-type="string">
                <text:p>n = 256</text:p>
                <draw:g>
                  <svg:desc>'1. Funktion'.S39:'1. Funktion'.S39</svg:desc>
                </draw:g>
              </table:table-cell>
              <table:table-cell office:value-type="string">
                <text:p>n = 512</text:p>
                <draw:g>
                  <svg:desc>'1. Funktion'.T39:'1. Funktion'.T39</svg:desc>
                </draw:g>
              </table:table-cell>
              <table:table-cell office:value-type="string">
                <text:p>n = 1024</text:p>
                <draw:g>
                  <svg:desc>'1. Funktion'.U39:'1. Funktion'.U39</svg:desc>
                </draw:g>
              </table:table-cell>
              <table:table-cell office:value-type="string">
                <text:p>n = 2048</text:p>
                <draw:g>
                  <svg:desc>'1. Funktion'.V39:'1. Funktion'.V39</svg:desc>
                </draw:g>
              </table:table-cell>
              <table:table-cell office:value-type="string">
                <text:p>n = 4096</text:p>
                <draw:g>
                  <svg:desc>'1. Funktion'.W39:'1. Funktion'.W39</svg:desc>
                </draw:g>
              </table:table-cell>
              <table:table-cell office:value-type="string">
                <text:p>n = 8192</text:p>
                <draw:g>
                  <svg:desc>'1. Funktion'.X39:'1. Funktion'.X39</svg:desc>
                </draw:g>
              </table:table-cell>
              <table:table-cell office:value-type="string">
                <text:p>n = 16384</text:p>
                <draw:g>
                  <svg:desc>'1. Funktion'.Y39:'1. Funktion'.Y3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1. Funktion'.M40:'1. Funktion'.M42</svg:desc>
                </draw:g>
              </table:table-cell>
              <table:table-cell office:value-type="float" office:value="0.151">
                <text:p>0.151</text:p>
                <draw:g>
                  <svg:desc>'1. Funktion'.N40:'1. Funktion'.N42</svg:desc>
                </draw:g>
              </table:table-cell>
              <table:table-cell office:value-type="float" office:value="0.264">
                <text:p>0.264</text:p>
                <draw:g>
                  <svg:desc>'1. Funktion'.O40:'1. Funktion'.O42</svg:desc>
                </draw:g>
              </table:table-cell>
              <table:table-cell office:value-type="float" office:value="0.458">
                <text:p>0.458</text:p>
                <draw:g>
                  <svg:desc>'1. Funktion'.P40:'1. Funktion'.P42</svg:desc>
                </draw:g>
              </table:table-cell>
              <table:table-cell office:value-type="float" office:value="0.759">
                <text:p>0.759</text:p>
                <draw:g>
                  <svg:desc>'1. Funktion'.Q40:'1. Funktion'.Q42</svg:desc>
                </draw:g>
              </table:table-cell>
              <table:table-cell office:value-type="float" office:value="1.149">
                <text:p>1.149</text:p>
                <draw:g>
                  <svg:desc>'1. Funktion'.R40:'1. Funktion'.R42</svg:desc>
                </draw:g>
              </table:table-cell>
              <table:table-cell office:value-type="float" office:value="1.551">
                <text:p>1.551</text:p>
                <draw:g>
                  <svg:desc>'1. Funktion'.S40:'1. Funktion'.S42</svg:desc>
                </draw:g>
              </table:table-cell>
              <table:table-cell office:value-type="float" office:value="1.888">
                <text:p>1.888</text:p>
                <draw:g>
                  <svg:desc>'1. Funktion'.T40:'1. Funktion'.T42</svg:desc>
                </draw:g>
              </table:table-cell>
              <table:table-cell office:value-type="float" office:value="2.117">
                <text:p>2.117</text:p>
                <draw:g>
                  <svg:desc>'1. Funktion'.U40:'1. Funktion'.U42</svg:desc>
                </draw:g>
              </table:table-cell>
              <table:table-cell office:value-type="float" office:value="2.255">
                <text:p>2.255</text:p>
                <draw:g>
                  <svg:desc>'1. Funktion'.V40:'1. Funktion'.V42</svg:desc>
                </draw:g>
              </table:table-cell>
              <table:table-cell office:value-type="float" office:value="2.33">
                <text:p>2.33</text:p>
                <draw:g>
                  <svg:desc>'1. Funktion'.W40:'1. Funktion'.W42</svg:desc>
                </draw:g>
              </table:table-cell>
              <table:table-cell office:value-type="float" office:value="2.367">
                <text:p>2.367</text:p>
                <draw:g>
                  <svg:desc>'1. Funktion'.X40:'1. Funktion'.X42</svg:desc>
                </draw:g>
              </table:table-cell>
              <table:table-cell office:value-type="float" office:value="2.386">
                <text:p>2.386</text:p>
                <draw:g>
                  <svg:desc>'1. Funktion'.Y40:'1. Funktion'.Y4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8">
                <text:p>0.068</text:p>
              </table:table-cell>
              <table:table-cell office:value-type="float" office:value="0.124">
                <text:p>0.124</text:p>
              </table:table-cell>
              <table:table-cell office:value-type="float" office:value="0.232">
                <text:p>0.232</text:p>
              </table:table-cell>
              <table:table-cell office:value-type="float" office:value="0.435">
                <text:p>0.435</text:p>
              </table:table-cell>
              <table:table-cell office:value-type="float" office:value="0.788">
                <text:p>0.788</text:p>
              </table:table-cell>
              <table:table-cell office:value-type="float" office:value="1.353">
                <text:p>1.353</text:p>
              </table:table-cell>
              <table:table-cell office:value-type="float" office:value="2.106">
                <text:p>2.106</text:p>
              </table:table-cell>
              <table:table-cell office:value-type="float" office:value="2.929">
                <text:p>2.929</text:p>
              </table:table-cell>
              <table:table-cell office:value-type="float" office:value="3.647">
                <text:p>3.647</text:p>
              </table:table-cell>
              <table:table-cell office:value-type="float" office:value="4.152">
                <text:p>4.152</text:p>
              </table:table-cell>
              <table:table-cell office:value-type="float" office:value="4.458">
                <text:p>4.458</text:p>
              </table:table-cell>
              <table:table-cell office:value-type="float" office:value="4.629">
                <text:p>4.6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0.059">
                <text:p>0.059</text:p>
              </table:table-cell>
              <table:table-cell office:value-type="float" office:value="0.115">
                <text:p>0.115</text:p>
              </table:table-cell>
              <table:table-cell office:value-type="float" office:value="0.219">
                <text:p>0.219</text:p>
              </table:table-cell>
              <table:table-cell office:value-type="float" office:value="0.42">
                <text:p>0.42</text:p>
              </table:table-cell>
              <table:table-cell office:value-type="float" office:value="0.797">
                <text:p>0.797</text:p>
              </table:table-cell>
              <table:table-cell office:value-type="float" office:value="1.461">
                <text:p>1.461</text:p>
              </table:table-cell>
              <table:table-cell office:value-type="float" office:value="2.539">
                <text:p>2.539</text:p>
              </table:table-cell>
              <table:table-cell office:value-type="float" office:value="4.015">
                <text:p>4.015</text:p>
              </table:table-cell>
              <table:table-cell office:value-type="float" office:value="5.662">
                <text:p>5.662</text:p>
              </table:table-cell>
              <table:table-cell office:value-type="float" office:value="7.134">
                <text:p>7.134</text:p>
              </table:table-cell>
              <table:table-cell office:value-type="float" office:value="8.186">
                <text:p>8.1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5cm" svg:y="0.818cm" chart:style-name="ch2">
          <text:p>Effizienz x*sin(x)</text:p>
        </chart:title>
        <chart:legend chart:legend-position="end" svg:x="13.121cm" svg:y="1.306cm" style:legend-expansion="high" chart:style-name="ch3"/>
        <chart:plot-area chart:style-name="ch4" table:cell-range-address="'2. Funktion'.M44:'2. Funktion'.Y47" chart:data-source-has-labels="both" svg:x="1.358cm" svg:y="1.635cm" svg:width="11.123cm" svg:height="6.177cm">
          <chartooo:coordinate-region svg:x="2.085cm" svg:y="1.848cm" svg:width="10.302cm" svg:height="5.291cm"/>
          <chart:axis chart:dimension="x" chart:name="primary-x" chart:style-name="ch5" chartooo:axis-type="auto">
            <chartooo:date-scale/>
            <chart:title svg:x="5.645cm" svg:y="7.993cm" chart:style-name="ch6">
              <text:p>Prozessoranzahl</text:p>
            </chart:title>
            <chart:categories table:cell-range-address="'2. Funktion'.M45:'2. Funktion'.M47"/>
            <chart:grid chart:style-name="ch7" chart:class="major"/>
          </chart:axis>
          <chart:axis chart:dimension="y" chart:name="primary-y" chart:style-name="ch5">
            <chart:title svg:x="0.451cm" svg:y="5.362cm" chart:style-name="ch8">
              <text:p>Effizienz</text:p>
            </chart:title>
            <chart:grid chart:style-name="ch7" chart:class="major"/>
          </chart:axis>
          <chart:series chart:style-name="ch9" chart:values-cell-range-address="'2. Funktion'.N45:'2. Funktion'.N47" chart:label-cell-address="'2. Funktion'.N44:'2. Funktion'.N44" chart:class="chart:line">
            <chart:data-point chart:repeated="3"/>
          </chart:series>
          <chart:series chart:style-name="ch10" chart:values-cell-range-address="'2. Funktion'.O45:'2. Funktion'.O47" chart:label-cell-address="'2. Funktion'.O44:'2. Funktion'.O44" chart:class="chart:line">
            <chart:data-point chart:repeated="3"/>
          </chart:series>
          <chart:series chart:style-name="ch11" chart:values-cell-range-address="'2. Funktion'.P45:'2. Funktion'.P47" chart:label-cell-address="'2. Funktion'.P44:'2. Funktion'.P44" chart:class="chart:line">
            <chart:data-point chart:repeated="3"/>
          </chart:series>
          <chart:series chart:style-name="ch12" chart:values-cell-range-address="'2. Funktion'.Q45:'2. Funktion'.Q47" chart:label-cell-address="'2. Funktion'.Q44:'2. Funktion'.Q44" chart:class="chart:line">
            <chart:data-point chart:repeated="3"/>
          </chart:series>
          <chart:series chart:style-name="ch13" chart:values-cell-range-address="'2. Funktion'.R45:'2. Funktion'.R47" chart:label-cell-address="'2. Funktion'.R44:'2. Funktion'.R44" chart:class="chart:line">
            <chart:data-point chart:repeated="3"/>
          </chart:series>
          <chart:series chart:style-name="ch14" chart:values-cell-range-address="'2. Funktion'.S45:'2. Funktion'.S47" chart:label-cell-address="'2. Funktion'.S44:'2. Funktion'.S44" chart:class="chart:line">
            <chart:data-point chart:repeated="3"/>
          </chart:series>
          <chart:series chart:style-name="ch15" chart:values-cell-range-address="'2. Funktion'.T45:'2. Funktion'.T47" chart:label-cell-address="'2. Funktion'.T44:'2. Funktion'.T44" chart:class="chart:line">
            <chart:data-point chart:repeated="3"/>
          </chart:series>
          <chart:series chart:style-name="ch16" chart:values-cell-range-address="'2. Funktion'.U45:'2. Funktion'.U47" chart:label-cell-address="'2. Funktion'.U44:'2. Funktion'.U44" chart:class="chart:line">
            <chart:data-point chart:repeated="3"/>
          </chart:series>
          <chart:series chart:style-name="ch17" chart:values-cell-range-address="'2. Funktion'.V45:'2. Funktion'.V47" chart:label-cell-address="'2. Funktion'.V44:'2. Funktion'.V44" chart:class="chart:line">
            <chart:data-point chart:repeated="3"/>
          </chart:series>
          <chart:series chart:style-name="ch18" chart:values-cell-range-address="'2. Funktion'.W45:'2. Funktion'.W47" chart:label-cell-address="'2. Funktion'.W44:'2. Funktion'.W44" chart:class="chart:line">
            <chart:data-point chart:repeated="3"/>
          </chart:series>
          <chart:series chart:style-name="ch19" chart:values-cell-range-address="'2. Funktion'.X45:'2. Funktion'.X47" chart:label-cell-address="'2. Funktion'.X44:'2. Funktion'.X44" chart:class="chart:line">
            <chart:data-point chart:repeated="3"/>
          </chart:series>
          <chart:series chart:style-name="ch20" chart:values-cell-range-address="'2. Funktion'.Y45:'2. Funktion'.Y47" chart:label-cell-address="'2. Funktion'.Y44:'2. Funktion'.Y44" chart:class="chart:line">
            <chart:data-point chart:repeated="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8</text:p>
                <draw:g>
                  <svg:desc>'2. Funktion'.N44:'2. Funktion'.N44</svg:desc>
                </draw:g>
              </table:table-cell>
              <table:table-cell office:value-type="string">
                <text:p>n = 16</text:p>
                <draw:g>
                  <svg:desc>'2. Funktion'.O44:'2. Funktion'.O44</svg:desc>
                </draw:g>
              </table:table-cell>
              <table:table-cell office:value-type="string">
                <text:p>n = 32</text:p>
                <draw:g>
                  <svg:desc>'2. Funktion'.P44:'2. Funktion'.P44</svg:desc>
                </draw:g>
              </table:table-cell>
              <table:table-cell office:value-type="string">
                <text:p>n = 64</text:p>
                <draw:g>
                  <svg:desc>'2. Funktion'.Q44:'2. Funktion'.Q44</svg:desc>
                </draw:g>
              </table:table-cell>
              <table:table-cell office:value-type="string">
                <text:p>n = 128</text:p>
                <draw:g>
                  <svg:desc>'2. Funktion'.R44:'2. Funktion'.R44</svg:desc>
                </draw:g>
              </table:table-cell>
              <table:table-cell office:value-type="string">
                <text:p>n = 256</text:p>
                <draw:g>
                  <svg:desc>'2. Funktion'.S44:'2. Funktion'.S44</svg:desc>
                </draw:g>
              </table:table-cell>
              <table:table-cell office:value-type="string">
                <text:p>n = 512</text:p>
                <draw:g>
                  <svg:desc>'2. Funktion'.T44:'2. Funktion'.T44</svg:desc>
                </draw:g>
              </table:table-cell>
              <table:table-cell office:value-type="string">
                <text:p>n = 1024</text:p>
                <draw:g>
                  <svg:desc>'2. Funktion'.U44:'2. Funktion'.U44</svg:desc>
                </draw:g>
              </table:table-cell>
              <table:table-cell office:value-type="string">
                <text:p>n = 2048</text:p>
                <draw:g>
                  <svg:desc>'2. Funktion'.V44:'2. Funktion'.V44</svg:desc>
                </draw:g>
              </table:table-cell>
              <table:table-cell office:value-type="string">
                <text:p>n = 4096</text:p>
                <draw:g>
                  <svg:desc>'2. Funktion'.W44:'2. Funktion'.W44</svg:desc>
                </draw:g>
              </table:table-cell>
              <table:table-cell office:value-type="string">
                <text:p>n = 8192</text:p>
                <draw:g>
                  <svg:desc>'2. Funktion'.X44:'2. Funktion'.X44</svg:desc>
                </draw:g>
              </table:table-cell>
              <table:table-cell office:value-type="string">
                <text:p>n = 16384</text:p>
                <draw:g>
                  <svg:desc>'2. Funktion'.Y44:'2. Funktion'.Y4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2. Funktion'.M45:'2. Funktion'.M47</svg:desc>
                </draw:g>
              </table:table-cell>
              <table:table-cell office:value-type="float" office:value="0.1815">
                <text:p>0.1815</text:p>
                <draw:g>
                  <svg:desc>'2. Funktion'.N45:'2. Funktion'.N47</svg:desc>
                </draw:g>
              </table:table-cell>
              <table:table-cell office:value-type="float" office:value="0.305">
                <text:p>0.305</text:p>
                <draw:g>
                  <svg:desc>'2. Funktion'.O45:'2. Funktion'.O47</svg:desc>
                </draw:g>
              </table:table-cell>
              <table:table-cell office:value-type="float" office:value="0.47">
                <text:p>0.47</text:p>
                <draw:g>
                  <svg:desc>'2. Funktion'.P45:'2. Funktion'.P47</svg:desc>
                </draw:g>
              </table:table-cell>
              <table:table-cell office:value-type="float" office:value="0.6505">
                <text:p>0.6505</text:p>
                <draw:g>
                  <svg:desc>'2. Funktion'.Q45:'2. Funktion'.Q47</svg:desc>
                </draw:g>
              </table:table-cell>
              <table:table-cell office:value-type="float" office:value="0.807">
                <text:p>0.807</text:p>
                <draw:g>
                  <svg:desc>'2. Funktion'.R45:'2. Funktion'.R47</svg:desc>
                </draw:g>
              </table:table-cell>
              <table:table-cell office:value-type="float" office:value="0.914">
                <text:p>0.914</text:p>
                <draw:g>
                  <svg:desc>'2. Funktion'.S45:'2. Funktion'.S47</svg:desc>
                </draw:g>
              </table:table-cell>
              <table:table-cell office:value-type="float" office:value="0.979">
                <text:p>0.979</text:p>
                <draw:g>
                  <svg:desc>'2. Funktion'.T45:'2. Funktion'.T47</svg:desc>
                </draw:g>
              </table:table-cell>
              <table:table-cell office:value-type="float" office:value="1.014">
                <text:p>1.014</text:p>
                <draw:g>
                  <svg:desc>'2. Funktion'.U45:'2. Funktion'.U47</svg:desc>
                </draw:g>
              </table:table-cell>
              <table:table-cell office:value-type="float" office:value="1.032">
                <text:p>1.032</text:p>
                <draw:g>
                  <svg:desc>'2. Funktion'.V45:'2. Funktion'.V47</svg:desc>
                </draw:g>
              </table:table-cell>
              <table:table-cell office:value-type="float" office:value="1.0415">
                <text:p>1.0415</text:p>
                <draw:g>
                  <svg:desc>'2. Funktion'.W45:'2. Funktion'.W47</svg:desc>
                </draw:g>
              </table:table-cell>
              <table:table-cell office:value-type="float" office:value="1.046">
                <text:p>1.046</text:p>
                <draw:g>
                  <svg:desc>'2. Funktion'.X45:'2. Funktion'.X47</svg:desc>
                </draw:g>
              </table:table-cell>
              <table:table-cell office:value-type="float" office:value="1.0485">
                <text:p>1.0485</text:p>
                <draw:g>
                  <svg:desc>'2. Funktion'.Y45:'2. Funktion'.Y4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6">
                <text:p>0.046</text:p>
              </table:table-cell>
              <table:table-cell office:value-type="float" office:value="0.08625">
                <text:p>0.08625</text:p>
              </table:table-cell>
              <table:table-cell office:value-type="float" office:value="0.158">
                <text:p>0.158</text:p>
              </table:table-cell>
              <table:table-cell office:value-type="float" office:value="0.2745">
                <text:p>0.2745</text:p>
              </table:table-cell>
              <table:table-cell office:value-type="float" office:value="0.4295">
                <text:p>0.4295</text:p>
              </table:table-cell>
              <table:table-cell office:value-type="float" office:value="0.61825">
                <text:p>0.61825</text:p>
              </table:table-cell>
              <table:table-cell office:value-type="float" office:value="0.77725">
                <text:p>0.77725</text:p>
              </table:table-cell>
              <table:table-cell office:value-type="float" office:value="0.8925">
                <text:p>0.8925</text:p>
              </table:table-cell>
              <table:table-cell office:value-type="float" office:value="0.964">
                <text:p>0.964</text:p>
              </table:table-cell>
              <table:table-cell office:value-type="float" office:value="1.00375">
                <text:p>1.00375</text:p>
              </table:table-cell>
              <table:table-cell office:value-type="float" office:value="1.02525">
                <text:p>1.02525</text:p>
              </table:table-cell>
              <table:table-cell office:value-type="float" office:value="1.03625">
                <text:p>1.036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1125">
                <text:p>0.011125</text:p>
              </table:table-cell>
              <table:table-cell office:value-type="float" office:value="0.021875">
                <text:p>0.021875</text:p>
              </table:table-cell>
              <table:table-cell office:value-type="float" office:value="0.042">
                <text:p>0.042</text:p>
              </table:table-cell>
              <table:table-cell office:value-type="float" office:value="0.08025">
                <text:p>0.08025</text:p>
              </table:table-cell>
              <table:table-cell office:value-type="float" office:value="0.147625">
                <text:p>0.147625</text:p>
              </table:table-cell>
              <table:table-cell office:value-type="float" office:value="0.259">
                <text:p>0.259</text:p>
              </table:table-cell>
              <table:table-cell office:value-type="float" office:value="0.41775">
                <text:p>0.41775</text:p>
              </table:table-cell>
              <table:table-cell office:value-type="float" office:value="0.603125">
                <text:p>0.603125</text:p>
              </table:table-cell>
              <table:table-cell office:value-type="float" office:value="0.773375">
                <text:p>0.773375</text:p>
              </table:table-cell>
              <table:table-cell office:value-type="float" office:value="0.892625">
                <text:p>0.892625</text:p>
              </table:table-cell>
              <table:table-cell office:value-type="float" office:value="0.96525">
                <text:p>0.96525</text:p>
              </table:table-cell>
              <table:table-cell office:value-type="float" office:value="1.006125">
                <text:p>1.006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1cm" svg:y="1.036cm" chart:style-name="ch2">
          <text:p>Speedup</text:p>
        </chart:title>
        <chart:legend svg:x="1.51cm" svg:y="5.979cm" style:legend-expansion="custom" chartooo:width="3.727cm" chartooo:height="1.672cm" style:legend-expansion-aspect-ratio="2.22906698564593" chart:style-name="ch3"/>
        <chart:plot-area chart:style-name="ch4" table:cell-range-address="MPI.J15:MPI.K20 MPI.I46:MPI.I48 MPI.K3:MPI.K14" chart:data-source-has-labels="both" svg:x="0.585cm" svg:y="1.636cm" svg:width="10.838cm" svg:height="6.764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title svg:x="4.505cm" svg:y="8.413cm" chart:style-name="ch6">
              <text:p>Anzahl Prozessoren</text:p>
            </chart:title>
            <chart:categories table:cell-range-address="MPI.J15:MPI.J20"/>
            <chart:grid chart:style-name="ch7" chart:class="major"/>
          </chart:axis>
          <chart:axis chart:dimension="y" chart:name="primary-y" chart:style-name="ch8">
            <chart:title svg:x="0.001cm" svg:y="5.737cm" chart:style-name="ch9">
              <text:p>Speedup</text:p>
            </chart:title>
            <chart:grid chart:style-name="ch7" chart:class="major"/>
          </chart:axis>
          <chart:series chart:style-name="ch10" chart:values-cell-range-address="MPI.K3:MPI.K8" chart:label-cell-address="MPI.I46:MPI.I46" chart:class="chart:line">
            <chart:data-point chart:repeated="6"/>
          </chart:series>
          <chart:series chart:style-name="ch11" chart:values-cell-range-address="MPI.K9:MPI.K14" chart:label-cell-address="MPI.I47:MPI.I47" chart:class="chart:line">
            <chart:data-point chart:repeated="6"/>
          </chart:series>
          <chart:series chart:style-name="ch12" chart:values-cell-range-address="MPI.K15:MPI.K20" chart:label-cell-address="MPI.I48:MPI.I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1.0662">
                <text:p>1.0662</text:p>
                <draw:g>
                  <svg:desc>MPI.K3:MPI.K8</svg:desc>
                </draw:g>
              </table:table-cell>
              <table:table-cell office:value-type="float" office:value="1.0594">
                <text:p>1.0594</text:p>
                <draw:g>
                  <svg:desc>MPI.K9:MPI.K14</svg:desc>
                </draw:g>
              </table:table-cell>
              <table:table-cell office:value-type="float" office:value="1.0848">
                <text:p>1.0848</text:p>
                <draw:g>
                  <svg:desc>MPI.K15:MPI.K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104">
                <text:p>1.0104</text:p>
              </table:table-cell>
              <table:table-cell office:value-type="float" office:value="0.9766">
                <text:p>0.9766</text:p>
              </table:table-cell>
              <table:table-cell office:value-type="float" office:value="1.0544">
                <text:p>1.05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064">
                <text:p>0.9064</text:p>
              </table:table-cell>
              <table:table-cell office:value-type="float" office:value="1.0078">
                <text:p>1.0078</text:p>
              </table:table-cell>
              <table:table-cell office:value-type="float" office:value="1.1082">
                <text:p>1.10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174">
                <text:p>0.9174</text:p>
              </table:table-cell>
              <table:table-cell office:value-type="float" office:value="1.0142">
                <text:p>1.014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924">
                <text:p>0.8924</text:p>
              </table:table-cell>
              <table:table-cell office:value-type="float" office:value="1.008">
                <text:p>1.008</text:p>
              </table:table-cell>
              <table:table-cell office:value-type="float" office:value="1.0704">
                <text:p>1.07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534">
                <text:p>0.8534</text:p>
              </table:table-cell>
              <table:table-cell office:value-type="float" office:value="0.921">
                <text:p>0.921</text:p>
              </table:table-cell>
              <table:table-cell office:value-type="float" office:value="1.0506">
                <text:p>1.05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32cm" svg:y="1.008cm" chart:style-name="ch2">
          <text:p>Effizienz</text:p>
        </chart:title>
        <chart:legend svg:x="7.465cm" svg:y="1.912cm" style:legend-expansion="custom" chartooo:width="3.727cm" chartooo:height="1.672cm" style:legend-expansion-aspect-ratio="2.22906698564593" chart:style-name="ch3"/>
        <chart:plot-area chart:style-name="ch4" table:cell-range-address="MPI.J15:MPI.J20 MPI.I46:MPI.I48 MPI.L3:MPI.L20" chart:data-source-has-labels="both" svg:x="0.77cm" svg:y="1.635cm" svg:width="10.653cm" svg:height="6.765cm">
          <chartooo:coordinate-region svg:x="1.497cm" svg:y="1.848cm" svg:width="9.739cm" svg:height="5.879cm"/>
          <chart:axis chart:dimension="x" chart:name="primary-x" chart:style-name="ch5" chartooo:axis-type="auto">
            <chartooo:date-scale/>
            <chart:title svg:x="4.597cm" svg:y="8.413cm" chart:style-name="ch6">
              <text:p>Anzahl Prozessoren</text:p>
            </chart:title>
            <chart:categories table:cell-range-address="MPI.J15:MPI.J20"/>
            <chart:grid chart:style-name="ch7" chart:class="major"/>
          </chart:axis>
          <chart:axis chart:dimension="y" chart:name="primary-y" chart:style-name="ch5">
            <chart:title svg:x="0.001cm" svg:y="5.656cm" chart:style-name="ch8">
              <text:p>Effizienz</text:p>
            </chart:title>
            <chart:grid chart:style-name="ch7" chart:class="major"/>
          </chart:axis>
          <chart:series chart:style-name="ch9" chart:values-cell-range-address="MPI.L3:MPI.L8" chart:label-cell-address="MPI.I46:MPI.I46" chart:class="chart:line">
            <chart:data-point chart:repeated="6"/>
          </chart:series>
          <chart:series chart:style-name="ch10" chart:values-cell-range-address="MPI.L9:MPI.L14" chart:label-cell-address="MPI.I47:MPI.I47" chart:class="chart:line">
            <chart:data-point chart:repeated="6"/>
          </chart:series>
          <chart:series chart:style-name="ch11" chart:values-cell-range-address="MPI.L15:MPI.L20" chart:label-cell-address="MPI.I48:MPI.I4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15:MPI.J20</svg:desc>
                </draw:g>
              </table:table-cell>
              <table:table-cell office:value-type="float" office:value="0.533154">
                <text:p>0.533154</text:p>
                <draw:g>
                  <svg:desc>MPI.L3:MPI.L8</svg:desc>
                </draw:g>
              </table:table-cell>
              <table:table-cell office:value-type="float" office:value="0.529672">
                <text:p>0.529672</text:p>
                <draw:g>
                  <svg:desc>MPI.L9:MPI.L14</svg:desc>
                </draw:g>
              </table:table-cell>
              <table:table-cell office:value-type="float" office:value="0.542354">
                <text:p>0.542354</text:p>
                <draw:g>
                  <svg:desc>MPI.L15:MPI.L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2604">
                <text:p>0.252604</text:p>
              </table:table-cell>
              <table:table-cell office:value-type="float" office:value="0.244186">
                <text:p>0.244186</text:p>
              </table:table-cell>
              <table:table-cell office:value-type="float" office:value="0.26362">
                <text:p>0.263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332">
                <text:p>0.11332</text:p>
              </table:table-cell>
              <table:table-cell office:value-type="float" office:value="0.12597">
                <text:p>0.12597</text:p>
              </table:table-cell>
              <table:table-cell office:value-type="float" office:value="0.13852">
                <text:p>0.138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91748">
                <text:p>0.091748</text:p>
              </table:table-cell>
              <table:table-cell office:value-type="float" office:value="0.101404">
                <text:p>0.101404</text:p>
              </table:table-cell>
              <table:table-cell office:value-type="float" office:value="0.112004">
                <text:p>0.1120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5577">
                <text:p>0.05577</text:p>
              </table:table-cell>
              <table:table-cell office:value-type="float" office:value="0.062996">
                <text:p>0.062996</text:p>
              </table:table-cell>
              <table:table-cell office:value-type="float" office:value="0.066908">
                <text:p>0.0669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266">
                <text:p>0.04266</text:p>
              </table:table-cell>
              <table:table-cell office:value-type="float" office:value="0.046038">
                <text:p>0.046038</text:p>
              </table:table-cell>
              <table:table-cell office:value-type="float" office:value="0.052528">
                <text:p>0.0525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1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line" chart:style-name="ch1">
        <chart:title svg:x="2.837cm" svg:y="0.893cm" chart:style-name="ch2">
          <text:p>Kommunikationsanteil in Prozent</text:p>
        </chart:title>
        <chart:legend svg:x="7.469cm" svg:y="5.978cm" style:legend-expansion="custom" chartooo:width="3.727cm" chartooo:height="1.672cm" style:legend-expansion-aspect-ratio="2.22906698564593" chart:style-name="ch3"/>
        <chart:plot-area chart:style-name="ch4" table:cell-range-address="MPI.J3:MPI.J8 MPI.I46:MPI.I48 MPI.P3:MPI.P20" chart:data-source-has-labels="both" svg:x="0.77cm" svg:y="1.63cm" svg:width="10.654cm" svg:height="6.77cm">
          <chartooo:coordinate-region svg:x="1.868cm" svg:y="1.843cm" svg:width="9.369cm" svg:height="5.884cm"/>
          <chart:axis chart:dimension="x" chart:name="primary-x" chart:style-name="ch5" chartooo:axis-type="auto">
            <chartooo:date-scale/>
            <chart:title svg:x="4.598cm" svg:y="8.412cm" chart:style-name="ch6">
              <text:p>Anzahl Prozessoren</text:p>
            </chart:title>
            <chart:categories table:cell-range-address="MPI.J3:MPI.J8"/>
            <chart:grid chart:style-name="ch7" chart:class="major"/>
          </chart:axis>
          <chart:axis chart:dimension="y" chart:name="primary-y" chart:style-name="ch8">
            <chart:title svg:x="0.001cm" svg:y="7.467cm" chart:style-name="ch9">
              <text:p>Kommunikationsanteil in Prozent</text:p>
            </chart:title>
            <chart:grid chart:style-name="ch7" chart:class="major"/>
          </chart:axis>
          <chart:series chart:style-name="ch10" chart:values-cell-range-address="MPI.P3:MPI.P8" chart:label-cell-address="MPI.I46:MPI.I46" chart:class="chart:line">
            <chart:data-point chart:repeated="6"/>
          </chart:series>
          <chart:series chart:style-name="ch11" chart:values-cell-range-address="MPI.P9:MPI.P14" chart:label-cell-address="MPI.I47:MPI.I47" chart:class="chart:line">
            <chart:data-point chart:repeated="6"/>
          </chart:series>
          <chart:series chart:style-name="ch12" chart:values-cell-range-address="MPI.P15:MPI.P20" chart:label-cell-address="MPI.I48:MPI.I48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.000 Elemente</text:p>
                <draw:g>
                  <svg:desc>MPI.I46:MPI.I46</svg:desc>
                </draw:g>
              </table:table-cell>
              <table:table-cell office:value-type="string">
                <text:p>40.000 Elemente</text:p>
                <draw:g>
                  <svg:desc>MPI.I47:MPI.I47</svg:desc>
                </draw:g>
              </table:table-cell>
              <table:table-cell office:value-type="string">
                <text:p>80.000 Elemente</text:p>
                <draw:g>
                  <svg:desc>MPI.I48:MPI.I4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MPI.J3:MPI.J8</svg:desc>
                </draw:g>
              </table:table-cell>
              <table:table-cell office:value-type="float" office:value="0.352420035681047">
                <text:p>0.352420035681047</text:p>
                <draw:g>
                  <svg:desc>MPI.P3:MPI.P8</svg:desc>
                </draw:g>
              </table:table-cell>
              <table:table-cell office:value-type="float" office:value="0.354958178334027">
                <text:p>0.354958178334027</text:p>
                <draw:g>
                  <svg:desc>MPI.P9:MPI.P14</svg:desc>
                </draw:g>
              </table:table-cell>
              <table:table-cell office:value-type="float" office:value="0.341192430231294">
                <text:p>0.341192430231294</text:p>
                <draw:g>
                  <svg:desc>MPI.P15:MPI.P2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93509200669554">
                <text:p>0.593509200669554</text:p>
              </table:table-cell>
              <table:table-cell office:value-type="float" office:value="0.605495383284474">
                <text:p>0.605495383284474</text:p>
              </table:table-cell>
              <table:table-cell office:value-type="float" office:value="0.5769995375346">
                <text:p>0.57699953753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36359720160613">
                <text:p>0.736359720160613</text:p>
              </table:table-cell>
              <table:table-cell office:value-type="float" office:value="0.697571777157201">
                <text:p>0.697571777157201</text:p>
              </table:table-cell>
              <table:table-cell office:value-type="float" office:value="0.667348676614312">
                <text:p>0.6673486766143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45010610723487">
                <text:p>0.745010610723487</text:p>
              </table:table-cell>
              <table:table-cell office:value-type="float" office:value="0.718349633929357">
                <text:p>0.718349633929357</text:p>
              </table:table-cell>
              <table:table-cell office:value-type="float" office:value="0.687850599280165">
                <text:p>0.6878505992801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81244662421004">
                <text:p>0.781244662421004</text:p>
              </table:table-cell>
              <table:table-cell office:value-type="float" office:value="0.753809471208968">
                <text:p>0.753809471208968</text:p>
              </table:table-cell>
              <table:table-cell office:value-type="float" office:value="0.738784495182601">
                <text:p>0.7387844951826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00886669676665">
                <text:p>0.800886669676665</text:p>
              </table:table-cell>
              <table:table-cell office:value-type="float" office:value="0.786435616536978">
                <text:p>0.786435616536978</text:p>
              </table:table-cell>
              <table:table-cell office:value-type="float" office:value="0.7561688696479">
                <text:p>0.75616886964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